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2.37066666666667cm"/>
    </style:style>
    <style:style style:name="ro1" style:family="table-row">
      <style:table-row-properties style:row-height="15.6pt" style:use-optimal-row-height="true" fo:break-before="auto"/>
    </style:style>
    <style:style style:name="ro2"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JS" table:style-name="ta1">
        <table:table-column table:style-name="co1" table:number-columns-repeated="16384" table:default-cell-style-name="ce1"/>
        <table:table-row table:style-name="ro1">
          <table:table-cell office:value-type="string" table:style-name="ce1">
            <text:p>Text</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ren Jackson Jr.</text:p>
            <text:p><text:s text:c="17"/></text:p>
            <text:p><text:s text:c="17"/></text:p>
            <text:p><text:s text:c="22"/>- C - <text:s/>Player</text:p>
            <text:p><text:s text:c="16"/></text:p>
            <text:p><text:s text:c="17"/></text:p>
            <text:p><text:s text:c="12"/></text:p>
            <text:p><text:s text:c="8"/></text:p>
            <text:p><text:s text:c="8"/></text:p>
            <text:p><text:s text:c="8"/></text:p>
            <text:p><text:s text:c="12"/>According to ESPN's Adrian Wojnarowski, Jaren Jackson Jr. had a "monster" workout for the Suns on Sunday.</text:p>
            <text:p><text:s text:c="8"/></text:p>
            <text:p><text:s text:c="8"/></text:p>
            <text:p><text:s text:c="13"/>This was the first workout Jackson Jr. has attended and it's not a surprise that he's turning some heads. JJJ doesn't even turn 19 until September and you can argue that he has the highest ceiling in the draft with per-40 minute averages of 20.0 points, 10.6 boards, 2.0 assists, 1.1 steals, 5.5 blocks and 2.0 treys with great shooting percentages. Wojnarowski adds that there are a number of teams outside of the Top four that are looking to move up to acquire JJJ, and it sounds like he's firmly in play anywhere from No. 1 to No. 4.</text:p>
            <text:p><text:s text:c="8"/></text:p>
            <text:p><text:s text:c="8"/></text:p>
            <text:p><text:s text:c="13"/></text:p>
            <text:p><text:s text:c="14"/></text:p>
            <text:p><text:s text:c="13"/>Source: Adrian Wojnarowski on Twitter <text:s text:c="20"/>Jun 11 - 9: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deus Young is "seriously contemplating" declining his player option worth $13.7 million for the 2018-19 season, according to sources of Adrian Wojnarowski.</text:p>
            <text:p><text:s text:c="8"/></text:p>
            <text:p><text:s text:c="8"/></text:p>
            <text:p><text:s text:c="13"/>This report jives with an earlier report from J. Micheal of the Indianapolis Star, with the reasoning being that the 29-year-old vet would like to hit the open market now while he's still in his prime in hopes of locking up a long-term deal. Young wasn't overwhelmingly impressive this past season with averages of 11.8 points, 6.3 boards and 1.7 steals per game, but he did serve in a leadership role on a young Pacers' team that took LeBron James' Cavs to seven games in the first-round, and his ability to guard multiple positions is attractive in the current NBA landscape.</text:p>
            <text:p><text:s text:c="8"/></text:p>
            <text:p><text:s text:c="8"/></text:p>
            <text:p><text:s text:c="13"/></text:p>
            <text:p><text:s text:c="14"/></text:p>
            <text:p><text:s text:c="13"/>Source: ESPN <text:s text:c="45"/>Jun 11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bdel Nader</text:p>
            <text:p><text:s text:c="17"/></text:p>
            <text:p><text:s text:c="17"/></text:p>
            <text:p><text:s text:c="22"/>- G - <text:s/>Celtics</text:p>
            <text:p><text:s text:c="16"/></text:p>
            <text:p><text:s text:c="17"/></text:p>
            <text:p><text:s text:c="12"/></text:p>
            <text:p><text:s text:c="8"/></text:p>
            <text:p><text:s text:c="8"/></text:p>
            <text:p><text:s text:c="8"/></text:p>
            <text:p><text:s text:c="12"/>Abdel Nader underwent right wrist arthroscopy and ulnar osteotomy and he's expected to return to basketball activities in 2-3 months.</text:p>
            <text:p><text:s text:c="8"/></text:p>
            <text:p><text:s text:c="8"/></text:p>
            <text:p><text:s text:c="13"/>Nader initially fractured his right wrist in high school and apparently, it never healed properly as it was giving him some issues this past season. Nader will assuredly miss summer league, but he should be good to go for training camp. He's a non-factor in fantasy hoops, though.</text:p>
            <text:p><text:s text:c="8"/></text:p>
            <text:p><text:s text:c="8"/></text:p>
            <text:p><text:s text:c="13"/></text:p>
            <text:p><text:s text:c="14"/></text:p>
            <text:p><text:s text:c="13"/>Source: Jared Weiss on Twitter <text:s text:c="27"/>Jun 11 - 5: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The Spurs want to re-sign Kyle Anderson as a restricted free agent this offseason.</text:p>
            <text:p><text:s text:c="8"/></text:p>
            <text:p><text:s text:c="8"/></text:p>
            <text:p><text:s text:c="13"/>Anderson stepped into an increased role this past season, filling in for Kawhi Leonard (quad) and posting career-highs in points (7.9) rebounds (5.4) and assists (2.7) over the course of 74 games. He's reportedly expected to be pursued by seven other teams, but the Spurs will have the ability to match any offer he receives on the open market.</text:p>
            <text:p><text:s text:c="8"/></text:p>
            <text:p><text:s text:c="8"/></text:p>
            <text:p><text:s text:c="13"/></text:p>
            <text:p><text:s text:c="14"/></text:p>
            <text:p><text:s text:c="13"/>Source: San Antonio Express-News <text:s text:c="25"/>Jun 11 - 4: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The Spurs are expected to offer Kawhi Leonard (quad) a five-year, $219 million extension this summer.</text:p>
            <text:p><text:s text:c="8"/></text:p>
            <text:p><text:s text:c="8"/></text:p>
            <text:p><text:s text:c="13"/>Leonard is expected to have a sit-down meeting with head coach Gregg Popovich soon, and they will discuss any issues or concerns Leonard may have had this past season in addition to offering him the extension. As for Leonard's quad injury, he's reportedly "96 to 97 percent" healthy and he expects to be good to go by the start of training camp in September.</text:p>
            <text:p><text:s text:c="8"/></text:p>
            <text:p><text:s text:c="8"/></text:p>
            <text:p><text:s text:c="13"/></text:p>
            <text:p><text:s text:c="14"/></text:p>
            <text:p><text:s text:c="13"/>Source: San Antonio Express-News <text:s text:c="25"/>Jun 11 - 4: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ae Young</text:p>
            <text:p><text:s text:c="17"/></text:p>
            <text:p><text:s text:c="17"/></text:p>
            <text:p><text:s text:c="22"/>- G - <text:s/>Player</text:p>
            <text:p><text:s text:c="16"/></text:p>
            <text:p><text:s text:c="17"/></text:p>
            <text:p><text:s text:c="12"/></text:p>
            <text:p><text:s text:c="8"/></text:p>
            <text:p><text:s text:c="8"/></text:p>
            <text:p><text:s text:c="8"/></text:p>
            <text:p><text:s text:c="12"/>Trae Young is scheduled to work out for the Hawks on Tuesday.</text:p>
            <text:p><text:s text:c="8"/></text:p>
            <text:p><text:s text:c="8"/></text:p>
            <text:p><text:s text:c="13"/>The Hawks own the No. 3 overall pick in the 2018 draft, which would be a bit of a reach for Young, but if they like what they see they might consider moving down a few slots. Young put in averages of 27.4 points, 3.7 triples, 8.7 dimes, 1.7 steals and 5.2 turnovers per game on 42.2% shooting during his one-and-done season with the Sooners, so he could be a fantasy relevant guy during his rookie season depending on where he winds up.</text:p>
            <text:p><text:s text:c="8"/></text:p>
            <text:p><text:s text:c="8"/></text:p>
            <text:p><text:s text:c="13"/>Related: Hawks</text:p>
            <text:p><text:s text:c="14"/></text:p>
            <text:p><text:s text:c="13"/>Source: KL Chouinard on Twitter <text:s text:c="26"/>Jun 11 - 3: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hinted that he could see himself retiring by age 35.</text:p>
            <text:p><text:s text:c="8"/></text:p>
            <text:p><text:s text:c="8"/></text:p>
            <text:p><text:s text:c="13"/>"This game, your craft, you have to continue studying it," said Durant. "No matter how much you enjoy it, nobody wants to be in school that long. I know I don't. At some point, you have to be ready to graduate. Thirty-five, that's just a number in my mind." The back-to-back Finals MVP will be 30 in September, so if he signs a five-year deal for the max this offseason that could be his last contract. As for his life after basketball, KD said he's been entertaining the idea of owning an NBA franchise.</text:p>
            <text:p><text:s text:c="8"/></text:p>
            <text:p><text:s text:c="8"/></text:p>
            <text:p><text:s text:c="13"/></text:p>
            <text:p><text:s text:c="14"/></text:p>
            <text:p><text:s text:c="13"/>Source: ESPN <text:s text:c="45"/>Jun 11 - 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Luka Doncic will keep his name in the 2018 NBA Draft.</text:p>
            <text:p><text:s text:c="8"/></text:p>
            <text:p><text:s text:c="8"/></text:p>
            <text:p><text:s text:c="13"/>He had the option to remove his name from the list of players eligible for selection by sending notice to the NBA league office by Monday evening, so this is great news for the teams picking at the top of the lottery. Doncic is currently playing with Real Madrid in the Spanish league (ACB) playoffs and that's why he's yet to meet with any NBA teams. He could be drafted anywhere from No. 1 to No. 6, and a "number of teams" have explored the idea of trading up to grab him.</text:p>
            <text:p><text:s text:c="8"/></text:p>
            <text:p><text:s text:c="8"/></text:p>
            <text:p><text:s text:c="13"/></text:p>
            <text:p><text:s text:c="14"/></text:p>
            <text:p><text:s text:c="13"/>Source: ESPN <text:s text:c="45"/>Jun 11 - 12: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Anthony Slater of The Athletic said it's a "sure thing" that the Warriors will move on from Zaza Pachulia.</text:p>
            <text:p><text:s text:c="8"/></text:p>
            <text:p><text:s text:c="8"/></text:p>
            <text:p><text:s text:c="13"/>Slater said the same thing about David West. Pachulia gave the Warriors some good minutes during the regular season, but fell behind Kevon Looney, Jordan Bell and JaVale McGee during the playoffs. Pachulia is 34, so it's possible he considers retirement.</text:p>
            <text:p><text:s text:c="8"/></text:p>
            <text:p><text:s text:c="8"/></text:p>
            <text:p><text:s text:c="13"/></text:p>
            <text:p><text:s text:c="14"/></text:p>
            <text:p><text:s text:c="13"/>Source: The Athletic <text:s text:c="37"/>Jun 11 - 11: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Young</text:p>
            <text:p><text:s text:c="17"/></text:p>
            <text:p><text:s text:c="17"/></text:p>
            <text:p><text:s text:c="22"/>- G/F - <text:s/>Warriors</text:p>
            <text:p><text:s text:c="16"/></text:p>
            <text:p><text:s text:c="17"/></text:p>
            <text:p><text:s text:c="12"/></text:p>
            <text:p><text:s text:c="8"/></text:p>
            <text:p><text:s text:c="8"/></text:p>
            <text:p><text:s text:c="8"/></text:p>
            <text:p><text:s text:c="12"/>Anthony Slater of The Athletic said it would be a "stunner" if Golden State re-signed Nick Young.</text:p>
            <text:p><text:s text:c="8"/></text:p>
            <text:p><text:s text:c="8"/></text:p>
            <text:p><text:s text:c="13"/>Young signed a cheap deal with the Warriors to chase a ring, but only played meaninful minutes because of Patrick McCaw's injury and Golden State's lack of depth on the wings. He shot just 30.2% from the field and 29.8% from the 3-point line during the postseason, averaging just 2.6 points. Heading into his age-34 season, Young will likely try to latch onto a different contender for the minimum.</text:p>
            <text:p><text:s text:c="8"/></text:p>
            <text:p><text:s text:c="8"/></text:p>
            <text:p><text:s text:c="13"/></text:p>
            <text:p><text:s text:c="14"/></text:p>
            <text:p><text:s text:c="13"/>Source: The Athletic <text:s text:c="37"/>Jun 11 - 11: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eka Okafor</text:p>
            <text:p><text:s text:c="17"/></text:p>
            <text:p><text:s text:c="17"/></text:p>
            <text:p><text:s text:c="22"/>- C - <text:s/>Pelicans</text:p>
            <text:p><text:s text:c="16"/></text:p>
            <text:p><text:s text:c="17"/></text:p>
            <text:p><text:s text:c="12"/></text:p>
            <text:p><text:s text:c="8"/></text:p>
            <text:p><text:s text:c="8"/></text:p>
            <text:p><text:s text:c="8"/></text:p>
            <text:p><text:s text:c="12"/>Emeka Okafor said he expects to be back with the Pelicans in 2018-19.</text:p>
            <text:p><text:s text:c="8"/></text:p>
            <text:p><text:s text:c="8"/></text:p>
            <text:p><text:s text:c="13"/>Despite being out of the league for five years due to injury, Okafor was a nice surprise for the Pelicans, averaging 4.4 points, 4.6 rebounds and 1.0 blocks in 13.6 minutes over 26 appearances. It's unclear if the Pelicans will re-sign DeMarcus Cousins and they are talking up Cheick Diallo quite a bit, but we'd still expect the Pelicans to bring Okafor back as emergency depth -- he's only on the books for a non-guaranteed $2.4 million.</text:p>
            <text:p><text:s text:c="8"/></text:p>
            <text:p><text:s text:c="8"/></text:p>
            <text:p><text:s text:c="13"/></text:p>
            <text:p><text:s text:c="14"/></text:p>
            <text:p><text:s text:c="13"/>Source: NBA.com <text:s text:c="42"/>Jun 11 - 11: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ne Casey</text:p>
            <text:p><text:s text:c="17"/></text:p>
            <text:p><text:s text:c="17"/></text:p>
            <text:p><text:s text:c="22"/>- C - <text:s/>Pistons</text:p>
            <text:p><text:s text:c="16"/></text:p>
            <text:p><text:s text:c="17"/></text:p>
            <text:p><text:s text:c="12"/></text:p>
            <text:p><text:s text:c="8"/></text:p>
            <text:p><text:s text:c="8"/></text:p>
            <text:p><text:s text:c="8"/></text:p>
            <text:p><text:s text:c="12"/>The Pistons have agreed to hire Dwane Casey for their head coaching position according to Adrian Wojnarowski of ESPN.</text:p>
            <text:p><text:s text:c="8"/></text:p>
            <text:p><text:s text:c="8"/></text:p>
            <text:p><text:s text:c="13"/>It's a five-year deal that will keep Casey in Detroit through the 2022-23 season. Despite leading the Raptors to a 59-21 record and winning the Coach of the Year Award, Casey was fired just a few days after Toronto's playoff exit. Vince Ellis of the Detroit Press notes that Casey has a strong reputation for player development, so this hire could be good news for Stanley Johnson, Luke Kennard and Henry Ellenson. Ownership expects the Pistons to reach the playoffs in 2018-19, so hiring Casey was the right call.</text:p>
            <text:p><text:s text:c="8"/></text:p>
            <text:p><text:s text:c="8"/></text:p>
            <text:p><text:s text:c="13"/></text:p>
            <text:p><text:s text:c="14"/></text:p>
            <text:p><text:s text:c="13"/>Source: Detroit Free Press <text:s text:c="31"/>Jun 11 - 1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has been spending a lot of time in the gym in an effort to become more durable.</text:p>
            <text:p><text:s text:c="8"/></text:p>
            <text:p><text:s text:c="8"/></text:p>
            <text:p><text:s text:c="13"/>A sprained right ankle, a sprained left ankle and a strained left foot forced Isaac to miss 55 games as a rookie. "Only playing 30 games, I’ve got work to do," Isaac said. "I have expectations for myself. So I’m just getting in here and doing what I have to do to make my second season a better season than my first." Isaac looks noticeably stronger and has added 10 pounds to his frame, and he's also been working on his finishing at the basket, ball-handling, mid-range jumpers and 3-pointers.</text:p>
            <text:p><text:s text:c="8"/></text:p>
            <text:p><text:s text:c="8"/></text:p>
            <text:p><text:s text:c="13"/></text:p>
            <text:p><text:s text:c="14"/></text:p>
            <text:p><text:s text:c="13"/>Source: Orlando Sentinel <text:s text:c="33"/>Jun 11 - 9: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Holiday</text:p>
            <text:p><text:s text:c="17"/></text:p>
            <text:p><text:s text:c="17"/></text:p>
            <text:p><text:s text:c="22"/>- G - <text:s/>Player</text:p>
            <text:p><text:s text:c="16"/></text:p>
            <text:p><text:s text:c="17"/></text:p>
            <text:p><text:s text:c="12"/></text:p>
            <text:p><text:s text:c="8"/></text:p>
            <text:p><text:s text:c="8"/></text:p>
            <text:p><text:s text:c="8"/></text:p>
            <text:p><text:s text:c="12"/>Aaron Holiday has scheduled a workout with the Knicks.</text:p>
            <text:p><text:s text:c="8"/></text:p>
            <text:p><text:s text:c="8"/></text:p>
            <text:p><text:s text:c="13"/>The brother of Jrue and Justin, Aaron averaged 20.3 points, 5.8 assists, 2.7 triples, 1.3 steals and 3.8 turnovers per game on 46.1% shooting as a junior at UCLA. He's the third notable point guard that the Knicks will take a look at in addition to Trae Young and Colin Sexton, but most mocks have Holiday coming off the board in the late teens to early 20s and the Knicks have the No. 9 pick.</text:p>
            <text:p><text:s text:c="8"/></text:p>
            <text:p><text:s text:c="8"/></text:p>
            <text:p><text:s text:c="13"/></text:p>
            <text:p><text:s text:c="14"/></text:p>
            <text:p><text:s text:c="13"/>Source: ESPN <text:s text:c="45"/>Jun 11 - 9: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Kyrie Irving was non-committal when asked about his long-term future with the Celtics, saying he's "just going into [2018-19] with the mindset of trying to win a championship."</text:p>
            <text:p><text:s text:c="8"/></text:p>
            <text:p><text:s text:c="8"/></text:p>
            <text:p><text:s text:c="13"/>To be clear, Irving did not say he wants to leave as a free agent in 2019. He was merely equivocal, but it doesn't help that a recent report by Yahoo's Chris Mannix suggests the Celts are "scared" he might ultimately bolt. Of course, this may not mean anything if they march to the Finals with him at the helm this year.</text:p>
            <text:p><text:s text:c="8"/></text:p>
            <text:p><text:s text:c="8"/></text:p>
            <text:p><text:s text:c="13"/></text:p>
            <text:p><text:s text:c="14"/></text:p>
            <text:p><text:s text:c="13"/>Source: Sopan Deb on Twitter <text:s text:c="29"/>Jun 10 - 10: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imofey Mozgov</text:p>
            <text:p><text:s text:c="17"/></text:p>
            <text:p><text:s text:c="17"/></text:p>
            <text:p><text:s text:c="22"/>- C - <text:s/>Nets</text:p>
            <text:p><text:s text:c="16"/></text:p>
            <text:p><text:s text:c="17"/></text:p>
            <text:p><text:s text:c="12"/></text:p>
            <text:p><text:s text:c="8"/></text:p>
            <text:p><text:s text:c="8"/></text:p>
            <text:p><text:s text:c="8"/></text:p>
            <text:p><text:s text:c="12"/>Timofey Mozgov told Russian media this weekend that he wants to play more minutes for the Nets "or another NBA team."</text:p>
            <text:p><text:s text:c="8"/></text:p>
            <text:p><text:s text:c="8"/></text:p>
            <text:p><text:s text:c="13"/>Mozgov said he's unsure why he lost his starting job 13 games into the 2017-18 season, and wound up falling out of the rotation. He'll be 32 years old when the season starts and has no clear role on the rebuilding Nets, who have Jarrett Allen at center, but it's hard to see any team taking on his guaranteed $32.7 million salary through 2020.</text:p>
            <text:p><text:s text:c="8"/></text:p>
            <text:p><text:s text:c="8"/></text:p>
            <text:p><text:s text:c="13"/></text:p>
            <text:p><text:s text:c="14"/></text:p>
            <text:p><text:s text:c="13"/>Source: Nets Daily <text:s text:c="39"/>Jun 10 - 9: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imezie Metu</text:p>
            <text:p><text:s text:c="17"/></text:p>
            <text:p><text:s text:c="17"/></text:p>
            <text:p><text:s text:c="22"/>- F - <text:s/>Player</text:p>
            <text:p><text:s text:c="16"/></text:p>
            <text:p><text:s text:c="17"/></text:p>
            <text:p><text:s text:c="12"/></text:p>
            <text:p><text:s text:c="8"/></text:p>
            <text:p><text:s text:c="8"/></text:p>
            <text:p><text:s text:c="8"/></text:p>
            <text:p><text:s text:c="12"/>The Bucks reportedly have "keen interest" in USC big man Chimezie Metu, who has already worked out for the Suns, Nets, Jazz and Lakers.</text:p>
            <text:p><text:s text:c="8"/></text:p>
            <text:p><text:s text:c="8"/></text:p>
            <text:p><text:s text:c="13"/>Metu has a full dance-card with workouts also scheduled for the Blazers, Bulls, Nuggets and Wolves. He's an athletic rim-protector who led his team with 15.7 points, 7.4 boards and 1.8 blocks last season, but is an unlikely fantasy option as a rookie no matter where he lands.</text:p>
            <text:p><text:s text:c="8"/></text:p>
            <text:p><text:s text:c="8"/></text:p>
            <text:p><text:s text:c="13"/></text:p>
            <text:p><text:s text:c="14"/></text:p>
            <text:p><text:s text:c="13"/>Source: WoelfelsPressBox <text:s text:c="33"/>Jun 10 - 9: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Suns GM Ryan McDonough said that Phoenix "still [wants] to spend a lot of time" considering Luka Doncic as a potential No. 1 pick.</text:p>
            <text:p><text:s text:c="8"/></text:p>
            <text:p><text:s text:c="8"/></text:p>
            <text:p><text:s text:c="13"/>There's no set date for the Suns to meet with Doncic, and if it's not feasible before the draft (Doncic is still playing in Europe) they'll have a meeting via Skype. McDonough also mentioned that he'd entertain moving down in the draft "if there are teams that want to blow us away with an offer," but quickly added that such a scenario was "unlikely." Doncic remains one of the most intriguing variables with the draft looming on June 21.</text:p>
            <text:p><text:s text:c="8"/></text:p>
            <text:p><text:s text:c="8"/></text:p>
            <text:p><text:s text:c="13"/>Related: DeAndre Ayton</text:p>
            <text:p><text:s text:c="14"/></text:p>
            <text:p><text:s text:c="13"/>Source: Scott Bordow on Twitter <text:s text:c="26"/>Jun 10 - 8: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Warriors' owner Joe Lacob said he will try to sign Draymond Green and Klay Thompson to extensions this summer.</text:p>
            <text:p><text:s text:c="8"/></text:p>
            <text:p><text:s text:c="8"/></text:p>
            <text:p><text:s text:c="13"/>"All good things cost a lot," Lacob said. "We're going to try to sign Klay and Draymond to extensions this summer. They've earned the right to do whatever they want; maybe they want to wait until free agency. I can't control that. But we'll do whatever we can to keep them." It wouldn't make much sense for either of these guys to sign an extension this summer, but it would also be silly for management to not at least extend an offer.</text:p>
            <text:p><text:s text:c="8"/></text:p>
            <text:p><text:s text:c="8"/></text:p>
            <text:p><text:s text:c="13"/>Related: Klay Thompson</text:p>
            <text:p><text:s text:c="14"/></text:p>
            <text:p><text:s text:c="13"/>Source: ESPN <text:s text:c="45"/>Jun 10 - 5: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is expected to speak with the Heat, Lakers, Cavs, 76ers and Spurs during free agency.</text:p>
            <text:p><text:s text:c="8"/></text:p>
            <text:p><text:s text:c="8"/></text:p>
            <text:p><text:s text:c="13"/>Chris Paul is a big factor here, as he's very close with LeBron James and was quoted saying he was already recruiting LBJ once the Rockets got bounced out of the Western Conference Finals. Daryl Morey would need to move around some contracts to make the numbers work, but it wouldn't be impossible for him to add James to the core of James Harden, CP3 and Clint Capela. James could also partner up with Paul in Los Angeles, or he could go to San Antonio to play under a coach he's openly admired.</text:p>
            <text:p><text:s text:c="8"/></text:p>
            <text:p><text:s text:c="8"/></text:p>
            <text:p><text:s text:c="13"/>Related: 76ers, Rockets, Lakers, Heat, Spurs</text:p>
            <text:p><text:s text:c="14"/></text:p>
            <text:p><text:s text:c="13"/>Source: New York Times <text:s text:c="35"/>Jun 10 - 5: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nie Walker</text:p>
            <text:p><text:s text:c="17"/></text:p>
            <text:p><text:s text:c="17"/></text:p>
            <text:p><text:s text:c="22"/>- G - <text:s/>Player</text:p>
            <text:p><text:s text:c="16"/></text:p>
            <text:p><text:s text:c="17"/></text:p>
            <text:p><text:s text:c="12"/></text:p>
            <text:p><text:s text:c="8"/></text:p>
            <text:p><text:s text:c="8"/></text:p>
            <text:p><text:s text:c="8"/></text:p>
            <text:p><text:s text:c="12"/>Lonnie Walker is scheduled to work out for the 76ers on Monday.</text:p>
            <text:p><text:s text:c="8"/></text:p>
            <text:p><text:s text:c="8"/></text:p>
            <text:p><text:s text:c="13"/>Miles Bridges will also be in attendance at Monday's workout, and both these guys could be options for the 76ers when they come on the board with their No. 10 overall selection. Walker is an explosive athlete who is excellent at working off the ball, but he can be streaky on the offensive end and needs to improve as a ball handler. Bridges, at 6-foot-9 is a bit undersized at the four-spot, but he makes up for that with his raw athleticism and he's also got a nice 3-point stroke.</text:p>
            <text:p><text:s text:c="8"/></text:p>
            <text:p><text:s text:c="8"/></text:p>
            <text:p><text:s text:c="13"/>Related: 76ers, Miles Bridges</text:p>
            <text:p><text:s text:c="14"/></text:p>
            <text:p><text:s text:c="13"/>Source: Jon Johnson on Twitter <text:s text:c="27"/>Jun 10 - 4: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poke highly of the Warriors organization after clinching his second straight championship.</text:p>
            <text:p><text:s text:c="8"/></text:p>
            <text:p><text:s text:c="8"/></text:p>
            <text:p><text:s text:c="13"/>"The Bay Area allows me to be who I am, as a city, to just blend in, and the team allows me to do the same thing," said Durant. "All I want to do in my life, while I’m healthy, is to work on my game and enjoy the game and not worry about nothing else. This place gives me that. This is the best place for me to just play ball, work on my game, play ball, and not care about [expletive] that normal NBA superstars are supposed to care about." Durant will likely decline his player option this summer, but all the signs point towards him negotiating another deal with Golden State as a free agent.</text:p>
            <text:p><text:s text:c="8"/></text:p>
            <text:p><text:s text:c="8"/></text:p>
            <text:p><text:s text:c="13"/></text:p>
            <text:p><text:s text:c="14"/></text:p>
            <text:p><text:s text:c="13"/>Source: Yahoo! Sports <text:s text:c="36"/>Jun 10 - 3: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n Jackson Jr.</text:p>
            <text:p><text:s text:c="17"/></text:p>
            <text:p><text:s text:c="17"/></text:p>
            <text:p><text:s text:c="22"/>- C - <text:s/>Player</text:p>
            <text:p><text:s text:c="16"/></text:p>
            <text:p><text:s text:c="17"/></text:p>
            <text:p><text:s text:c="12"/></text:p>
            <text:p><text:s text:c="8"/></text:p>
            <text:p><text:s text:c="8"/></text:p>
            <text:p><text:s text:c="8"/></text:p>
            <text:p><text:s text:c="12"/>Jaren Jackson Jr. went through a workout with the Suns on Sunday.</text:p>
            <text:p><text:s text:c="8"/></text:p>
            <text:p><text:s text:c="8"/></text:p>
            <text:p><text:s text:c="13"/>"One of the more underrated players in this draft in my opinion. Really shot the ball well in this workout," said Suns' GM Ryan McDonough. "He was really really impressive today." Most reporting suggests that the Suns will be going with Deandre Ayton with the No. 1 overall pick, and McDonough acknowledged on Sunday that it's unlikely Phoenix will trade down. Jackson Jr. is an impressive athlete with a nice shooting touch for a big, and he's projected to go within the top-3 on draft day.</text:p>
            <text:p><text:s text:c="8"/></text:p>
            <text:p><text:s text:c="8"/></text:p>
            <text:p><text:s text:c="13"/>Related: DeAndre Ayton, Suns</text:p>
            <text:p><text:s text:c="14"/></text:p>
            <text:p><text:s text:c="13"/>Source: Scott Bordow on Twitter <text:s text:c="26"/>Jun 10 - 3: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Stuckey</text:p>
            <text:p><text:s text:c="17"/></text:p>
            <text:p><text:s text:c="17"/></text:p>
            <text:p><text:s text:c="22"/>- G - <text:s/>Pistons</text:p>
            <text:p><text:s text:c="16"/></text:p>
            <text:p><text:s text:c="17"/></text:p>
            <text:p><text:s text:c="12"/></text:p>
            <text:p><text:s text:c="8"/></text:p>
            <text:p><text:s text:c="8"/></text:p>
            <text:p><text:s text:c="8"/></text:p>
            <text:p><text:s text:c="12"/>Rodney Stuckey will participate in a veteran's mini-camp with the Trail Blazers this summer.</text:p>
            <text:p><text:s text:c="8"/></text:p>
            <text:p><text:s text:c="8"/></text:p>
            <text:p><text:s text:c="13"/>Stuckey sat out the 2017-18 season to get his body right physically after a couple of injury-plagued seasons, but he never planned on retiring. He might be able to snag a minimum-level deal somewhere, but the 32-year-old veteran won't have any fantasy value, regardless of where he winds up.</text:p>
            <text:p><text:s text:c="8"/></text:p>
            <text:p><text:s text:c="8"/></text:p>
            <text:p><text:s text:c="13"/>Related: Trail Blazers</text:p>
            <text:p><text:s text:c="14"/></text:p>
            <text:p><text:s text:c="13"/>Source: Amico Hoops <text:s text:c="38"/>Jun 10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has not made a decision on if he'll return next season, but says if he does he wants it to be with Miami.</text:p>
            <text:p><text:s text:c="8"/></text:p>
            <text:p><text:s text:c="8"/></text:p>
            <text:p><text:s text:c="13"/>At 36, he's considering retirement, but still hasn't made a decision. Wade seems to love it in Miami so it's no surprise that if he doesn't hang up the sneaks, he wants to stay in South Beach.</text:p>
            <text:p><text:s text:c="8"/></text:p>
            <text:p><text:s text:c="8"/></text:p>
            <text:p><text:s text:c="13"/></text:p>
            <text:p><text:s text:c="14"/></text:p>
            <text:p><text:s text:c="13"/>Source: Chris Mannix on Twitter <text:s text:c="26"/>Jun 10 - 12: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ayson Allen</text:p>
            <text:p><text:s text:c="17"/></text:p>
            <text:p><text:s text:c="17"/></text:p>
            <text:p><text:s text:c="22"/>- G - <text:s/>Player</text:p>
            <text:p><text:s text:c="16"/></text:p>
            <text:p><text:s text:c="17"/></text:p>
            <text:p><text:s text:c="12"/></text:p>
            <text:p><text:s text:c="8"/></text:p>
            <text:p><text:s text:c="8"/></text:p>
            <text:p><text:s text:c="8"/></text:p>
            <text:p><text:s text:c="12"/>Grayson Allen did not participate in a workout with the Hawks on Sunday due to a minor injury.</text:p>
            <text:p><text:s text:c="8"/></text:p>
            <text:p><text:s text:c="8"/></text:p>
            <text:p><text:s text:c="13"/>There's no report yet on what exactly the injury is, but former Louisville forward Anas Mahmoud, who was at the workout, said the injury occurred while Allen was warming up. The Hawks have the No. 3, 19, 30 and 34 picks, so it would have been beneficial for him to have gone through the workout if he was healthy. We'll monitor his status moving forward.</text:p>
            <text:p><text:s text:c="8"/></text:p>
            <text:p><text:s text:c="8"/></text:p>
            <text:p><text:s text:c="13"/></text:p>
            <text:p><text:s text:c="14"/></text:p>
            <text:p><text:s text:c="13"/>Source: Michael Cunningham on Twitter <text:s text:c="20"/>Jun 10 - 11: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Knox</text:p>
            <text:p><text:s text:c="17"/></text:p>
            <text:p><text:s text:c="17"/></text:p>
            <text:p><text:s text:c="22"/>- F - <text:s/>Player</text:p>
            <text:p><text:s text:c="16"/></text:p>
            <text:p><text:s text:c="17"/></text:p>
            <text:p><text:s text:c="12"/></text:p>
            <text:p><text:s text:c="8"/></text:p>
            <text:p><text:s text:c="8"/></text:p>
            <text:p><text:s text:c="8"/></text:p>
            <text:p><text:s text:c="12"/>Former Kentucky forward Kevin Knox worked out for the Knicks on Saturday.</text:p>
            <text:p><text:s text:c="8"/></text:p>
            <text:p><text:s text:c="8"/></text:p>
            <text:p><text:s text:c="13"/>Being just 18 and not turning 19 until August, Knox is the second youngest player in the draft, but that doesn't mean he won't be a lottery pick. He's a forward who can score and would potentially be a nice fit with the Knicks, but New York may feel there's better options available when they take their pick at No. 9.</text:p>
            <text:p><text:s text:c="8"/></text:p>
            <text:p><text:s text:c="8"/></text:p>
            <text:p><text:s text:c="13"/></text:p>
            <text:p><text:s text:c="14"/></text:p>
            <text:p><text:s text:c="13"/>Source: New York Post <text:s text:c="36"/>Jun 10 - 9: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on Williams</text:p>
            <text:p><text:s text:c="17"/></text:p>
            <text:p><text:s text:c="17"/></text:p>
            <text:p><text:s text:c="22"/>- G - <text:s/>Cavaliers</text:p>
            <text:p><text:s text:c="16"/></text:p>
            <text:p><text:s text:c="17"/></text:p>
            <text:p><text:s text:c="12"/></text:p>
            <text:p><text:s text:c="8"/></text:p>
            <text:p><text:s text:c="8"/></text:p>
            <text:p><text:s text:c="8"/></text:p>
            <text:p><text:s text:c="12"/>Deron Williams said he hasn't ruled out returning to the NBA.</text:p>
            <text:p><text:s text:c="8"/></text:p>
            <text:p><text:s text:c="8"/></text:p>
            <text:p><text:s text:c="13"/>Williams finished the 2016-17 campaign averaging 11.0 points, 5.6 assists and 2.3 rebounds in 25.9 minutes. However, he did not play at all last season. He will turn 34 next month and it's unlikely we see him in an NBA uniform in 2018-19.</text:p>
            <text:p><text:s text:c="8"/></text:p>
            <text:p><text:s text:c="8"/></text:p>
            <text:p><text:s text:c="13"/></text:p>
            <text:p><text:s text:c="14"/></text:p>
            <text:p><text:s text:c="13"/>Source: Deseret News <text:s text:c="37"/>Jun 9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ry Stackhouse</text:p>
            <text:p><text:s text:c="17"/></text:p>
            <text:p><text:s text:c="17"/></text:p>
            <text:p><text:s text:c="22"/>- G/F - <text:s/>Nets</text:p>
            <text:p><text:s text:c="16"/></text:p>
            <text:p><text:s text:c="17"/></text:p>
            <text:p><text:s text:c="12"/></text:p>
            <text:p><text:s text:c="8"/></text:p>
            <text:p><text:s text:c="8"/></text:p>
            <text:p><text:s text:c="8"/></text:p>
            <text:p><text:s text:c="12"/>Jerry Stackhouse has agreed to a deal to join JB Bickerstaff's coaching staff with the Memphis Grizzlies, according to Adrian Wojnarowski of ESPN.com.</text:p>
            <text:p><text:s text:c="8"/></text:p>
            <text:p><text:s text:c="8"/></text:p>
            <text:p><text:s text:c="13"/>Stack was a candidate to take over for the Raptors after his successful stint in the G League. He likely won’t be an assistant much longer and maybe he eventually takes over in Memphis one day.</text:p>
            <text:p><text:s text:c="8"/></text:p>
            <text:p><text:s text:c="8"/></text:p>
            <text:p><text:s text:c="13"/></text:p>
            <text:p><text:s text:c="14"/></text:p>
            <text:p><text:s text:c="13"/>Jun 9 - 9: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is already close to 100 percent, according to Shams Charania of Yahoo! Sports.</text:p>
            <text:p><text:s text:c="8"/></text:p>
            <text:p><text:s text:c="8"/></text:p>
            <text:p><text:s text:c="13"/>The Kawhi beat has been a rough cover for reporters, but it makes sense that Kawhi is close to 100 percent after the Spurs were knocked out 1.5 months ago. Shams adds that the Spurs are not taking offers for Leonard, and the two sides could sit down to sort through the issues form the last season.</text:p>
            <text:p><text:s text:c="8"/></text:p>
            <text:p><text:s text:c="8"/></text:p>
            <text:p><text:s text:c="13"/></text:p>
            <text:p><text:s text:c="14"/></text:p>
            <text:p><text:s text:c="13"/>Source: Yahoo! Sports <text:s text:c="36"/>Jun 9 - 8: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ollin Sexton</text:p>
            <text:p><text:s text:c="17"/></text:p>
            <text:p><text:s text:c="17"/></text:p>
            <text:p><text:s text:c="22"/>- G - <text:s/>Player</text:p>
            <text:p><text:s text:c="16"/></text:p>
            <text:p><text:s text:c="17"/></text:p>
            <text:p><text:s text:c="12"/></text:p>
            <text:p><text:s text:c="8"/></text:p>
            <text:p><text:s text:c="8"/></text:p>
            <text:p><text:s text:c="8"/></text:p>
            <text:p><text:s text:c="12"/>The Cavs hosted a draft workout for Alabama guard Collin Sexton on Saturday.</text:p>
            <text:p><text:s text:c="8"/></text:p>
            <text:p><text:s text:c="8"/></text:p>
            <text:p><text:s text:c="13"/>After the Cavs were swept, they're already looking to the future with their No. 8 pick from the Kyrie Irving deal. Sexton has met with a handful of lottery teams and is more of a defense-first guy with his 6'7" wingspan. The Alabama product is expected to go in the top 10.</text:p>
            <text:p><text:s text:c="8"/></text:p>
            <text:p><text:s text:c="8"/></text:p>
            <text:p><text:s text:c="13"/></text:p>
            <text:p><text:s text:c="14"/></text:p>
            <text:p><text:s text:c="13"/>Source: Dave McMenamin on Twitter <text:s text:c="24"/>Jun 9 - 7: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If LeBron James leaves Cleveland, the Cavs would "fully make Kevin Love available" in a trade, according to ESPN's Brian Windhorst.</text:p>
            <text:p><text:s text:c="8"/></text:p>
            <text:p><text:s text:c="8"/></text:p>
            <text:p><text:s text:c="13"/>That makes sense because the Cavs would almost certainly have a one-way ticket to the lottery. Plus, the Cavs have a top-10 protection on their first-round pick that would go to Atlanta, so a tank job to keep the pick for the next two seasons adds some incentive to gut the roster. If the Cavs do keep Love, he'd have terrific fantasy value. However, that seems unlikely, which makes him a mid-round pick in drafts.</text:p>
            <text:p><text:s text:c="8"/></text:p>
            <text:p><text:s text:c="8"/></text:p>
            <text:p><text:s text:c="13"/></text:p>
            <text:p><text:s text:c="14"/></text:p>
            <text:p><text:s text:c="13"/>Source: The Hoop Collective <text:s text:c="30"/>Jun 9 - 6: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n Jackson Jr.</text:p>
            <text:p><text:s text:c="17"/></text:p>
            <text:p><text:s text:c="17"/></text:p>
            <text:p><text:s text:c="22"/>- C - <text:s/>Player</text:p>
            <text:p><text:s text:c="16"/></text:p>
            <text:p><text:s text:c="17"/></text:p>
            <text:p><text:s text:c="12"/></text:p>
            <text:p><text:s text:c="8"/></text:p>
            <text:p><text:s text:c="8"/></text:p>
            <text:p><text:s text:c="8"/></text:p>
            <text:p><text:s text:c="12"/>Jaren Jackson Jr. is expected to work out for the Hawks next week.</text:p>
            <text:p><text:s text:c="8"/></text:p>
            <text:p><text:s text:c="8"/></text:p>
            <text:p><text:s text:c="13"/>There's a very good chance that Hawks take the MSU product at No. 3. Jackson is a modern NBA five with his 6'10" height, 7'5" wingspan, and making 2.0 treys in his freshman season. Jackson Jr. also said at the combine he wants to get into broadcasting after his NBA career, and he's already shown he should be a treat to cover. For fantasy, the appeal is certainly there with a Mo Bamba-like upside for blocks while adding a little bit of everything. He'll likely be a top-100 pick in standard drafts.</text:p>
            <text:p><text:s text:c="8"/></text:p>
            <text:p><text:s text:c="8"/></text:p>
            <text:p><text:s text:c="13"/></text:p>
            <text:p><text:s text:c="14"/></text:p>
            <text:p><text:s text:c="13"/>Source: Michael Cunningham on Twitter <text:s text:c="20"/>Jun 9 - 5: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hamed Bamba</text:p>
            <text:p><text:s text:c="17"/></text:p>
            <text:p><text:s text:c="17"/></text:p>
            <text:p><text:s text:c="22"/>- C - <text:s/>Player</text:p>
            <text:p><text:s text:c="16"/></text:p>
            <text:p><text:s text:c="17"/></text:p>
            <text:p><text:s text:c="12"/></text:p>
            <text:p><text:s text:c="8"/></text:p>
            <text:p><text:s text:c="8"/></text:p>
            <text:p><text:s text:c="8"/></text:p>
            <text:p><text:s text:c="12"/>General manager Ryan McDonough said Mo Bamba is one of the smartest guys he's seen in the draft process.</text:p>
            <text:p><text:s text:c="8"/></text:p>
            <text:p><text:s text:c="8"/></text:p>
            <text:p><text:s text:c="13"/>He also made the popular comparison to Rudy Gobert. "At 20 he's ahead of where Rudy was," McDonough said. The GM isn't wrong here because Gobert was about as raw as it gets at his first summer league, but both possess otherworldly wingspans and Bamba has an edge at 7'10". The Suns likely won't take Bamba at No. 1, but he seems like a near lock to go in the top five.</text:p>
            <text:p><text:s text:c="8"/></text:p>
            <text:p><text:s text:c="8"/></text:p>
            <text:p><text:s text:c="13"/></text:p>
            <text:p><text:s text:c="14"/></text:p>
            <text:p><text:s text:c="13"/>Source: Scott Bordow on Twitter <text:s text:c="26"/>Jun 9 - 3: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The Clippers may try to move up to get Luka Doncic, according to Shams Charania of Yahoo! Sports.</text:p>
            <text:p><text:s text:c="8"/></text:p>
            <text:p><text:s text:c="8"/></text:p>
            <text:p><text:s text:c="13"/>The Clippers have the No. 12 and 13 picks, but even those two picks likely won't be enough to get Doncic. The Slovenian guard is also expected to talk with the Suns either in person or over the phone, but almost all signs point to Doncic falling in the 2-5 range.</text:p>
            <text:p><text:s text:c="8"/></text:p>
            <text:p><text:s text:c="8"/></text:p>
            <text:p><text:s text:c="13"/></text:p>
            <text:p><text:s text:c="14"/></text:p>
            <text:p><text:s text:c="13"/>Source: Yahoo! Sports <text:s text:c="36"/>Jun 9 - 2: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hamed Bamba</text:p>
            <text:p><text:s text:c="17"/></text:p>
            <text:p><text:s text:c="17"/></text:p>
            <text:p><text:s text:c="22"/>- C - <text:s/>Player</text:p>
            <text:p><text:s text:c="16"/></text:p>
            <text:p><text:s text:c="17"/></text:p>
            <text:p><text:s text:c="12"/></text:p>
            <text:p><text:s text:c="8"/></text:p>
            <text:p><text:s text:c="8"/></text:p>
            <text:p><text:s text:c="8"/></text:p>
            <text:p><text:s text:c="12"/>Mo Bamba will work out for the Suns on Saturday and the Mavericks on Monday.</text:p>
            <text:p><text:s text:c="8"/></text:p>
            <text:p><text:s text:c="8"/></text:p>
            <text:p><text:s text:c="13"/>The Suns seem to be locked into Deandre Ayton at No. 1 overall; however, the Mavs at No. 5 is very much a possibility for Bamba. He averaged 12.9 points, 10.5 rebounds and 3.7 blocks per game as a freshman at Texas last season. Bamba has showcased an improved jumper in recent workouts and boasts a mammoth 7-foot-10 wingspan.</text:p>
            <text:p><text:s text:c="8"/></text:p>
            <text:p><text:s text:c="8"/></text:p>
            <text:p><text:s text:c="13"/></text:p>
            <text:p><text:s text:c="14"/></text:p>
            <text:p><text:s text:c="13"/>Source: NBA.com <text:s text:c="42"/>Jun 9 - 1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onn Lue</text:p>
            <text:p><text:s text:c="17"/></text:p>
            <text:p><text:s text:c="17"/></text:p>
            <text:p><text:s text:c="22"/>- G - <text:s/>Cavaliers</text:p>
            <text:p><text:s text:c="16"/></text:p>
            <text:p><text:s text:c="17"/></text:p>
            <text:p><text:s text:c="12"/></text:p>
            <text:p><text:s text:c="8"/></text:p>
            <text:p><text:s text:c="8"/></text:p>
            <text:p><text:s text:c="8"/></text:p>
            <text:p><text:s text:c="12"/>Tyronn Lue said he intends to return as coach of the Cavs next season.</text:p>
            <text:p><text:s text:c="8"/></text:p>
            <text:p><text:s text:c="8"/></text:p>
            <text:p><text:s text:c="13"/>Lue dealt with some challenging health issues stemming from anxiety during the 2017-18 regular season, but received beneficial treatment. "I had some tough problems going on throughout the course of the season, and ... I probably could have folded myself, but I wasn't going to do that," said Lue after Game 4. The question Cavs fans are wondering is whether or not Lue will be coaching LeBron James in Cleveland next season.</text:p>
            <text:p><text:s text:c="8"/></text:p>
            <text:p><text:s text:c="8"/></text:p>
            <text:p><text:s text:c="13"/></text:p>
            <text:p><text:s text:c="14"/></text:p>
            <text:p><text:s text:c="13"/>Source: Cleveland.com <text:s text:c="36"/>Jun 9 - 10: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said he is undecided on whether or not he will retire from the NBA.</text:p>
            <text:p><text:s text:c="8"/></text:p>
            <text:p><text:s text:c="8"/></text:p>
            <text:p><text:s text:c="13"/>The 37-year old West was actually more productive this season than he was in 2016-17. West wasn't used much in the playoffs, but did average 6.8 points and 3.3 rebounds in 13.7 minutes during the 2017-18 regular season. Speaking with reporters after the Warriors championship-clinching victory on Friday night, West said: "I'm gonna enjoy this. Once I come down, I'm going to figure it out."</text:p>
            <text:p><text:s text:c="8"/></text:p>
            <text:p><text:s text:c="8"/></text:p>
            <text:p><text:s text:c="13"/></text:p>
            <text:p><text:s text:c="14"/></text:p>
            <text:p><text:s text:c="13"/>Source: Anthony Slater on Twitter <text:s text:c="24"/>Jun 9 - 10: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Kerr</text:p>
            <text:p><text:s text:c="17"/></text:p>
            <text:p><text:s text:c="17"/></text:p>
            <text:p><text:s text:c="22"/>- G - <text:s/>Warriors</text:p>
            <text:p><text:s text:c="16"/></text:p>
            <text:p><text:s text:c="17"/></text:p>
            <text:p><text:s text:c="12"/></text:p>
            <text:p><text:s text:c="8"/></text:p>
            <text:p><text:s text:c="8"/></text:p>
            <text:p><text:s text:c="8"/></text:p>
            <text:p><text:s text:c="12"/>Warriors owner Joe Lacob said Golden State plans to sign coach Steve Kerr to a contract extension this offseason.</text:p>
            <text:p><text:s text:c="8"/></text:p>
            <text:p><text:s text:c="8"/></text:p>
            <text:p><text:s text:c="13"/>Incredibly, Kerr has now won three championships in his first four seasons coaching the Dubs. Locking him up long-term is a no-brainer for Golden State. "It's very high [on the priority list]. And we will get it done," said Lacob, when asked about an extension.</text:p>
            <text:p><text:s text:c="8"/></text:p>
            <text:p><text:s text:c="8"/></text:p>
            <text:p><text:s text:c="13"/></text:p>
            <text:p><text:s text:c="14"/></text:p>
            <text:p><text:s text:c="13"/>Source: Anthony Slater on Twitter <text:s text:c="24"/>Jun 9 - 9: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ending free agent Patrick McCaw said he wants to return to the Warriors.</text:p>
            <text:p><text:s text:c="8"/></text:p>
            <text:p><text:s text:c="8"/></text:p>
            <text:p><text:s text:c="13"/>Speaking with reporters after the Warriors swept away the Cavs in Game 4, McCaw confirmed that he wants to stay in The Bay. "I would love to be here," McCaw said. "There’s no other place I’d rather be, this is all I know. Who would want to leave such a great team or a great organization?" McCaw is a restricted free agent, so the Warriors can match any offer he receives. However, it will cost them a premium due to the luxury tax.</text:p>
            <text:p><text:s text:c="8"/></text:p>
            <text:p><text:s text:c="8"/></text:p>
            <text:p><text:s text:c="13"/></text:p>
            <text:p><text:s text:c="14"/></text:p>
            <text:p><text:s text:c="13"/>Source: San Jose Mercury News <text:s text:c="28"/>Jun 9 - 9: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had two MRIs on his right hand after punching a blackboard after Game 1 of the Finals, according to Brian Windhorst and Dave McMenamin of ESPN.com.</text:p>
            <text:p><text:s text:c="8"/></text:p>
            <text:p><text:s text:c="8"/></text:p>
            <text:p><text:s text:c="13"/>His hand was supposedly too swollen for the first MRI to provide any results. A second one at a later time found that it was a bone contusion in his right hand. Surgery is not expected for James. He has also been wearing a soft cast on his right hand and was wearing it at his postgame presser after Game 4 on Friday. He said he "pretty much played the last three games with a broken hand." We'll continue to monitor the status of his hand as well as his free agency decision this summer. LeBron said a lot has changed since his last free agency decision. He talked about his kids being older and that he'll sit down with his family and make a decision.</text:p>
            <text:p><text:s text:c="8"/></text:p>
            <text:p><text:s text:c="8"/></text:p>
            <text:p><text:s text:c="13"/></text:p>
            <text:p><text:s text:c="14"/></text:p>
            <text:p><text:s text:c="13"/>Source: Brian Windhorst on Twitter <text:s text:c="23"/>Jun 9 - 12: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20 points and had 12 rebounds, 10 assists, one steal and three blocks in Game 4 against the Cavaliers on Friday.</text:p>
            <text:p><text:s text:c="8"/></text:p>
            <text:p><text:s text:c="8"/></text:p>
            <text:p><text:s text:c="13"/>He averaged 28.8 points, 10.8 rebounds and 7.5 assists for the Finals and got his second Finals MVP. Durant's just the sixth player to win back-to-back Finals MVP awards joining Hakeem, Kobe, MJ, Shaq and LeBron. His 43 points in Game 3, carrying the Warriors to a road win while Stephen Curry had a terrible shooting night really secured the award for him. Durant will be back with the Dubs next year looking to be the first team to three-peat since the Lakers in 2000-2002. As he continues to dominate, he would certainly be an asset for your fantasy squad in 2018-19.</text:p>
            <text:p><text:s text:c="8"/></text:p>
            <text:p><text:s text:c="8"/></text:p>
            <text:p><text:s text:c="13"/></text:p>
            <text:p><text:s text:c="14"/></text:p>
            <text:p><text:s text:c="13"/>Jun 8 - 11: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cored 37 points, making seven 3-pointers and had six rebounds, four assists, three steals and three blocks in Game 4 against Cleveland on Friday.</text:p>
            <text:p><text:s text:c="8"/></text:p>
            <text:p><text:s text:c="8"/></text:p>
            <text:p><text:s text:c="13"/>He came back on fire making his first three shots and scoring nine of the Warriors first 13 points after struggling in Game 3. Curry ended the first half with 20 points, tied for the most in a first half in his Finals career. He was certainly in the running for MVP, but Durant just played too well throughout and Steph was a no show in Game 3. Either way, he added a third title to his resume and will be back next year looking to build on the already dominant Warriors dynasty. As usual, he's projected to be one of the top fantasy players for 2018-19.</text:p>
            <text:p><text:s text:c="8"/></text:p>
            <text:p><text:s text:c="8"/></text:p>
            <text:p><text:s text:c="13"/></text:p>
            <text:p><text:s text:c="14"/></text:p>
            <text:p><text:s text:c="13"/>Jun 8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cored 10 points with six rebounds and two 3-pointers in 28 minutes against the Cavs in Game 4 on Friday.</text:p>
            <text:p><text:s text:c="8"/></text:p>
            <text:p><text:s text:c="8"/></text:p>
            <text:p><text:s text:c="13"/>He was limping a little in the first quarter and he had a brutal start with a scoreless first half. However, Klay came out hot in the third with 10 points in that frame, which is nothing new for this team as they put the Cavs to bed in the third by a 25-13 advantage. The Warriors put up an incredible +524 in the third this season and that was a major storyline in the postseason. China Klay gets his third NBA title and you can bet he'll be enjoying it this summer.</text:p>
            <text:p><text:s text:c="8"/></text:p>
            <text:p><text:s text:c="8"/></text:p>
            <text:p><text:s text:c="13"/></text:p>
            <text:p><text:s text:c="14"/></text:p>
            <text:p><text:s text:c="13"/>Source: Anthony Slater on Twitter <text:s text:c="24"/>Jun 8 - 1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came off the bench for 11 points with two rebounds, two steals, two blocks and three 3-pointers in 23 minutes in Game 4 against the Cavs on Friday.</text:p>
            <text:p><text:s text:c="8"/></text:p>
            <text:p><text:s text:c="8"/></text:p>
            <text:p><text:s text:c="13"/>He had a major impact in the first half with three 3-pointers. Surprisingly, he only had three games with 3-plus treys this season and he ranked dead last among the 330 players with at least 20 unguarded catch-and-shoot jumpers in halfcourt (Synergy). Iguodala continues to be a key role player on the Warriors, but his career arc could take a downward turn as he'll turn 35 next season and has dealt with numerous leg injuries. Iggy is making a case for the Hall of Fame with three titles and a Finals MVP on his resume.</text:p>
            <text:p><text:s text:c="8"/></text:p>
            <text:p><text:s text:c="8"/></text:p>
            <text:p><text:s text:c="13"/></text:p>
            <text:p><text:s text:c="14"/></text:p>
            <text:p><text:s text:c="13"/>Jun 8 - 1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23 points and had seven rebounds, eight assists and one block in Game 4 against Golden State on Friday.</text:p>
            <text:p><text:s text:c="8"/></text:p>
            <text:p><text:s text:c="8"/></text:p>
            <text:p><text:s text:c="13"/>After his second NBA Finals sweep, the focus now shifts to where James will end up this offseason, especially after James talked so much about how Kevin Durant joining the Warriors made such a big impact. Brian Windhorst reported that "everything is on the table" when it comes to his free agency, and Vegas' odds suggest he is gone. With LeBron going into his 16th season and a lack of a strong supporting cast in Cleveland, it almost feels like he has one foot out the door but did receive a standing ovation and MVP chants as he checked out of the game for a final time. Without a doubt, this will be the biggest story in the offseason.</text:p>
            <text:p><text:s text:c="8"/></text:p>
            <text:p><text:s text:c="8"/></text:p>
            <text:p><text:s text:c="13"/></text:p>
            <text:p><text:s text:c="14"/></text:p>
            <text:p><text:s text:c="13"/>Jun 8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scored three points (1-of-7 FG, 0-of-2 FG) and had three rebounds and one assist in Game 4 against the Warriors on Friday.</text:p>
            <text:p><text:s text:c="8"/></text:p>
            <text:p><text:s text:c="8"/></text:p>
            <text:p><text:s text:c="13"/>He talked about how bad he played in Game 3 and then came out and performed like this. Hill never really had a breakout game during these playoffs and only shot 37.5% from the field in this series. He’s set to be back with the Cavaliers in 2018-19, but that could be a very different team by the time opening night rolls around.</text:p>
            <text:p><text:s text:c="8"/></text:p>
            <text:p><text:s text:c="8"/></text:p>
            <text:p><text:s text:c="13"/></text:p>
            <text:p><text:s text:c="14"/></text:p>
            <text:p><text:s text:c="13"/>Jun 8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13 points on 4-of-13 shooting and had nine rebounds, two assists and one steal in Game 4 against the Warriors on Friday.</text:p>
            <text:p><text:s text:c="8"/></text:p>
            <text:p><text:s text:c="8"/></text:p>
            <text:p><text:s text:c="13"/>This was his first game of this series that he didn’t score at least 20 points and get a double-double. Love played hard and brought an intensity all series, but it just wasn’t enough against the Dubs. With LeBron James future in question, Kevin Love’s future is also in question as he could be on the trading block were the Cavaliers to do major retools to their roster. As it stands now though, he’s set to be back in 2018-19 and should still be considered a solid fantasy asset when healthy.</text:p>
            <text:p><text:s text:c="8"/></text:p>
            <text:p><text:s text:c="8"/></text:p>
            <text:p><text:s text:c="13"/></text:p>
            <text:p><text:s text:c="14"/></text:p>
            <text:p><text:s text:c="13"/>Jun 8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ayson Allen</text:p>
            <text:p><text:s text:c="17"/></text:p>
            <text:p><text:s text:c="17"/></text:p>
            <text:p><text:s text:c="22"/>- G - <text:s/>Player</text:p>
            <text:p><text:s text:c="16"/></text:p>
            <text:p><text:s text:c="17"/></text:p>
            <text:p><text:s text:c="12"/></text:p>
            <text:p><text:s text:c="8"/></text:p>
            <text:p><text:s text:c="8"/></text:p>
            <text:p><text:s text:c="8"/></text:p>
            <text:p><text:s text:c="12"/>Grayson Allen worked out for the Celtics on Friday.</text:p>
            <text:p><text:s text:c="8"/></text:p>
            <text:p><text:s text:c="8"/></text:p>
            <text:p><text:s text:c="13"/>The C's currently have the 27th pick which would be in the area Allen could possibly go. Danny Ainge said they've narrowed their list of players to pick to about 10, but they have worked out about 60. Some claim he was a dirty player in college but when teams have addressed this he said they see it as "competitiveness." Boston had great success with another former Blue Devil in Jayson Tatum so could try for more another with Allen. He likely won't be in the rotation to start the year and isn't on the fantasy radar yet.</text:p>
            <text:p><text:s text:c="8"/></text:p>
            <text:p><text:s text:c="8"/></text:p>
            <text:p><text:s text:c="13"/></text:p>
            <text:p><text:s text:c="14"/></text:p>
            <text:p><text:s text:c="13"/>Source: Boston Globe <text:s text:c="37"/>Jun 8 - 7: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man Shumpert</text:p>
            <text:p><text:s text:c="17"/></text:p>
            <text:p><text:s text:c="17"/></text:p>
            <text:p><text:s text:c="22"/>- G/F - <text:s/>Kings</text:p>
            <text:p><text:s text:c="16"/></text:p>
            <text:p><text:s text:c="17"/></text:p>
            <text:p><text:s text:c="12"/></text:p>
            <text:p><text:s text:c="8"/></text:p>
            <text:p><text:s text:c="8"/></text:p>
            <text:p><text:s text:c="8"/></text:p>
            <text:p><text:s text:c="12"/>Iman Shumpert has opted into his $11 million player option for the 2018-19 season, according to Shams Charania of Yahoo! Sports.</text:p>
            <text:p><text:s text:c="8"/></text:p>
            <text:p><text:s text:c="8"/></text:p>
            <text:p><text:s text:c="13"/>This was pretty much a no-brainer for Shumpert. He played just 14 games last season and didn't even play with the Kings after they traded for him in February. The Kings will be rebuilding again next year, so the 27-year-old guard likely won't be in the rotation at multiple points of the season.</text:p>
            <text:p><text:s text:c="8"/></text:p>
            <text:p><text:s text:c="8"/></text:p>
            <text:p><text:s text:c="13"/></text:p>
            <text:p><text:s text:c="14"/></text:p>
            <text:p><text:s text:c="13"/>Source: Shams Charania on Twitter <text:s text:c="24"/>Jun 8 - 7: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will play in Game 4 on Friday.</text:p>
            <text:p><text:s text:c="8"/></text:p>
            <text:p><text:s text:c="8"/></text:p>
            <text:p><text:s text:c="13"/>He was called probable to play on Thursday, and he was getting shots up at shootaround earlier today. Iguodala suffered a right leg injury in Game 3, which isn't the same leg that kept him out at the end of the Rockets series and the start of the NBA Finals.</text:p>
            <text:p><text:s text:c="8"/></text:p>
            <text:p><text:s text:c="8"/></text:p>
            <text:p><text:s text:c="13"/></text:p>
            <text:p><text:s text:c="14"/></text:p>
            <text:p><text:s text:c="13"/>Source: Jared Greenberg on Twitter <text:s text:c="23"/>Jun 8 - 7: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The Bulls coaching staff and front office "have been less than impressed" with Kris Dunn’s early summer work habits so far, according to Joe Cowley of the Chicago Sun Times.</text:p>
            <text:p><text:s text:c="8"/></text:p>
            <text:p><text:s text:c="8"/></text:p>
            <text:p><text:s text:c="13"/>First, we have to add that this report comes from someone who hasn't exactly been kind to the Bulls over the years, so keep that in mind. Plus, President John Paxson said Dunn will return as the starting point guard back in April. That aside, this is interesting to hear at this point of the year, and maybe Dunn missing so much time late in the year has influenced the Bulls front office. Dunn should still be considered the heavy favorite to start on opening night, but don't be shocked if the Bulls go with another PG at No. 7 in the draft.</text:p>
            <text:p><text:s text:c="8"/></text:p>
            <text:p><text:s text:c="8"/></text:p>
            <text:p><text:s text:c="13"/></text:p>
            <text:p><text:s text:c="14"/></text:p>
            <text:p><text:s text:c="13"/>Jun 8 - 7: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Bagley</text:p>
            <text:p><text:s text:c="17"/></text:p>
            <text:p><text:s text:c="17"/></text:p>
            <text:p><text:s text:c="22"/>- F/C - <text:s/>Player</text:p>
            <text:p><text:s text:c="16"/></text:p>
            <text:p><text:s text:c="17"/></text:p>
            <text:p><text:s text:c="12"/></text:p>
            <text:p><text:s text:c="8"/></text:p>
            <text:p><text:s text:c="8"/></text:p>
            <text:p><text:s text:c="8"/></text:p>
            <text:p><text:s text:c="12"/>Marvin Bagley III had a workout with the Suns on Friday and is scheduled to work out with the Kings on Monday.</text:p>
            <text:p><text:s text:c="8"/></text:p>
            <text:p><text:s text:c="8"/></text:p>
            <text:p><text:s text:c="13"/>He’s almost a lock to go in the top five, and Bagley even said it was "disrespectful" for so many to assume DeAndre Ayton would go first in the draft. The Duke product also made a point to say that he’s a four and a five on the court, but Suns GM Ryan McDonough said he viewed Bagley as a four. Bagley grew up in the Phoenix area and added that he would probably hold a lifetime grudge if the Suns pass on him. He’ll likely have appealing fantasy value because he’ll be on a bad team next year and has a high offensive ceiling.</text:p>
            <text:p><text:s text:c="8"/></text:p>
            <text:p><text:s text:c="8"/></text:p>
            <text:p><text:s text:c="13"/></text:p>
            <text:p><text:s text:c="14"/></text:p>
            <text:p><text:s text:c="13"/>Source: Arizona Republic <text:s text:c="33"/>Jun 8 - 7: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Unrestricted free agent Trevor Ariza could take a pay cut to join the Warriors this summer, according to Chris Haynes of ESPN.com.</text:p>
            <text:p><text:s text:c="8"/></text:p>
            <text:p><text:s text:c="8"/></text:p>
            <text:p><text:s text:c="13"/>He's going to turn 33 the day before free agency starts, and Ariza has been making money in the league since 2004. Ariza would have to fit into the mid-level exception for the Warriors, which means he likely wouldn't be able to match his $7.4 million from last year even with the salary cap increase. If Houston reels in a big fish, Ariza could want to join a title contender.</text:p>
            <text:p><text:s text:c="8"/></text:p>
            <text:p><text:s text:c="8"/></text:p>
            <text:p><text:s text:c="13"/></text:p>
            <text:p><text:s text:c="14"/></text:p>
            <text:p><text:s text:c="13"/>Source: The Athletic <text:s text:c="37"/>Jun 8 - 6: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Coach Steve Kerr said Shaun Livingston has been "the unsung hero" of the NBA Finals.</text:p>
            <text:p><text:s text:c="8"/></text:p>
            <text:p><text:s text:c="8"/></text:p>
            <text:p><text:s text:c="13"/>"He's been brilliant," Steve Kerr said on KNBR 680 on Thursday. "He's bailed us out a few times when we've had foul trouble. And he's kind of taken over the offense and has given us great minutes at both ends." The lineup with Livingston and the four GS All-Stars has been incredible lately, posting a +85.7 net rating in the last three games. Livingston also has a +20.2 net rating and could see close to 20 minutes tonight.</text:p>
            <text:p><text:s text:c="8"/></text:p>
            <text:p><text:s text:c="8"/></text:p>
            <text:p><text:s text:c="13"/></text:p>
            <text:p><text:s text:c="14"/></text:p>
            <text:p><text:s text:c="13"/>Source: NBCS Bay Area <text:s text:c="36"/>Jun 8 - 3: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There is "no appetite to trade" Goran Dragic, according to Barry Jackson of the Miami Herald.</text:p>
            <text:p><text:s text:c="8"/></text:p>
            <text:p><text:s text:c="8"/></text:p>
            <text:p><text:s text:c="13"/>President Pat Riley has said that nobody is untouchable, but Dragic, Bam Adebayo and Josh Richardson appear to be the safest of the bunch. Dragic is not going to take part in European action this summer as his career heads into his mid 30s.</text:p>
            <text:p><text:s text:c="8"/></text:p>
            <text:p><text:s text:c="8"/></text:p>
            <text:p><text:s text:c="13"/></text:p>
            <text:p><text:s text:c="14"/></text:p>
            <text:p><text:s text:c="13"/>Source: Miami Herald <text:s text:c="37"/>Jun 8 - 3: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According to Barry Jackson of the Miami Herald, it's "considered 50-50 at best" that the Heat can trade Hassan Whiteside.</text:p>
            <text:p><text:s text:c="8"/></text:p>
            <text:p><text:s text:c="8"/></text:p>
            <text:p><text:s text:c="13"/>The report adds it's likely because his trade value is so low. That makes sense because of how Whiteside wasn't closing games and how he had trouble staying healthy last season. Additionally, Jackson adds that a friend of Whiteside has said that the center hasn't asked for a trade. It would appear the Heat will try to trade Whiteside, but it may be tough to find a trade partner. His fantasy value has taken a big hit in the last 12 months.</text:p>
            <text:p><text:s text:c="8"/></text:p>
            <text:p><text:s text:c="8"/></text:p>
            <text:p><text:s text:c="13"/></text:p>
            <text:p><text:s text:c="14"/></text:p>
            <text:p><text:s text:c="13"/>Source: Miami Herald <text:s text:c="37"/>Jun 8 - 3: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ndell Carter</text:p>
            <text:p><text:s text:c="17"/></text:p>
            <text:p><text:s text:c="17"/></text:p>
            <text:p><text:s text:c="22"/>- F/C - <text:s/>Player</text:p>
            <text:p><text:s text:c="16"/></text:p>
            <text:p><text:s text:c="17"/></text:p>
            <text:p><text:s text:c="12"/></text:p>
            <text:p><text:s text:c="8"/></text:p>
            <text:p><text:s text:c="8"/></text:p>
            <text:p><text:s text:c="8"/></text:p>
            <text:p><text:s text:c="12"/>Wendell Carter said it would be an honor play alongside Kristaps Porzingis.</text:p>
            <text:p><text:s text:c="8"/></text:p>
            <text:p><text:s text:c="8"/></text:p>
            <text:p><text:s text:c="13"/>"He's been in the league for a while now, so learn things from him and go out and win," Carter said. The Duke product had a workout for the Knicks on Friday, and the No. 9 Knicks are the lowest pick to have him in for a workout. Chances are Carter won't make it to No. 9 and it's possible he goes in the top five.</text:p>
            <text:p><text:s text:c="8"/></text:p>
            <text:p><text:s text:c="8"/></text:p>
            <text:p><text:s text:c="13"/></text:p>
            <text:p><text:s text:c="14"/></text:p>
            <text:p><text:s text:c="13"/>Source: SNY.TV <text:s text:c="43"/>Jun 8 - 2: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es Bridges</text:p>
            <text:p><text:s text:c="17"/></text:p>
            <text:p><text:s text:c="17"/></text:p>
            <text:p><text:s text:c="22"/>- F - <text:s/>Player</text:p>
            <text:p><text:s text:c="16"/></text:p>
            <text:p><text:s text:c="17"/></text:p>
            <text:p><text:s text:c="12"/></text:p>
            <text:p><text:s text:c="8"/></text:p>
            <text:p><text:s text:c="8"/></text:p>
            <text:p><text:s text:c="8"/></text:p>
            <text:p><text:s text:c="12"/>The Knicks are hosting Kevin Knox, Hamidou Diallou and Miles Bridges for a workout on Saturday.</text:p>
            <text:p><text:s text:c="8"/></text:p>
            <text:p><text:s text:c="8"/></text:p>
            <text:p><text:s text:c="13"/>New York has the ninth overall pick in the draft, and Bridges will likely be seriously considered by the Knicks front office. The Knicks worked out Mikal Bridges and Collin Sexton on Thursday, and Wendell Carter Jr. on Friday</text:p>
            <text:p><text:s text:c="8"/></text:p>
            <text:p><text:s text:c="8"/></text:p>
            <text:p><text:s text:c="13"/></text:p>
            <text:p><text:s text:c="14"/></text:p>
            <text:p><text:s text:c="13"/>Source: ESPN.com <text:s text:c="41"/>Jun 8 - 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Bagley</text:p>
            <text:p><text:s text:c="17"/></text:p>
            <text:p><text:s text:c="17"/></text:p>
            <text:p><text:s text:c="22"/>- F/C - <text:s/>Player</text:p>
            <text:p><text:s text:c="16"/></text:p>
            <text:p><text:s text:c="17"/></text:p>
            <text:p><text:s text:c="12"/></text:p>
            <text:p><text:s text:c="8"/></text:p>
            <text:p><text:s text:c="8"/></text:p>
            <text:p><text:s text:c="8"/></text:p>
            <text:p><text:s text:c="12"/>The Suns announced they will host Marvin Bagley III for a workout on Friday.</text:p>
            <text:p><text:s text:c="8"/></text:p>
            <text:p><text:s text:c="8"/></text:p>
            <text:p><text:s text:c="13"/>The Suns have the first overall pick in the 2018 draft, and many pundits have predicted they will select Deandre Ayton. In fact, Ayton has said publically "I know I’m going No. 1." However, Phoenix is still bringing in Bagley, and other top prospects. Bagley is expected to go in the top five.</text:p>
            <text:p><text:s text:c="8"/></text:p>
            <text:p><text:s text:c="8"/></text:p>
            <text:p><text:s text:c="13"/></text:p>
            <text:p><text:s text:c="14"/></text:p>
            <text:p><text:s text:c="13"/>Source: NBA.com <text:s text:c="42"/>Jun 8 - 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Coach Gregg Popovich is going to sit down with Kawhi sometime between now and the draft, according to Spurs reporter Jeff Garcia.</text:p>
            <text:p><text:s text:c="8"/></text:p>
            <text:p><text:s text:c="8"/></text:p>
            <text:p><text:s text:c="13"/>Adrian Wojnarowski of ESPN reported earlier this week that the Spurs currently have zero interest in trading away Leonard. However, per Garcia, if the Spurs and Leonard are not able to agree to a new contract, San Antonio may be willing to consider moving Kawhi prior to the start of next season. This will be one of the more interesting storylines of the summer.</text:p>
            <text:p><text:s text:c="8"/></text:p>
            <text:p><text:s text:c="8"/></text:p>
            <text:p><text:s text:c="13"/></text:p>
            <text:p><text:s text:c="14"/></text:p>
            <text:p><text:s text:c="13"/>Source: SilverScreenandRoll.com <text:s text:c="26"/>Jun 8 - 11: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According to Chris Mannix of Yahoo Sports, the Celtics are "scared" that Kyrie Irving might leave Boston next summer via free agency.</text:p>
            <text:p><text:s text:c="8"/></text:p>
            <text:p><text:s text:c="8"/></text:p>
            <text:p><text:s text:c="13"/>Irving, who is currently recovering from knee surgery, can opt out of his contract and become an unrestricted free agent in July of 2019. Mannix believes that Irving landing in New York is a possibility. "I think they're scared," said Mannix on his podcast. "I think they're scared and should be scared to some degree of Kyrie Irving walking in 2019. I know he had a great year, but you know there are people in Cleveland that will tell you that the Knicks should be considered a real threat for Kyrie Irving. Because Kyrie had talked about it, about playing with the Knicks with some players in that Cleveland locker room from what I was told."</text:p>
            <text:p><text:s text:c="8"/></text:p>
            <text:p><text:s text:c="8"/></text:p>
            <text:p><text:s text:c="13"/></text:p>
            <text:p><text:s text:c="14"/></text:p>
            <text:p><text:s text:c="13"/>Source: WEEI.com <text:s text:c="41"/>Jun 8 - 1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Porter Jr.</text:p>
            <text:p><text:s text:c="17"/></text:p>
            <text:p><text:s text:c="17"/></text:p>
            <text:p><text:s text:c="22"/>- F - <text:s/>Player</text:p>
            <text:p><text:s text:c="16"/></text:p>
            <text:p><text:s text:c="17"/></text:p>
            <text:p><text:s text:c="12"/></text:p>
            <text:p><text:s text:c="8"/></text:p>
            <text:p><text:s text:c="8"/></text:p>
            <text:p><text:s text:c="8"/></text:p>
            <text:p><text:s text:c="12"/>Michael Porter Sr. said that Bulls doctors performed a physical last week on his son, Michael Porter Jr. and that Chicago would share the medical information with all interested teams.</text:p>
            <text:p><text:s text:c="8"/></text:p>
            <text:p><text:s text:c="8"/></text:p>
            <text:p><text:s text:c="13"/>Porter Jr. was the top-ranked player in the country at this time last year, but had back surgery (a microdiscectomy of his L3-L4 spinal discs) in November, which obviously makes projecting his NBA future more complicated. Still, it's highly unlikely he slips out of the top-10. The fact that he is willing to share his physical with any team that asks would seem to imply that he is confident it proves he is now healthy.</text:p>
            <text:p><text:s text:c="8"/></text:p>
            <text:p><text:s text:c="8"/></text:p>
            <text:p><text:s text:c="13"/></text:p>
            <text:p><text:s text:c="14"/></text:p>
            <text:p><text:s text:c="13"/>Source: Chicago Tribune <text:s text:c="34"/>Jun 8 - 10: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Fizdale</text:p>
            <text:p><text:s text:c="17"/></text:p>
            <text:p><text:s text:c="17"/></text:p>
            <text:p><text:s text:c="22"/>- C - <text:s/>Knicks</text:p>
            <text:p><text:s text:c="16"/></text:p>
            <text:p><text:s text:c="17"/></text:p>
            <text:p><text:s text:c="12"/></text:p>
            <text:p><text:s text:c="8"/></text:p>
            <text:p><text:s text:c="8"/></text:p>
            <text:p><text:s text:c="8"/></text:p>
            <text:p><text:s text:c="12"/>The Knicks announced on Thursday that Keith Smart, Jud Buechler, Pat Sullivan and Royal Ivey had been hired as assistant coaches.</text:p>
            <text:p><text:s text:c="8"/></text:p>
            <text:p><text:s text:c="8"/></text:p>
            <text:p><text:s text:c="13"/>Smart had worked for Fizdale during his previous stint as a head coach in Memphis. The others all have previous coaching experience in the league, but not directly under Fizdale.</text:p>
            <text:p><text:s text:c="8"/></text:p>
            <text:p><text:s text:c="8"/></text:p>
            <text:p><text:s text:c="13"/></text:p>
            <text:p><text:s text:c="14"/></text:p>
            <text:p><text:s text:c="13"/>Source: New York Post <text:s text:c="36"/>Jun 8 - 9: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aid it would be "a privilege" to play for the Celtics next year.</text:p>
            <text:p><text:s text:c="8"/></text:p>
            <text:p><text:s text:c="8"/></text:p>
            <text:p><text:s text:c="13"/>He did add that he would like a "big role" on the team. "I want more of a role and I want to be able to contribute to the team more," Baynes said. "That’s always one of those big things. That was one of the big reasons for coming here. And then how the family is. You definitely have to look out for them. And also just the living situation." Baynes showed up big time in the postseason and was a key part of the Philly series, so the Celtics make a lot of sense.</text:p>
            <text:p><text:s text:c="8"/></text:p>
            <text:p><text:s text:c="8"/></text:p>
            <text:p><text:s text:c="13"/></text:p>
            <text:p><text:s text:c="14"/></text:p>
            <text:p><text:s text:c="13"/>Source: Boston Globe <text:s text:c="37"/>Jun 7 - 8: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told ESPN's Rachel Nichols on Thursday that he will re-sign with the Warriors this summer.</text:p>
            <text:p><text:s text:c="8"/></text:p>
            <text:p><text:s text:c="8"/></text:p>
            <text:p><text:s text:c="13"/>"I'm planning on staying with the Warriors, and we'll figure the rest out," Durant said, before adding that only the "small details" remained to be figured out. KD had one of the best Finals games ever on Wednesday, and LeBron James spent a go portion of his time with the press discussing how Durant has been such a difference maker. KD has taken a pay cut before, so maybe he does again this summer.</text:p>
            <text:p><text:s text:c="8"/></text:p>
            <text:p><text:s text:c="8"/></text:p>
            <text:p><text:s text:c="13"/></text:p>
            <text:p><text:s text:c="14"/></text:p>
            <text:p><text:s text:c="13"/>Source: ESPN.com <text:s text:c="41"/>Jun 7 - 8: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Holiday</text:p>
            <text:p><text:s text:c="17"/></text:p>
            <text:p><text:s text:c="17"/></text:p>
            <text:p><text:s text:c="22"/>- G - <text:s/>Player</text:p>
            <text:p><text:s text:c="16"/></text:p>
            <text:p><text:s text:c="17"/></text:p>
            <text:p><text:s text:c="12"/></text:p>
            <text:p><text:s text:c="8"/></text:p>
            <text:p><text:s text:c="8"/></text:p>
            <text:p><text:s text:c="8"/></text:p>
            <text:p><text:s text:c="12"/>Aaron Holiday had his second workout with the Suns on Thursday.</text:p>
            <text:p><text:s text:c="8"/></text:p>
            <text:p><text:s text:c="8"/></text:p>
            <text:p><text:s text:c="13"/>With the Suns almost certainly taking DeAndre Ayton at No. 1, general manager Ryan McDonough has hinted the Suns will likely look for help at guard at No. 16. Holiday is a defense-first point guard, which the Suns desperately need after ranking dead last in defense last season and in the bottom five in each of the last three. Holiday could possibly compete with Tyler Ulis for the starting job.</text:p>
            <text:p><text:s text:c="8"/></text:p>
            <text:p><text:s text:c="8"/></text:p>
            <text:p><text:s text:c="13"/>Related: Suns</text:p>
            <text:p><text:s text:c="14"/></text:p>
            <text:p><text:s text:c="13"/>Source: AZ Central <text:s text:c="39"/>Jun 7 - 7: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ae Young</text:p>
            <text:p><text:s text:c="17"/></text:p>
            <text:p><text:s text:c="17"/></text:p>
            <text:p><text:s text:c="22"/>- G - <text:s/>Player</text:p>
            <text:p><text:s text:c="16"/></text:p>
            <text:p><text:s text:c="17"/></text:p>
            <text:p><text:s text:c="12"/></text:p>
            <text:p><text:s text:c="8"/></text:p>
            <text:p><text:s text:c="8"/></text:p>
            <text:p><text:s text:c="8"/></text:p>
            <text:p><text:s text:c="12"/>Trae Young had a pre-draft workout with the Magic on Thursday.</text:p>
            <text:p><text:s text:c="8"/></text:p>
            <text:p><text:s text:c="8"/></text:p>
            <text:p><text:s text:c="13"/>He said he knows most of the team in Orlando and said he played against Jonathan Isaac in AAU games. Young would make sense at No. 6 for the Magic, and the OU product said he thinks he can come in and help. General manager John Hammond is known for being obsessed with length from his Milwaukee days, so Young being the smallest top prospect could mean the Magic will look elsewhere. Additionally, Hammond did have dinner with Young on Wednesday night.</text:p>
            <text:p><text:s text:c="8"/></text:p>
            <text:p><text:s text:c="8"/></text:p>
            <text:p><text:s text:c="13"/></text:p>
            <text:p><text:s text:c="14"/></text:p>
            <text:p><text:s text:c="13"/>Source: Magic on Twitter <text:s text:c="33"/>Jun 7 - 6: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right lower limb contusion) is listed as probable for Game 4 on Friday.</text:p>
            <text:p><text:s text:c="8"/></text:p>
            <text:p><text:s text:c="8"/></text:p>
            <text:p><text:s text:c="13"/>This is a separate injury from what had him sidelined for the six games leading up to Game 3, but it shouldn't cause him any problems. Iguodala played 22 minutes in Game 3 and had plenty of bounce in a late fourth quarter dunk over Tristan Thompson.</text:p>
            <text:p><text:s text:c="8"/></text:p>
            <text:p><text:s text:c="8"/></text:p>
            <text:p><text:s text:c="13"/></text:p>
            <text:p><text:s text:c="14"/></text:p>
            <text:p><text:s text:c="13"/>Source: Warriors PR on Twitter <text:s text:c="27"/>Jun 7 - 5: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had no limp on Thursday and said he has "no issues" holding him back from playing in Game 4 on Friday.</text:p>
            <text:p><text:s text:c="8"/></text:p>
            <text:p><text:s text:c="8"/></text:p>
            <text:p><text:s text:c="13"/>He went to the locker room during the second quarter and some were reporting a noticeable limp, but he returned and logged a total of 22 minutes. Iguodala also took on the heavy load of guarding LeBron James. In the final two minutes, he had a monster dunk over Tristan Thompson that really eliminated any doubt of his status for Game 4.</text:p>
            <text:p><text:s text:c="8"/></text:p>
            <text:p><text:s text:c="8"/></text:p>
            <text:p><text:s text:c="13"/></text:p>
            <text:p><text:s text:c="14"/></text:p>
            <text:p><text:s text:c="13"/>Source: San Jose Mercury News <text:s text:c="28"/>Jun 7 - 4: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Porter Jr.</text:p>
            <text:p><text:s text:c="17"/></text:p>
            <text:p><text:s text:c="17"/></text:p>
            <text:p><text:s text:c="22"/>- F - <text:s/>Player</text:p>
            <text:p><text:s text:c="16"/></text:p>
            <text:p><text:s text:c="17"/></text:p>
            <text:p><text:s text:c="12"/></text:p>
            <text:p><text:s text:c="8"/></text:p>
            <text:p><text:s text:c="8"/></text:p>
            <text:p><text:s text:c="8"/></text:p>
            <text:p><text:s text:c="12"/>The Kings will attend Michael Porter Jr.’s pro day in Chicago on Friday.</text:p>
            <text:p><text:s text:c="8"/></text:p>
            <text:p><text:s text:c="8"/></text:p>
            <text:p><text:s text:c="13"/>The team will also look at Porter Jr. a second time next week for another workout in Chicago. Porter is this year's mystery man in the draft based on how he could go as high as two or even fall out of the top 10 due to his injury history. The Kings could also look to move down to take him, especially with how they won't pick in the first round next year.</text:p>
            <text:p><text:s text:c="8"/></text:p>
            <text:p><text:s text:c="8"/></text:p>
            <text:p><text:s text:c="13"/></text:p>
            <text:p><text:s text:c="14"/></text:p>
            <text:p><text:s text:c="13"/>Source: James Ham on Twitter <text:s text:c="29"/>Jun 7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an Colangelo</text:p>
            <text:p><text:s text:c="17"/></text:p>
            <text:p><text:s text:c="17"/></text:p>
            <text:p><text:s text:c="22"/>- C - <text:s/>76ers</text:p>
            <text:p><text:s text:c="16"/></text:p>
            <text:p><text:s text:c="17"/></text:p>
            <text:p><text:s text:c="12"/></text:p>
            <text:p><text:s text:c="8"/></text:p>
            <text:p><text:s text:c="8"/></text:p>
            <text:p><text:s text:c="8"/></text:p>
            <text:p><text:s text:c="12"/>President of Basketball Operations Bryan Colangelo and the 76ers have agreed to part ways.</text:p>
            <text:p><text:s text:c="8"/></text:p>
            <text:p><text:s text:c="8"/></text:p>
            <text:p><text:s text:c="13"/>The 76ers will hold a press conference later this afternoon to make it official. This was the expected outcome after Colangelo and his wife were linked to several burner accounts criticizing players, coaches and front office executives. According to the 76ers, their investigation "revealed substantial evidence that Mr. Colangelo was the source of sensitive, non-public, club-related information contained in certain posts to the Twitter accounts." While the 76ers search for a replacement, head coach Brett Brown will oversee basketball operations.</text:p>
            <text:p><text:s text:c="8"/></text:p>
            <text:p><text:s text:c="8"/></text:p>
            <text:p><text:s text:c="13"/></text:p>
            <text:p><text:s text:c="14"/></text:p>
            <text:p><text:s text:c="13"/>Source: Derek Bodner on Twitter <text:s text:c="26"/>Jun 7 - 12: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Bucks head coach Mike Budenholzer is bringing over five of his assistant coaches from the Hawks.</text:p>
            <text:p><text:s text:c="8"/></text:p>
            <text:p><text:s text:c="8"/></text:p>
            <text:p><text:s text:c="13"/>Darvin Ham, Taylor Jenkins, Ben Sullivan, Patrick St. Andrews and Charles Lee will be joining Budenholzer's staff. Sean Sweeney, who has been with the Bucks since 2014, will remain on the coaching staff.</text:p>
            <text:p><text:s text:c="8"/></text:p>
            <text:p><text:s text:c="8"/></text:p>
            <text:p><text:s text:c="13"/></text:p>
            <text:p><text:s text:c="14"/></text:p>
            <text:p><text:s text:c="13"/>Source: AJC <text:s text:c="46"/>Jun 7 - 10: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neth Faried</text:p>
            <text:p><text:s text:c="17"/></text:p>
            <text:p><text:s text:c="17"/></text:p>
            <text:p><text:s text:c="22"/>- F/C - <text:s/>Nuggets</text:p>
            <text:p><text:s text:c="16"/></text:p>
            <text:p><text:s text:c="17"/></text:p>
            <text:p><text:s text:c="12"/></text:p>
            <text:p><text:s text:c="8"/></text:p>
            <text:p><text:s text:c="8"/></text:p>
            <text:p><text:s text:c="8"/></text:p>
            <text:p><text:s text:c="12"/>Nuggets President of Basketball Operations Tim Connelly said he's willing to use the stretch provision this summer to clear up cap space.</text:p>
            <text:p><text:s text:c="8"/></text:p>
            <text:p><text:s text:c="8"/></text:p>
            <text:p><text:s text:c="13"/>If the Nuggets give Nikola Jokic the max and Darrell Arthur and Wilson Chandler pick up their player options, Denver will be over $9M in the luxury tax. This doesn't even account for free agents Will Barton and Torrey Craig, so the Nuggets will have to get creative. Two obvious candidates for the stretch provision are Kenneth Faried and Arthur, and that basically means that the Nuggets could waive one of them and pay their salary over a period of three years as opposed to one.</text:p>
            <text:p><text:s text:c="8"/></text:p>
            <text:p><text:s text:c="8"/></text:p>
            <text:p><text:s text:c="13"/></text:p>
            <text:p><text:s text:c="14"/></text:p>
            <text:p><text:s text:c="13"/>Source: Mile High Sports <text:s text:c="33"/>Jun 7 - 10: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vin Gentry</text:p>
            <text:p><text:s text:c="17"/></text:p>
            <text:p><text:s text:c="17"/></text:p>
            <text:p><text:s text:c="22"/>- C - <text:s/>Pelicans</text:p>
            <text:p><text:s text:c="16"/></text:p>
            <text:p><text:s text:c="17"/></text:p>
            <text:p><text:s text:c="12"/></text:p>
            <text:p><text:s text:c="8"/></text:p>
            <text:p><text:s text:c="8"/></text:p>
            <text:p><text:s text:c="8"/></text:p>
            <text:p><text:s text:c="12"/>Pelicans coach Alvin Gentry has agreed to a two-year contract extension.</text:p>
            <text:p><text:s text:c="8"/></text:p>
            <text:p><text:s text:c="8"/></text:p>
            <text:p><text:s text:c="13"/>The Pelicans picked up his 2018-19 option right before the playoffs, so this will keep him under contract with the Pelicans through the 2020-21 season. According to Adrian Wojnarowski of ESPN, Gentry will receive a raise on his 2018-19 salary, a guaranteed contract for 2019-20 and a 2020-21 contract that will be performance-based. Gentry will look to build off an impressive campaign in which he led the Pelicans to a 6th place finish in the West with a 48-34 record.</text:p>
            <text:p><text:s text:c="8"/></text:p>
            <text:p><text:s text:c="8"/></text:p>
            <text:p><text:s text:c="13"/></text:p>
            <text:p><text:s text:c="14"/></text:p>
            <text:p><text:s text:c="13"/>Source: Adrian Wojnarowski on Twitter <text:s text:c="20"/>Jun 7 - 9: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truggled on Wednesday with 11 points on 3-of-16 shooting, adding six assists and five rebounds with a 1-of-10 mark from downtown.</text:p>
            <text:p><text:s text:c="8"/></text:p>
            <text:p><text:s text:c="8"/></text:p>
            <text:p><text:s text:c="13"/>The Warriors won anyway, taking a 3-0 lead in the Finals behind a strong game from Draymond Green and an MVP-caliber performance from Kevin Durant. Curry made nine 3-pointers in Game 2 of this series, the most in NBA Finals history, and Cleveland intentionally blanketed him defensively. Ty Lue and his coaching staff haven't found any winning solutions to the problems posed by Golden State, though, so it wouldn't be surprising to see the gameplan shift for Game 4.</text:p>
            <text:p><text:s text:c="8"/></text:p>
            <text:p><text:s text:c="8"/></text:p>
            <text:p><text:s text:c="13"/></text:p>
            <text:p><text:s text:c="14"/></text:p>
            <text:p><text:s text:c="13"/>Source: ESPN Stats &amp; Info on Twitter <text:s text:c="21"/>Jun 7 - 12: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stepped up during Game 3 on Wednesday, scoring 15 points on 7-of-11 shooting with six rebounds, two blocks and zero turnovers in 26 minutes.</text:p>
            <text:p><text:s text:c="8"/></text:p>
            <text:p><text:s text:c="8"/></text:p>
            <text:p><text:s text:c="13"/>Hood wasn't in the rotation for Games 1 and 2 but coach Ty Lue opted to use him ahead of struggling Jordan Clarkson (DNP-CD) tonight. He rewarded his coach's faith and gave Cleveland's second unit a big lift, while simultaneously thrilling DFS owners who plugged him into lineups as a cheap punt play. The defense left plenty to be desired but Cleveland needs his scoring and he should see 24+ minutes again on Friday.</text:p>
            <text:p><text:s text:c="8"/></text:p>
            <text:p><text:s text:c="8"/></text:p>
            <text:p><text:s text:c="13"/>Related: Jordan Clarkson</text:p>
            <text:p><text:s text:c="14"/></text:p>
            <text:p><text:s text:c="13"/>Jun 7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triple-doubled on Wednesday with 33 points (13-of-28 FGs, 6-of-7 FTs), 11 assists, 10 rebounds, two steals and two blocks, but it wasn't enough to avoid a Game 3 home defeat.</text:p>
            <text:p><text:s text:c="8"/></text:p>
            <text:p><text:s text:c="8"/></text:p>
            <text:p><text:s text:c="13"/>LBJ threw himself an impressive alley-oop in the first quarter which you can watch via the link below, and an ankle tweak prior to halftime didn't appear to hamper him. He wasn't as dominant as usual down the stretch of a must-win game, but there's no reason to think he'll be limited for a must-win home game on Friday. What he needs is added production from his teammates -- Rodney Hood and J.R. Smith reached double-digits, but Kevin Love scored most of his 20 points in the first half and the rest of the roster was vacant offensively.</text:p>
            <text:p><text:s text:c="8"/></text:p>
            <text:p><text:s text:c="8"/></text:p>
            <text:p><text:s text:c="13"/>Related: Rodney Hood, J.R. Smith, Kevin Love</text:p>
            <text:p><text:s text:c="14"/></text:p>
            <text:p><text:s text:c="13"/>Source: NBC Sports on Twitter <text:s text:c="28"/>Jun 6 - 1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leg bone bruise) returned on Wednesday with eight points, two rebounds, one assist and one steal in 22 minutes off the bench.</text:p>
            <text:p><text:s text:c="8"/></text:p>
            <text:p><text:s text:c="8"/></text:p>
            <text:p><text:s text:c="13"/>Iguodala missed six games with a left leg injury and wasn't moving with his normal fluidity prior to leaving the game with a right leg injury in the second quarter. He returned to finish the Warriors' 110-102 victory but as a simple precaution we'll list him as questionable for Game 4 on Friday. Given that the Warriors have a 3-0 lead in the series, they're unlikely to alter the starting lineup regardless of Iguodala's availability.</text:p>
            <text:p><text:s text:c="8"/></text:p>
            <text:p><text:s text:c="8"/></text:p>
            <text:p><text:s text:c="13"/>Related: JaVale McGee, Nick Young, Kevon Looney</text:p>
            <text:p><text:s text:c="14"/></text:p>
            <text:p><text:s text:c="13"/>Source: San Francisco Chronicle <text:s text:c="26"/>Jun 6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erupted for a career playoff-high 43 points during the Warriors' Game 3 victory on Wednesday, adding 13 rebounds, seven assists and one steal.</text:p>
            <text:p><text:s text:c="8"/></text:p>
            <text:p><text:s text:c="8"/></text:p>
            <text:p><text:s text:c="13"/>Durant torched every single-coverage matchup he saw and the Cavs simply didn't have an answer for him. He finished 15-of-23 from the field and 7-of-7 from the line, with a 6-of-9 mark from downtown. Steph Curry and Klay Thompson scored a combined 21 points on 7-of-27 shooting, and nobody else had more than 11 points for Golden State, which made Durant's epic performance even more critical. The Warriors now hold a 3-0 series lead with a potential closeout game looming on Friday.</text:p>
            <text:p><text:s text:c="8"/></text:p>
            <text:p><text:s text:c="8"/></text:p>
            <text:p><text:s text:c="13"/>Related: Stephen Curry, Klay Thompson</text:p>
            <text:p><text:s text:c="14"/></text:p>
            <text:p><text:s text:c="13"/>Jun 6 - 1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exited Wednesday's game in the second quarter, but he has since returned.</text:p>
            <text:p><text:s text:c="8"/></text:p>
            <text:p><text:s text:c="8"/></text:p>
            <text:p><text:s text:c="13"/>Initial reports are that Iguodala tweaked his right leg, not his pre-existing left leg bone bruise, and his speed return is encouraging. Check back after the game to see how he fared.</text:p>
            <text:p><text:s text:c="8"/></text:p>
            <text:p><text:s text:c="8"/></text:p>
            <text:p><text:s text:c="13"/></text:p>
            <text:p><text:s text:c="14"/></text:p>
            <text:p><text:s text:c="13"/>Source: Shams Charania on Twitter <text:s text:c="24"/>Jun 6 - 10: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bone bruise) will return for Game 3 of the Finals on Wednesday, according to ESPN's Chris Haynes.</text:p>
            <text:p><text:s text:c="8"/></text:p>
            <text:p><text:s text:c="8"/></text:p>
            <text:p><text:s text:c="13"/>The Cavs will stick with their starters from Game 2 no matter where Iguodala begins the game, according to Ty Lue. Iguodala gives the Warriors another elite defender to check LeBron James, and he should cut into the minutes of Nick Young and Shaun Livingston.</text:p>
            <text:p><text:s text:c="8"/></text:p>
            <text:p><text:s text:c="8"/></text:p>
            <text:p><text:s text:c="13"/>Related: Shaun Livingston, Nick Young</text:p>
            <text:p><text:s text:c="14"/></text:p>
            <text:p><text:s text:c="13"/>Source: Chris Haynes on Twitter <text:s text:c="26"/>Jun 6 - 7: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left ankle) is "doing fine" and will play in Game 3 on Wednesday, according to coach Steve Kerr.</text:p>
            <text:p><text:s text:c="8"/></text:p>
            <text:p><text:s text:c="8"/></text:p>
            <text:p><text:s text:c="13"/>Thompson only went through parts of Tuesday's practice, but that was a simple precaution. He dropped 20 points on 8-of-13 shooting on Sunday and will be ready to go as Golden State seeks a 3-0 advantage in the Finals. Elsewhere on the Warriors' injury report, Andre Iguodala (leg) is "likely" to play pending pre-game warmups.</text:p>
            <text:p><text:s text:c="8"/></text:p>
            <text:p><text:s text:c="8"/></text:p>
            <text:p><text:s text:c="13"/></text:p>
            <text:p><text:s text:c="14"/></text:p>
            <text:p><text:s text:c="13"/>Source: Conner Letourneau on Twitter <text:s text:c="21"/>Jun 6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rrey Craig</text:p>
            <text:p><text:s text:c="17"/></text:p>
            <text:p><text:s text:c="17"/></text:p>
            <text:p><text:s text:c="22"/>- F - <text:s/>Nuggets</text:p>
            <text:p><text:s text:c="16"/></text:p>
            <text:p><text:s text:c="17"/></text:p>
            <text:p><text:s text:c="12"/></text:p>
            <text:p><text:s text:c="8"/></text:p>
            <text:p><text:s text:c="8"/></text:p>
            <text:p><text:s text:c="8"/></text:p>
            <text:p><text:s text:c="12"/>Torrey Craig is reportedly receiving interest from "multiple NBA teams" as he heads into unrestricted free agency.</text:p>
            <text:p><text:s text:c="8"/></text:p>
            <text:p><text:s text:c="8"/></text:p>
            <text:p><text:s text:c="13"/>Craig was a 27-year-old rookie on a two-way contract this season, but he's drawn attention for his "energy and defense". It helps that he thrived in five starts with averages of 9.2 points on 59.3% shooting (47.1% from deep), 4.8 rebounds, 1.2 assists and 1.0 blocks, but he'd need an ideal situation to be drafted in deep fantasy leagues next season.</text:p>
            <text:p><text:s text:c="8"/></text:p>
            <text:p><text:s text:c="8"/></text:p>
            <text:p><text:s text:c="13"/></text:p>
            <text:p><text:s text:c="14"/></text:p>
            <text:p><text:s text:c="13"/>Source: Mile High Sports <text:s text:c="33"/>Jun 6 - 7: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me Udoka</text:p>
            <text:p><text:s text:c="17"/></text:p>
            <text:p><text:s text:c="17"/></text:p>
            <text:p><text:s text:c="22"/>- G/F - <text:s/>Nets</text:p>
            <text:p><text:s text:c="16"/></text:p>
            <text:p><text:s text:c="17"/></text:p>
            <text:p><text:s text:c="12"/></text:p>
            <text:p><text:s text:c="8"/></text:p>
            <text:p><text:s text:c="8"/></text:p>
            <text:p><text:s text:c="8"/></text:p>
            <text:p><text:s text:c="12"/>Spurs assistant Ime Udoka met with the Pistons on Wednesday about their vacant head coaching job.</text:p>
            <text:p><text:s text:c="8"/></text:p>
            <text:p><text:s text:c="8"/></text:p>
            <text:p><text:s text:c="13"/>Udoka met with team owner Tom Gores, which follows Gores' recent meetings with candidates Dwane Casey and Kenny Smith. The team's front office was reportedly "very impressed" with Casey and he's the apparent frontrunner for the position, having just led Toronto to a Conference-leading 59-win season.</text:p>
            <text:p><text:s text:c="8"/></text:p>
            <text:p><text:s text:c="8"/></text:p>
            <text:p><text:s text:c="13"/></text:p>
            <text:p><text:s text:c="14"/></text:p>
            <text:p><text:s text:c="13"/>Source: Vincent Goodwill on Twitter <text:s text:c="22"/>Jun 6 - 6: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an Colangelo</text:p>
            <text:p><text:s text:c="17"/></text:p>
            <text:p><text:s text:c="17"/></text:p>
            <text:p><text:s text:c="22"/>- C - <text:s/>76ers</text:p>
            <text:p><text:s text:c="16"/></text:p>
            <text:p><text:s text:c="17"/></text:p>
            <text:p><text:s text:c="12"/></text:p>
            <text:p><text:s text:c="8"/></text:p>
            <text:p><text:s text:c="8"/></text:p>
            <text:p><text:s text:c="8"/></text:p>
            <text:p><text:s text:c="12"/>According to John Clark of NBCS Philadelphia, the general belief within the 76ers organization is that it believes Bryan Colangelo's assertion he had no knowledge of the Twitter accounts, did not send the messages or had known the messages were being sent.</text:p>
            <text:p><text:s text:c="8"/></text:p>
            <text:p><text:s text:c="8"/></text:p>
            <text:p><text:s text:c="13"/>Well, there sure is a lot of evidence against him, and his wife is believed to be linked to multiple burner accounts. Given some of that information was private team info, this would be shocking to see the team keep Colangelo.</text:p>
            <text:p><text:s text:c="8"/></text:p>
            <text:p><text:s text:c="8"/></text:p>
            <text:p><text:s text:c="13"/></text:p>
            <text:p><text:s text:c="14"/></text:p>
            <text:p><text:s text:c="13"/>Source: NBCS Philadelphia <text:s text:c="32"/>Jun 6 - 5: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is not part of the Celtics’ plans for the Las Vegas summer league.</text:p>
            <text:p><text:s text:c="8"/></text:p>
            <text:p><text:s text:c="8"/></text:p>
            <text:p><text:s text:c="13"/>General manager Danny Ainge said the team knew after about 50 games that Tatum wouldn't play in summer league. "He just played in [99] games. I think it would be crazy to put him into the summer league," Ainge said. Tatum is going to start again next year, but he'll have to share some usage.</text:p>
            <text:p><text:s text:c="8"/></text:p>
            <text:p><text:s text:c="8"/></text:p>
            <text:p><text:s text:c="13"/></text:p>
            <text:p><text:s text:c="14"/></text:p>
            <text:p><text:s text:c="13"/>Source: Boston Herald <text:s text:c="36"/>Jun 6 - 4: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General manager Ryan McDonough said Marquese Chriss is a "young core player."</text:p>
            <text:p><text:s text:c="8"/></text:p>
            <text:p><text:s text:c="8"/></text:p>
            <text:p><text:s text:c="13"/>The GM also mentioned Josh Jackson and Devin Booker in this group. Chriss has been with the team during pre-draft workouts, and it seems very clear that he learned his lesson from his underproductive 2017 offseason. Chriss still has a lot to prove, but he's back on the right track.</text:p>
            <text:p><text:s text:c="8"/></text:p>
            <text:p><text:s text:c="8"/></text:p>
            <text:p><text:s text:c="13"/></text:p>
            <text:p><text:s text:c="14"/></text:p>
            <text:p><text:s text:c="13"/>Jun 6 - 3: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Ayton</text:p>
            <text:p><text:s text:c="17"/></text:p>
            <text:p><text:s text:c="17"/></text:p>
            <text:p><text:s text:c="22"/>- C - <text:s/>Player</text:p>
            <text:p><text:s text:c="16"/></text:p>
            <text:p><text:s text:c="17"/></text:p>
            <text:p><text:s text:c="12"/></text:p>
            <text:p><text:s text:c="8"/></text:p>
            <text:p><text:s text:c="8"/></text:p>
            <text:p><text:s text:c="8"/></text:p>
            <text:p><text:s text:c="12"/>DeAndre Ayton said he knows he is going No. 1 in the NBA Draft this month.</text:p>
            <text:p><text:s text:c="8"/></text:p>
            <text:p><text:s text:c="8"/></text:p>
            <text:p><text:s text:c="13"/>Ayton added that the Suns did not tell him that he is going No. 1, but he just knows he will be the first player off the board. He is not going to work out for any other team after his workout in Phoenix today, and he got to know the Suns players today. General manager Ryan McDonough said Ayton was impressive in his 1-on-0 workout and was making "shot after shot" in different game simulations. For now, the University of Arizona product is likely staying close to where he's been working out this summer.</text:p>
            <text:p><text:s text:c="8"/></text:p>
            <text:p><text:s text:c="8"/></text:p>
            <text:p><text:s text:c="13"/></text:p>
            <text:p><text:s text:c="14"/></text:p>
            <text:p><text:s text:c="13"/>Source: Scott Bordow on Twitter <text:s text:c="26"/>Jun 6 - 3: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Knight</text:p>
            <text:p><text:s text:c="17"/></text:p>
            <text:p><text:s text:c="17"/></text:p>
            <text:p><text:s text:c="22"/>- G - <text:s/>Suns</text:p>
            <text:p><text:s text:c="16"/></text:p>
            <text:p><text:s text:c="17"/></text:p>
            <text:p><text:s text:c="12"/></text:p>
            <text:p><text:s text:c="8"/></text:p>
            <text:p><text:s text:c="8"/></text:p>
            <text:p><text:s text:c="8"/></text:p>
            <text:p><text:s text:c="12"/>Brandon Knight (knee) was with the Suns during a pre-draft workout on Wednesday.</text:p>
            <text:p><text:s text:c="8"/></text:p>
            <text:p><text:s text:c="8"/></text:p>
            <text:p><text:s text:c="13"/>Most of the Suns players were in town for the DeAndre Ayton workout. Knight did not play at all last season, but he was traveling with the team as early as February. He should start ramping up his work after an ACL tear last summer.</text:p>
            <text:p><text:s text:c="8"/></text:p>
            <text:p><text:s text:c="8"/></text:p>
            <text:p><text:s text:c="13"/></text:p>
            <text:p><text:s text:c="14"/></text:p>
            <text:p><text:s text:c="13"/>Source: NBA.com <text:s text:c="42"/>Jun 6 - 3: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nny Smith</text:p>
            <text:p><text:s text:c="17"/></text:p>
            <text:p><text:s text:c="17"/></text:p>
            <text:p><text:s text:c="22"/>- G - <text:s/>Nets</text:p>
            <text:p><text:s text:c="16"/></text:p>
            <text:p><text:s text:c="17"/></text:p>
            <text:p><text:s text:c="12"/></text:p>
            <text:p><text:s text:c="8"/></text:p>
            <text:p><text:s text:c="8"/></text:p>
            <text:p><text:s text:c="8"/></text:p>
            <text:p><text:s text:c="12"/>The Pistons continue to do interviews and have TNT's Kenny Smith in its top tier of candidates meeting with owner Tom Gores, according to Marc Stein of the New York Times.</text:p>
            <text:p><text:s text:c="8"/></text:p>
            <text:p><text:s text:c="8"/></text:p>
            <text:p><text:s text:c="13"/>It sounds like Smith has a shot to take over in Detroit, but it's still believed that Dwane Casey is the favorite, according to Stein and other reports. Stein also added that John Beilein has withdrawn from the coaching search in Detroit. Smith would be an unconventional hire for the Pistons, but they've already shown their desperation since February.</text:p>
            <text:p><text:s text:c="8"/></text:p>
            <text:p><text:s text:c="8"/></text:p>
            <text:p><text:s text:c="13"/></text:p>
            <text:p><text:s text:c="14"/></text:p>
            <text:p><text:s text:c="13"/>Source: Marc Stein on Twitter <text:s text:c="28"/>Jun 6 - 2: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haire Smith</text:p>
            <text:p><text:s text:c="17"/></text:p>
            <text:p><text:s text:c="17"/></text:p>
            <text:p><text:s text:c="22"/>- G - <text:s/>Player</text:p>
            <text:p><text:s text:c="16"/></text:p>
            <text:p><text:s text:c="17"/></text:p>
            <text:p><text:s text:c="12"/></text:p>
            <text:p><text:s text:c="8"/></text:p>
            <text:p><text:s text:c="8"/></text:p>
            <text:p><text:s text:c="8"/></text:p>
            <text:p><text:s text:c="12"/>Zhaire Smith had a workout with the Nuggets on Wednesday.</text:p>
            <text:p><text:s text:c="8"/></text:p>
            <text:p><text:s text:c="8"/></text:p>
            <text:p><text:s text:c="13"/>Smith is an uber-athletic guard who put in averages of 11.3 points, 5.0 rebounds, 1.8 assists, 1.1 steals and 1.1 blocks per game on 55.6% shooting in his one-and-done season with Texas Tech, and he'll be right in Denver's range when they come on the board with the No. 14 pick in the 2018 draft. Smith is still a bit raw on the offensive end, but his raw athleticism and ability to always find the right spots on defense is what makes him such an alluring prospect.</text:p>
            <text:p><text:s text:c="8"/></text:p>
            <text:p><text:s text:c="8"/></text:p>
            <text:p><text:s text:c="13"/>Related: Nuggets</text:p>
            <text:p><text:s text:c="14"/></text:p>
            <text:p><text:s text:c="13"/>Source: Harrison Wind on Twitter <text:s text:c="25"/>Jun 6 - 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ayson Allen</text:p>
            <text:p><text:s text:c="17"/></text:p>
            <text:p><text:s text:c="17"/></text:p>
            <text:p><text:s text:c="22"/>- G - <text:s/>Player</text:p>
            <text:p><text:s text:c="16"/></text:p>
            <text:p><text:s text:c="17"/></text:p>
            <text:p><text:s text:c="12"/></text:p>
            <text:p><text:s text:c="8"/></text:p>
            <text:p><text:s text:c="8"/></text:p>
            <text:p><text:s text:c="8"/></text:p>
            <text:p><text:s text:c="12"/>Grayson Allen worked out for the 76ers on Wednesday.</text:p>
            <text:p><text:s text:c="8"/></text:p>
            <text:p><text:s text:c="8"/></text:p>
            <text:p><text:s text:c="13"/>Allen put in averages of 15.5 points, 4.6 dimes, 2.8 triples and 1.7 steals per game in his senior season with Duke, and the 76ers could look to him with the No. 26 overall pick in the 2018 NBA draft. Interestingly, Brian Colangelo was in attendance at Wednesday's workout, so maybe the 76ers front office has decided to stick with him despite Burner-gate.</text:p>
            <text:p><text:s text:c="8"/></text:p>
            <text:p><text:s text:c="8"/></text:p>
            <text:p><text:s text:c="13"/>Related: 76ers</text:p>
            <text:p><text:s text:c="14"/></text:p>
            <text:p><text:s text:c="13"/>Source: Keith Pompey on Twitter <text:s text:c="26"/>Jun 6 - 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The Pelicans would reportedly like to sign DeMarcus Cousins (Achilles) to a short-term deal this summer.</text:p>
            <text:p><text:s text:c="8"/></text:p>
            <text:p><text:s text:c="8"/></text:p>
            <text:p><text:s text:c="13"/>A full Achilles tear is nothing to shrug at, so it would be wise for the Pelicans front office to sign Cousins to a short-term, show-me type deal rather than awarding him a five-year, supermax contract this summer. The Mavericks have been reported to have interest in Cousins, but what they do on draft day could change how they view Cousins when free agency opens up on July 1. For what it's worth, Anthony Davis would like New Orleans to retain Boogie.</text:p>
            <text:p><text:s text:c="8"/></text:p>
            <text:p><text:s text:c="8"/></text:p>
            <text:p><text:s text:c="13"/>Related: Mavericks</text:p>
            <text:p><text:s text:c="14"/></text:p>
            <text:p><text:s text:c="13"/>Source: Sagar Trika on Twitter <text:s text:c="27"/>Jun 6 - 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will be a game-time decision for Wednesday's Game 3 in Cleveland.</text:p>
            <text:p><text:s text:c="8"/></text:p>
            <text:p><text:s text:c="8"/></text:p>
            <text:p><text:s text:c="13"/>Steve Kerr did say that there's a good chance we'll see Iguodala take the floor tonight, but the Dubs want him to go through his pregame routine before an official decision is made. Iggy could be dealing with a minutes limit if he does get back tonight, and he'd likely come off the bench, but his return to the rotation would help the Warriors' odds of pulling off a sweep in this year's Finals. Stay tuned.</text:p>
            <text:p><text:s text:c="8"/></text:p>
            <text:p><text:s text:c="8"/></text:p>
            <text:p><text:s text:c="13"/></text:p>
            <text:p><text:s text:c="14"/></text:p>
            <text:p><text:s text:c="13"/>Source: Tim Reynolds on Twitter <text:s text:c="26"/>Jun 6 - 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ne Casey</text:p>
            <text:p><text:s text:c="17"/></text:p>
            <text:p><text:s text:c="17"/></text:p>
            <text:p><text:s text:c="22"/>- C - <text:s/>Pistons</text:p>
            <text:p><text:s text:c="16"/></text:p>
            <text:p><text:s text:c="17"/></text:p>
            <text:p><text:s text:c="12"/></text:p>
            <text:p><text:s text:c="8"/></text:p>
            <text:p><text:s text:c="8"/></text:p>
            <text:p><text:s text:c="8"/></text:p>
            <text:p><text:s text:c="12"/>Dwane Casey reportedly met with Pistons' owner, Tom Gores, on Tuesday.</text:p>
            <text:p><text:s text:c="8"/></text:p>
            <text:p><text:s text:c="8"/></text:p>
            <text:p><text:s text:c="13"/>Additionally, Michigan coach John Beilein has officially withdrawn from consideration for the head coaching gig in Detroit, so right now, it looks like the job is Casey's for the taking. Casey ran some of the most inconsistent big man rotations in the league while he was at the helm in Toronto, so if he is hired by Detroit, that could be bad news for Blake Griffin and Andre Drummond.</text:p>
            <text:p><text:s text:c="8"/></text:p>
            <text:p><text:s text:c="8"/></text:p>
            <text:p><text:s text:c="13"/>Related: Pistons, Blake Griffin, Andre Drummond</text:p>
            <text:p><text:s text:c="14"/></text:p>
            <text:p><text:s text:c="13"/>Source: Adrian Wojnarowski on Twitter <text:s text:c="20"/>Jun 6 - 12: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The Rockets will reportedly aggressively pursue Paul George as an unrestricted free agent this summer.</text:p>
            <text:p><text:s text:c="8"/></text:p>
            <text:p><text:s text:c="8"/></text:p>
            <text:p><text:s text:c="13"/>George reportedly enjoyed his time in OKC this past season, but the Thunder were quickly bounced out of the first-round in the playoffs, and it's tough to see them doing much better next year based on the cap situation. PG-13 has also been linked to the Lakers, and he'll reportedly have a conversation with LeBron James later in July regarding the possibility of suiting up together in Los Angeles. Houston would give George the best shot at competing for a championship, though.</text:p>
            <text:p><text:s text:c="8"/></text:p>
            <text:p><text:s text:c="8"/></text:p>
            <text:p><text:s text:c="13"/>Related: LeBron James, Rockets, Lakers</text:p>
            <text:p><text:s text:c="14"/></text:p>
            <text:p><text:s text:c="13"/>Source: NBC Sports <text:s text:c="39"/>Jun 6 - 12: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Williams</text:p>
            <text:p><text:s text:c="17"/></text:p>
            <text:p><text:s text:c="17"/></text:p>
            <text:p><text:s text:c="22"/>- C - <text:s/>Player</text:p>
            <text:p><text:s text:c="16"/></text:p>
            <text:p><text:s text:c="17"/></text:p>
            <text:p><text:s text:c="12"/></text:p>
            <text:p><text:s text:c="8"/></text:p>
            <text:p><text:s text:c="8"/></text:p>
            <text:p><text:s text:c="8"/></text:p>
            <text:p><text:s text:c="12"/>Robert Williams has workouts scheduled with the Knicks, Bulls and Hornets.</text:p>
            <text:p><text:s text:c="8"/></text:p>
            <text:p><text:s text:c="8"/></text:p>
            <text:p><text:s text:c="13"/>Williams put in averages of 10.4 points, 9.2 boards and a whopping 2.6 swats per contest on 63.2% shooting in his sophomore season with Texas A&amp;M, and he's your prototypical big man in the modern NBA as an uber-athletic, 6-10, 240-pound big man with a 7-5 wingspan. He's an elite shot blocker and lob target, although he's not much of a scorer and does tend to bite on fakes. He's a boom-or-bust guy that is projected to go in the 7-13 range.</text:p>
            <text:p><text:s text:c="8"/></text:p>
            <text:p><text:s text:c="8"/></text:p>
            <text:p><text:s text:c="13"/>Related: Knicks, Hornets, Bulls</text:p>
            <text:p><text:s text:c="14"/></text:p>
            <text:p><text:s text:c="13"/>Source: Adrian Wojnarowski on Twitter <text:s text:c="20"/>Jun 6 - 12: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The Spurs have zero interest in trading away Kawhi Leonard, according to Adrian Wojnarowski of ESPN.</text:p>
            <text:p><text:s text:c="8"/></text:p>
            <text:p><text:s text:c="8"/></text:p>
            <text:p><text:s text:c="13"/>The Spurs maintain that there is no divide between Leonard and the front office, and Danny Green has echoed that sentiment during recent interviews. The 2017-18 season was a strange one for Leonard, who only managed to appear in a total of nine games due to an issue with his quad, but it seems unlikely that he'll be changing uniforms this summer.</text:p>
            <text:p><text:s text:c="8"/></text:p>
            <text:p><text:s text:c="8"/></text:p>
            <text:p><text:s text:c="13"/></text:p>
            <text:p><text:s text:c="14"/></text:p>
            <text:p><text:s text:c="13"/>Source: Fox San Antonio <text:s text:c="34"/>Jun 6 - 12: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fernee Simons</text:p>
            <text:p><text:s text:c="17"/></text:p>
            <text:p><text:s text:c="17"/></text:p>
            <text:p><text:s text:c="22"/>- G - <text:s/>Player</text:p>
            <text:p><text:s text:c="16"/></text:p>
            <text:p><text:s text:c="17"/></text:p>
            <text:p><text:s text:c="12"/></text:p>
            <text:p><text:s text:c="8"/></text:p>
            <text:p><text:s text:c="8"/></text:p>
            <text:p><text:s text:c="8"/></text:p>
            <text:p><text:s text:c="12"/>Anfernee Simons is scheduled to work out for the Jazz on Thursday.</text:p>
            <text:p><text:s text:c="8"/></text:p>
            <text:p><text:s text:c="8"/></text:p>
            <text:p><text:s text:c="13"/>Simons is one of the youngest players in the 2018 draft, and while he is a bit underdeveloped from a physical standpoint, he's loaded with upside, has a nice shooting stroke and is ridiculously athletic. The Jazz have the No. 21 pick in the upcoming draft, which would be a bit high for Simmons, but if they like what they see on Thursday they may consider moving down to nab him.</text:p>
            <text:p><text:s text:c="8"/></text:p>
            <text:p><text:s text:c="8"/></text:p>
            <text:p><text:s text:c="13"/>Related: Jazz</text:p>
            <text:p><text:s text:c="14"/></text:p>
            <text:p><text:s text:c="13"/>Source: Andy Larsen on Twitter <text:s text:c="27"/>Jun 6 - 11: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an Colangelo</text:p>
            <text:p><text:s text:c="17"/></text:p>
            <text:p><text:s text:c="17"/></text:p>
            <text:p><text:s text:c="22"/>- C - <text:s/>76ers</text:p>
            <text:p><text:s text:c="16"/></text:p>
            <text:p><text:s text:c="17"/></text:p>
            <text:p><text:s text:c="12"/></text:p>
            <text:p><text:s text:c="8"/></text:p>
            <text:p><text:s text:c="8"/></text:p>
            <text:p><text:s text:c="8"/></text:p>
            <text:p><text:s text:c="12"/>Philadelphia ownership met on Tuesday to discuss the future of current 76ers' GM, Bryan Colangelo, according to sources of Adrian Wojnarowski of ESPN.</text:p>
            <text:p><text:s text:c="8"/></text:p>
            <text:p><text:s text:c="8"/></text:p>
            <text:p><text:s text:c="13"/>The 76ers recently retained the lawfirm of Paul/Weiss to investigate Burner-gate, and the findings of that probe could necessitate Colangelo's firing. The investigators interviewed both Colangelo and his wife, Barbara, for several hours over the course of two days and the reporting right now suggests Barbara may have been the one who was doing the tweeting. Colangelo maintains he had no knowledge of the burner accounts, but management is "struggling" to separate BC from his wife.</text:p>
            <text:p><text:s text:c="8"/></text:p>
            <text:p><text:s text:c="8"/></text:p>
            <text:p><text:s text:c="13"/></text:p>
            <text:p><text:s text:c="14"/></text:p>
            <text:p><text:s text:c="13"/>Source: ESPN <text:s text:c="45"/>Jun 6 - 11: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ari Spellman</text:p>
            <text:p><text:s text:c="17"/></text:p>
            <text:p><text:s text:c="17"/></text:p>
            <text:p><text:s text:c="22"/>- F - <text:s/>Player</text:p>
            <text:p><text:s text:c="16"/></text:p>
            <text:p><text:s text:c="17"/></text:p>
            <text:p><text:s text:c="12"/></text:p>
            <text:p><text:s text:c="8"/></text:p>
            <text:p><text:s text:c="8"/></text:p>
            <text:p><text:s text:c="8"/></text:p>
            <text:p><text:s text:c="12"/>Omari Spellman will work out for the Hawks on Wednesday.</text:p>
            <text:p><text:s text:c="8"/></text:p>
            <text:p><text:s text:c="8"/></text:p>
            <text:p><text:s text:c="13"/>Spellman put in averages of 10.9 points, 8.0 boards, 1.6 triples and 1.5 blocks per game on 47.6% shooting during his one-and-done season with Villanova, and he could be an early-second-round option for Atlanta. Joining him in Wednesday's workout will be Alize Johnson, George King, Billy Preston, Jared Terrell and Thomas Welsh.</text:p>
            <text:p><text:s text:c="8"/></text:p>
            <text:p><text:s text:c="8"/></text:p>
            <text:p><text:s text:c="13"/></text:p>
            <text:p><text:s text:c="14"/></text:p>
            <text:p><text:s text:c="13"/>Source: KL Chouinard on Twitter <text:s text:c="26"/>Jun 5 - 5: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Holiday</text:p>
            <text:p><text:s text:c="17"/></text:p>
            <text:p><text:s text:c="17"/></text:p>
            <text:p><text:s text:c="22"/>- G - <text:s/>Player</text:p>
            <text:p><text:s text:c="16"/></text:p>
            <text:p><text:s text:c="17"/></text:p>
            <text:p><text:s text:c="12"/></text:p>
            <text:p><text:s text:c="8"/></text:p>
            <text:p><text:s text:c="8"/></text:p>
            <text:p><text:s text:c="8"/></text:p>
            <text:p><text:s text:c="12"/>Aaron Holiday will work out for the Nuggets on Tuesday.</text:p>
            <text:p><text:s text:c="8"/></text:p>
            <text:p><text:s text:c="8"/></text:p>
            <text:p><text:s text:c="13"/>Holiday put in averages of 20.3 points, 5.8 assists, 2.7 triples, 1.3 steals and 3.8 turnovers per game on 46.1% shooting in his final season with UCLA, and he could be a nice fit in Denver operating as Jamal Murray's backup. He's a solid defender, capable of creating his own shot and is fine playing off the ball, although if the Nuggets want him, they might consider trading down as No. 14 overall would be a slight reach for the third Holiday brother.</text:p>
            <text:p><text:s text:c="8"/></text:p>
            <text:p><text:s text:c="8"/></text:p>
            <text:p><text:s text:c="13"/>Related: Nuggets</text:p>
            <text:p><text:s text:c="14"/></text:p>
            <text:p><text:s text:c="13"/>Source: Harrison Wind on Twitter <text:s text:c="25"/>Jun 5 - 5: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Brown</text:p>
            <text:p><text:s text:c="17"/></text:p>
            <text:p><text:s text:c="17"/></text:p>
            <text:p><text:s text:c="22"/>- F - <text:s/>Player</text:p>
            <text:p><text:s text:c="16"/></text:p>
            <text:p><text:s text:c="17"/></text:p>
            <text:p><text:s text:c="12"/></text:p>
            <text:p><text:s text:c="8"/></text:p>
            <text:p><text:s text:c="8"/></text:p>
            <text:p><text:s text:c="8"/></text:p>
            <text:p><text:s text:c="12"/>Troy Brown will work out for the Nuggets on Wednesday.</text:p>
            <text:p><text:s text:c="8"/></text:p>
            <text:p><text:s text:c="8"/></text:p>
            <text:p><text:s text:c="13"/>Zhaire Smith will also be in attendance at Wednesday's workout, and both these guys could be options for Denver when they come on the board with the No. 14 overall selection in the 2018 NBA draft. Both Brown and Smith are uber-athletic, defensive-minded wing players, but Brown is a bit less polished on the offensive end of the floor.</text:p>
            <text:p><text:s text:c="8"/></text:p>
            <text:p><text:s text:c="8"/></text:p>
            <text:p><text:s text:c="13"/>Related: Zhaire Smith, Nuggets</text:p>
            <text:p><text:s text:c="14"/></text:p>
            <text:p><text:s text:c="13"/>Source: Harrison Wind on Twitter <text:s text:c="25"/>Jun 5 - 5: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Luka Doncic put up 14 points, seven rebounds, seven assists and two blocks in Tuesday's 92-83 win over Gran Canaria.</text:p>
            <text:p><text:s text:c="8"/></text:p>
            <text:p><text:s text:c="8"/></text:p>
            <text:p><text:s text:c="13"/>Doncic really put his playmaking skills on display in this one, and interestingly, Kings' GM Vlade Divac and owner Vivek Ranadine were in attendance. There have been rumors that the Kings were looking to pass on Doncic, but perhaps he put the odds in his favor of going No. 2 overall in the 2018 draft after Tuesday's solid outing. Either way, he's a lock to go within the top-5 on draft day and he has the skills to be fantasy-relevant during his rookie season.</text:p>
            <text:p><text:s text:c="8"/></text:p>
            <text:p><text:s text:c="8"/></text:p>
            <text:p><text:s text:c="13"/>Related: Kings</text:p>
            <text:p><text:s text:c="14"/></text:p>
            <text:p><text:s text:c="13"/>Jun 5 - 5: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Steve Kerr said that Andre Iguodala (leg) is "doing better" and that Iguodala has been upgraded to questionable for Game 3 vs. Cleveland.</text:p>
            <text:p><text:s text:c="8"/></text:p>
            <text:p><text:s text:c="8"/></text:p>
            <text:p><text:s text:c="13"/>Iguodala, who has been sidelined since Game 3 of the Western Conference Finals, has been making solid progress of late. On Monday, Kerr said that Iggy had been "pain-free" over the past few days. The Warriors already have a healthy 2-0 lead on the Cavs, and the addition of Iguodala, a former Finals MVP, to their lineup would give them another stout defender to throw at LeBron James. He's set to go through a full practice on Tuesday, so things are trending in a positive direction.</text:p>
            <text:p><text:s text:c="8"/></text:p>
            <text:p><text:s text:c="8"/></text:p>
            <text:p><text:s text:c="13"/></text:p>
            <text:p><text:s text:c="14"/></text:p>
            <text:p><text:s text:c="13"/>Source: Mark Medina on Twitter <text:s text:c="27"/>Jun 5 - 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ai Ujiri</text:p>
            <text:p><text:s text:c="17"/></text:p>
            <text:p><text:s text:c="17"/></text:p>
            <text:p><text:s text:c="22"/>- C - <text:s/>Raptors</text:p>
            <text:p><text:s text:c="16"/></text:p>
            <text:p><text:s text:c="17"/></text:p>
            <text:p><text:s text:c="12"/></text:p>
            <text:p><text:s text:c="8"/></text:p>
            <text:p><text:s text:c="8"/></text:p>
            <text:p><text:s text:c="8"/></text:p>
            <text:p><text:s text:c="12"/>Raptors president Masai Ujiri interviewed Sarunas Jasikevicius for the franchise's head-coaching job.</text:p>
            <text:p><text:s text:c="8"/></text:p>
            <text:p><text:s text:c="8"/></text:p>
            <text:p><text:s text:c="13"/>Jasikevicius, who played collegiately in the U.S. at the University of Maryland, led Zalgiris of Lithuania to the EuroLeague Final Four this season. Jasikevicius also played briefly with the Pacers and Warriors in the NBA. Per Adrian Wojnarowski, the Raps are "still seriously considering assistant coach Nick Nurse, Spurs assistants Ettore Messina and Ime Udoka."</text:p>
            <text:p><text:s text:c="8"/></text:p>
            <text:p><text:s text:c="8"/></text:p>
            <text:p><text:s text:c="13"/></text:p>
            <text:p><text:s text:c="14"/></text:p>
            <text:p><text:s text:c="13"/>Source: ESPN.com <text:s text:c="41"/>Jun 5 - 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Cavs coach Ty Lue said he plans to play Rodney Hood in Game 3 on Wednesday night.</text:p>
            <text:p><text:s text:c="8"/></text:p>
            <text:p><text:s text:c="8"/></text:p>
            <text:p><text:s text:c="13"/>"We're going to give Rodney [Hood] a chance, see how he does," said Lue after practice on Tuesday. Jordan Clarkson has been awful of late, averaging just 2.0 points (on 20 percent shooting) and 0.3 assists in 11.5 minutes over Cleveland's last three games. Hood has struggled this postseason as well, but the Cavs really have nothing to lose by giving him a shot, as Clarkson was a net negative.</text:p>
            <text:p><text:s text:c="8"/></text:p>
            <text:p><text:s text:c="8"/></text:p>
            <text:p><text:s text:c="13"/>Related: Jordan Clarkson</text:p>
            <text:p><text:s text:c="14"/></text:p>
            <text:p><text:s text:c="13"/>Source: Connor Letourneau ‏ on Twitter <text:s text:c="13"/>Jun 5 - 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ayson Allen</text:p>
            <text:p><text:s text:c="17"/></text:p>
            <text:p><text:s text:c="17"/></text:p>
            <text:p><text:s text:c="22"/>- G - <text:s/>Player</text:p>
            <text:p><text:s text:c="16"/></text:p>
            <text:p><text:s text:c="17"/></text:p>
            <text:p><text:s text:c="12"/></text:p>
            <text:p><text:s text:c="8"/></text:p>
            <text:p><text:s text:c="8"/></text:p>
            <text:p><text:s text:c="8"/></text:p>
            <text:p><text:s text:c="12"/>Grayson Allen is "very much in consideration" for the Jazz with their No. 21 pick, according to Tony Jones of The Salt Lake Tribune.</text:p>
            <text:p><text:s text:c="8"/></text:p>
            <text:p><text:s text:c="8"/></text:p>
            <text:p><text:s text:c="13"/>Allen, who excelled at the NBA's combine in Chicago last month, worked out for Utah on Monday. Most pundits have predicted Allen coming off the board early in the second round, so 21st overall would likely be viewed as a bit of a reach. Aaron Holiday, Jalen Brunson and Khyri Thomas also worked out for Utah on Monday. The Jazz say they are considering all four at No. 21, per Jones.</text:p>
            <text:p><text:s text:c="8"/></text:p>
            <text:p><text:s text:c="8"/></text:p>
            <text:p><text:s text:c="13"/></text:p>
            <text:p><text:s text:c="14"/></text:p>
            <text:p><text:s text:c="13"/>Source: Salt Lake Tribune <text:s text:c="32"/>Jun 5 - 12: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J. McDaniels</text:p>
            <text:p><text:s text:c="17"/></text:p>
            <text:p><text:s text:c="17"/></text:p>
            <text:p><text:s text:c="22"/>- G/F - <text:s/>Rockets</text:p>
            <text:p><text:s text:c="16"/></text:p>
            <text:p><text:s text:c="17"/></text:p>
            <text:p><text:s text:c="12"/></text:p>
            <text:p><text:s text:c="8"/></text:p>
            <text:p><text:s text:c="8"/></text:p>
            <text:p><text:s text:c="8"/></text:p>
            <text:p><text:s text:c="12"/>K.J. McDaniels is one of the veteran free agents working out for the Blazers this week.</text:p>
            <text:p><text:s text:c="8"/></text:p>
            <text:p><text:s text:c="8"/></text:p>
            <text:p><text:s text:c="13"/>McDaniels appeared in 20 games for the Nets in 2016-17 and averaged 6.3 points and 2.6 rebounds in 14.7 minutes. However, he was unable to land a roster spot in the NBA last season, and ended up spending time in the G-League.</text:p>
            <text:p><text:s text:c="8"/></text:p>
            <text:p><text:s text:c="8"/></text:p>
            <text:p><text:s text:c="13"/></text:p>
            <text:p><text:s text:c="14"/></text:p>
            <text:p><text:s text:c="13"/>Source: Alex Kennedy on Twotter <text:s text:c="26"/>Jun 5 - 12: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s father, former Lakers player Mychal Thompson, said that Klay will likely wait until 2019 to sign a new contract with the Warriors.</text:p>
            <text:p><text:s text:c="8"/></text:p>
            <text:p><text:s text:c="8"/></text:p>
            <text:p><text:s text:c="13"/>Klay is eligible to sign an extension this summer for approximately $102 million over five years. However, if he lets his current contract expire in July of 2019, he will be able to then sign a new deal for roughly $188 million over five years. "Klay definitely wants to play his whole career in Golden State and the Bay Area — there’s no question about that," said Mychal. "He loves it up there … loves the fans. But let’s just say that negotiations will probably continue in the summer of ’19."</text:p>
            <text:p><text:s text:c="8"/></text:p>
            <text:p><text:s text:c="8"/></text:p>
            <text:p><text:s text:c="13"/></text:p>
            <text:p><text:s text:c="14"/></text:p>
            <text:p><text:s text:c="13"/>Source: NBC Sports <text:s text:c="39"/>Jun 5 - 1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The Rockets will likely need to offer Chris Paul a max contract if they want to re-sign him, according to Adrian Wojnarowski of ESPN.</text:p>
            <text:p><text:s text:c="8"/></text:p>
            <text:p><text:s text:c="8"/></text:p>
            <text:p><text:s text:c="13"/>Woj, speaking on his podcast, said: "When the Rockets made that deal for Chris Paul, knowing they would re-sign him, they made a conscious decision that they were gonna have to live with [paying him] $46, $47 million a year salary when he’s not nearly the player anymore in his late 30's." Wojnarowski added that CP3 "didn’t turn down $200 million from the Clippers because he thought that somehow the Rockets were gonna talk him into saving them luxury tax money. I don’t imagine it playing out that way."</text:p>
            <text:p><text:s text:c="8"/></text:p>
            <text:p><text:s text:c="8"/></text:p>
            <text:p><text:s text:c="13"/></text:p>
            <text:p><text:s text:c="14"/></text:p>
            <text:p><text:s text:c="13"/>Source: ClutchPoints.com <text:s text:c="33"/>Jun 5 - 1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ndell Carter</text:p>
            <text:p><text:s text:c="17"/></text:p>
            <text:p><text:s text:c="17"/></text:p>
            <text:p><text:s text:c="22"/>- F/C - <text:s/>Player</text:p>
            <text:p><text:s text:c="16"/></text:p>
            <text:p><text:s text:c="17"/></text:p>
            <text:p><text:s text:c="12"/></text:p>
            <text:p><text:s text:c="8"/></text:p>
            <text:p><text:s text:c="8"/></text:p>
            <text:p><text:s text:c="8"/></text:p>
            <text:p><text:s text:c="12"/>Wendell Carter has an individual workout scheduled with the Knicks.</text:p>
            <text:p><text:s text:c="8"/></text:p>
            <text:p><text:s text:c="8"/></text:p>
            <text:p><text:s text:c="13"/>Carter averaged 13.5 points, 9.1 rebounds and 2.1 blocks in 26.8 minutes for Duke last season. He is commonly projected to land somewhere between six and ten in the upcoming draft, so the Knicks, who will draft ninth, are certainly a possibility. The issue for New York is attempting to predict how Carter would fit in alongside Kristaps Porzingis, as KP will likely shift to center full-time in the near future.</text:p>
            <text:p><text:s text:c="8"/></text:p>
            <text:p><text:s text:c="8"/></text:p>
            <text:p><text:s text:c="13"/></text:p>
            <text:p><text:s text:c="14"/></text:p>
            <text:p><text:s text:c="13"/>Source: New York Daily News <text:s text:c="30"/>Jun 5 - 10: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ae Young</text:p>
            <text:p><text:s text:c="17"/></text:p>
            <text:p><text:s text:c="17"/></text:p>
            <text:p><text:s text:c="22"/>- G - <text:s/>Player</text:p>
            <text:p><text:s text:c="16"/></text:p>
            <text:p><text:s text:c="17"/></text:p>
            <text:p><text:s text:c="12"/></text:p>
            <text:p><text:s text:c="8"/></text:p>
            <text:p><text:s text:c="8"/></text:p>
            <text:p><text:s text:c="8"/></text:p>
            <text:p><text:s text:c="12"/>Knicks president Steve Mills said he is intrigued by Trae Young who "has the chance to be a special player."</text:p>
            <text:p><text:s text:c="8"/></text:p>
            <text:p><text:s text:c="8"/></text:p>
            <text:p><text:s text:c="13"/>Trae Young dined with the Knicks front office on Monday night and will work out for the team in an individual session on Tuesday. "He’s a little bit bigger than he looked on the court — a little bit bigger — but he’s an intriguing talent," said Mills. "You look at what [Young] did with the players he had around him and what he was doing at the start of the season, you have to say this guy has the chance to be a special player." Young will likely be off the board when the Knicks are on the clock at No. 9, but if he falls, he will very much be in consideration.</text:p>
            <text:p><text:s text:c="8"/></text:p>
            <text:p><text:s text:c="8"/></text:p>
            <text:p><text:s text:c="13"/></text:p>
            <text:p><text:s text:c="14"/></text:p>
            <text:p><text:s text:c="13"/>Source: New York Daily News <text:s text:c="30"/>Jun 5 - 9: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y Williams</text:p>
            <text:p><text:s text:c="17"/></text:p>
            <text:p><text:s text:c="17"/></text:p>
            <text:p><text:s text:c="22"/>- F - <text:s/>76ers</text:p>
            <text:p><text:s text:c="16"/></text:p>
            <text:p><text:s text:c="17"/></text:p>
            <text:p><text:s text:c="12"/></text:p>
            <text:p><text:s text:c="8"/></text:p>
            <text:p><text:s text:c="8"/></text:p>
            <text:p><text:s text:c="8"/></text:p>
            <text:p><text:s text:c="12"/>Monty Williams has agreed to a deal to join Philly's coaching staff.</text:p>
            <text:p><text:s text:c="8"/></text:p>
            <text:p><text:s text:c="8"/></text:p>
            <text:p><text:s text:c="13"/>He's been in talks with the 76ers for about a week and will become the lead assistant on Brett Brown's staff. Williams recently worked for San Antonio's front office and was the Pelicans' head coach from 2011-15.</text:p>
            <text:p><text:s text:c="8"/></text:p>
            <text:p><text:s text:c="8"/></text:p>
            <text:p><text:s text:c="13"/></text:p>
            <text:p><text:s text:c="14"/></text:p>
            <text:p><text:s text:c="13"/>Source: Adrian Wojnarowski on Twitter <text:s text:c="20"/>Jun 4 - 8: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ne Casey</text:p>
            <text:p><text:s text:c="17"/></text:p>
            <text:p><text:s text:c="17"/></text:p>
            <text:p><text:s text:c="22"/>- C - <text:s/>Pistons</text:p>
            <text:p><text:s text:c="16"/></text:p>
            <text:p><text:s text:c="17"/></text:p>
            <text:p><text:s text:c="12"/></text:p>
            <text:p><text:s text:c="8"/></text:p>
            <text:p><text:s text:c="8"/></text:p>
            <text:p><text:s text:c="8"/></text:p>
            <text:p><text:s text:c="12"/>Detroit management is reportedly interested in "further conversations" with former Raptors head coach Dwane Casey and Michigan coach John Beilein.</text:p>
            <text:p><text:s text:c="8"/></text:p>
            <text:p><text:s text:c="8"/></text:p>
            <text:p><text:s text:c="13"/>Both coaches have already met with the franchise, so it looks like the final decision will come down to these two, with Casey being the favorite to land the gig. The Pistons have a lot of money owed ($113.6 million) to a not so great roster next season, so it could be tough for the new coach to break the playoff drought.</text:p>
            <text:p><text:s text:c="8"/></text:p>
            <text:p><text:s text:c="8"/></text:p>
            <text:p><text:s text:c="13"/>Related: Pistons</text:p>
            <text:p><text:s text:c="14"/></text:p>
            <text:p><text:s text:c="13"/>Source: Adrian Wojnarowski on Twitter <text:s text:c="20"/>Jun 4 - 6: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fernee Simons</text:p>
            <text:p><text:s text:c="17"/></text:p>
            <text:p><text:s text:c="17"/></text:p>
            <text:p><text:s text:c="22"/>- G - <text:s/>Player</text:p>
            <text:p><text:s text:c="16"/></text:p>
            <text:p><text:s text:c="17"/></text:p>
            <text:p><text:s text:c="12"/></text:p>
            <text:p><text:s text:c="8"/></text:p>
            <text:p><text:s text:c="8"/></text:p>
            <text:p><text:s text:c="8"/></text:p>
            <text:p><text:s text:c="12"/>Anfernee Simons has a workout scheduled with the Clippers.</text:p>
            <text:p><text:s text:c="8"/></text:p>
            <text:p><text:s text:c="8"/></text:p>
            <text:p><text:s text:c="13"/>Simons is taking an alternative route to the NBA, opting to train at the IMG Academy after high school rather than gain clout via the college route. He's loaded with athleticism, is capable of creating his own shot off and has a nice shooting stroke, but it's unlikely he'll be able to contribute much to the fantasy hoops world during his rookie season.</text:p>
            <text:p><text:s text:c="8"/></text:p>
            <text:p><text:s text:c="8"/></text:p>
            <text:p><text:s text:c="13"/></text:p>
            <text:p><text:s text:c="14"/></text:p>
            <text:p><text:s text:c="13"/>Source: Brad Turner on Twitter <text:s text:c="27"/>Jun 4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al Bridges</text:p>
            <text:p><text:s text:c="17"/></text:p>
            <text:p><text:s text:c="17"/></text:p>
            <text:p><text:s text:c="22"/>- F - <text:s/>Player</text:p>
            <text:p><text:s text:c="16"/></text:p>
            <text:p><text:s text:c="17"/></text:p>
            <text:p><text:s text:c="12"/></text:p>
            <text:p><text:s text:c="8"/></text:p>
            <text:p><text:s text:c="8"/></text:p>
            <text:p><text:s text:c="8"/></text:p>
            <text:p><text:s text:c="12"/>Mikal Bridges is scheduled for workouts with the Knicks and 76ers.</text:p>
            <text:p><text:s text:c="8"/></text:p>
            <text:p><text:s text:c="8"/></text:p>
            <text:p><text:s text:c="13"/>Bridges has already had workouts with the Hornets and Bulls, but it'll be interesting to see how his workout in New York goes with early reporting indicating that the Knicks are already high on him. Bridges put in averages of 17.7 points, 5.3 boards, 1.9 dimes, 2.6 treys, 1.5 steals and 1.1 blocks per game in his final season with Villanova, so New York would be a good potential landing spot for him in terms of fantasy hoops.</text:p>
            <text:p><text:s text:c="8"/></text:p>
            <text:p><text:s text:c="8"/></text:p>
            <text:p><text:s text:c="13"/>Related: Knicks, 76ers</text:p>
            <text:p><text:s text:c="14"/></text:p>
            <text:p><text:s text:c="13"/>Source: Nick Friedell on Twitter <text:s text:c="25"/>Jun 4 - 6: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haire Smith</text:p>
            <text:p><text:s text:c="17"/></text:p>
            <text:p><text:s text:c="17"/></text:p>
            <text:p><text:s text:c="22"/>- G - <text:s/>Player</text:p>
            <text:p><text:s text:c="16"/></text:p>
            <text:p><text:s text:c="17"/></text:p>
            <text:p><text:s text:c="12"/></text:p>
            <text:p><text:s text:c="8"/></text:p>
            <text:p><text:s text:c="8"/></text:p>
            <text:p><text:s text:c="8"/></text:p>
            <text:p><text:s text:c="12"/>Zhaire Smith had a work out with the Clippers on Monday.</text:p>
            <text:p><text:s text:c="8"/></text:p>
            <text:p><text:s text:c="8"/></text:p>
            <text:p><text:s text:c="13"/>Smith will be right in the Clippers' range when they come on the board with the No. 12 and 13 picks in the 2018 draft, and as a defensive-minded player, he said he'd like to learn under the tutelage of Patrick Beverley. Smith is one of the most athletic guys in the upcoming draft, but he does still need to work on his ballhandling and perimeter shooting.</text:p>
            <text:p><text:s text:c="8"/></text:p>
            <text:p><text:s text:c="8"/></text:p>
            <text:p><text:s text:c="13"/>Related: Clippers</text:p>
            <text:p><text:s text:c="14"/></text:p>
            <text:p><text:s text:c="13"/>Source: Tomer Azarly on Twitter <text:s text:c="26"/>Jun 4 - 5: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ritz Wagner</text:p>
            <text:p><text:s text:c="17"/></text:p>
            <text:p><text:s text:c="17"/></text:p>
            <text:p><text:s text:c="22"/>- F - <text:s/>Player</text:p>
            <text:p><text:s text:c="16"/></text:p>
            <text:p><text:s text:c="17"/></text:p>
            <text:p><text:s text:c="12"/></text:p>
            <text:p><text:s text:c="8"/></text:p>
            <text:p><text:s text:c="8"/></text:p>
            <text:p><text:s text:c="8"/></text:p>
            <text:p><text:s text:c="12"/>Moritz Wagner will work out for the Hawks on Tuesday.</text:p>
            <text:p><text:s text:c="8"/></text:p>
            <text:p><text:s text:c="8"/></text:p>
            <text:p><text:s text:c="13"/>Melvin Frazier, Isaiah Wilkins, Trevon Bluiett, Elijah Brown and Elijah Stewart will join Wagner in Tuesday's workout, with Frazier and Wagner being two very realistic late-first, early-second-round options for the Hawks. Wagner would give the Hawks some size in the post, while Frazier would fit in as a sort of 3-and-D guy on the wings.</text:p>
            <text:p><text:s text:c="8"/></text:p>
            <text:p><text:s text:c="8"/></text:p>
            <text:p><text:s text:c="13"/></text:p>
            <text:p><text:s text:c="14"/></text:p>
            <text:p><text:s text:c="13"/>Source: Brad Rowland on Twitter <text:s text:c="26"/>Jun 4 - 5: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ita Bates-Diop</text:p>
            <text:p><text:s text:c="17"/></text:p>
            <text:p><text:s text:c="17"/></text:p>
            <text:p><text:s text:c="22"/>- F - <text:s/>Player</text:p>
            <text:p><text:s text:c="16"/></text:p>
            <text:p><text:s text:c="17"/></text:p>
            <text:p><text:s text:c="12"/></text:p>
            <text:p><text:s text:c="8"/></text:p>
            <text:p><text:s text:c="8"/></text:p>
            <text:p><text:s text:c="8"/></text:p>
            <text:p><text:s text:c="12"/>Keita Bates-Diop recently completed a workout with the Nuggets.</text:p>
            <text:p><text:s text:c="8"/></text:p>
            <text:p><text:s text:c="8"/></text:p>
            <text:p><text:s text:c="13"/>"My length is a big factor," Bates-Diop said of his 7'3 wingspan. "I have a really long wingspan so it enables me to guard little guards and wings. We switched onto guards, wings, and bigs and I guarded all of them and did pretty well today." Bates-Diop is an intriguing prospect with his wingspan and pure athleticism, so if he was able to impress Denver management during his workout, they might consider trading up in the second-round to nab him.</text:p>
            <text:p><text:s text:c="8"/></text:p>
            <text:p><text:s text:c="8"/></text:p>
            <text:p><text:s text:c="13"/>Related: Nuggets</text:p>
            <text:p><text:s text:c="14"/></text:p>
            <text:p><text:s text:c="13"/>Source: Mile High Sports <text:s text:c="33"/>Jun 4 - 4: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revealed on Monday that he a second PRP injection in his right elbow after the season ended for the Clippers.</text:p>
            <text:p><text:s text:c="8"/></text:p>
            <text:p><text:s text:c="8"/></text:p>
            <text:p><text:s text:c="13"/>Rivers played through the elbow issue for the final few weeks of the 2017-18 season, but it clearly was bothering him, so hopefully, it becomes a non-issue moving forward after the PRP injection. Rivers has been limited to weightlifting thus far, but he expects to begin shooting within the next few weeks.</text:p>
            <text:p><text:s text:c="8"/></text:p>
            <text:p><text:s text:c="8"/></text:p>
            <text:p><text:s text:c="13"/></text:p>
            <text:p><text:s text:c="14"/></text:p>
            <text:p><text:s text:c="13"/>Source: Tomer Azarly on Twitter <text:s text:c="26"/>Jun 4 - 3: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gor Kokoskov</text:p>
            <text:p><text:s text:c="17"/></text:p>
            <text:p><text:s text:c="17"/></text:p>
            <text:p><text:s text:c="22"/>- C - <text:s/>Suns</text:p>
            <text:p><text:s text:c="16"/></text:p>
            <text:p><text:s text:c="17"/></text:p>
            <text:p><text:s text:c="12"/></text:p>
            <text:p><text:s text:c="8"/></text:p>
            <text:p><text:s text:c="8"/></text:p>
            <text:p><text:s text:c="8"/></text:p>
            <text:p><text:s text:c="12"/>The Suns have added Joe Prunty to their coaching staff.</text:p>
            <text:p><text:s text:c="8"/></text:p>
            <text:p><text:s text:c="8"/></text:p>
            <text:p><text:s text:c="13"/>Prunty was the interim head coach for the Bucks in 2017-18 after they let Jason Kidd go, finishing with a 21-16 record. He'll be the lead assistant for head coach Igor Kokoskov in Phoenix.</text:p>
            <text:p><text:s text:c="8"/></text:p>
            <text:p><text:s text:c="8"/></text:p>
            <text:p><text:s text:c="13"/></text:p>
            <text:p><text:s text:c="14"/></text:p>
            <text:p><text:s text:c="13"/>Source: ESPN <text:s text:c="45"/>Jun 4 - 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has been "pain-free" over the last few days and plans to return sometime during the NBA Finals.</text:p>
            <text:p><text:s text:c="8"/></text:p>
            <text:p><text:s text:c="8"/></text:p>
            <text:p><text:s text:c="13"/>Iguodala has been out since Game 3 of the Houston series and has progressed slower than expected, but he's finally nearing a return. "I aim to play in Game 3, but I've aimed to play in Game 2 and Game 3," Iggy said. "We'll just have to see." It's not clear if the Warriors will practice on Monday, but expect another update no later than Tuesday.</text:p>
            <text:p><text:s text:c="8"/></text:p>
            <text:p><text:s text:c="8"/></text:p>
            <text:p><text:s text:c="13"/></text:p>
            <text:p><text:s text:c="14"/></text:p>
            <text:p><text:s text:c="13"/>Source: ESPN <text:s text:c="45"/>Jun 4 - 1: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received a PRP shot to promote healing in his left groin.</text:p>
            <text:p><text:s text:c="8"/></text:p>
            <text:p><text:s text:c="8"/></text:p>
            <text:p><text:s text:c="13"/>There's no report of a timetable, but this shouldn't impact his status for training camp in September. Green has a $10M player option for 2018-19, but hasn't decided what he's going to do yet. "It depends on the feedback I get from my agent and what I get back from the organization," he said. Green was a fantasy stud during the 2014-15 season, but it's been all downhill since then for the 30-year-old wing as he's shot below 40% from the field in three straight campaigns.</text:p>
            <text:p><text:s text:c="8"/></text:p>
            <text:p><text:s text:c="8"/></text:p>
            <text:p><text:s text:c="13"/></text:p>
            <text:p><text:s text:c="14"/></text:p>
            <text:p><text:s text:c="13"/>Source: San Antonio Express-News <text:s text:c="25"/>Jun 4 - 11: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 Monroe</text:p>
            <text:p><text:s text:c="17"/></text:p>
            <text:p><text:s text:c="17"/></text:p>
            <text:p><text:s text:c="22"/>- C - <text:s/>Celtics</text:p>
            <text:p><text:s text:c="16"/></text:p>
            <text:p><text:s text:c="17"/></text:p>
            <text:p><text:s text:c="12"/></text:p>
            <text:p><text:s text:c="8"/></text:p>
            <text:p><text:s text:c="8"/></text:p>
            <text:p><text:s text:c="8"/></text:p>
            <text:p><text:s text:c="12"/>The Celtics are not expected to bring back free agent center Greg Monroe.</text:p>
            <text:p><text:s text:c="8"/></text:p>
            <text:p><text:s text:c="8"/></text:p>
            <text:p><text:s text:c="13"/>No surprise here, as Monroe barely played in the postseason and is a liability on defense. Monroe could be a solid fantasy producer in the right situation, so it will be interesting to see where he lands this offseason. The big man will be 29 this June.</text:p>
            <text:p><text:s text:c="8"/></text:p>
            <text:p><text:s text:c="8"/></text:p>
            <text:p><text:s text:c="13"/></text:p>
            <text:p><text:s text:c="14"/></text:p>
            <text:p><text:s text:c="13"/>Source: Boston Globe <text:s text:c="37"/>Jun 4 - 11: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will likely procure a multiyear offer from another team this offseason according to Gary Washburn of the Boston Globe.</text:p>
            <text:p><text:s text:c="8"/></text:p>
            <text:p><text:s text:c="8"/></text:p>
            <text:p><text:s text:c="13"/>Larkin was the third point guard on the depth chart in Boston, but the unrestricted free agent should be able to land a job as the primary backup elsewhere. Larkin's second stint in the NBA went a lot smoother and he's expected to get a significant raise. With the Celtics hoping to bring back Marcus Smart, Larkin's time in Boston is likely over.</text:p>
            <text:p><text:s text:c="8"/></text:p>
            <text:p><text:s text:c="8"/></text:p>
            <text:p><text:s text:c="13"/></text:p>
            <text:p><text:s text:c="14"/></text:p>
            <text:p><text:s text:c="13"/>Source: Boston Globe <text:s text:c="37"/>Jun 4 - 1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stas Antetokounmpo</text:p>
            <text:p><text:s text:c="17"/></text:p>
            <text:p><text:s text:c="17"/></text:p>
            <text:p><text:s text:c="22"/>- F - <text:s/>Player</text:p>
            <text:p><text:s text:c="16"/></text:p>
            <text:p><text:s text:c="17"/></text:p>
            <text:p><text:s text:c="12"/></text:p>
            <text:p><text:s text:c="8"/></text:p>
            <text:p><text:s text:c="8"/></text:p>
            <text:p><text:s text:c="8"/></text:p>
            <text:p><text:s text:c="12"/>Kostas Antetokounmpo suffered a groin injury during his workout with the Hornets on Sunday.</text:p>
            <text:p><text:s text:c="8"/></text:p>
            <text:p><text:s text:c="8"/></text:p>
            <text:p><text:s text:c="13"/>He wasn't able to finish the workout, but the injury is believed to be minor. The younger brother of the Greek Freak, Kostas Antetokounmpo is a raw prospect that didn't get a lot of burn at Dayton, averaging 5.2 points, 2.9 rebounds and 1.1 blocks in 15.1 minutes per game. He did improve his stock at the combine and measured well with a height of 6'10.5 and wingspan of 7'2.25. He's projected to be a late second round pick and will have to earn a living on the defensive end early on.</text:p>
            <text:p><text:s text:c="8"/></text:p>
            <text:p><text:s text:c="8"/></text:p>
            <text:p><text:s text:c="13"/></text:p>
            <text:p><text:s text:c="14"/></text:p>
            <text:p><text:s text:c="13"/>Source: Rick Bonnell on Twitter <text:s text:c="26"/>Jun 4 - 11: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 Cuban</text:p>
            <text:p><text:s text:c="17"/></text:p>
            <text:p><text:s text:c="17"/></text:p>
            <text:p><text:s text:c="22"/>- C - <text:s/>Mavericks</text:p>
            <text:p><text:s text:c="16"/></text:p>
            <text:p><text:s text:c="17"/></text:p>
            <text:p><text:s text:c="12"/></text:p>
            <text:p><text:s text:c="8"/></text:p>
            <text:p><text:s text:c="8"/></text:p>
            <text:p><text:s text:c="8"/></text:p>
            <text:p><text:s text:c="12"/>Mavericks team president and general manager Donnie Nelson said it's unlikely that they trade the No. 5 overall pick.</text:p>
            <text:p><text:s text:c="8"/></text:p>
            <text:p><text:s text:c="8"/></text:p>
            <text:p><text:s text:c="13"/>"I don't think we'll look to trade out of the draft," Nelson said. "We're excited about the young nucleus with Dennis Smith, and obviously Harrison Barnes kind of grabbing the torch and providing the leadership role that Dirk has provided over the years. We're excited about getting another young, impact guy we can add to the mix." Nelson did add that there are a number of guys the Mavericks like "well past five," so maybe they look to add another pick or even trade down.</text:p>
            <text:p><text:s text:c="8"/></text:p>
            <text:p><text:s text:c="8"/></text:p>
            <text:p><text:s text:c="13"/></text:p>
            <text:p><text:s text:c="14"/></text:p>
            <text:p><text:s text:c="13"/>Source: Sportsday <text:s text:c="40"/>Jun 4 - 10: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dam Silver</text:p>
            <text:p><text:s text:c="17"/></text:p>
            <text:p><text:s text:c="17"/></text:p>
            <text:p><text:s text:c="22"/>- C - <text:s/>Player</text:p>
            <text:p><text:s text:c="16"/></text:p>
            <text:p><text:s text:c="17"/></text:p>
            <text:p><text:s text:c="12"/></text:p>
            <text:p><text:s text:c="8"/></text:p>
            <text:p><text:s text:c="8"/></text:p>
            <text:p><text:s text:c="8"/></text:p>
            <text:p><text:s text:c="12"/>The NBA will experiment with a coach's challenge system on referees' calls during the Las Vegas Summer League.</text:p>
            <text:p><text:s text:c="8"/></text:p>
            <text:p><text:s text:c="8"/></text:p>
            <text:p><text:s text:c="13"/>NBA officials are "still working on what mechanism coaches will use to trigger a challenge and what the parameters are," but they won't use a challenge flag like the NFL. Even if the experiment goes well, the NBA is unlikely to implement a change until at least 2019-20.</text:p>
            <text:p><text:s text:c="8"/></text:p>
            <text:p><text:s text:c="8"/></text:p>
            <text:p><text:s text:c="13"/></text:p>
            <text:p><text:s text:c="14"/></text:p>
            <text:p><text:s text:c="13"/>Source: ESPN <text:s text:c="45"/>Jun 4 - 10: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cored 33 points and made a Finals record nine 3-pointers as well as having seven rebounds, eight assists and one steal in Game 2 against the Cavaliers on Sunday.</text:p>
            <text:p><text:s text:c="8"/></text:p>
            <text:p><text:s text:c="8"/></text:p>
            <text:p><text:s text:c="13"/>Steph went full on Steph in Game 2 pulling up from all over behind the arch, making circus shots as the shot clock expired. Not only were his nine 3-pointers a Finals record, but also a career playoff-high for Curry. We saw him and Kendrick Perkins get into at the end of the third quarter, but Curry said it was "much ado about nothing." He's now averaging 31 points, 6.5 rebounds and 8.5 assists per game for the series, possibly making a strong case for a Finals MVP, one of the few accolades he's missing, were the Warriors to go on and win the title.</text:p>
            <text:p><text:s text:c="8"/></text:p>
            <text:p><text:s text:c="8"/></text:p>
            <text:p><text:s text:c="13"/></text:p>
            <text:p><text:s text:c="14"/></text:p>
            <text:p><text:s text:c="13"/>Jun 4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26 points (10-of-14 FG, 4-of-4 FT) and had nine rebounds, seven assists and two blocks in Game 2 against Cleveland on Sunday.</text:p>
            <text:p><text:s text:c="8"/></text:p>
            <text:p><text:s text:c="8"/></text:p>
            <text:p><text:s text:c="13"/>He scored the same amount of points in Game 1 on Sunday but took eight more shots from the field and six more free throws. Durant made his first five shots of the night and had his best field goal percentage, 71.4 percent, since before the All-Star break. We saw just how lethal he can be when he gets going. If he continues this pace into Game 3, this series could be over sooner rather than later.</text:p>
            <text:p><text:s text:c="8"/></text:p>
            <text:p><text:s text:c="8"/></text:p>
            <text:p><text:s text:c="13"/></text:p>
            <text:p><text:s text:c="14"/></text:p>
            <text:p><text:s text:c="13"/>Jun 3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cored 20 points, hitting three 3-pointers, and had two rebounds, one assist and one steal in Game 2 against the Cavaliers on Sunday.</text:p>
            <text:p><text:s text:c="8"/></text:p>
            <text:p><text:s text:c="8"/></text:p>
            <text:p><text:s text:c="13"/>He played 34 minutes and shot well throughout the entire game. After the game, he said, "he can be sore this offseason." Thompson may not be 100 percent, but there should be no reason to think that he won't be good to for Game 3. However, we'll continue to closely monitor his status leading up to Wednesday.</text:p>
            <text:p><text:s text:c="8"/></text:p>
            <text:p><text:s text:c="8"/></text:p>
            <text:p><text:s text:c="13"/></text:p>
            <text:p><text:s text:c="14"/></text:p>
            <text:p><text:s text:c="13"/>Jun 3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went 6-of-6 from the field, scoring 12 points and grabbing two rebounds in Game 2 against Cleveland on Sunday.</text:p>
            <text:p><text:s text:c="8"/></text:p>
            <text:p><text:s text:c="8"/></text:p>
            <text:p><text:s text:c="13"/>This was his postseason high for field goals made and he did it without missing a shot. McGee logged 18 minutes, his second most of the postseason and may have seen more if he hadn’t gotten four fouls. After a great performance, there's no question that he’ll continue to start heading into Game 3 unless Andre Iguodala (leg) is good to go.</text:p>
            <text:p><text:s text:c="8"/></text:p>
            <text:p><text:s text:c="8"/></text:p>
            <text:p><text:s text:c="13"/></text:p>
            <text:p><text:s text:c="14"/></text:p>
            <text:p><text:s text:c="13"/>Jun 3 - 1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scored 10 points on 5-of-5 shooting and had five rebounds and one assist in Game 2 against the Cavaliers on Sunday.</text:p>
            <text:p><text:s text:c="8"/></text:p>
            <text:p><text:s text:c="8"/></text:p>
            <text:p><text:s text:c="13"/>He was perfect from the field in Game 1 as well and is now 9-of-9 during the Finals. Livingston is also 2-of-2 from the charity stripe during this series. It's hard to beat the Warriors when one of their four All-Stars are shooting well, but when role players like Livingston and JaVale McGee combine to go 11-of-11 from the field, they're virtually impossible to take down. We'll see if Livingston can continue perfection in Game 3 on Wednesday.</text:p>
            <text:p><text:s text:c="8"/></text:p>
            <text:p><text:s text:c="8"/></text:p>
            <text:p><text:s text:c="13"/></text:p>
            <text:p><text:s text:c="14"/></text:p>
            <text:p><text:s text:c="13"/>Jun 3 - 11: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came off the bench for the first time since Game 3 of the Western Conference Finals, getting one rebound and one assist in Game 2 against Cleveland on Sunday.</text:p>
            <text:p><text:s text:c="8"/></text:p>
            <text:p><text:s text:c="8"/></text:p>
            <text:p><text:s text:c="13"/>He was replaced in the starting lineup after JaVale McGee showed promise after starting in the third quarter of Game 1 on Thursday. Looney put up a goose egg in this one, so expect McGee to continue to start until Andre Iguodala (leg) is able to return.</text:p>
            <text:p><text:s text:c="8"/></text:p>
            <text:p><text:s text:c="8"/></text:p>
            <text:p><text:s text:c="13"/></text:p>
            <text:p><text:s text:c="14"/></text:p>
            <text:p><text:s text:c="13"/>Jun 3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scored five points on 2-of-9 shooting and had one rebound, two assists and two steals in Game 2 against Golden State on Sunday.</text:p>
            <text:p><text:s text:c="8"/></text:p>
            <text:p><text:s text:c="8"/></text:p>
            <text:p><text:s text:c="13"/>His Game 1 blunder has been the topic of endless discussion since Thursday night and some expected him to come out looking to make up for it. After a decent statistical night in Game 1, Smith was a virtual nonfactor in Game 2. J.R. got MVP chants as he clanked a free throw early on in Game 2. Having the home crowd in Cleveland showing him some love on Wednesday may get him back on track.</text:p>
            <text:p><text:s text:c="8"/></text:p>
            <text:p><text:s text:c="8"/></text:p>
            <text:p><text:s text:c="13"/></text:p>
            <text:p><text:s text:c="14"/></text:p>
            <text:p><text:s text:c="13"/>Jun 3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scored 15 points, hitting three 3-pointers, and had one rebound, three assists, two steals and one block in Game 2 against the Warriors on Sunday.</text:p>
            <text:p><text:s text:c="8"/></text:p>
            <text:p><text:s text:c="8"/></text:p>
            <text:p><text:s text:c="13"/>He said he stayed up all night rewatching his missed free throw that would have given the Cavs the lead with 4.7 seconds left in Game 1 and it showed. Hill came out with a fire in his play and notched his second most points of the postseason. He made some big shots and helped keep the game competitive for three and a half quarters. He'll need to have that same intensity in Game 3 on Wednesday if the Cavs want to walk away with the W.</text:p>
            <text:p><text:s text:c="8"/></text:p>
            <text:p><text:s text:c="8"/></text:p>
            <text:p><text:s text:c="13"/></text:p>
            <text:p><text:s text:c="14"/></text:p>
            <text:p><text:s text:c="13"/>Jun 3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22 points, hitting three 3-pointers, and had 10 rebounds, one assist, two steals and a block in Game 2 against the Warriors on Sunday.</text:p>
            <text:p><text:s text:c="8"/></text:p>
            <text:p><text:s text:c="8"/></text:p>
            <text:p><text:s text:c="13"/>He had another good night after performing well in Game 1, despite coming out slow and shooting 2-of-10 from the field in the first half. Love has to perform well if the Cavs are going to win a game this series and he's done so, but the Warriors have just been too much. If he can keep it up, with the home crowd behind them, the Cavs will have a shot at extending the series in Game 3 on Wednesday.</text:p>
            <text:p><text:s text:c="8"/></text:p>
            <text:p><text:s text:c="8"/></text:p>
            <text:p><text:s text:c="13"/></text:p>
            <text:p><text:s text:c="14"/></text:p>
            <text:p><text:s text:c="13"/>Jun 3 - 10: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29 points and had nine rebounds, 13 assists and two steals in Game 2 against Golden State on Sunday.</text:p>
            <text:p><text:s text:c="8"/></text:p>
            <text:p><text:s text:c="8"/></text:p>
            <text:p><text:s text:c="13"/>He was dishing dimes all night and probably would’ve played all 48 minutes and notched a triple double had the game not turned into a blowout. LeBron continues to put up huge numbers, but can’t seem to get enough help from his teammates. He and the rest of the Cavs have to be excited to get back to the Q, where they’re 8-1 these playoffs and LeBron is averaging 38.1 points per game.</text:p>
            <text:p><text:s text:c="8"/></text:p>
            <text:p><text:s text:c="8"/></text:p>
            <text:p><text:s text:c="13"/></text:p>
            <text:p><text:s text:c="14"/></text:p>
            <text:p><text:s text:c="13"/>Jun 3 - 10: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will start in Game 2 against the Cavaliers on Sunday.</text:p>
            <text:p><text:s text:c="8"/></text:p>
            <text:p><text:s text:c="8"/></text:p>
            <text:p><text:s text:c="13"/>He started the second half of Game 1 and logged six minutes, scored four points, grabbed a board and got a block. This is McGee's first start since May 4th in the second round against the Pelicans. With Kevon Looney not playing lights out, he could be in the starting lineup until Andre Iguodala (leg) returns. McGee will start alongside Steph Curry, Kevin Durant, Draymond Green and Klay Thompson.</text:p>
            <text:p><text:s text:c="8"/></text:p>
            <text:p><text:s text:c="8"/></text:p>
            <text:p><text:s text:c="13"/>Related: Kevin Durant, Klay Thompson, Draymond Green, Kevon Looney, Stephen Curry</text:p>
            <text:p><text:s text:c="14"/></text:p>
            <text:p><text:s text:c="13"/>Source: Anthony Slater on Twitter <text:s text:c="24"/>Jun 3 - 7: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ankle) is active for Game 2 on Sunday against the Cavaliers.</text:p>
            <text:p><text:s text:c="8"/></text:p>
            <text:p><text:s text:c="8"/></text:p>
            <text:p><text:s text:c="13"/>He was listed as questionable but was optimistic about being able to play. Thompson did play 45 minutes in Game 1 on Thursday and received around-the-clock treatment since then, so it's not too much of a surprise that he's available to play. The Warriors must be confident enough in his health that he's not in danger of injuring it further by playing, but we'll have to see if there's any sort of minutes restriction for him or if he'll have the full green light. Regardless, this is huge news for Golden State.</text:p>
            <text:p><text:s text:c="8"/></text:p>
            <text:p><text:s text:c="8"/></text:p>
            <text:p><text:s text:c="13"/></text:p>
            <text:p><text:s text:c="14"/></text:p>
            <text:p><text:s text:c="13"/>Source: Shams Charania on Twitter <text:s text:c="24"/>Jun 3 - 7: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has officially been ruled out for Sunday's Game 2 against the Cavs.</text:p>
            <text:p><text:s text:c="8"/></text:p>
            <text:p><text:s text:c="8"/></text:p>
            <text:p><text:s text:c="13"/>Iguodala hasn't played since Game 3 of the Western Conference Finals, but head coach Steve Kerr did say he was "optimistic" that Iguodala will be able to get back "at some point" during the Finals. Klay Thompson (ankle) will go through his pregame routine before the Dubs make the final call on him, but if he's forced to join Iggy on the sidelines, that could translate to big minutes for guys like Shaun Livingston, Nick Young and Quinn Cook.</text:p>
            <text:p><text:s text:c="8"/></text:p>
            <text:p><text:s text:c="8"/></text:p>
            <text:p><text:s text:c="13"/>Related: Klay Thompson, Quinn Cook, Nick Young</text:p>
            <text:p><text:s text:c="14"/></text:p>
            <text:p><text:s text:c="13"/>Source: Joe Vardon on Twitter <text:s text:c="28"/>Jun 3 - 6: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ndell Carter</text:p>
            <text:p><text:s text:c="17"/></text:p>
            <text:p><text:s text:c="17"/></text:p>
            <text:p><text:s text:c="22"/>- F/C - <text:s/>Player</text:p>
            <text:p><text:s text:c="16"/></text:p>
            <text:p><text:s text:c="17"/></text:p>
            <text:p><text:s text:c="12"/></text:p>
            <text:p><text:s text:c="8"/></text:p>
            <text:p><text:s text:c="8"/></text:p>
            <text:p><text:s text:c="8"/></text:p>
            <text:p><text:s text:c="12"/>Wendell Carter and Mikal Bridges have workouts scheduled with the Bulls for Monday.</text:p>
            <text:p><text:s text:c="8"/></text:p>
            <text:p><text:s text:c="8"/></text:p>
            <text:p><text:s text:c="13"/>Both of these guys could be options for Chicago when they come on the board with the No. 7 overall selection on draft day, so this will be an important workout for the pair as they try and separate themselves in the eyes of Bulls management. Carter has good size for the center position, is a skilled passer and solid defender, but he's not the most explosive athlete in the lottery. Bridges is an impressive athlete who has a knack for getting to the rim, but he could be better on defense.</text:p>
            <text:p><text:s text:c="8"/></text:p>
            <text:p><text:s text:c="8"/></text:p>
            <text:p><text:s text:c="13"/>Related: Mikal Bridges</text:p>
            <text:p><text:s text:c="14"/></text:p>
            <text:p><text:s text:c="13"/>Source: Vincent Goodwill on Twitter <text:s text:c="22"/>Jun 3 - 5: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Tyronn Lue has been encouraging Rodney Hood to stay ready and aggressively seek out his shot when given the opportunity to play.</text:p>
            <text:p><text:s text:c="8"/></text:p>
            <text:p><text:s text:c="8"/></text:p>
            <text:p><text:s text:c="13"/>"One thing I have to do, and it took me and T-Lue to talk about, whether I get out there for five minutes, three minutes or 20 minutes, I have to be who I am," Hood said. "I can’t ease my way into the game and let the game come to me. As soon as I check into the game, I have to go after it." Hood didn't log a single minute during the Cavs Game 1 loss, and while Lue maintains that Hood hasn't been "X'd out" of the rotation, it's clear that he won't be a major factor during the Finals.</text:p>
            <text:p><text:s text:c="8"/></text:p>
            <text:p><text:s text:c="8"/></text:p>
            <text:p><text:s text:c="13"/></text:p>
            <text:p><text:s text:c="14"/></text:p>
            <text:p><text:s text:c="13"/>Source: The Undefeated <text:s text:c="35"/>Jun 3 - 4: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dry Shamet</text:p>
            <text:p><text:s text:c="17"/></text:p>
            <text:p><text:s text:c="17"/></text:p>
            <text:p><text:s text:c="22"/>- G - <text:s/>Player</text:p>
            <text:p><text:s text:c="16"/></text:p>
            <text:p><text:s text:c="17"/></text:p>
            <text:p><text:s text:c="12"/></text:p>
            <text:p><text:s text:c="8"/></text:p>
            <text:p><text:s text:c="8"/></text:p>
            <text:p><text:s text:c="8"/></text:p>
            <text:p><text:s text:c="12"/>Landry Shamet will work out for the Hawks on Monday.</text:p>
            <text:p><text:s text:c="8"/></text:p>
            <text:p><text:s text:c="8"/></text:p>
            <text:p><text:s text:c="13"/>The 6-4 point guard out of Witchita State has nice size at the point guard position, a high basketball IQ and he's also a lethal from beyond the arc, so he could be an option for Atlanta when they come on the board with their No. 19 overall selection in the 2018 NBA draft. Joining Shamet in Monday's workout will be Jacob Evans, Devonte Graham, Nick King, Jeff Roberson and Zach Thomas.</text:p>
            <text:p><text:s text:c="8"/></text:p>
            <text:p><text:s text:c="8"/></text:p>
            <text:p><text:s text:c="13"/>Related: Hawks</text:p>
            <text:p><text:s text:c="14"/></text:p>
            <text:p><text:s text:c="13"/>Source: Brad Rowland on Twitter <text:s text:c="26"/>Jun 3 - 3: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ankle) will be a game-time call for Sunday's Game 2 vs. the Cavs.</text:p>
            <text:p><text:s text:c="8"/></text:p>
            <text:p><text:s text:c="8"/></text:p>
            <text:p><text:s text:c="13"/>According to sources of Ramona Shelburne of ESPN, the Dubs are expecting Thompson to take the floor tonight, although he could be limited. He was reportedly walking with a noticeable limp during Saturday's practice, so he might be operating more-so as a decoy tonight. Check back for official confirmation on his status closer to tip-off.</text:p>
            <text:p><text:s text:c="8"/></text:p>
            <text:p><text:s text:c="8"/></text:p>
            <text:p><text:s text:c="13"/></text:p>
            <text:p><text:s text:c="14"/></text:p>
            <text:p><text:s text:c="13"/>Source: Ramona Shelburne on Twitter <text:s text:c="22"/>Jun 3 - 3: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ayson Allen</text:p>
            <text:p><text:s text:c="17"/></text:p>
            <text:p><text:s text:c="17"/></text:p>
            <text:p><text:s text:c="22"/>- G - <text:s/>Player</text:p>
            <text:p><text:s text:c="16"/></text:p>
            <text:p><text:s text:c="17"/></text:p>
            <text:p><text:s text:c="12"/></text:p>
            <text:p><text:s text:c="8"/></text:p>
            <text:p><text:s text:c="8"/></text:p>
            <text:p><text:s text:c="8"/></text:p>
            <text:p><text:s text:c="12"/>Grayson Allen is scheduled to work out for the Jazz on Monday.</text:p>
            <text:p><text:s text:c="8"/></text:p>
            <text:p><text:s text:c="8"/></text:p>
            <text:p><text:s text:c="13"/>Allen could be a second-round option for Utah, but he's not a guy we'd expect to produce fantasy value during his rookie season. Joining him in Monday's workout will be Aaron Holiday, Ray Spalding, Jalen Brunson, Malik Pope and Khyri Thomas.</text:p>
            <text:p><text:s text:c="8"/></text:p>
            <text:p><text:s text:c="8"/></text:p>
            <text:p><text:s text:c="13"/>Related: Jazz</text:p>
            <text:p><text:s text:c="14"/></text:p>
            <text:p><text:s text:c="13"/>Source: Utah Jazz on Twitter <text:s text:c="29"/>Jun 3 - 3: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ae Young</text:p>
            <text:p><text:s text:c="17"/></text:p>
            <text:p><text:s text:c="17"/></text:p>
            <text:p><text:s text:c="22"/>- G - <text:s/>Player</text:p>
            <text:p><text:s text:c="16"/></text:p>
            <text:p><text:s text:c="17"/></text:p>
            <text:p><text:s text:c="12"/></text:p>
            <text:p><text:s text:c="8"/></text:p>
            <text:p><text:s text:c="8"/></text:p>
            <text:p><text:s text:c="8"/></text:p>
            <text:p><text:s text:c="12"/>Trae Young will work out for the Knicks on Tuesday.</text:p>
            <text:p><text:s text:c="8"/></text:p>
            <text:p><text:s text:c="8"/></text:p>
            <text:p><text:s text:c="13"/>The Knicks will come on the board with the No. 10 overall selection in the 2018 NBA draft and Young is expected to go somewhere within that range, although it would be a bit strange to seeNew York add another point guard considering they invested a top-8 selection on Frank Ntilikina last season and they'll also have Emmanuel Mudiay on the books next year. That said, there is a lot of upside with Young, so maybe New York goes with talent over need.</text:p>
            <text:p><text:s text:c="8"/></text:p>
            <text:p><text:s text:c="8"/></text:p>
            <text:p><text:s text:c="13"/>Related: Knicks</text:p>
            <text:p><text:s text:c="14"/></text:p>
            <text:p><text:s text:c="13"/>Source: Marc Berman on Twitter <text:s text:c="27"/>Jun 3 - 3: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ritz Wagner</text:p>
            <text:p><text:s text:c="17"/></text:p>
            <text:p><text:s text:c="17"/></text:p>
            <text:p><text:s text:c="22"/>- F - <text:s/>Player</text:p>
            <text:p><text:s text:c="16"/></text:p>
            <text:p><text:s text:c="17"/></text:p>
            <text:p><text:s text:c="12"/></text:p>
            <text:p><text:s text:c="8"/></text:p>
            <text:p><text:s text:c="8"/></text:p>
            <text:p><text:s text:c="8"/></text:p>
            <text:p><text:s text:c="12"/>Former Michigan big man Moritz Wagner was one of six prospects who worked out for the Lakers on Sunday.</text:p>
            <text:p><text:s text:c="8"/></text:p>
            <text:p><text:s text:c="8"/></text:p>
            <text:p><text:s text:c="13"/>He's projected to be a second rounder and the Lakers own the 25th and 47th picks. They could be looking to spend that 47th pick on Wagner as a potential back up to Brook Lopez. He averaged 14.6 points and 7.1 rebounds per game in his final season with the Wolverines.</text:p>
            <text:p><text:s text:c="8"/></text:p>
            <text:p><text:s text:c="8"/></text:p>
            <text:p><text:s text:c="13"/></text:p>
            <text:p><text:s text:c="14"/></text:p>
            <text:p><text:s text:c="13"/>Source: Sportando <text:s text:c="40"/>Jun 3 - 2: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ruce Brown</text:p>
            <text:p><text:s text:c="17"/></text:p>
            <text:p><text:s text:c="17"/></text:p>
            <text:p><text:s text:c="22"/>- G - <text:s/>Player</text:p>
            <text:p><text:s text:c="16"/></text:p>
            <text:p><text:s text:c="17"/></text:p>
            <text:p><text:s text:c="12"/></text:p>
            <text:p><text:s text:c="8"/></text:p>
            <text:p><text:s text:c="8"/></text:p>
            <text:p><text:s text:c="8"/></text:p>
            <text:p><text:s text:c="12"/>Former Miami guard Bruce Brown Jr. will work out for the Timberwolves on Monday.</text:p>
            <text:p><text:s text:c="8"/></text:p>
            <text:p><text:s text:c="8"/></text:p>
            <text:p><text:s text:c="13"/>He also interviewed with the T-Wolves at the combine. Minnesota currently has the 20th and 48th overall picks in the 2018 draft. Brown is projected to go in the late first round or early second round, so the Wolves have the picks to possibly land him. He missed the final 10 games of the regular season as well as the ACC and NCAA tournament due to a left foot injury which could hurt his stock.</text:p>
            <text:p><text:s text:c="8"/></text:p>
            <text:p><text:s text:c="8"/></text:p>
            <text:p><text:s text:c="13"/></text:p>
            <text:p><text:s text:c="14"/></text:p>
            <text:p><text:s text:c="13"/>Source: Darren Wolfson on Twitter <text:s text:c="24"/>Jun 3 - 12: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al Bridges</text:p>
            <text:p><text:s text:c="17"/></text:p>
            <text:p><text:s text:c="17"/></text:p>
            <text:p><text:s text:c="22"/>- F - <text:s/>Player</text:p>
            <text:p><text:s text:c="16"/></text:p>
            <text:p><text:s text:c="17"/></text:p>
            <text:p><text:s text:c="12"/></text:p>
            <text:p><text:s text:c="8"/></text:p>
            <text:p><text:s text:c="8"/></text:p>
            <text:p><text:s text:c="8"/></text:p>
            <text:p><text:s text:c="12"/>Mikal Bridges performed a predraft workout for the Hornets on Saturday.</text:p>
            <text:p><text:s text:c="8"/></text:p>
            <text:p><text:s text:c="8"/></text:p>
            <text:p><text:s text:c="13"/>This was his first workout with a team before the draft. The Hornets currently have the 11th and 55th overall picks in the 2018 draft, but if they were to take Bridges it would have to be with the 11th pick if he falls that far. The Hornets averaged 27 3-point attempts per game last season, 10th fewest in the league. Bridges could add to that as he was a 43 percent 3-point shooter in his final season with Villanova.</text:p>
            <text:p><text:s text:c="8"/></text:p>
            <text:p><text:s text:c="8"/></text:p>
            <text:p><text:s text:c="13"/></text:p>
            <text:p><text:s text:c="14"/></text:p>
            <text:p><text:s text:c="13"/>Source: Charlotte Observer <text:s text:c="31"/>Jun 3 - 10: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When asked about the Tristan Thompson incident in Game 1, Draymond Green said that he "can meet him in the streets any day."</text:p>
            <text:p><text:s text:c="8"/></text:p>
            <text:p><text:s text:c="8"/></text:p>
            <text:p><text:s text:c="13"/>"You know [in] the summers, you can meet anybody anywhere," Green added. "So all that ‘Meet me outside, meet me at the bus,’ like I ain’t interested in giving up no money for that. But if you want to see me somewhere else, that’s fine – anytime." Green certainly got under Thompson's skin on Thursday when Thompson shoved the ball in Green's face. This could be an interesting subplot to watch in Game 2 on Sunday.</text:p>
            <text:p><text:s text:c="8"/></text:p>
            <text:p><text:s text:c="8"/></text:p>
            <text:p><text:s text:c="13"/></text:p>
            <text:p><text:s text:c="14"/></text:p>
            <text:p><text:s text:c="13"/>Source: USA Today <text:s text:c="40"/>Jun 2 - 10: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lumbar spine recovery) is probable for Sunday against the Cavs.</text:p>
            <text:p><text:s text:c="8"/></text:p>
            <text:p><text:s text:c="8"/></text:p>
            <text:p><text:s text:c="13"/>The Warriors didn't list McCaw in the injury report for Game 1, so he may have slightly aggravated his back on Thursday. If Klay Thompson (ankle) can't suit up, McCaw would be a candidate to start and would certainly be in the rotation. If Klay does go, McCaw may only see around four minutes like he did in Game 1.</text:p>
            <text:p><text:s text:c="8"/></text:p>
            <text:p><text:s text:c="8"/></text:p>
            <text:p><text:s text:c="13"/></text:p>
            <text:p><text:s text:c="14"/></text:p>
            <text:p><text:s text:c="13"/>Source: Warriors on Twitter <text:s text:c="30"/>Jun 2 - 7: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ofey Mozgov</text:p>
            <text:p><text:s text:c="17"/></text:p>
            <text:p><text:s text:c="17"/></text:p>
            <text:p><text:s text:c="22"/>- C - <text:s/>Nets</text:p>
            <text:p><text:s text:c="16"/></text:p>
            <text:p><text:s text:c="17"/></text:p>
            <text:p><text:s text:c="12"/></text:p>
            <text:p><text:s text:c="8"/></text:p>
            <text:p><text:s text:c="8"/></text:p>
            <text:p><text:s text:c="8"/></text:p>
            <text:p><text:s text:c="12"/>Timofey Mozgov will play for the Russian national team in the last two games of FIBA Basketball World Cup European Qualifiers.</text:p>
            <text:p><text:s text:c="8"/></text:p>
            <text:p><text:s text:c="8"/></text:p>
            <text:p><text:s text:c="13"/>The Russian team said Mozzy has been working out and continues to be in good shape. Mozgov did not play more than 10 minutes in any game during the 2018 portion of the season, so a double-digit minute workload would be a taller order.</text:p>
            <text:p><text:s text:c="8"/></text:p>
            <text:p><text:s text:c="8"/></text:p>
            <text:p><text:s text:c="13"/></text:p>
            <text:p><text:s text:c="14"/></text:p>
            <text:p><text:s text:c="13"/>Source: Euro Hoops <text:s text:c="39"/>Jun 2 - 5: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eye) said he is taking eye drops and antibiotics to aid him with his poked eye injury from Game 1.</text:p>
            <text:p><text:s text:c="8"/></text:p>
            <text:p><text:s text:c="8"/></text:p>
            <text:p><text:s text:c="13"/>To be very clear, it doesn't sound like he's limited and he added his eye "feels a lot better." James lit it up with his eye issue en route to his postseason career-high 51 points, and he was asked about scoring 51 with a bloodshot eye on Saturday. "Nah, I had some points before that," he said. James is going to need another historic performance, but Klay Thompson (ankle) being limited could help Cleveland's chances.</text:p>
            <text:p><text:s text:c="8"/></text:p>
            <text:p><text:s text:c="8"/></text:p>
            <text:p><text:s text:c="13"/></text:p>
            <text:p><text:s text:c="14"/></text:p>
            <text:p><text:s text:c="13"/>Source: Marc Spears on Twitter <text:s text:c="27"/>Jun 2 - 4: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ankle) is officially listed as questionable for Game 2 on Sunday.</text:p>
            <text:p><text:s text:c="8"/></text:p>
            <text:p><text:s text:c="8"/></text:p>
            <text:p><text:s text:c="13"/>A lot going on here at the Warriors practice. First, Klay said on Saturday that he's "optimistic" he can play in Game 2, and Stephen Curry said he'd bet Klay goes, as well. On the other hand, Thompson is receiving around-the-clock treatment, he had a noticeable limp at practice on Saturday, he is dealing with stiffness, and he still has "significant swelling," according to Yahoo! Sports. Things do seem to be trending in the wrong direction, but Klay is a tough one and is likely going to at least give it a try. If he can't go, we'll see a lot of Pat McCaw, Shaun Livingston and Nick Young to help out. Expect Klay to be a game-time decision.</text:p>
            <text:p><text:s text:c="8"/></text:p>
            <text:p><text:s text:c="8"/></text:p>
            <text:p><text:s text:c="13"/></text:p>
            <text:p><text:s text:c="14"/></text:p>
            <text:p><text:s text:c="13"/>Source: Anthony Slater on Twitter <text:s text:c="24"/>Jun 2 - 4: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al Ivey</text:p>
            <text:p><text:s text:c="17"/></text:p>
            <text:p><text:s text:c="17"/></text:p>
            <text:p><text:s text:c="22"/>- G/F - <text:s/>Knicks</text:p>
            <text:p><text:s text:c="16"/></text:p>
            <text:p><text:s text:c="17"/></text:p>
            <text:p><text:s text:c="12"/></text:p>
            <text:p><text:s text:c="8"/></text:p>
            <text:p><text:s text:c="8"/></text:p>
            <text:p><text:s text:c="8"/></text:p>
            <text:p><text:s text:c="12"/>Royal Ivey is finalizing a deal with the Knicks to work on David Fizdale's staff, according to Ian Begley of ESPN.com.</text:p>
            <text:p><text:s text:c="8"/></text:p>
            <text:p><text:s text:c="8"/></text:p>
            <text:p><text:s text:c="13"/>Ivey is from Queens, NY and was interviewed for the job late last month. He had a 10-year NBA career as a guard, but he didn't get much run from 2009-14. Ivey is also good friends with Kevin Durant and is well-liked around the league, so the Knicks continue to make strong hires to help their perception around the NBA's finest.</text:p>
            <text:p><text:s text:c="8"/></text:p>
            <text:p><text:s text:c="8"/></text:p>
            <text:p><text:s text:c="13"/></text:p>
            <text:p><text:s text:c="14"/></text:p>
            <text:p><text:s text:c="13"/>Source: ESPN.com <text:s text:c="41"/>Jun 2 - 4: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aid he "didn't take smart shots" in Game 1 on Thursday.</text:p>
            <text:p><text:s text:c="8"/></text:p>
            <text:p><text:s text:c="8"/></text:p>
            <text:p><text:s text:c="13"/>"I took risky looks," Durant added. He's not wrong and in particular he was not very good when the shot clock had 15 seconds or less on it, making just 4-of-15 attempts from the field with no treys. Durant also faced tight defense on 10 of his 16 shots from beyond 10 feet. He's one of the better tightly-contested scorers ever, but KD sounds like he'll be looking to improve the quality of his shots in Game 2.</text:p>
            <text:p><text:s text:c="8"/></text:p>
            <text:p><text:s text:c="8"/></text:p>
            <text:p><text:s text:c="13"/></text:p>
            <text:p><text:s text:c="14"/></text:p>
            <text:p><text:s text:c="13"/>Source: Marc Spears on Twitter <text:s text:c="27"/>Jun 2 - 4: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is dealing with a high left ankle sprain and significant bruising, but plans to play in Game 2 of the NBA Finals, according to Shams Charania of Yahoo! Sports.</text:p>
            <text:p><text:s text:c="8"/></text:p>
            <text:p><text:s text:c="8"/></text:p>
            <text:p><text:s text:c="13"/>He's receiving around-the-clock treatment from his Game 1 injury, but he's also walking around with a limp on Saturday. The Warriors and Thompson have said all along that Thompson is going to play, and Stephen Curry said on Saturday that he'd bet Klay is a go. Thompson didn't look hindered in Game 1, but apparently his ailment did swell up on him. For now, pencil him in for 40 minutes at home.</text:p>
            <text:p><text:s text:c="8"/></text:p>
            <text:p><text:s text:c="8"/></text:p>
            <text:p><text:s text:c="13"/></text:p>
            <text:p><text:s text:c="14"/></text:p>
            <text:p><text:s text:c="13"/>Source: Shams Charania on Twitter <text:s text:c="24"/>Jun 2 - 3: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Coach Steve Kerr said Andre Iguodala (leg) is day-to-day and is still doubtful for Game 2 on Sunday.</text:p>
            <text:p><text:s text:c="8"/></text:p>
            <text:p><text:s text:c="8"/></text:p>
            <text:p><text:s text:c="13"/>The coach added that Iggy is improving, which the team has been saying for almost a week now. The fact that Iguodala didn't play in a crucial Game 7 vs. Houston indicates that he would likely need to miss the two home games. For now, it seems like Game 3 on Wednesday is a reasonable target. Until then, look for a possible switch with JaVale McGee as a starter with more Kevon Looney, Shaun Livingston, Jordan Bell and Nick Young helping out.</text:p>
            <text:p><text:s text:c="8"/></text:p>
            <text:p><text:s text:c="8"/></text:p>
            <text:p><text:s text:c="13"/></text:p>
            <text:p><text:s text:c="14"/></text:p>
            <text:p><text:s text:c="13"/>Source: Marc Spears on Twitter <text:s text:c="27"/>Jun 2 - 3: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iAngelo Ball</text:p>
            <text:p><text:s text:c="17"/></text:p>
            <text:p><text:s text:c="17"/></text:p>
            <text:p><text:s text:c="22"/>- G - <text:s/>Player</text:p>
            <text:p><text:s text:c="16"/></text:p>
            <text:p><text:s text:c="17"/></text:p>
            <text:p><text:s text:c="12"/></text:p>
            <text:p><text:s text:c="8"/></text:p>
            <text:p><text:s text:c="8"/></text:p>
            <text:p><text:s text:c="8"/></text:p>
            <text:p><text:s text:c="12"/>Mark Stein of the New York Times is reporting that "there is pessimism in the extreme coming out of L.A." <text:s/>that the Lakers have any intentions of adding LiAngelo Ball to their roster.</text:p>
            <text:p><text:s text:c="8"/></text:p>
            <text:p><text:s text:c="8"/></text:p>
            <text:p><text:s text:c="13"/>Ball worked out for the Lakers and Warriors this week, but the near-universal consensus around the league is that LiAngelo is not an NBA-caliber player. In addition, the Lakers have already dealt with enough of the circus surrounding LaVar Ball, that they would be understandably hesitant to add LiAngelo even if he was talented enough to contribute.</text:p>
            <text:p><text:s text:c="8"/></text:p>
            <text:p><text:s text:c="8"/></text:p>
            <text:p><text:s text:c="13"/></text:p>
            <text:p><text:s text:c="14"/></text:p>
            <text:p><text:s text:c="13"/>Source: Marc Stein on Twitter <text:s text:c="28"/>Jun 2 - 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ae Young</text:p>
            <text:p><text:s text:c="17"/></text:p>
            <text:p><text:s text:c="17"/></text:p>
            <text:p><text:s text:c="22"/>- G - <text:s/>Player</text:p>
            <text:p><text:s text:c="16"/></text:p>
            <text:p><text:s text:c="17"/></text:p>
            <text:p><text:s text:c="12"/></text:p>
            <text:p><text:s text:c="8"/></text:p>
            <text:p><text:s text:c="8"/></text:p>
            <text:p><text:s text:c="8"/></text:p>
            <text:p><text:s text:c="12"/>Trae Young will work out for the Orlando Magic, according to NBA reporter Adam Zagoria.</text:p>
            <text:p><text:s text:c="8"/></text:p>
            <text:p><text:s text:c="8"/></text:p>
            <text:p><text:s text:c="13"/>This report serves mostly as confirmation, as it was assumed Young would hold a private workout with Orlando sooner rather than later. The Magic will select sixth in the 2018 NBA draft, and are in desperate need of a point guard. While there is plenty of debate about how well Young will fare in the NBA, he is the best PG available in this year's draft class.</text:p>
            <text:p><text:s text:c="8"/></text:p>
            <text:p><text:s text:c="8"/></text:p>
            <text:p><text:s text:c="13"/></text:p>
            <text:p><text:s text:c="14"/></text:p>
            <text:p><text:s text:c="13"/>Source: Adam Zagoria on Twitter <text:s text:c="26"/>Jun 2 - 12: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ndell Carter</text:p>
            <text:p><text:s text:c="17"/></text:p>
            <text:p><text:s text:c="17"/></text:p>
            <text:p><text:s text:c="22"/>- F/C - <text:s/>Player</text:p>
            <text:p><text:s text:c="16"/></text:p>
            <text:p><text:s text:c="17"/></text:p>
            <text:p><text:s text:c="12"/></text:p>
            <text:p><text:s text:c="8"/></text:p>
            <text:p><text:s text:c="8"/></text:p>
            <text:p><text:s text:c="8"/></text:p>
            <text:p><text:s text:c="12"/>Wendell Carter has "workouts lined up with teams picking 4-9 in the draft," according to Michael Scotto of The Athletic.</text:p>
            <text:p><text:s text:c="8"/></text:p>
            <text:p><text:s text:c="8"/></text:p>
            <text:p><text:s text:c="13"/>Carter seemed to fly under the radar a bit during his lone season at Duke, as he was playing alongside the more heralded Marvin Bagley III. However, Carter's combination of size, athleticism and shooting touch is why many scouts feel he has an extremely high ceiling and a safe floor. He will likely go in the top 10 overall.</text:p>
            <text:p><text:s text:c="8"/></text:p>
            <text:p><text:s text:c="8"/></text:p>
            <text:p><text:s text:c="13"/></text:p>
            <text:p><text:s text:c="14"/></text:p>
            <text:p><text:s text:c="13"/>Source: The Athletic <text:s text:c="37"/>Jun 2 - 1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onn Lue</text:p>
            <text:p><text:s text:c="17"/></text:p>
            <text:p><text:s text:c="17"/></text:p>
            <text:p><text:s text:c="22"/>- G - <text:s/>Cavaliers</text:p>
            <text:p><text:s text:c="16"/></text:p>
            <text:p><text:s text:c="17"/></text:p>
            <text:p><text:s text:c="12"/></text:p>
            <text:p><text:s text:c="8"/></text:p>
            <text:p><text:s text:c="8"/></text:p>
            <text:p><text:s text:c="8"/></text:p>
            <text:p><text:s text:c="12"/>Tyronn Lue will not be fined for his postgame comments about the officiating after Game 1 of the Finals, according to Dave McMenamin of ESPN.</text:p>
            <text:p><text:s text:c="8"/></text:p>
            <text:p><text:s text:c="8"/></text:p>
            <text:p><text:s text:c="13"/>Lue was critical of the refs, saying his team was "robbed," after the reversal of a block/charge call on LeBron James in the final minute of the fourth quarter. "I mean, they called a charge, right?" Lue said. "And LeBron was clearly four feet outside the restricted area. So it doesn't make sense to go review something if – the review is if he's on the line or if he's close to the charge circle."</text:p>
            <text:p><text:s text:c="8"/></text:p>
            <text:p><text:s text:c="8"/></text:p>
            <text:p><text:s text:c="13"/></text:p>
            <text:p><text:s text:c="14"/></text:p>
            <text:p><text:s text:c="13"/>Source: Dave McMenamin on Twitter <text:s text:c="24"/>Jun 2 - 10: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said he has been adding weight and muscle to his frame this offseason.</text:p>
            <text:p><text:s text:c="8"/></text:p>
            <text:p><text:s text:c="8"/></text:p>
            <text:p><text:s text:c="13"/>We usually have to wait until later in the summer before we start reading about how players are in the best shape of their careers, but the French Prince is ahead of the curve this year. Frank is back in New York, but went to work on his body in his native France after the season ended. "I’ve added some weight and muscle," Ntilikina said. "I spent a lot of time working on my body in France. I’m getting better and more comfortable with my skills and body." Whether Frank plays primarily at PG or SG next season may depend on whether the Knicks select a point guard with their lottery pick.</text:p>
            <text:p><text:s text:c="8"/></text:p>
            <text:p><text:s text:c="8"/></text:p>
            <text:p><text:s text:c="13"/></text:p>
            <text:p><text:s text:c="14"/></text:p>
            <text:p><text:s text:c="13"/>Source: New York Post <text:s text:c="36"/>Jun 2 - 10: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son Kidd</text:p>
            <text:p><text:s text:c="17"/></text:p>
            <text:p><text:s text:c="17"/></text:p>
            <text:p><text:s text:c="22"/>- G - <text:s/>Bucks</text:p>
            <text:p><text:s text:c="16"/></text:p>
            <text:p><text:s text:c="17"/></text:p>
            <text:p><text:s text:c="12"/></text:p>
            <text:p><text:s text:c="8"/></text:p>
            <text:p><text:s text:c="8"/></text:p>
            <text:p><text:s text:c="8"/></text:p>
            <text:p><text:s text:c="12"/>Jason Kidd will interview with the Pistons on Saturday for their head coaching job, according to Jordan Schultz of Yahoo Sports.</text:p>
            <text:p><text:s text:c="8"/></text:p>
            <text:p><text:s text:c="8"/></text:p>
            <text:p><text:s text:c="13"/>Kidd was fired by Milwaukee back in January. He interviewed for the Suns head coaching gig last month but didn't land the gig. He reportedly arrived in Detroit on Friday night.</text:p>
            <text:p><text:s text:c="8"/></text:p>
            <text:p><text:s text:c="8"/></text:p>
            <text:p><text:s text:c="13"/></text:p>
            <text:p><text:s text:c="14"/></text:p>
            <text:p><text:s text:c="13"/>Source: Jordan Schultz on Twitter <text:s text:c="24"/>Jun 2 - 9: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he NBA will not suspend Tristan Thompson for Game 2 against the Warriors on Sunday.</text:p>
            <text:p><text:s text:c="8"/></text:p>
            <text:p><text:s text:c="8"/></text:p>
            <text:p><text:s text:c="13"/>He has been fined $25,000 and his Flagrant 2 has been downgraded to a Flagrant 1. The NBA took a very long time to come to a ruling on this one, so they apparently explored all the angles from the incident in Game 1. Considering Thompson’s hand made contact with Draymond Green’s face and the ball hit Green, the NBA certainly could’ve had some in the league thinking that he should be ruled out. With him in the lineup, he’ll likely be looking at around 20 minutes like he did in Game 1.</text:p>
            <text:p><text:s text:c="8"/></text:p>
            <text:p><text:s text:c="8"/></text:p>
            <text:p><text:s text:c="13"/></text:p>
            <text:p><text:s text:c="14"/></text:p>
            <text:p><text:s text:c="13"/>Source: Tim Reynolds on Twitter <text:s text:c="26"/>Jun 1 - 10: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hamed Bamba</text:p>
            <text:p><text:s text:c="17"/></text:p>
            <text:p><text:s text:c="17"/></text:p>
            <text:p><text:s text:c="22"/>- C - <text:s/>Player</text:p>
            <text:p><text:s text:c="16"/></text:p>
            <text:p><text:s text:c="17"/></text:p>
            <text:p><text:s text:c="12"/></text:p>
            <text:p><text:s text:c="8"/></text:p>
            <text:p><text:s text:c="8"/></text:p>
            <text:p><text:s text:c="8"/></text:p>
            <text:p><text:s text:c="12"/>Mo Bamba said his shooting improvement is "night and day" from his last game at Texas.</text:p>
            <text:p><text:s text:c="8"/></text:p>
            <text:p><text:s text:c="8"/></text:p>
            <text:p><text:s text:c="13"/>He shot a respectable 68.1 percent from the line last year, but he did only make 32.2 percent on two-point jumpers and made just 27.5 percent on treys. Bamba is a near lock to go in the top 10 and he has a chance to go in the top five. The Bulls had a workout for him today and they could certainly take him at No. 7.</text:p>
            <text:p><text:s text:c="8"/></text:p>
            <text:p><text:s text:c="8"/></text:p>
            <text:p><text:s text:c="13"/></text:p>
            <text:p><text:s text:c="14"/></text:p>
            <text:p><text:s text:c="13"/>Source: Nick Friedell on Twitter <text:s text:c="25"/>Jun 1 - 9: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going to get a chance and an opportunity" in this series, according to coach Ty Lye.</text:p>
            <text:p><text:s text:c="8"/></text:p>
            <text:p><text:s text:c="8"/></text:p>
            <text:p><text:s text:c="13"/>Jordan Clarkson has been historically bad based on some advanced measurements, so presumably Hood would take over there. Hood and the coaching staff have been on the outs since Hood declined to enter a game in garbage time. Since that game back on May 21, he's only logged three minutes with all of those coming in garbage time. Maybe he can be a DFS punt play.</text:p>
            <text:p><text:s text:c="8"/></text:p>
            <text:p><text:s text:c="8"/></text:p>
            <text:p><text:s text:c="13"/></text:p>
            <text:p><text:s text:c="14"/></text:p>
            <text:p><text:s text:c="13"/>Source: Connor Letourneau on Twitter <text:s text:c="21"/>Jun 1 - 7: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could put himself at risk financially if he suffers a serious injury away from the team that causes him to miss a substantial amount of time.</text:p>
            <text:p><text:s text:c="8"/></text:p>
            <text:p><text:s text:c="8"/></text:p>
            <text:p><text:s text:c="13"/>If you missed it, some videos have been going around of Embiid playing ball on the streets of Philly, including him dunking on some. Embiid isn't exactly going all out, but his injury history is no secret. We'll see if this news affects how he approaches the offseason.</text:p>
            <text:p><text:s text:c="8"/></text:p>
            <text:p><text:s text:c="8"/></text:p>
            <text:p><text:s text:c="13"/></text:p>
            <text:p><text:s text:c="14"/></text:p>
            <text:p><text:s text:c="13"/>Source: Philadelphia Inquirer &amp; Daily News <text:s text:c="15"/>Jun 1 - 5: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Magic officials are taking the long-term approach with Jonathan Isaac.</text:p>
            <text:p><text:s text:c="8"/></text:p>
            <text:p><text:s text:c="8"/></text:p>
            <text:p><text:s text:c="13"/>According to the Orlando Sentinel, the team is "hoping to develop him slowly but steadily over the next few years." In his rookie year, Isaac showed plenty of upside on the defensive end, especially when he was in space. His ankle issue was really the biggest headline, and staying healthy will probably be the biggest goal in his sophomore season. He'll be a target in the later rounds of fantasy drafts.</text:p>
            <text:p><text:s text:c="8"/></text:p>
            <text:p><text:s text:c="8"/></text:p>
            <text:p><text:s text:c="13"/></text:p>
            <text:p><text:s text:c="14"/></text:p>
            <text:p><text:s text:c="13"/>Source: Orlando Sentinel <text:s text:c="33"/>Jun 1 - 5: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is doubtful for Game 2 on Sunday.</text:p>
            <text:p><text:s text:c="8"/></text:p>
            <text:p><text:s text:c="8"/></text:p>
            <text:p><text:s text:c="13"/>The good news is he did a few things at practice today, but the team mentioned "inflammation of the nerve surrounding the left knee" was a big issue for the former Finals MVP before Game 1. While Iguodala is optimistic he will make it back in this series, it sounds like he may have to wait until the Warriors get to Cleveland. JaVale McGee gave the Warriors great energy in the third on Thursday, so he may actually start over Kevon Looney. Shaun Livingston should also be a factor.</text:p>
            <text:p><text:s text:c="8"/></text:p>
            <text:p><text:s text:c="8"/></text:p>
            <text:p><text:s text:c="13"/></text:p>
            <text:p><text:s text:c="14"/></text:p>
            <text:p><text:s text:c="13"/>Source: Tania Ganguli on Twitter <text:s text:c="25"/>Jun 1 - 4: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said he "stayed up all night watching the free throw and watching the play" on Thursday night.</text:p>
            <text:p><text:s text:c="8"/></text:p>
            <text:p><text:s text:c="8"/></text:p>
            <text:p><text:s text:c="13"/>He added his missed free throw "probably cost us the win" just before the J.R. Smith error, and Hill talked about where this ranks for his worst losses of his career. "This is probably No. 1. This one hurt. This one hurt bad," Hill said. Luckily for Hill, he'll get two days off to get a good night sleep before Game 2 on Sunday.</text:p>
            <text:p><text:s text:c="8"/></text:p>
            <text:p><text:s text:c="8"/></text:p>
            <text:p><text:s text:c="13"/></text:p>
            <text:p><text:s text:c="14"/></text:p>
            <text:p><text:s text:c="13"/>Source: Marc Spears on Twitter <text:s text:c="27"/>Jun 1 - 4: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Bower</text:p>
            <text:p><text:s text:c="17"/></text:p>
            <text:p><text:s text:c="17"/></text:p>
            <text:p><text:s text:c="22"/>- C - <text:s/>Pistons</text:p>
            <text:p><text:s text:c="16"/></text:p>
            <text:p><text:s text:c="17"/></text:p>
            <text:p><text:s text:c="12"/></text:p>
            <text:p><text:s text:c="8"/></text:p>
            <text:p><text:s text:c="8"/></text:p>
            <text:p><text:s text:c="8"/></text:p>
            <text:p><text:s text:c="12"/>Detroit and former general manager Jeff Bower have parted ways, according to Adrian Wojnarowski on Twitter.</text:p>
            <text:p><text:s text:c="8"/></text:p>
            <text:p><text:s text:c="8"/></text:p>
            <text:p><text:s text:c="13"/>The Pistons are doing a complete overhaul after their first year in their new arena was a major flop. Bower received a contract extension back in 2016, but he and the team won't see the rest of it through. The Pistons are still looking for a coach and they're missing several pieces in their front office, as well.</text:p>
            <text:p><text:s text:c="8"/></text:p>
            <text:p><text:s text:c="8"/></text:p>
            <text:p><text:s text:c="13"/></text:p>
            <text:p><text:s text:c="14"/></text:p>
            <text:p><text:s text:c="13"/>Source: Adrian Wojnarowski on Twitter <text:s text:c="20"/>Jun 1 - 4: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Coach Ty Lue said on Friday that J.R. Smith "can shake off anything" after his error in Game 1 on Thursday.</text:p>
            <text:p><text:s text:c="8"/></text:p>
            <text:p><text:s text:c="8"/></text:p>
            <text:p><text:s text:c="13"/>This will go down as one of the worst mental lapses ever, but Lue added the Smith getting the rebound was big, and that rebound prevented the Warriors from getting an opportunity to take the lead in regulation. LeBron James also didn't throw Smith under the bus, but the Warriors -- especially Draymond Green -- had a little fun at Smith's expense. Smith has been brutal on the road, but it sounds like he'll have an opportunity to redeem himself. If he struggles early, maybe we see more Kyle Korver.</text:p>
            <text:p><text:s text:c="8"/></text:p>
            <text:p><text:s text:c="8"/></text:p>
            <text:p><text:s text:c="13"/></text:p>
            <text:p><text:s text:c="14"/></text:p>
            <text:p><text:s text:c="13"/>Source: Dave McMenamin on Twitter <text:s text:c="24"/>Jun 1 - 4: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The University of Michigan's John Beilein interviewed for the Pistons coaching job on Thursday, according to Adrian Wojnarowski of ESPN.com.</text:p>
            <text:p><text:s text:c="8"/></text:p>
            <text:p><text:s text:c="8"/></text:p>
            <text:p><text:s text:c="13"/>The Pistons may be getting close with Dwane Casey, Kenny Smith Beilein and others interviewing this week. The 66-year-old Beilein has been coaching in college since the 1970s and has coached the Wolverines since 2007. It would be a surprise to see the Pistons make this hire and it sounds like Casey is the favorite.</text:p>
            <text:p><text:s text:c="8"/></text:p>
            <text:p><text:s text:c="8"/></text:p>
            <text:p><text:s text:c="13"/></text:p>
            <text:p><text:s text:c="14"/></text:p>
            <text:p><text:s text:c="13"/>Source: Adrian Wojnarowski on Twitter <text:s text:c="20"/>Jun 1 - 3: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leg) said he'll play in Game 2 on Sunday.</text:p>
            <text:p><text:s text:c="8"/></text:p>
            <text:p><text:s text:c="8"/></text:p>
            <text:p><text:s text:c="13"/>"I’ve got a sore ligament," Thompson said about his leg injury from Thursday. "I’m happy it’s just a muscle that got strained a little bit. No damage. The X-rays were negative so I’m happy about that." Thompson suffered a lateral leg contusion near his ankle in the first quarter, but he returned in the second and looked fine. Expect around 37-42 minutes in Game 2.</text:p>
            <text:p><text:s text:c="8"/></text:p>
            <text:p><text:s text:c="8"/></text:p>
            <text:p><text:s text:c="13"/></text:p>
            <text:p><text:s text:c="14"/></text:p>
            <text:p><text:s text:c="13"/>Source: Anthony Slater on Twitter <text:s text:c="24"/>Jun 1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The NBA will not suspend Kevin Love for leaving the bench area in the closing seconds of Game 1, according to Chris Mannix of Yahoo! Sports.</text:p>
            <text:p><text:s text:c="8"/></text:p>
            <text:p><text:s text:c="8"/></text:p>
            <text:p><text:s text:c="13"/>He was on the edge of the playing area when Tristan Thompson and Shaun Livingston got into it, but the NBA feels that Love wasn't out on the court enough. The league reviewed the play and ruled that he had stepped on the floor before the incident. He'll be in the starting lineup on Sunday as the Cavs look to get it together after a heartbreaking loss.</text:p>
            <text:p><text:s text:c="8"/></text:p>
            <text:p><text:s text:c="8"/></text:p>
            <text:p><text:s text:c="13"/></text:p>
            <text:p><text:s text:c="14"/></text:p>
            <text:p><text:s text:c="13"/>Source: Chris Mannix on Twitter <text:s text:c="26"/>Jun 1 - 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emy Lin</text:p>
            <text:p><text:s text:c="17"/></text:p>
            <text:p><text:s text:c="17"/></text:p>
            <text:p><text:s text:c="22"/>- G - <text:s/>Nets</text:p>
            <text:p><text:s text:c="16"/></text:p>
            <text:p><text:s text:c="17"/></text:p>
            <text:p><text:s text:c="12"/></text:p>
            <text:p><text:s text:c="8"/></text:p>
            <text:p><text:s text:c="8"/></text:p>
            <text:p><text:s text:c="8"/></text:p>
            <text:p><text:s text:c="12"/>Nets guard Caris LeVert said that Jeremy Lin has been going "full speed" in offseason workouts.</text:p>
            <text:p><text:s text:c="8"/></text:p>
            <text:p><text:s text:c="8"/></text:p>
            <text:p><text:s text:c="13"/>Lin has already opted into the final year of his contract, and believes he will be healthy by the start of training camp. "He’s been working out. The past couple of weeks he’s been going full speed," said LeVert. "We haven't done a lot of contact but he’s done all the individual work we’ve done with coaches." The Nets backcourt will be crowded, as Lin will be competing for minutes with LeVert, Allen Crabbe, D'Angelo Russell and Spencer Dinwiddie.</text:p>
            <text:p><text:s text:c="8"/></text:p>
            <text:p><text:s text:c="8"/></text:p>
            <text:p><text:s text:c="13"/></text:p>
            <text:p><text:s text:c="14"/></text:p>
            <text:p><text:s text:c="13"/>Source: Brian Lewis on Twitter <text:s text:c="27"/>Jun 1 - 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ikal Bridges</text:p>
            <text:p><text:s text:c="17"/></text:p>
            <text:p><text:s text:c="17"/></text:p>
            <text:p><text:s text:c="22"/>- F - <text:s/>Player</text:p>
            <text:p><text:s text:c="16"/></text:p>
            <text:p><text:s text:c="17"/></text:p>
            <text:p><text:s text:c="12"/></text:p>
            <text:p><text:s text:c="8"/></text:p>
            <text:p><text:s text:c="8"/></text:p>
            <text:p><text:s text:c="8"/></text:p>
            <text:p><text:s text:c="12"/>According to Ian Begley of ESPN, many in the Knicks organization "remain high" on Villanova small forward Mikal Bridges.</text:p>
            <text:p><text:s text:c="8"/></text:p>
            <text:p><text:s text:c="8"/></text:p>
            <text:p><text:s text:c="13"/>The Knicks have the ninth overall pick in the 2018 draft, and many mocks have Bridges landing in New York. The Knicks are looking to upgrade defensively and to add 3-point shooting. Bridges, who will likely be on the board when the Knicks are on the clock, brings both of those attributes to the table. Rick Bonnell of The Charlotte Observer reported that Bridges will work out for the Hornets on Saturday.</text:p>
            <text:p><text:s text:c="8"/></text:p>
            <text:p><text:s text:c="8"/></text:p>
            <text:p><text:s text:c="13"/></text:p>
            <text:p><text:s text:c="14"/></text:p>
            <text:p><text:s text:c="13"/>Source: ESPN.com <text:s text:c="41"/>Jun 1 - 12: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Beverley</text:p>
            <text:p><text:s text:c="17"/></text:p>
            <text:p><text:s text:c="17"/></text:p>
            <text:p><text:s text:c="22"/>- G - <text:s/>Clippers</text:p>
            <text:p><text:s text:c="16"/></text:p>
            <text:p><text:s text:c="17"/></text:p>
            <text:p><text:s text:c="12"/></text:p>
            <text:p><text:s text:c="8"/></text:p>
            <text:p><text:s text:c="8"/></text:p>
            <text:p><text:s text:c="8"/></text:p>
            <text:p><text:s text:c="12"/>Patrick Beverley (knee surgery) is three months ahead of schedule and has been cleared to return to full basketball activities.</text:p>
            <text:p><text:s text:c="8"/></text:p>
            <text:p><text:s text:c="8"/></text:p>
            <text:p><text:s text:c="13"/>Beverley had microfracture and meniscus surgery on his right knee in late November and was expected to need a full nine months to recover. However, Beverley's doctors have been amazed by his progress. "His recovery has been remarkable and I have cleared him to return to all basketball activities," said Dr. Walter Lowe. "This speedy recovery is a testament to Pat's diligence to the comprehensive rehabilitation program between Houston and LA." He should now certainly be ready to roll at the start of training camp.</text:p>
            <text:p><text:s text:c="8"/></text:p>
            <text:p><text:s text:c="8"/></text:p>
            <text:p><text:s text:c="13"/></text:p>
            <text:p><text:s text:c="14"/></text:p>
            <text:p><text:s text:c="13"/>Source: ESPN.com <text:s text:c="41"/>Jun 1 - 1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Tristan Thompson and Kevin Love may face suspensions due to an altercation in the final seconds of Game 1 on Thursday night.</text:p>
            <text:p><text:s text:c="8"/></text:p>
            <text:p><text:s text:c="8"/></text:p>
            <text:p><text:s text:c="13"/>According to ESPN's Chris Hayes, Thompson might face a suspension after shoving the ball in the face of Draymond Green and "Kevin Love, who was not in the game at the time, could be hit with a one-game suspension for stepping onto the court while an altercation was ongoing." It would be surprising if the NBA decided to punish two of Cleveland's starters, but if the league chooses to stick to the letter of the law, there is justification. The NBA will likely announce their decision shortly.</text:p>
            <text:p><text:s text:c="8"/></text:p>
            <text:p><text:s text:c="8"/></text:p>
            <text:p><text:s text:c="13"/>Related: Tristan Thompson</text:p>
            <text:p><text:s text:c="14"/></text:p>
            <text:p><text:s text:c="13"/>Source: ESPN.com <text:s text:c="41"/>Jun 1 - 10: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The Warriors clarified after Game 1 that Klay Thompson's injury isn't near his knee. The leg contusion is down closer to his ankle.</text:p>
            <text:p><text:s text:c="8"/></text:p>
            <text:p><text:s text:c="8"/></text:p>
            <text:p><text:s text:c="13"/>Thompson was forced to limp to the locker room after J.R. Smith slipped and rolled into his leg early in the first quarter. Fourtantley, Klay was able to return to the contest and finished with 24 points, three rebounds and one assist in 45 minutes. He is expected to be ready to handle his typical allotment of minutes in Game 2 on Sunday.</text:p>
            <text:p><text:s text:c="8"/></text:p>
            <text:p><text:s text:c="8"/></text:p>
            <text:p><text:s text:c="13"/></text:p>
            <text:p><text:s text:c="14"/></text:p>
            <text:p><text:s text:c="13"/>Source: Anthony Slater on Twitter <text:s text:c="24"/>Jun 1 - 10: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ry Stackhouse</text:p>
            <text:p><text:s text:c="17"/></text:p>
            <text:p><text:s text:c="17"/></text:p>
            <text:p><text:s text:c="22"/>- G/F - <text:s/>Nets</text:p>
            <text:p><text:s text:c="16"/></text:p>
            <text:p><text:s text:c="17"/></text:p>
            <text:p><text:s text:c="12"/></text:p>
            <text:p><text:s text:c="8"/></text:p>
            <text:p><text:s text:c="8"/></text:p>
            <text:p><text:s text:c="8"/></text:p>
            <text:p><text:s text:c="12"/>The Pistons are not interested in Jerry Stackhouse as a potential head coaching candidate, according to the Detroit Free Press.</text:p>
            <text:p><text:s text:c="8"/></text:p>
            <text:p><text:s text:c="8"/></text:p>
            <text:p><text:s text:c="13"/>When the Pistons fired Stan Van Gundy, it was assumed that Stackhouse would be one of the favorites to replace him. Stackhouse is widely viewed as a coaching star on the rise, and he was a two-time All-Star as a member of the Pistons during his playing days. However, this report indicates that he apparently "does rub some people the wrong way."</text:p>
            <text:p><text:s text:c="8"/></text:p>
            <text:p><text:s text:c="8"/></text:p>
            <text:p><text:s text:c="13"/></text:p>
            <text:p><text:s text:c="14"/></text:p>
            <text:p><text:s text:c="13"/>Source: Detroit Free Press <text:s text:c="31"/>Jun 1 - 9: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aid he was dealing with blurry vision in Game 1 after Draymond Green poked him in his left eye.</text:p>
            <text:p><text:s text:c="8"/></text:p>
            <text:p><text:s text:c="8"/></text:p>
            <text:p><text:s text:c="13"/>LeBron's eye was clearly bloodshot in the second half. "Draymond poked me right square in the eye. I'll deal with that over the next couple of days," said James after the game. LeBron added that his vision was "pretty much blurry, and it got worse and worse as the game went on." King James still finished with 51 points, eight rebounds and eight assists. We should expect an update on his vision Friday afternoon.</text:p>
            <text:p><text:s text:c="8"/></text:p>
            <text:p><text:s text:c="8"/></text:p>
            <text:p><text:s text:c="13"/></text:p>
            <text:p><text:s text:c="14"/></text:p>
            <text:p><text:s text:c="13"/>Source: Rachel Nichols on Twitter <text:s text:c="24"/>Jun 1 - 9: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scored 13 points with two 3-pointers, 11 rebounds, nine assists, five steals and three blocks in an overtime 124-114 victory against Cleveland on Thursday.</text:p>
            <text:p><text:s text:c="8"/></text:p>
            <text:p><text:s text:c="8"/></text:p>
            <text:p><text:s text:c="13"/>It was a classic Draymond stat line, coming one assist short of a triple-double and two blocks short of a 5x5. Green kept up his strong presence on the glass of late, he's now averaging 13.1 boards a game over his last six. He got into it with Tristan Thompson as the game ended, taunting the Cavs and egging on the crowd after Thompson was ejected. Green had already been assessed a tech earlier in the game for arguing a call, so he could have been in serious trouble had he been given another.</text:p>
            <text:p><text:s text:c="8"/></text:p>
            <text:p><text:s text:c="8"/></text:p>
            <text:p><text:s text:c="13"/></text:p>
            <text:p><text:s text:c="14"/></text:p>
            <text:p><text:s text:c="13"/>Jun 1 - 1: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cored a team-high 29 points with five 3-pointers, six rebounds, nine assists and one steal in Game 1 against the Cavaliers on Thursday.</text:p>
            <text:p><text:s text:c="8"/></text:p>
            <text:p><text:s text:c="8"/></text:p>
            <text:p><text:s text:c="13"/>He knocked down a 38-foot bomb at the halftime buzzer to make it a tie game heading into the locker room. Though it was an overtime game, it was still the most minutes Curry's logged all season. He didn't play a 40-plus minute game the entire regular season, this is already his third of an injury-shortened postseason. They got a scare, but eventually came away with it and Steph's one game closer to a third ring.</text:p>
            <text:p><text:s text:c="8"/></text:p>
            <text:p><text:s text:c="8"/></text:p>
            <text:p><text:s text:c="13"/></text:p>
            <text:p><text:s text:c="14"/></text:p>
            <text:p><text:s text:c="13"/>Jun 1 - 1: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moved to the bench to start the third quarter against the Cavs on Thursday, scoring eight points with four rebounds and one steal in Game 1 against Cleveland on Thursday.</text:p>
            <text:p><text:s text:c="8"/></text:p>
            <text:p><text:s text:c="8"/></text:p>
            <text:p><text:s text:c="13"/>He continues to start while Andre Iguodala is still sidelined, but coach Steve Kerr changed it up with JaVale McGee starting after half. Looney logged his second-most minutes of the postseason with 25 and finally broke out of his four-point streak, having scored four points in six straight games. Until Iguodala is cleared to play, expect Looney to stay in the rotation.</text:p>
            <text:p><text:s text:c="8"/></text:p>
            <text:p><text:s text:c="8"/></text:p>
            <text:p><text:s text:c="13"/></text:p>
            <text:p><text:s text:c="14"/></text:p>
            <text:p><text:s text:c="13"/>Jun 1 - 12: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cored 24 points and made five 3-pointers to go along with three rebounds and one assist in Game 1 against Cleveland on Thursday.</text:p>
            <text:p><text:s text:c="8"/></text:p>
            <text:p><text:s text:c="8"/></text:p>
            <text:p><text:s text:c="13"/>He went to the locker room with a left leg contusion after J.R. Smith slipped and took his legs out in the first quarter, but returned at the beginning of the second. Thompson appeared to be fine, logging 45 minutes in the overtime game. He did head to the locker room early while the referees sorted out the late game scuffle, most likely for treatment. Expect him to play full time in Game 2 on Sunday.</text:p>
            <text:p><text:s text:c="8"/></text:p>
            <text:p><text:s text:c="8"/></text:p>
            <text:p><text:s text:c="13"/></text:p>
            <text:p><text:s text:c="14"/></text:p>
            <text:p><text:s text:c="13"/>Jun 1 - 12: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made a clock-management mistake at the end of regulation during a 124-114 loss to the Warriors on Thursday, scoring 10 points with six rebounds and two assists.</text:p>
            <text:p><text:s text:c="8"/></text:p>
            <text:p><text:s text:c="8"/></text:p>
            <text:p><text:s text:c="13"/>OK, maybe we're being nice on saying it was a clock-management mistake with Smith dribbling the ball out in a tie game and the clock winding down to end regulation. Smith explained himself after the game. "I was trying to get enough to bring it out to get a shot off," Smith said. "I knew we were tied, I thought we were going to call timeout. If I thought we were ahead, I'd have held onto the ball and let them foul me." However, coach Ty Lue said that J.R. told him that he thought they were up, so it's tough to buy what Smith is saying.</text:p>
            <text:p><text:s text:c="8"/></text:p>
            <text:p><text:s text:c="8"/></text:p>
            <text:p><text:s text:c="13"/></text:p>
            <text:p><text:s text:c="14"/></text:p>
            <text:p><text:s text:c="13"/>Source: Anthony Slater on Twitter <text:s text:c="24"/>Jun 1 - 12: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started the third quarter over Kevon Looney in Game 1 on Thursday, scoring four points with one rebound and one block in six minutes.</text:p>
            <text:p><text:s text:c="8"/></text:p>
            <text:p><text:s text:c="8"/></text:p>
            <text:p><text:s text:c="13"/>He had not played since Game 3 of the WCF, where he only played three minutes and was the only time he saw the floor during the series. McGee was playing well until he faced a wide-open dunk and was rejected by the rim, but coach Steve Kerr said he gave him "a burst of energy" to start the third. Considering how the Warriors aren't getting much out of Kevon Looney, McGee could stick in the starting lineup until Andre Iguodala (leg) is back.</text:p>
            <text:p><text:s text:c="8"/></text:p>
            <text:p><text:s text:c="8"/></text:p>
            <text:p><text:s text:c="13"/></text:p>
            <text:p><text:s text:c="14"/></text:p>
            <text:p><text:s text:c="13"/>Jun 1 - 12:4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an Colangelo</text:p>
            <text:p><text:s text:c="17"/></text:p>
            <text:p><text:s text:c="17"/></text:p>
            <text:p><text:s text:c="22"/>- C - <text:s/>76ers</text:p>
            <text:p><text:s text:c="16"/></text:p>
            <text:p><text:s text:c="17"/></text:p>
            <text:p><text:s text:c="12"/></text:p>
            <text:p><text:s text:c="8"/></text:p>
            <text:p><text:s text:c="8"/></text:p>
            <text:p><text:s text:c="8"/></text:p>
            <text:p><text:s text:c="12"/>The 76ers ownership is "seriously considering" Bryan Colangelo's dismissal, according to Adrian Wojnarowski and Zach Lowe of ESPN.com.</text:p>
            <text:p><text:s text:c="8"/></text:p>
            <text:p><text:s text:c="8"/></text:p>
            <text:p><text:s text:c="13"/>This report adds attacks surrounding the 76ers "left ownership flushed with embarrassment and anger -- and Colangelo fighting for his professional life." They also report that his wife, Barbara Bettini, "may have been involved" in posting tweets from burner accounts. Based on the detail in the tweets, it's fairly clear that the burner accounts are from someone who knows Colangelo very well, and it sounds like the 76ers really have no recourse unless they can 100 percent prove Colangelo is innocent.</text:p>
            <text:p><text:s text:c="8"/></text:p>
            <text:p><text:s text:c="8"/></text:p>
            <text:p><text:s text:c="13"/></text:p>
            <text:p><text:s text:c="14"/></text:p>
            <text:p><text:s text:c="13"/>Source: ESPN.com <text:s text:c="41"/>Jun 1 - 12: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51 points and made three 3-pointers to go along with eight rebounds, eight assists, one steal and one block in Game 1 against the Warriors on Thursday.</text:p>
            <text:p><text:s text:c="8"/></text:p>
            <text:p><text:s text:c="8"/></text:p>
            <text:p><text:s text:c="13"/>He's now logged 48 minutes two games in a row, though this one went to OT, and couldn't be stopped the entire game once again. He tied MJ for the most 30-point games in playoff history with 109. He also scored the most points in a Finals loss. He also now has seven games of at least 40/5/5 in the playoffs, the rest of the NBA combined over the last 25 years only has five. LeBron had the Cavaliers up two and appeared to take a charge to potentially take the game, but it was overturned. He did all he could and it still wasn't enough to steal one on the road. His eye appeared to be very bloodshot, but it shouldn't affect him moving forward.</text:p>
            <text:p><text:s text:c="8"/></text:p>
            <text:p><text:s text:c="8"/></text:p>
            <text:p><text:s text:c="13"/></text:p>
            <text:p><text:s text:c="14"/></text:p>
            <text:p><text:s text:c="13"/>Source: Tommy Beer on Twitter <text:s text:c="28"/>Jun 1 - 12: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Jr. scored nine points with 11 rebounds and one steal in Game 1 against Golden State on Thursday.</text:p>
            <text:p><text:s text:c="8"/></text:p>
            <text:p><text:s text:c="8"/></text:p>
            <text:p><text:s text:c="13"/>He had a postseason high in rebounds and was clearly playing with a different fire on the boards than he has in recent games. Nance only logged 19 minutes but was efficient shooting 4-of-6 from the floor with no turnovers. The Cavs were leaning on some bigger lineups as the game went along. At one point LeBron James, Jeff Green, J.R. Smith, Kevin Love and Nance were all on the floor. This lineup was on the floor together for less than a minute during the regular and postseason combined. Considering Nance had the best plus/minus among Cavs bigs tonight, he could see more run on Sunday.</text:p>
            <text:p><text:s text:c="8"/></text:p>
            <text:p><text:s text:c="8"/></text:p>
            <text:p><text:s text:c="13"/></text:p>
            <text:p><text:s text:c="14"/></text:p>
            <text:p><text:s text:c="13"/>Jun 1 - 12: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21 points but shot 1-of-8 from three and had 13 rebounds and one assist in Game 1 against the Warriors on Thursday.</text:p>
            <text:p><text:s text:c="8"/></text:p>
            <text:p><text:s text:c="8"/></text:p>
            <text:p><text:s text:c="13"/>This was his first game back since missing Game 7 with a head injury and he played well. Though he shot poorly from deep, he was 8-of-12 inside the arc and led the team in boards. Barring him reinjuring it, we shouldn't see him held back in any way due to his head injury during this series.</text:p>
            <text:p><text:s text:c="8"/></text:p>
            <text:p><text:s text:c="8"/></text:p>
            <text:p><text:s text:c="13"/></text:p>
            <text:p><text:s text:c="14"/></text:p>
            <text:p><text:s text:c="13"/>Jun 1 - 12: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scored seven points making just 1-of-6 3-pointers with three rebounds, five assists and one steal in Game 1 against Golden State on Thursday.</text:p>
            <text:p><text:s text:c="8"/></text:p>
            <text:p><text:s text:c="8"/></text:p>
            <text:p><text:s text:c="13"/>He played 36 minutes, his second most while coming off the bench all season. Green missed a lot of shots that could've changed the game and fell well short of his 19-point performance in Game 7 against Boston. The Cavs were so close to pulling off a win and could've used more from Green. He'll likely continue to come off the bench as Kevin Love stays healthy.</text:p>
            <text:p><text:s text:c="8"/></text:p>
            <text:p><text:s text:c="8"/></text:p>
            <text:p><text:s text:c="13"/></text:p>
            <text:p><text:s text:c="14"/></text:p>
            <text:p><text:s text:c="13"/>Jun 1 - 1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was ejected with 2.6 seconds left in OT after having two points, five rebounds and one block in Game 1 against the Warriors on Thursday.</text:p>
            <text:p><text:s text:c="8"/></text:p>
            <text:p><text:s text:c="8"/></text:p>
            <text:p><text:s text:c="13"/>He shoved the ball into Draymond Green's face as late game frustrations boiled over. It's unlikely Thompson will face suspension, but it is certainly a possibility. We'll know more tomorrow after the league makes an official decision. He only logged 20 minutes, his fewest since Game 1 of the ECF.</text:p>
            <text:p><text:s text:c="8"/></text:p>
            <text:p><text:s text:c="8"/></text:p>
            <text:p><text:s text:c="13"/></text:p>
            <text:p><text:s text:c="14"/></text:p>
            <text:p><text:s text:c="13"/>May 31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left lateral leg contusion) returned during the second quarter in Game 1 on Thursday.</text:p>
            <text:p><text:s text:c="8"/></text:p>
            <text:p><text:s text:c="8"/></text:p>
            <text:p><text:s text:c="13"/>At first, he appeared to have a potentially serious injury after a collision with J.R. Smith but was able to return pretty quickly. The training staff has wrapped Thompson's leg and he should be okay, but we'll keep an eye on if it hinders his play or minutes throughout the game.</text:p>
            <text:p><text:s text:c="8"/></text:p>
            <text:p><text:s text:c="8"/></text:p>
            <text:p><text:s text:c="13"/></text:p>
            <text:p><text:s text:c="14"/></text:p>
            <text:p><text:s text:c="13"/>May 31 - 9: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left lateral leg contusion) went into the locker room in the first quarter on Thursday and is hopeful to return.</text:p>
            <text:p><text:s text:c="8"/></text:p>
            <text:p><text:s text:c="8"/></text:p>
            <text:p><text:s text:c="13"/>J.R. Smith was diving for a ball and undercut Thompson near the knee. This injury could've been worse initially, but it sounds like he is going to be OK. Thompson appeared to be in a lot of pain on the floor and had a noticeable limp heading to the bench and locker room. This is the same knee he hurt against the Rockets, but it sounds like he could be back soon.</text:p>
            <text:p><text:s text:c="8"/></text:p>
            <text:p><text:s text:c="8"/></text:p>
            <text:p><text:s text:c="13"/></text:p>
            <text:p><text:s text:c="14"/></text:p>
            <text:p><text:s text:c="13"/>Source: Warriors on Twitter <text:s text:c="30"/>May 31 - 9: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will continue to start along with Stephen Curry, Kevin Durant, Draymond Green and Klay Thompson in Game 1 on Thursday.</text:p>
            <text:p><text:s text:c="8"/></text:p>
            <text:p><text:s text:c="8"/></text:p>
            <text:p><text:s text:c="13"/>He remains in the starting lineup while Andre Iguodala is still out. Looney will probably continue to hover around 20 minutes for Game 1.</text:p>
            <text:p><text:s text:c="8"/></text:p>
            <text:p><text:s text:c="8"/></text:p>
            <text:p><text:s text:c="13"/>Related: Kevin Durant, Stephen Curry, Klay Thompson, Draymond Green</text:p>
            <text:p><text:s text:c="14"/></text:p>
            <text:p><text:s text:c="13"/>Source: Warriors PR on Twitter <text:s text:c="27"/>May 31 - 8: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will come off the bench in Game 1 of the Finals on Thursday.</text:p>
            <text:p><text:s text:c="8"/></text:p>
            <text:p><text:s text:c="8"/></text:p>
            <text:p><text:s text:c="13"/>He started Game 7 of the ECF due to Kevin Love's head injury, so once Love was cleared to play it's no surprise that Green is not getting the start. Expect him to log anywhere from 20-35 minutes in Game 1, especially if the Warriors run the bigger lineup off the court.</text:p>
            <text:p><text:s text:c="8"/></text:p>
            <text:p><text:s text:c="8"/></text:p>
            <text:p><text:s text:c="13"/></text:p>
            <text:p><text:s text:c="14"/></text:p>
            <text:p><text:s text:c="13"/>May 31 - 7: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concussion) will not have a minutes restriction in the starting lineup against the Warriors on Thursday.</text:p>
            <text:p><text:s text:c="8"/></text:p>
            <text:p><text:s text:c="8"/></text:p>
            <text:p><text:s text:c="13"/>He cleared the concussion protocol earlier today and coach Ty Lue said all along that Love would start once he's available. While Love hasn't played well against the Warriors, this is a huge addition to the undermanned Cavs, who already face an uphill battle as big underdogs coming into this series.</text:p>
            <text:p><text:s text:c="8"/></text:p>
            <text:p><text:s text:c="8"/></text:p>
            <text:p><text:s text:c="13"/></text:p>
            <text:p><text:s text:c="14"/></text:p>
            <text:p><text:s text:c="13"/>Source: Mark Medina on Twitter <text:s text:c="27"/>May 31 - 7: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Coach Steve Kerr said there's "no question" that Pat McCaw could play a bigger role this series.</text:p>
            <text:p><text:s text:c="8"/></text:p>
            <text:p><text:s text:c="8"/></text:p>
            <text:p><text:s text:c="13"/>He returned from a back injury last series in Game 6, but only logged a total of five minutes over Game 6 and Game 7. In the last series, Kerr did say he was considering he would play Jordan Bell more, and that turned out to be true. In other words, there's good chance McCaw is out there as a main wing with three centers in a 9-10 man rotation.</text:p>
            <text:p><text:s text:c="8"/></text:p>
            <text:p><text:s text:c="8"/></text:p>
            <text:p><text:s text:c="13"/></text:p>
            <text:p><text:s text:c="14"/></text:p>
            <text:p><text:s text:c="13"/>Source: Melissa Rohlin on Twitter <text:s text:c="24"/>May 31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will remain in the starting lineup against the Warriors in Game 1 on Thursday.</text:p>
            <text:p><text:s text:c="8"/></text:p>
            <text:p><text:s text:c="8"/></text:p>
            <text:p><text:s text:c="13"/>Despite Thompson's struggles against the Warriors all season, coach Ty Lue will go with his usual lineup. If Thompson is put out in space against smaller lineups, Lue could go with guys like Larry Nance or slide Kevin Love over to the five in smaller lineups. Thompson may have a tougher time hitting 28.0 minutes per game like he did against the Celtics.</text:p>
            <text:p><text:s text:c="8"/></text:p>
            <text:p><text:s text:c="8"/></text:p>
            <text:p><text:s text:c="13"/></text:p>
            <text:p><text:s text:c="14"/></text:p>
            <text:p><text:s text:c="13"/>Source: Mark Medina on Twitter <text:s text:c="27"/>May 31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ne Casey</text:p>
            <text:p><text:s text:c="17"/></text:p>
            <text:p><text:s text:c="17"/></text:p>
            <text:p><text:s text:c="22"/>- C - <text:s/>Pistons</text:p>
            <text:p><text:s text:c="16"/></text:p>
            <text:p><text:s text:c="17"/></text:p>
            <text:p><text:s text:c="12"/></text:p>
            <text:p><text:s text:c="8"/></text:p>
            <text:p><text:s text:c="8"/></text:p>
            <text:p><text:s text:c="8"/></text:p>
            <text:p><text:s text:c="12"/>The Pistons are meeting with Dwane Casey on Thursday to discuss their head coaching position, according to Adrian Wojnarowski of ESPN.com.</text:p>
            <text:p><text:s text:c="8"/></text:p>
            <text:p><text:s text:c="8"/></text:p>
            <text:p><text:s text:c="13"/>The Pistons and Raptors are the last two teams to fill their vacancy, so obviously they won't be getting much competition for Casey these days. Casey has reportedly been the top target for the Pistons, and there really hasn't been much momentum for other candidates.</text:p>
            <text:p><text:s text:c="8"/></text:p>
            <text:p><text:s text:c="8"/></text:p>
            <text:p><text:s text:c="13"/></text:p>
            <text:p><text:s text:c="14"/></text:p>
            <text:p><text:s text:c="13"/>Source: Adrian Wojnarowski on Twitter <text:s text:c="20"/>May 31 - 6: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hamed Bamba</text:p>
            <text:p><text:s text:c="17"/></text:p>
            <text:p><text:s text:c="17"/></text:p>
            <text:p><text:s text:c="22"/>- C - <text:s/>Player</text:p>
            <text:p><text:s text:c="16"/></text:p>
            <text:p><text:s text:c="17"/></text:p>
            <text:p><text:s text:c="12"/></text:p>
            <text:p><text:s text:c="8"/></text:p>
            <text:p><text:s text:c="8"/></text:p>
            <text:p><text:s text:c="8"/></text:p>
            <text:p><text:s text:c="12"/>The Celtics are not expected to try to trade up for Mo Bamba, according to Mark Murphy of the Boston Herald.</text:p>
            <text:p><text:s text:c="8"/></text:p>
            <text:p><text:s text:c="8"/></text:p>
            <text:p><text:s text:c="13"/>"Don't waste your time on that one," Murphy's source said. There were some reports floating around that the Celtics could try to move up to the top 10 to get him, but it would require some serious draft capital. They do hold the Kings pick for next year, but that pick may turn out to be an excellent selection.</text:p>
            <text:p><text:s text:c="8"/></text:p>
            <text:p><text:s text:c="8"/></text:p>
            <text:p><text:s text:c="13"/>Related: Celtics</text:p>
            <text:p><text:s text:c="14"/></text:p>
            <text:p><text:s text:c="13"/>Source: Mark Murphy on Twitter <text:s text:c="27"/>May 31 - 6: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General manager Scott Perry said the Knicks hope to have a more specific timetable on Kristaps Porzingis (knee) in early September.</text:p>
            <text:p><text:s text:c="8"/></text:p>
            <text:p><text:s text:c="8"/></text:p>
            <text:p><text:s text:c="13"/>He is still likely going to be out until at least early December. Maybe Porzingis can start doing on-court work at training camp, but the Knicks haven't updated his progress too often in the offseason. Prospective fantasy owners may want to wait until after 20 to roll the dice on the Unicorn.</text:p>
            <text:p><text:s text:c="8"/></text:p>
            <text:p><text:s text:c="8"/></text:p>
            <text:p><text:s text:c="13"/></text:p>
            <text:p><text:s text:c="14"/></text:p>
            <text:p><text:s text:c="13"/>Source: Ian Begley on Twitter <text:s text:c="28"/>May 31 - 5: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ett Brown</text:p>
            <text:p><text:s text:c="17"/></text:p>
            <text:p><text:s text:c="17"/></text:p>
            <text:p><text:s text:c="22"/>- C - <text:s/>76ers</text:p>
            <text:p><text:s text:c="16"/></text:p>
            <text:p><text:s text:c="17"/></text:p>
            <text:p><text:s text:c="12"/></text:p>
            <text:p><text:s text:c="8"/></text:p>
            <text:p><text:s text:c="8"/></text:p>
            <text:p><text:s text:c="8"/></text:p>
            <text:p><text:s text:c="12"/>The 76ers announced their contract extension with coach Brett Brown.</text:p>
            <text:p><text:s text:c="8"/></text:p>
            <text:p><text:s text:c="8"/></text:p>
            <text:p><text:s text:c="13"/>This was reported by ESPN two days ago, and of course there is bigger in 76ers world these days. It is worth a mention that the official release does say President of Basketball Operations Bryan Colangelo made the official announcement, so maybe that's why it took a couple days. Brown may have had one of his worst stretches as a coach when the 76ers fell to the Celtics, but his body of work since the Sam Hinkie days makes this an easy call for the 76ers. His normal-sized blue-collar style fits in with the city and the team's identity, as well. We'd assume there isn't a press conference here.</text:p>
            <text:p><text:s text:c="8"/></text:p>
            <text:p><text:s text:c="8"/></text:p>
            <text:p><text:s text:c="13"/></text:p>
            <text:p><text:s text:c="14"/></text:p>
            <text:p><text:s text:c="13"/>Source: NBA.com <text:s text:c="42"/>May 31 - 4: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ae Young</text:p>
            <text:p><text:s text:c="17"/></text:p>
            <text:p><text:s text:c="17"/></text:p>
            <text:p><text:s text:c="22"/>- G - <text:s/>Player</text:p>
            <text:p><text:s text:c="16"/></text:p>
            <text:p><text:s text:c="17"/></text:p>
            <text:p><text:s text:c="12"/></text:p>
            <text:p><text:s text:c="8"/></text:p>
            <text:p><text:s text:c="8"/></text:p>
            <text:p><text:s text:c="8"/></text:p>
            <text:p><text:s text:c="12"/>The Knicks have scheduled a private workout with Trae Young, according to Ian Begley of ESPN.com.</text:p>
            <text:p><text:s text:c="8"/></text:p>
            <text:p><text:s text:c="8"/></text:p>
            <text:p><text:s text:c="13"/>Even after going with point guard Frank Ntilikina last year, the Knicks would likely consider Young with their No. 9 pick. However, there's a very good chance he won't make it that far down with so many top-eight teams needing a guard. Young would be one of the smallest players in the NBA at 178 pounds and a standing reach under eight feet, but leading the NCAA in scoring and assists should still make him a high pick.</text:p>
            <text:p><text:s text:c="8"/></text:p>
            <text:p><text:s text:c="8"/></text:p>
            <text:p><text:s text:c="13"/></text:p>
            <text:p><text:s text:c="14"/></text:p>
            <text:p><text:s text:c="13"/>Source: ESPN.com <text:s text:c="41"/>May 31 - 3: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ead) has completed the NBA’s Concussion Return to Play Program and will be available to play Thursday in Game 1 of the NBA Finals.</text:p>
            <text:p><text:s text:c="8"/></text:p>
            <text:p><text:s text:c="8"/></text:p>
            <text:p><text:s text:c="13"/>That is big news after his injury on May 25 when he collided with Jayson Tatum. Coach Ty Lue said that Love is going to be in the starting lineup, which raises some questions on who starts next to him. Tristan Thompson had the worst net rating against the Warriors among current Cavs players this season, so maybe the team goes back to a small-ball lineup. Jeff Green should still see minutes regardless.</text:p>
            <text:p><text:s text:c="8"/></text:p>
            <text:p><text:s text:c="8"/></text:p>
            <text:p><text:s text:c="13"/></text:p>
            <text:p><text:s text:c="14"/></text:p>
            <text:p><text:s text:c="13"/>Source: NBA.com <text:s text:c="42"/>May 31 - 2: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 Baker</text:p>
            <text:p><text:s text:c="17"/></text:p>
            <text:p><text:s text:c="17"/></text:p>
            <text:p><text:s text:c="22"/>- G - <text:s/>Knicks</text:p>
            <text:p><text:s text:c="16"/></text:p>
            <text:p><text:s text:c="17"/></text:p>
            <text:p><text:s text:c="12"/></text:p>
            <text:p><text:s text:c="8"/></text:p>
            <text:p><text:s text:c="8"/></text:p>
            <text:p><text:s text:c="8"/></text:p>
            <text:p><text:s text:c="12"/>Ron Baker exercised his $4.5 million player option for the 2018-19 season.</text:p>
            <text:p><text:s text:c="8"/></text:p>
            <text:p><text:s text:c="8"/></text:p>
            <text:p><text:s text:c="13"/>It was a no-brainer for Baker because he wasn't going to get anything close to this on the open market. Baker is still recovering from arthroscopic shoulder stabilization surgery that he had back in February, but he's expected to be ready for training camp.</text:p>
            <text:p><text:s text:c="8"/></text:p>
            <text:p><text:s text:c="8"/></text:p>
            <text:p><text:s text:c="13"/></text:p>
            <text:p><text:s text:c="14"/></text:p>
            <text:p><text:s text:c="13"/>Source: Shams Charania on Twitter <text:s text:c="24"/>May 31 - 11: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Rockets GM Daryl Morey said Chris Paul will be definitely be back in Houston next season.</text:p>
            <text:p><text:s text:c="8"/></text:p>
            <text:p><text:s text:c="8"/></text:p>
            <text:p><text:s text:c="13"/>"He took it the hardest [the loss to Golden State], I thought, because he knew if he hadn't had the unfortunate injury, he's dragging us the last [way to the Finals]," Morey added. Paul has already begun to recruit LeBron James, and you have to wonder if CP3 will consider playing on a discount so the Rockets can re-sign Clint Capela as well. Now 33, Paul probably still has a few elite years left.</text:p>
            <text:p><text:s text:c="8"/></text:p>
            <text:p><text:s text:c="8"/></text:p>
            <text:p><text:s text:c="13"/></text:p>
            <text:p><text:s text:c="14"/></text:p>
            <text:p><text:s text:c="13"/>Source: Houston Chronicle <text:s text:c="32"/>May 31 - 10: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neth Faried</text:p>
            <text:p><text:s text:c="17"/></text:p>
            <text:p><text:s text:c="17"/></text:p>
            <text:p><text:s text:c="22"/>- F/C - <text:s/>Nuggets</text:p>
            <text:p><text:s text:c="16"/></text:p>
            <text:p><text:s text:c="17"/></text:p>
            <text:p><text:s text:c="12"/></text:p>
            <text:p><text:s text:c="8"/></text:p>
            <text:p><text:s text:c="8"/></text:p>
            <text:p><text:s text:c="8"/></text:p>
            <text:p><text:s text:c="12"/>During a mock draft special on ESPN, Adrian Wojnarowski reported that Kenneth Faried is still on the trade block in Denver.</text:p>
            <text:p><text:s text:c="8"/></text:p>
            <text:p><text:s text:c="8"/></text:p>
            <text:p><text:s text:c="13"/>The Manimal has been on the block for a couple years and the Nuggets don't have a need for him with Paul Millsap and Trey Lyles ahead of him on the depth chart. Faried is owed $13.7 million in 2018-19, so Woj believes that the Nuggets may package him with the No. 14 pick to get him off their books -- they need cap space to bring back Will Barton.</text:p>
            <text:p><text:s text:c="8"/></text:p>
            <text:p><text:s text:c="8"/></text:p>
            <text:p><text:s text:c="13"/></text:p>
            <text:p><text:s text:c="14"/></text:p>
            <text:p><text:s text:c="13"/>May 31 - 10: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had surgery on Wednesday to repair a nasal fracture and he's expected to resume basketball activities in 2-4 weeks.</text:p>
            <text:p><text:s text:c="8"/></text:p>
            <text:p><text:s text:c="8"/></text:p>
            <text:p><text:s text:c="13"/>Baynes suffered the injury during Game 6 vs. the Cavs, yet he still played 19 minutes in Boston's season-ending Game 7 defeat. The surgery won't impact his appeal as an unrestricted free agent this summer -- he proved his value for the short-handed Celtics this year and should have plenty of interested teams.</text:p>
            <text:p><text:s text:c="8"/></text:p>
            <text:p><text:s text:c="8"/></text:p>
            <text:p><text:s text:c="13"/></text:p>
            <text:p><text:s text:c="14"/></text:p>
            <text:p><text:s text:c="13"/>Source: NBA.com <text:s text:c="42"/>May 30 - 10: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don Hayward</text:p>
            <text:p><text:s text:c="17"/></text:p>
            <text:p><text:s text:c="17"/></text:p>
            <text:p><text:s text:c="22"/>- G/F - <text:s/>Celtics</text:p>
            <text:p><text:s text:c="16"/></text:p>
            <text:p><text:s text:c="17"/></text:p>
            <text:p><text:s text:c="12"/></text:p>
            <text:p><text:s text:c="8"/></text:p>
            <text:p><text:s text:c="8"/></text:p>
            <text:p><text:s text:c="8"/></text:p>
            <text:p><text:s text:c="12"/>Gordon Hayward (left leg) had surgery on Wednesday to remove the plate and screws in his leg, and he's expected to resume basketball activities in 6-8 weeks.</text:p>
            <text:p><text:s text:c="8"/></text:p>
            <text:p><text:s text:c="8"/></text:p>
            <text:p><text:s text:c="13"/>The Celtics' medical update also stated that Hayward is expected to be at "full strength for the start of training camp." The most recent surgery was necessary because the plate and screws were "causing irritation to his peroneal tendons," but all signs point to a full recovery for the 2018-19 season.</text:p>
            <text:p><text:s text:c="8"/></text:p>
            <text:p><text:s text:c="8"/></text:p>
            <text:p><text:s text:c="13"/></text:p>
            <text:p><text:s text:c="14"/></text:p>
            <text:p><text:s text:c="13"/>Source: NBA.com <text:s text:c="42"/>May 30 - 10: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y Williams</text:p>
            <text:p><text:s text:c="17"/></text:p>
            <text:p><text:s text:c="17"/></text:p>
            <text:p><text:s text:c="22"/>- F - <text:s/>76ers</text:p>
            <text:p><text:s text:c="16"/></text:p>
            <text:p><text:s text:c="17"/></text:p>
            <text:p><text:s text:c="12"/></text:p>
            <text:p><text:s text:c="8"/></text:p>
            <text:p><text:s text:c="8"/></text:p>
            <text:p><text:s text:c="8"/></text:p>
            <text:p><text:s text:c="12"/>Monty Williams is in discussions with Sixers coach Brett Brown about the team's top assistant coach position, according to Adrian Wojnarowski.</text:p>
            <text:p><text:s text:c="8"/></text:p>
            <text:p><text:s text:c="8"/></text:p>
            <text:p><text:s text:c="13"/>Williams is working for Spurs front office but he's reportedly been "eager" to return to coaching -- he served as New Orleans' head coach from 2011-15. Philly lost assistant Lloyd Pierce when he was offered the Hawks' coaching job, so it makes sense that they're interested in Williams and his defense-first mentality.</text:p>
            <text:p><text:s text:c="8"/></text:p>
            <text:p><text:s text:c="8"/></text:p>
            <text:p><text:s text:c="13"/>Related: 76ers</text:p>
            <text:p><text:s text:c="14"/></text:p>
            <text:p><text:s text:c="13"/>Source: Adrian Wojnarowski on Twitter <text:s text:c="20"/>May 30 - 9: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D'Antoni</text:p>
            <text:p><text:s text:c="17"/></text:p>
            <text:p><text:s text:c="17"/></text:p>
            <text:p><text:s text:c="22"/>- C - <text:s/>Rockets</text:p>
            <text:p><text:s text:c="16"/></text:p>
            <text:p><text:s text:c="17"/></text:p>
            <text:p><text:s text:c="12"/></text:p>
            <text:p><text:s text:c="8"/></text:p>
            <text:p><text:s text:c="8"/></text:p>
            <text:p><text:s text:c="8"/></text:p>
            <text:p><text:s text:c="12"/>Rockets GM Daryl Morey and coach Mike D'Antoni hope to retain their team's current core, which would entail re-signing free agents Chris Paul and Clint Capela.</text:p>
            <text:p><text:s text:c="8"/></text:p>
            <text:p><text:s text:c="8"/></text:p>
            <text:p><text:s text:c="13"/>Capela is expected to command a high annual salary but Houston can match any offer for their restricted free agent. The list of unrestricted free agents includes CP3, Trevor Ariza, Luc Mbah a Moute, Gerald Green, Joe Johnson and Tarik Black. Morey acknowledged the lofty price-tag for keeping the team intact, saying, "We have an expensive team. [Owner Tilman Fertitta] has for sure signed off for that." He's hoping that the team's success will entice free agents to Houston, as they won 65 regular-season games and fell one win short of the NBA Finals.</text:p>
            <text:p><text:s text:c="8"/></text:p>
            <text:p><text:s text:c="8"/></text:p>
            <text:p><text:s text:c="13"/></text:p>
            <text:p><text:s text:c="14"/></text:p>
            <text:p><text:s text:c="13"/>Source: Houston Chronicle <text:s text:c="32"/>May 30 - 8: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bone bruise) is optimistic that he'll return during the NBA Finals.</text:p>
            <text:p><text:s text:c="8"/></text:p>
            <text:p><text:s text:c="8"/></text:p>
            <text:p><text:s text:c="13"/>Iguodala has already been ruled out for Game 1 with persistent pain and "inflammation of the nerve surrounding the left knee." He admitted that his progress has been "slower than expected," but said he doesn't have "too much doubt" that he'll be cleared to play before the Finals conclude. If necessary, Game 7 would be played June 17 at Oracle Arena, potentially giving him more than two weeks to convalesce. Until he returns, we should continue to see Kevon Looney starting with more minutes available for Shaun Livingston and Nick Young.</text:p>
            <text:p><text:s text:c="8"/></text:p>
            <text:p><text:s text:c="8"/></text:p>
            <text:p><text:s text:c="13"/></text:p>
            <text:p><text:s text:c="14"/></text:p>
            <text:p><text:s text:c="13"/>Source: Mercury News <text:s text:c="37"/>May 30 - 7: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wan Howard</text:p>
            <text:p><text:s text:c="17"/></text:p>
            <text:p><text:s text:c="17"/></text:p>
            <text:p><text:s text:c="22"/>- F/C - <text:s/>Heat</text:p>
            <text:p><text:s text:c="16"/></text:p>
            <text:p><text:s text:c="17"/></text:p>
            <text:p><text:s text:c="12"/></text:p>
            <text:p><text:s text:c="8"/></text:p>
            <text:p><text:s text:c="8"/></text:p>
            <text:p><text:s text:c="8"/></text:p>
            <text:p><text:s text:c="12"/>Juwan Howard will interview for the Pistons' vacant head coaching position, according to ESPN's Adrian Wojnarowski.</text:p>
            <text:p><text:s text:c="8"/></text:p>
            <text:p><text:s text:c="8"/></text:p>
            <text:p><text:s text:c="13"/>Howard was a candidate for the Knicks' job before they hired David Fizdale, and he's been serving as an assistant coach for Miami since 2013. The Pistons will reportedly also interview Dwane Casey, Kenny Smith and Spurs assistant Ime Udoka for the job. It appears they hope to move quickly, as they recently brought in former head coaches Bernie Bickerstaff and Jim Lynam to help expedite the hiring process.</text:p>
            <text:p><text:s text:c="8"/></text:p>
            <text:p><text:s text:c="8"/></text:p>
            <text:p><text:s text:c="13"/>Related: Pistons</text:p>
            <text:p><text:s text:c="14"/></text:p>
            <text:p><text:s text:c="13"/>Source: Adrian Wojnarowski on Twitter <text:s text:c="20"/>May 30 - 7: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hamed Bamba</text:p>
            <text:p><text:s text:c="17"/></text:p>
            <text:p><text:s text:c="17"/></text:p>
            <text:p><text:s text:c="22"/>- C - <text:s/>Player</text:p>
            <text:p><text:s text:c="16"/></text:p>
            <text:p><text:s text:c="17"/></text:p>
            <text:p><text:s text:c="12"/></text:p>
            <text:p><text:s text:c="8"/></text:p>
            <text:p><text:s text:c="8"/></text:p>
            <text:p><text:s text:c="8"/></text:p>
            <text:p><text:s text:c="12"/>Mo Bamba will be at the Advocate Center in Chicago for a workout with the Bulls.</text:p>
            <text:p><text:s text:c="8"/></text:p>
            <text:p><text:s text:c="8"/></text:p>
            <text:p><text:s text:c="13"/>He will also speak with the media tomorrow morning. Bamba is a near lock to go in the top 10, and he would certainly be in play for the Bulls at No. 7. The Texas product boasts an NBA-high 7'10" wingspan and has shown he could have touch on his jumper. He would be a very appealing fantasy target in the right situation.</text:p>
            <text:p><text:s text:c="8"/></text:p>
            <text:p><text:s text:c="8"/></text:p>
            <text:p><text:s text:c="13"/></text:p>
            <text:p><text:s text:c="14"/></text:p>
            <text:p><text:s text:c="13"/>Source: Vincent Goodwill on Twitter <text:s text:c="22"/>May 30 - 6: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as already begun his recruitment" of LeBron James to the Rockets, according to Marc Stein of the New York Times.</text:p>
            <text:p><text:s text:c="8"/></text:p>
            <text:p><text:s text:c="8"/></text:p>
            <text:p><text:s text:c="13"/>The Banana Boat crew could be getting back together, but obviously we have a long way to go here. Earlier in 2018, the Rockets were the Vegas favorite to land LeBron, but their odds have dropped to third behind Cleveland and the 76ers. As for Paul, he'll be recovering from his hamstring strain and should be 100 percent for camp next year. He, James Harden and general manager Daryl Morey are expected to talk a lot this summer.</text:p>
            <text:p><text:s text:c="8"/></text:p>
            <text:p><text:s text:c="8"/></text:p>
            <text:p><text:s text:c="13"/></text:p>
            <text:p><text:s text:c="14"/></text:p>
            <text:p><text:s text:c="13"/>Source: NY Times <text:s text:c="41"/>May 30 - 5: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ny Smith</text:p>
            <text:p><text:s text:c="17"/></text:p>
            <text:p><text:s text:c="17"/></text:p>
            <text:p><text:s text:c="22"/>- G - <text:s/>Nets</text:p>
            <text:p><text:s text:c="16"/></text:p>
            <text:p><text:s text:c="17"/></text:p>
            <text:p><text:s text:c="12"/></text:p>
            <text:p><text:s text:c="8"/></text:p>
            <text:p><text:s text:c="8"/></text:p>
            <text:p><text:s text:c="8"/></text:p>
            <text:p><text:s text:c="12"/>The Pistons plan to interview Kenny Smith for the Detroit head coaching position, according to Shams Charania of Yahoo! Sports.</text:p>
            <text:p><text:s text:c="8"/></text:p>
            <text:p><text:s text:c="8"/></text:p>
            <text:p><text:s text:c="13"/>The Jet has been a key piece on TNT for their NBA coverage, and he's more about the Xs and Os than the other two analysts on the Inside the NBA panel. Smith did also interview for the Knicks job back in April, but it didn't sound like he was close to getting that position. The Pistons sound like they want to get this figured out before the NBA Draft.</text:p>
            <text:p><text:s text:c="8"/></text:p>
            <text:p><text:s text:c="8"/></text:p>
            <text:p><text:s text:c="13"/>Related: Pistons</text:p>
            <text:p><text:s text:c="14"/></text:p>
            <text:p><text:s text:c="13"/>Source: Shams Charania on Twitter <text:s text:c="24"/>May 30 - 4: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te DiVincenzo</text:p>
            <text:p><text:s text:c="17"/></text:p>
            <text:p><text:s text:c="17"/></text:p>
            <text:p><text:s text:c="22"/>- G - <text:s/>Player</text:p>
            <text:p><text:s text:c="16"/></text:p>
            <text:p><text:s text:c="17"/></text:p>
            <text:p><text:s text:c="12"/></text:p>
            <text:p><text:s text:c="8"/></text:p>
            <text:p><text:s text:c="8"/></text:p>
            <text:p><text:s text:c="8"/></text:p>
            <text:p><text:s text:c="12"/>Donte DiVincenzo has decided to remain in the 2018 NBA draft.</text:p>
            <text:p><text:s text:c="8"/></text:p>
            <text:p><text:s text:c="8"/></text:p>
            <text:p><text:s text:c="13"/>College players had until today to decide on their status and the reigning Most Outstanding Player with Villanova will be available for selection next month. DiVincenzo showed off at the NBA Draft Combine with solid measurements and faring well in the scrimmage action. He probably won't go in the top 10, but DiVincenzo will likely be coming off the board in the 15-30 range as a potential sixth man.</text:p>
            <text:p><text:s text:c="8"/></text:p>
            <text:p><text:s text:c="8"/></text:p>
            <text:p><text:s text:c="13"/></text:p>
            <text:p><text:s text:c="14"/></text:p>
            <text:p><text:s text:c="13"/>Source: Yahoo! Sports <text:s text:c="36"/>May 30 - 4: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ssandro Gentile</text:p>
            <text:p><text:s text:c="17"/></text:p>
            <text:p><text:s text:c="17"/></text:p>
            <text:p><text:s text:c="22"/>- F - <text:s/>Rockets</text:p>
            <text:p><text:s text:c="16"/></text:p>
            <text:p><text:s text:c="17"/></text:p>
            <text:p><text:s text:c="12"/></text:p>
            <text:p><text:s text:c="8"/></text:p>
            <text:p><text:s text:c="8"/></text:p>
            <text:p><text:s text:c="8"/></text:p>
            <text:p><text:s text:c="12"/>Alessandro Gentile will have surgery to repair a fracture in his right hand.</text:p>
            <text:p><text:s text:c="8"/></text:p>
            <text:p><text:s text:c="8"/></text:p>
            <text:p><text:s text:c="13"/>He won't be able to play in Las Vegas and he will miss the FIBA qualifiers over the summer, as well. Gentile is a draft-and-stash player for the Rockets and did previously commit to playing in Vegas earlier this season. He likely won't be coming over next year either.</text:p>
            <text:p><text:s text:c="8"/></text:p>
            <text:p><text:s text:c="8"/></text:p>
            <text:p><text:s text:c="13"/></text:p>
            <text:p><text:s text:c="14"/></text:p>
            <text:p><text:s text:c="13"/>Source: Sportando <text:s text:c="40"/>May 30 - 4: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If Kevin Love (concussion) can play, he will not come off the bench in his return to action.</text:p>
            <text:p><text:s text:c="8"/></text:p>
            <text:p><text:s text:c="8"/></text:p>
            <text:p><text:s text:c="13"/>Coach Ty Lue is still unsure if Love is going to be able to return for Game 1 on Thursday. He's still going through the protocol and there's no word of him being symptom free yet. Considering Love had multiple concussions in his career with one as recently as March, there's a very good chance he won't be able to recover for Game 1 from the injury sustained on May 25. If he's out, Tristan Thompson may have to start again along with Jeff Green.</text:p>
            <text:p><text:s text:c="8"/></text:p>
            <text:p><text:s text:c="8"/></text:p>
            <text:p><text:s text:c="13"/></text:p>
            <text:p><text:s text:c="14"/></text:p>
            <text:p><text:s text:c="13"/>Source: Dave McMenamin on Twitter <text:s text:c="24"/>May 30 - 4: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aid he's not concerned about winning Finals MVP.</text:p>
            <text:p><text:s text:c="8"/></text:p>
            <text:p><text:s text:c="8"/></text:p>
            <text:p><text:s text:c="13"/>"I'm going to play aggressively, confidently to help my team win," Curry said. "Whether that means I'm Finals MVP, who cares?" The Warriors are widely-considered as Steph's team, but it was Andre Iguodala and Kevin Durant deservedly winning the MVPs during the two title runs. Curry is now running hot and he should be considered as one of the favorites to win the award this time around.</text:p>
            <text:p><text:s text:c="8"/></text:p>
            <text:p><text:s text:c="8"/></text:p>
            <text:p><text:s text:c="13"/></text:p>
            <text:p><text:s text:c="14"/></text:p>
            <text:p><text:s text:c="13"/>Source: Connor Letourneau on Twitter <text:s text:c="21"/>May 30 - 3: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played in Game 7 after three root canals.</text:p>
            <text:p><text:s text:c="8"/></text:p>
            <text:p><text:s text:c="8"/></text:p>
            <text:p><text:s text:c="13"/>He did not even tell his teammates before he played 42 minutes, scoring eight points with nine rebounds and two 3-pointers. Tucker turned out to be a wonderful pickup for the Rockets this year and he has three more years left on his deal. He has more value in reality than in fantasy.</text:p>
            <text:p><text:s text:c="8"/></text:p>
            <text:p><text:s text:c="8"/></text:p>
            <text:p><text:s text:c="13"/></text:p>
            <text:p><text:s text:c="14"/></text:p>
            <text:p><text:s text:c="13"/>Source: Jonathan Feigen on Twitter <text:s text:c="23"/>May 30 - 3: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is listed as out for Game 1 against the Cavs on Thursday.</text:p>
            <text:p><text:s text:c="8"/></text:p>
            <text:p><text:s text:c="8"/></text:p>
            <text:p><text:s text:c="13"/>According to the team, he is making progress, but "the pain that accompanies the bone bruise persists, as done the inflammation of the nerve surrounding the left knee." That's not exactly an encouraging description of his injury, and he had trouble with forward and lateral movement over the weekend. Iguodala will be re-evaluated again before Game 2, but he could certainly be out for that one. With no Hamptons Five lineup, Kevon Looney likely starts with more Shaun Livingston, Nick Young and Jordan Bell.</text:p>
            <text:p><text:s text:c="8"/></text:p>
            <text:p><text:s text:c="8"/></text:p>
            <text:p><text:s text:c="13"/></text:p>
            <text:p><text:s text:c="14"/></text:p>
            <text:p><text:s text:c="13"/>Source: Warriors on Twitter <text:s text:c="30"/>May 30 - 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is still going through the league-mandated concussion protocol testing.</text:p>
            <text:p><text:s text:c="8"/></text:p>
            <text:p><text:s text:c="8"/></text:p>
            <text:p><text:s text:c="13"/>Love has been excused from Wednesday's media day and it's not a great sign that he still hasn't been cleared with the Finals set to tip on Thursday. We should get another update following tomorrow's shootaround, but it seems there's a real possibility that he won't be available for Game 1. Stay tuned.</text:p>
            <text:p><text:s text:c="8"/></text:p>
            <text:p><text:s text:c="8"/></text:p>
            <text:p><text:s text:c="13"/></text:p>
            <text:p><text:s text:c="14"/></text:p>
            <text:p><text:s text:c="13"/>Source: Cody Taylor on Twitter <text:s text:c="27"/>May 30 - 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an Colangelo</text:p>
            <text:p><text:s text:c="17"/></text:p>
            <text:p><text:s text:c="17"/></text:p>
            <text:p><text:s text:c="22"/>- C - <text:s/>76ers</text:p>
            <text:p><text:s text:c="16"/></text:p>
            <text:p><text:s text:c="17"/></text:p>
            <text:p><text:s text:c="12"/></text:p>
            <text:p><text:s text:c="8"/></text:p>
            <text:p><text:s text:c="8"/></text:p>
            <text:p><text:s text:c="8"/></text:p>
            <text:p><text:s text:c="12"/>The 76ers have launched an independent investigation into claims that GM Bryan Colangelo used secret Twitter accounts to criticize players, coaches and front office personnel.</text:p>
            <text:p><text:s text:c="8"/></text:p>
            <text:p><text:s text:c="8"/></text:p>
            <text:p><text:s text:c="13"/>"The allegations are serious and we have commenced an independent investigation into the matter," the 76ers organization said in an official statement released Wednesday morning. "We will report the results of that investigation as soon as it is concluded." Colangelo could get the ax if the independent investigation finds The Ringer's report to be true, but for now, the Philly players and other front office execs around the league are taking Colangelo at his word; that only one of the four burner accounts were his.</text:p>
            <text:p><text:s text:c="8"/></text:p>
            <text:p><text:s text:c="8"/></text:p>
            <text:p><text:s text:c="13"/></text:p>
            <text:p><text:s text:c="14"/></text:p>
            <text:p><text:s text:c="13"/>Source: Dan Gelstone on Twitter <text:s text:c="26"/>May 30 - 10: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Clifford</text:p>
            <text:p><text:s text:c="17"/></text:p>
            <text:p><text:s text:c="17"/></text:p>
            <text:p><text:s text:c="22"/>- C - <text:s/>Magic</text:p>
            <text:p><text:s text:c="16"/></text:p>
            <text:p><text:s text:c="17"/></text:p>
            <text:p><text:s text:c="12"/></text:p>
            <text:p><text:s text:c="8"/></text:p>
            <text:p><text:s text:c="8"/></text:p>
            <text:p><text:s text:c="8"/></text:p>
            <text:p><text:s text:c="12"/>Steve Clifford has agreed to a four-year deal with the Magic.</text:p>
            <text:p><text:s text:c="8"/></text:p>
            <text:p><text:s text:c="8"/></text:p>
            <text:p><text:s text:c="13"/>Well, that didn't take too long for Clifford to find his next gig. He was an assistant coach with the Magic under Stan Van Gundy from 2007-2012, so he has some history being in Orlando, and it'll be interesting to see if he's able to turn things around for a franchise coming off its sixth consecutive losing season. Something we'll be watching closely over training camp and the preseason will be Mario Hezonja and Jonathan Isaac fit into Clifford's rotations.</text:p>
            <text:p><text:s text:c="8"/></text:p>
            <text:p><text:s text:c="8"/></text:p>
            <text:p><text:s text:c="13"/>Related: Mario Hezonja, Jonathan Isaac</text:p>
            <text:p><text:s text:c="14"/></text:p>
            <text:p><text:s text:c="13"/>Source: ESPN <text:s text:c="45"/>May 30 - 9: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an Colangelo</text:p>
            <text:p><text:s text:c="17"/></text:p>
            <text:p><text:s text:c="17"/></text:p>
            <text:p><text:s text:c="22"/>- C - <text:s/>76ers</text:p>
            <text:p><text:s text:c="16"/></text:p>
            <text:p><text:s text:c="17"/></text:p>
            <text:p><text:s text:c="12"/></text:p>
            <text:p><text:s text:c="8"/></text:p>
            <text:p><text:s text:c="8"/></text:p>
            <text:p><text:s text:c="8"/></text:p>
            <text:p><text:s text:c="12"/>76ers GM Bryan Colangelo has been linked to secret Twitter accounts criticizing his players, coaches and front office personnel around the league.</text:p>
            <text:p><text:s text:c="8"/></text:p>
            <text:p><text:s text:c="8"/></text:p>
            <text:p><text:s text:c="13"/>Just when you thought the 2017-18 season couldn't get any weirder. The Ringer's Ben Detrik detailed five different Twitter accounts that took shots at players such as Joel Embiid and Markelle Fultz, coaches (including Philly head coach Brett Brown) and league executives (Raptors' GM Masai Ujiri and former Sixers GM Sam Hinkie). Colangelo confirmed that one of the five accounts was his, but denied his involvement with the other four. Check out the link below for one of the strangest stories in recent memory.</text:p>
            <text:p><text:s text:c="8"/></text:p>
            <text:p><text:s text:c="8"/></text:p>
            <text:p><text:s text:c="13"/></text:p>
            <text:p><text:s text:c="14"/></text:p>
            <text:p><text:s text:c="13"/>Source: The Ringer <text:s text:c="39"/>May 29 - 10: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Dorsey</text:p>
            <text:p><text:s text:c="17"/></text:p>
            <text:p><text:s text:c="17"/></text:p>
            <text:p><text:s text:c="22"/>- G - <text:s/>Hawks</text:p>
            <text:p><text:s text:c="16"/></text:p>
            <text:p><text:s text:c="17"/></text:p>
            <text:p><text:s text:c="12"/></text:p>
            <text:p><text:s text:c="8"/></text:p>
            <text:p><text:s text:c="8"/></text:p>
            <text:p><text:s text:c="8"/></text:p>
            <text:p><text:s text:c="12"/>Tyler Dorsey was pulled over in Eugene, Oregon last weekend for driving under the influence.</text:p>
            <text:p><text:s text:c="8"/></text:p>
            <text:p><text:s text:c="8"/></text:p>
            <text:p><text:s text:c="13"/>According to KVAL.com, Dorsey will be "charged with DUII, Driving without Lights, and Open Container." The Hawks are aware of the arrest and he could be looking at additional discipline from his team and the NBA, but an official statement hasn't been made yet.</text:p>
            <text:p><text:s text:c="8"/></text:p>
            <text:p><text:s text:c="8"/></text:p>
            <text:p><text:s text:c="13"/></text:p>
            <text:p><text:s text:c="14"/></text:p>
            <text:p><text:s text:c="13"/>Source: Atlanta Journal-Constitution <text:s text:c="21"/>May 29 - 10: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ett Brown</text:p>
            <text:p><text:s text:c="17"/></text:p>
            <text:p><text:s text:c="17"/></text:p>
            <text:p><text:s text:c="22"/>- C - <text:s/>76ers</text:p>
            <text:p><text:s text:c="16"/></text:p>
            <text:p><text:s text:c="17"/></text:p>
            <text:p><text:s text:c="12"/></text:p>
            <text:p><text:s text:c="8"/></text:p>
            <text:p><text:s text:c="8"/></text:p>
            <text:p><text:s text:c="8"/></text:p>
            <text:p><text:s text:c="12"/>The 76ers have agreed to a three-year extension for head coach Brett Brown.</text:p>
            <text:p><text:s text:c="8"/></text:p>
            <text:p><text:s text:c="8"/></text:p>
            <text:p><text:s text:c="13"/>The two sides had been talking for nearly a month, but it's expected to be finalized soon. Brown had one year left on his current deal, so this extension will keep him under contract through the 2021-22 season. Brown exceeded expectations this year, leading the 76ers to a third place finish in the East with a 52-30 record.</text:p>
            <text:p><text:s text:c="8"/></text:p>
            <text:p><text:s text:c="8"/></text:p>
            <text:p><text:s text:c="13"/></text:p>
            <text:p><text:s text:c="14"/></text:p>
            <text:p><text:s text:c="13"/>Source: Adrian Wojnarowski on Twitter <text:s text:c="20"/>May 29 - 9: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Andre Roberson underwent a successful left knee scope on Tuesday morning.</text:p>
            <text:p><text:s text:c="8"/></text:p>
            <text:p><text:s text:c="8"/></text:p>
            <text:p><text:s text:c="13"/>He had a ruptured patellar tendon that ended his 2017-18 season in January and he is progressing well from that, but he needed an additional procedure to reduce the swelling and speed up the recovery process. The Thunder announced that he's still on pace to return in time for the 2018-19 season, but it's difficult to talk about his outlook until we see what happens with Paul George and Carmelo Anthony.</text:p>
            <text:p><text:s text:c="8"/></text:p>
            <text:p><text:s text:c="8"/></text:p>
            <text:p><text:s text:c="13"/></text:p>
            <text:p><text:s text:c="14"/></text:p>
            <text:p><text:s text:c="13"/>Source: Brett Dawson on Twitter <text:s text:c="26"/>May 29 - 8: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Battier</text:p>
            <text:p><text:s text:c="17"/></text:p>
            <text:p><text:s text:c="17"/></text:p>
            <text:p><text:s text:c="22"/>- G/F - <text:s/>Heat</text:p>
            <text:p><text:s text:c="16"/></text:p>
            <text:p><text:s text:c="17"/></text:p>
            <text:p><text:s text:c="12"/></text:p>
            <text:p><text:s text:c="8"/></text:p>
            <text:p><text:s text:c="8"/></text:p>
            <text:p><text:s text:c="8"/></text:p>
            <text:p><text:s text:c="12"/>Shane Battier has reportedly withdrawn from consideration for Detroit's open GM position.</text:p>
            <text:p><text:s text:c="8"/></text:p>
            <text:p><text:s text:c="8"/></text:p>
            <text:p><text:s text:c="13"/>Battier got as far as a second interview with the Pistons, but it sounds like he'll be staying with Miami's front-office for now. More names will assuredly come up throughout the summer as the Pistons zero in on a target, but the Battier rumors can be put to rest.</text:p>
            <text:p><text:s text:c="8"/></text:p>
            <text:p><text:s text:c="8"/></text:p>
            <text:p><text:s text:c="13"/>Related: Pistons</text:p>
            <text:p><text:s text:c="14"/></text:p>
            <text:p><text:s text:c="13"/>Source: Zach Lowe on Twitter <text:s text:c="29"/>May 29 - 3: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ke Milton</text:p>
            <text:p><text:s text:c="17"/></text:p>
            <text:p><text:s text:c="17"/></text:p>
            <text:p><text:s text:c="22"/>- G - <text:s/>Player</text:p>
            <text:p><text:s text:c="16"/></text:p>
            <text:p><text:s text:c="17"/></text:p>
            <text:p><text:s text:c="12"/></text:p>
            <text:p><text:s text:c="8"/></text:p>
            <text:p><text:s text:c="8"/></text:p>
            <text:p><text:s text:c="8"/></text:p>
            <text:p><text:s text:c="12"/>Shake Milton went through a workout with the Jazz on Monday.</text:p>
            <text:p><text:s text:c="8"/></text:p>
            <text:p><text:s text:c="8"/></text:p>
            <text:p><text:s text:c="13"/>Milton went through a 3-on-3 scrimmage with other draft prospects Omari Spellman, Elijah Stewart, Theo Pinson, Angel Delgado and Thomas Wilder. Milton is a scoring point guard out of SMU who figures to be in Utah's range when they come on the board with the No. 21 overall pick in the 2018 NBA draft, but we've got a ways to go before draft day.</text:p>
            <text:p><text:s text:c="8"/></text:p>
            <text:p><text:s text:c="8"/></text:p>
            <text:p><text:s text:c="13"/>Related: Jazz</text:p>
            <text:p><text:s text:c="14"/></text:p>
            <text:p><text:s text:c="13"/>Source: Salt Lake Tribune <text:s text:c="32"/>May 29 - 2: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will not play for the Greek national team in the World Cup Qualifiers in June, but is expected to participate in the second-round matches held in September.</text:p>
            <text:p><text:s text:c="8"/></text:p>
            <text:p><text:s text:c="8"/></text:p>
            <text:p><text:s text:c="13"/>Antetokounmpo dealt with some knee soreness while playing for Greece last summer, and that nagging issue sidelined him for a few games during the 2017-18 season. The Bucks would prefer their superstar get as much rest as possible this summer, but ultimately it is up to the player to decide.</text:p>
            <text:p><text:s text:c="8"/></text:p>
            <text:p><text:s text:c="8"/></text:p>
            <text:p><text:s text:c="13"/></text:p>
            <text:p><text:s text:c="14"/></text:p>
            <text:p><text:s text:c="13"/>Source: Eurohoops.net <text:s text:c="36"/>May 29 - 12: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Coach Ty Lue said that Kevin Love is still in the concussion protocol and he’s "not sure" if Love will be available for Game 1 on Thursday.</text:p>
            <text:p><text:s text:c="8"/></text:p>
            <text:p><text:s text:c="8"/></text:p>
            <text:p><text:s text:c="13"/>Love was initially injured in Game 6 vs. Boston and was ruled out of Game 7. He still has two more full days to pass through the protocol, but brain injuries are obviously unpredictable. The Cavs will likely need Love in the lineup if they hope to steal one of the first two games in Golden State vs. the heavily favored Warriors.</text:p>
            <text:p><text:s text:c="8"/></text:p>
            <text:p><text:s text:c="8"/></text:p>
            <text:p><text:s text:c="13"/></text:p>
            <text:p><text:s text:c="14"/></text:p>
            <text:p><text:s text:c="13"/>Source: Dave McMenamin on Twitter <text:s text:c="24"/>May 29 - 11: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will not play for the Canadian national team in June's FIBA World Cup qualifying events.</text:p>
            <text:p><text:s text:c="8"/></text:p>
            <text:p><text:s text:c="8"/></text:p>
            <text:p><text:s text:c="13"/>According to NBA reporter Josh Lewenberg, "one factor in Wiggins’ decision to decline Canada Basketball’s most recent invitation is his strained relationship with head coach Jay Triano, stemming from his previous and only experience playing with the senior men’s team in 2015." Earlier this month, Adrian Wojnarowski of ESPN hinted that the Wolves might consider trading Wiggings this summer.</text:p>
            <text:p><text:s text:c="8"/></text:p>
            <text:p><text:s text:c="8"/></text:p>
            <text:p><text:s text:c="13"/></text:p>
            <text:p><text:s text:c="14"/></text:p>
            <text:p><text:s text:c="13"/>Source: TSN.com <text:s text:c="42"/>May 29 - 1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Johnson</text:p>
            <text:p><text:s text:c="17"/></text:p>
            <text:p><text:s text:c="17"/></text:p>
            <text:p><text:s text:c="22"/>- G/F - <text:s/>Rockets</text:p>
            <text:p><text:s text:c="16"/></text:p>
            <text:p><text:s text:c="17"/></text:p>
            <text:p><text:s text:c="12"/></text:p>
            <text:p><text:s text:c="8"/></text:p>
            <text:p><text:s text:c="8"/></text:p>
            <text:p><text:s text:c="8"/></text:p>
            <text:p><text:s text:c="12"/>Joe Johnson said that he plans to continue playing next season and would be interested in re-signing with the Rockets.</text:p>
            <text:p><text:s text:c="8"/></text:p>
            <text:p><text:s text:c="8"/></text:p>
            <text:p><text:s text:c="13"/>Johnson averaged a career-low 6.8 points and 1.5 assists in 21.9 minutes per game in 2017-18, but should still be able to contribute in limited minutes off the bench next season. "Hell yeah, I want to keep rolling," Johnson said after Monday's Game 7 loss. "I'm not even thinking about [retiring]. I would love to have a chance to win a ring. I want to go to a contender. I don't want to just be out here playing just to be playing."</text:p>
            <text:p><text:s text:c="8"/></text:p>
            <text:p><text:s text:c="8"/></text:p>
            <text:p><text:s text:c="13"/></text:p>
            <text:p><text:s text:c="14"/></text:p>
            <text:p><text:s text:c="13"/>Source: ESPN.com <text:s text:c="41"/>May 29 - 1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According to a report in the New York Post, the Hawks and Suns have interest in free agent Michael Beasley.</text:p>
            <text:p><text:s text:c="8"/></text:p>
            <text:p><text:s text:c="8"/></text:p>
            <text:p><text:s text:c="13"/>The report also claims that there the Knicks are interested in bringing back Beasley for another season. Beasley played well for the Knicks last season, averaging 13.2 points (on 50.6 percent shooting) and 5.6 rebounds in 22.3 minutes per game. However, there is limited money available on the open market, so it would be surprising if Beasley (who is still a liability on defense) was able to secure a contract north of $8 million, as the Post report suggests.</text:p>
            <text:p><text:s text:c="8"/></text:p>
            <text:p><text:s text:c="8"/></text:p>
            <text:p><text:s text:c="13"/></text:p>
            <text:p><text:s text:c="14"/></text:p>
            <text:p><text:s text:c="13"/>Source: New York Post <text:s text:c="36"/>May 29 - 10: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rolled his ankle in the fourth quarter in Monday's win over the Rockets, but expects to play Thursday in Game 1 of the Finals.</text:p>
            <text:p><text:s text:c="8"/></text:p>
            <text:p><text:s text:c="8"/></text:p>
            <text:p><text:s text:c="13"/>Green finished with 10 points, 13 boards and 5 assists in Game 7, but played through pain. "I told [trainer] Chelsea Lane during the game that I rolled my ankle badly, and I don't feel a thing right now. I know it was the adrenaline," said Green. "After the game, wooooo." However, he felt better after receiving treatment and said he expects to be available for Game 1 on Thursday.</text:p>
            <text:p><text:s text:c="8"/></text:p>
            <text:p><text:s text:c="8"/></text:p>
            <text:p><text:s text:c="13"/></text:p>
            <text:p><text:s text:c="14"/></text:p>
            <text:p><text:s text:c="13"/>Source: ESPN.com <text:s text:c="41"/>May 29 - 9: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lateral leg contusion) recently got a second opinion on his injured left knee and is "still trying to figure out what's wrong," according to Chris Hayes of ESPN.</text:p>
            <text:p><text:s text:c="8"/></text:p>
            <text:p><text:s text:c="8"/></text:p>
            <text:p><text:s text:c="13"/>Iguodala bumped knees with James Harden in Game 3 and missed the final four games of the Western Conference Finals. His status for his status for Game 1 on Thursday is unknown. Speaking with the TNT crew after Game 7, coach Steve Kerr said: "It’s literally a day-to-day thing. But he has not progressed, unfortunately, as well as we thought he would." Iggy's status will be updated throughout the week.</text:p>
            <text:p><text:s text:c="8"/></text:p>
            <text:p><text:s text:c="8"/></text:p>
            <text:p><text:s text:c="13"/></text:p>
            <text:p><text:s text:c="14"/></text:p>
            <text:p><text:s text:c="13"/>Source: ESPN.com <text:s text:c="41"/>May 29 - 9: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dominated on Monday with 20 points, nine rebounds and two steals, but the Rockets still dropped Game 7 to Golden State.</text:p>
            <text:p><text:s text:c="8"/></text:p>
            <text:p><text:s text:c="8"/></text:p>
            <text:p><text:s text:c="13"/>Capela was 9-of-10 from the field, but he was hacked a few times and wasn't able to punish the Warriors at the free throw line (2-of-6 FTs). Capela is a rising star for the Rockets and will become a restricted free agent this summer, so don't be surprised if some max offers are in his future. We'd expect the Rockets to retain him, though it will be extremely difficult if they are somehow able to sign LeBron James and bring back Chris Paul. He'll be a beast in real life and in fantasy wherever he lands.</text:p>
            <text:p><text:s text:c="8"/></text:p>
            <text:p><text:s text:c="8"/></text:p>
            <text:p><text:s text:c="13"/></text:p>
            <text:p><text:s text:c="14"/></text:p>
            <text:p><text:s text:c="13"/>May 28 - 1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s 32 points weren't enough as the Rockets fell to the Warriors in Game 7, adding six rebounds, six assists, four steals, one block and two triples on 12-of-29 shooting.</text:p>
            <text:p><text:s text:c="8"/></text:p>
            <text:p><text:s text:c="8"/></text:p>
            <text:p><text:s text:c="13"/>The Rockets were in cruise control heading into halftime, but couldn't buy a basket in the third quarter -- they even missed 27 straight triples at one point, the most consecutive 3s missed in NBA history. Harden struggled shooting the ball all series, missing 59 total 3-pointers -- that's 11 more than any other player has ever missed in a single playoff series. If they have a strong offseason, Houston should get another shot at taking down the Warriors in 2018-19 -- Chris Paul and Clint Capela are free agents and the Rockets are expected to make a push to lure LeBron James to Houston.</text:p>
            <text:p><text:s text:c="8"/></text:p>
            <text:p><text:s text:c="8"/></text:p>
            <text:p><text:s text:c="13"/></text:p>
            <text:p><text:s text:c="14"/></text:p>
            <text:p><text:s text:c="13"/>Source: Justin Kubatko on Twitter <text:s text:c="24"/>May 28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ore left toe) scored four points with five rebounds in 17 minutes vs. the Rockets on Monday.</text:p>
            <text:p><text:s text:c="8"/></text:p>
            <text:p><text:s text:c="8"/></text:p>
            <text:p><text:s text:c="13"/>He lost a few minutes tonight, but it wasn't because of his injury -- Jordan Bell gave the Warriors a nice lift off the bench. Coach Steve Kerr said before the game that he has no idea when Andre Iguodala (leg) will be cleared to play, so we may continue to see a lot of Looney and Bell in the NBA Finals.</text:p>
            <text:p><text:s text:c="8"/></text:p>
            <text:p><text:s text:c="8"/></text:p>
            <text:p><text:s text:c="13"/></text:p>
            <text:p><text:s text:c="14"/></text:p>
            <text:p><text:s text:c="13"/>May 28 - 1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34 points on 11-of-21 shooting in Monday's Game 7 win over the Rockets.</text:p>
            <text:p><text:s text:c="8"/></text:p>
            <text:p><text:s text:c="8"/></text:p>
            <text:p><text:s text:c="13"/>KD added five rebounds, five assists, three blocks, one steal and five triples, bouncing back after a few rough games -- he shot a combined 23-for-63 in Games 4-6. KD wasn't even at his best tonight until he turned it on in the second half, so maybe that's a sign of things to come against LeBron James and the Cavaliers in the NBA Finals. Klay Thompson was in foul trouble most of the night but still put up 19 points with three boards, one assist, two steals and three triples, while Draymond Green added 10 points, 13 rebounds, five assists, one steal and one block.</text:p>
            <text:p><text:s text:c="8"/></text:p>
            <text:p><text:s text:c="8"/></text:p>
            <text:p><text:s text:c="13"/>Related: Klay Thompson, Draymond Green</text:p>
            <text:p><text:s text:c="14"/></text:p>
            <text:p><text:s text:c="13"/>May 28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led the Warriors to a 101-92 Game 7 over the Rockets on Monday, scoring 27 points with 10 assists, nine rebounds, four steals, one block and seven 3-pointers in 43 minutes.</text:p>
            <text:p><text:s text:c="8"/></text:p>
            <text:p><text:s text:c="8"/></text:p>
            <text:p><text:s text:c="13"/>He finished one rebound shy of a triple-double, becoming the seventh player since 1984 to do that in Game 7. The Warriors looked shaky in the first half, but Curry ignited them in the third quarter, scoring 14 of his 27 points. Curry did make a trip to the locker room after taking a shot to the head in the first quarter, but he's obviously fine and there doesn't appear to be anything to worry about. The Warriors will now face the Cavaliers in the NBA Finals for the fourth time in a row and will be looking for their third championship in four years.</text:p>
            <text:p><text:s text:c="8"/></text:p>
            <text:p><text:s text:c="8"/></text:p>
            <text:p><text:s text:c="13"/></text:p>
            <text:p><text:s text:c="14"/></text:p>
            <text:p><text:s text:c="13"/>May 28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ore left toe) will start Game 7, as expected.</text:p>
            <text:p><text:s text:c="8"/></text:p>
            <text:p><text:s text:c="8"/></text:p>
            <text:p><text:s text:c="13"/>The Warriors listed him as questionable, but upgraded him to probable on Monday morning. There's no word of any restrictions, but he doesn't offer much fantasy appeal and is mainly in there for his defense.</text:p>
            <text:p><text:s text:c="8"/></text:p>
            <text:p><text:s text:c="8"/></text:p>
            <text:p><text:s text:c="13"/></text:p>
            <text:p><text:s text:c="14"/></text:p>
            <text:p><text:s text:c="13"/>May 28 - 8: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is dealing with a Grade 2 hamstring strain according to Ramona Shelburne of ESPN.</text:p>
            <text:p><text:s text:c="8"/></text:p>
            <text:p><text:s text:c="8"/></text:p>
            <text:p><text:s text:c="13"/>In case you missed it, Paul was ruled out for Game 7 about an hour before this report. For what it's worth, James Harden had a Grade 2 hamstring strain earlier this year and ended up missing three weeks of action. If Houston advances to the NBA Finals, this means CP3's status will be completely up in the air.</text:p>
            <text:p><text:s text:c="8"/></text:p>
            <text:p><text:s text:c="8"/></text:p>
            <text:p><text:s text:c="13"/></text:p>
            <text:p><text:s text:c="14"/></text:p>
            <text:p><text:s text:c="13"/>Source: Ramona Shelburne on Twitter <text:s text:c="22"/>May 28 - 8: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amstring) has been officially ruled out for Game 7.</text:p>
            <text:p><text:s text:c="8"/></text:p>
            <text:p><text:s text:c="8"/></text:p>
            <text:p><text:s text:c="13"/>The chances of CP3 playing were slim, but it's still a buzzkill with both teams entering Game 7 at less than full strength. James Harden will have a massive workload and will have to fend off fatigue all night, while Eric Gordon will have some increased playmaking responsibilities and has been incredible for the Rockets in this series.</text:p>
            <text:p><text:s text:c="8"/></text:p>
            <text:p><text:s text:c="8"/></text:p>
            <text:p><text:s text:c="13"/></text:p>
            <text:p><text:s text:c="14"/></text:p>
            <text:p><text:s text:c="13"/>Source: Ben Golliver on Twitter <text:s text:c="26"/>May 28 - 7: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Utah GM Dennis Lindsey confirmed that Donovan Mitchell is only in a walking boot for precautionary reasons.</text:p>
            <text:p><text:s text:c="8"/></text:p>
            <text:p><text:s text:c="8"/></text:p>
            <text:p><text:s text:c="13"/>He also more acutely defined the injury that Mitchell is dealing with, saying the issue is with Mitchell's foot webbing between the fourth and fifth toe on his left foot. It doesn't sound like he's dealing with anything all that serious, so he should be fine by the time training camp rolls around.</text:p>
            <text:p><text:s text:c="8"/></text:p>
            <text:p><text:s text:c="8"/></text:p>
            <text:p><text:s text:c="13"/></text:p>
            <text:p><text:s text:c="14"/></text:p>
            <text:p><text:s text:c="13"/>Source: Kyle Goon on Twitter <text:s text:c="29"/>May 28 - 2: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iAngelo Ball</text:p>
            <text:p><text:s text:c="17"/></text:p>
            <text:p><text:s text:c="17"/></text:p>
            <text:p><text:s text:c="22"/>- G - <text:s/>Player</text:p>
            <text:p><text:s text:c="16"/></text:p>
            <text:p><text:s text:c="17"/></text:p>
            <text:p><text:s text:c="12"/></text:p>
            <text:p><text:s text:c="8"/></text:p>
            <text:p><text:s text:c="8"/></text:p>
            <text:p><text:s text:c="8"/></text:p>
            <text:p><text:s text:c="12"/>LiAngelo Ball has workouts scheduled with the Lakers and the Warriors.</text:p>
            <text:p><text:s text:c="8"/></text:p>
            <text:p><text:s text:c="8"/></text:p>
            <text:p><text:s text:c="13"/>Ball put in averages of 12.6 points, 2.4 triples and 2.9 rebounds per game on 42.5% shooting in his overseas stint with Vytautas Prienu of Lithuania. At the moment, it seems unlikely that he'll be able to land on an NBA roster via the draft, so he'll need to really impress while he goes on his workout tour.</text:p>
            <text:p><text:s text:c="8"/></text:p>
            <text:p><text:s text:c="8"/></text:p>
            <text:p><text:s text:c="13"/>Related: Warriors, Lakers</text:p>
            <text:p><text:s text:c="14"/></text:p>
            <text:p><text:s text:c="13"/>Source: Shams Charania on Twitter <text:s text:c="24"/>May 28 - 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has been ruled out for Game 7 according to coach Steve Kerr.</text:p>
            <text:p><text:s text:c="8"/></text:p>
            <text:p><text:s text:c="8"/></text:p>
            <text:p><text:s text:c="13"/>He was originally considered doubtful and is still experiencing pain when he runs. Kerr said the minutes for his main guys will be the same again (40s), but added that no one will play the full 48. For now, the expectation is that Kevon Looney will draw his fourth straight start.</text:p>
            <text:p><text:s text:c="8"/></text:p>
            <text:p><text:s text:c="8"/></text:p>
            <text:p><text:s text:c="13"/></text:p>
            <text:p><text:s text:c="14"/></text:p>
            <text:p><text:s text:c="13"/>Source: Anthony Slater on Twitter <text:s text:c="24"/>May 28 - 12: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don Hayward</text:p>
            <text:p><text:s text:c="17"/></text:p>
            <text:p><text:s text:c="17"/></text:p>
            <text:p><text:s text:c="22"/>- G/F - <text:s/>Celtics</text:p>
            <text:p><text:s text:c="16"/></text:p>
            <text:p><text:s text:c="17"/></text:p>
            <text:p><text:s text:c="12"/></text:p>
            <text:p><text:s text:c="8"/></text:p>
            <text:p><text:s text:c="8"/></text:p>
            <text:p><text:s text:c="8"/></text:p>
            <text:p><text:s text:c="12"/>Gordon Hayward (leg) remains without a firm timetable according to Celtics GM Danny Ainge.</text:p>
            <text:p><text:s text:c="8"/></text:p>
            <text:p><text:s text:c="8"/></text:p>
            <text:p><text:s text:c="13"/>The good news is that Hayward continues to progress, as he's been doing some on-court work that includes some 1-on-1. We'll have plenty of updates this offseason, but Hayward is fully expected to be a full go for 2018-19.</text:p>
            <text:p><text:s text:c="8"/></text:p>
            <text:p><text:s text:c="8"/></text:p>
            <text:p><text:s text:c="13"/></text:p>
            <text:p><text:s text:c="14"/></text:p>
            <text:p><text:s text:c="13"/>Source: Chris Mannix on Twitter <text:s text:c="26"/>May 28 - 12: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Celtics GM Danny Ainge said Kyrie Irving underwent minor nasal surgery for a deviated septum.</text:p>
            <text:p><text:s text:c="8"/></text:p>
            <text:p><text:s text:c="8"/></text:p>
            <text:p><text:s text:c="13"/>This explains why he wasn't at Game 7. This is similar to the operation that Andre Drummond had before the season and it's one of the reasons why the big man had a bounce-back year. As for his recovery from knee surgery, Irving has been walking without crutches for over a month, but it's not clear when he will get the green light for full basketball activities.</text:p>
            <text:p><text:s text:c="8"/></text:p>
            <text:p><text:s text:c="8"/></text:p>
            <text:p><text:s text:c="13"/></text:p>
            <text:p><text:s text:c="14"/></text:p>
            <text:p><text:s text:c="13"/>Source: Chris Forsberg on Twitter <text:s text:c="24"/>May 28 - 12: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recently underwent surgery for a sports hernia.</text:p>
            <text:p><text:s text:c="8"/></text:p>
            <text:p><text:s text:c="8"/></text:p>
            <text:p><text:s text:c="13"/>The Heat have already stated that they expect Johnson to be "fine for camp," so this isn't anything we'll need to be concerned about next year. Johnson took a step back this season after his career 2016-17 campaign, but posted respectable averages of 10.8 points, 4.9 rebounds, 3.8 assists, 0.7 blocks, 1.0 steals and 0.8 triples. With Hassan Whiteside on the block, Johnson's value could get a bump in 2018-19.</text:p>
            <text:p><text:s text:c="8"/></text:p>
            <text:p><text:s text:c="8"/></text:p>
            <text:p><text:s text:c="13"/></text:p>
            <text:p><text:s text:c="14"/></text:p>
            <text:p><text:s text:c="13"/>Source: Shams Charania on Twitter <text:s text:c="24"/>May 28 - 1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aid on Monday that he broke his nose in Game 7.</text:p>
            <text:p><text:s text:c="8"/></text:p>
            <text:p><text:s text:c="8"/></text:p>
            <text:p><text:s text:c="13"/>Baynes added that he will need surgery, but this shouldn't impact his offseason plans too much. Baynes is an unrestricted free agent this summer and he will be in high demand after adding a 3-point shot to his arsenal during the postseason. "[Coach Brad Stevens] gave me the confidence," he said. "I appreciate that."</text:p>
            <text:p><text:s text:c="8"/></text:p>
            <text:p><text:s text:c="8"/></text:p>
            <text:p><text:s text:c="13"/></text:p>
            <text:p><text:s text:c="14"/></text:p>
            <text:p><text:s text:c="13"/>Source: Gary Washburn on Twitter <text:s text:c="25"/>May 28 - 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Borrego</text:p>
            <text:p><text:s text:c="17"/></text:p>
            <text:p><text:s text:c="17"/></text:p>
            <text:p><text:s text:c="22"/>- C - <text:s/>Hornets</text:p>
            <text:p><text:s text:c="16"/></text:p>
            <text:p><text:s text:c="17"/></text:p>
            <text:p><text:s text:c="12"/></text:p>
            <text:p><text:s text:c="8"/></text:p>
            <text:p><text:s text:c="8"/></text:p>
            <text:p><text:s text:c="8"/></text:p>
            <text:p><text:s text:c="12"/>The Hornets have hired Ronald Nored as an assistant coach on James Borrego's staff.</text:p>
            <text:p><text:s text:c="8"/></text:p>
            <text:p><text:s text:c="8"/></text:p>
            <text:p><text:s text:c="13"/>The Hornets recently hired Jay Triano to be a lead assistant on Borrego's staff as well. Nored is considered to be a rising coaching star and was Brooklyn's G-League head coach in 2017-18.</text:p>
            <text:p><text:s text:c="8"/></text:p>
            <text:p><text:s text:c="8"/></text:p>
            <text:p><text:s text:c="13"/></text:p>
            <text:p><text:s text:c="14"/></text:p>
            <text:p><text:s text:c="13"/>Source: Adrian Wojnarowski on Twitter <text:s text:c="20"/>May 28 - 11: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Cavaliers owner Dan Gilbert said LeBron James' potential free agency is not a distraction.</text:p>
            <text:p><text:s text:c="8"/></text:p>
            <text:p><text:s text:c="8"/></text:p>
            <text:p><text:s text:c="13"/>"Like him, I think he's said this, we're just focused -- and it's the truth, it's not avoiding the question -- we're literally focused on [the now]," Gilbert said. "It's just so intense in the playoffs and getting to the Finals and now the Finals, I don't think -- and I know he doesn't -- I don't think even our guys are talking [about anything other than] what's in front of them." LeBron has a player option for the 2018-19 season worth $35.6 million, but as he's said many times, he's not going to discuss anything regarding his future until the season concludes.</text:p>
            <text:p><text:s text:c="8"/></text:p>
            <text:p><text:s text:c="8"/></text:p>
            <text:p><text:s text:c="13"/></text:p>
            <text:p><text:s text:c="14"/></text:p>
            <text:p><text:s text:c="13"/>Source: ESPN <text:s text:c="45"/>May 28 - 10: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ho is set to become a restricted free agent this summer, said he's "worth more than 12-14 million" per year.</text:p>
            <text:p><text:s text:c="8"/></text:p>
            <text:p><text:s text:c="8"/></text:p>
            <text:p><text:s text:c="13"/>This quote is bad timing after his brutal performance in Sunday's Game 7 defeat, but to be fair, he was playing at less than 100 percent. "My thumb is killing me," he said. "My whole right hand hurts." The Celtics tried to negotiate a contract extension last year, but the sides were too far apart. The Celtics can match any offer that Smart receives, but only if the price doesn't get out of hand. One option for the Celtics is to give Smart the qualifying offer of $6.1 million and keep him in Boston for 2018-19, but he would become an unrestricted free agent during the summer of 2019 in that scenario.</text:p>
            <text:p><text:s text:c="8"/></text:p>
            <text:p><text:s text:c="8"/></text:p>
            <text:p><text:s text:c="13"/></text:p>
            <text:p><text:s text:c="14"/></text:p>
            <text:p><text:s text:c="13"/>Source: ESPN <text:s text:c="45"/>May 28 - 10: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shot 1-of-10 from the field during Sunday's Game 7 defeat, scoring four points with seven assists, four rebounds and one steal in 31 minutes.</text:p>
            <text:p><text:s text:c="8"/></text:p>
            <text:p><text:s text:c="8"/></text:p>
            <text:p><text:s text:c="13"/>The Celtics finished with a mere five turnovers but squandered that efficiency by shooting 34.1% as a team, including 7-of-39 from downtown. Since 1983 no NBA team has won a game (regular season or playoffs) while shooting 17.9% or worse on at least 39 attempts from deep. Jaylen Brown shot 5-of-18 from the field, Marcus Morris was 5-of-14, and Terry Rozier was 2-of-14, as brutal offense condemned Boston to a Game 7 loss on their home court. Each summer brings new reports about Smart's improved shooting form and range, yet he's never been above 36.7% shooting in four NBA seasons.</text:p>
            <text:p><text:s text:c="8"/></text:p>
            <text:p><text:s text:c="8"/></text:p>
            <text:p><text:s text:c="13"/>Related: Marcus Morris, Terry Rozier, Jaylen Brown</text:p>
            <text:p><text:s text:c="14"/></text:p>
            <text:p><text:s text:c="13"/>Source: Basketball-Reference <text:s text:c="29"/>May 27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was huge during Cleveland's Game 7 win on Sunday, scoring 19 points (7-of-14 FGs, 3-of-4 FTs) with eight rebounds, two 3-pointers, one assist and one block.</text:p>
            <text:p><text:s text:c="8"/></text:p>
            <text:p><text:s text:c="8"/></text:p>
            <text:p><text:s text:c="13"/>The Cavs were playing without Kevin Love (concussion) and the veteran Green got the nod as a fill-in starter. He burned his former team in 41 minutes of action, giving LeBron James some much-needed assistance offensively -- the only other Cavs in double-figures were Tristan Thompson (10 points) and J.R. Smith (11 points). Green's viability as a DFS option in the Finals will hinge largely on the health of Kevin Love, who is day-to-day with a concussion.</text:p>
            <text:p><text:s text:c="8"/></text:p>
            <text:p><text:s text:c="8"/></text:p>
            <text:p><text:s text:c="13"/>Related: Kevin Love, Tristan Thompson, J.R. Smith</text:p>
            <text:p><text:s text:c="14"/></text:p>
            <text:p><text:s text:c="13"/>May 27 - 11: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Jr. struggled in eight minutes of action on Sunday, scoring two points with two rebounds and one turnover.</text:p>
            <text:p><text:s text:c="8"/></text:p>
            <text:p><text:s text:c="8"/></text:p>
            <text:p><text:s text:c="13"/>Nance had a rough stint in the first half and couldn't get out of his own way, committing four fouls during his limited time on the court. Cleveland controlled the second half to earn an 87-79 victory, due largely to their defense and Boston's poor shooting, and they'll get three days of rest before Game 1 on the Finals on Thursday. If Kevin Love (concussion) isn't ready to play by then, the Cavs will need Nance to play much better than he did tonight.</text:p>
            <text:p><text:s text:c="8"/></text:p>
            <text:p><text:s text:c="8"/></text:p>
            <text:p><text:s text:c="13"/>Related: Kevin Love</text:p>
            <text:p><text:s text:c="14"/></text:p>
            <text:p><text:s text:c="13"/>May 27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s right ankle didn't appear to bother him during Sunday's series-clinching win in Boston, as he posted 12 points, four rebounds and three 3-pointers in 42 minutes.</text:p>
            <text:p><text:s text:c="8"/></text:p>
            <text:p><text:s text:c="8"/></text:p>
            <text:p><text:s text:c="13"/>Smith added one steal, one block and just one turnover, and he played pesky defense as part of a team-wide effort that limited Boston to 79 points on 34.1% shooting. Cavs coach Ty Lue said he hadn't heard anything about Smith's ankle prior to the game and "assume[d] he's great," and he'll get three more days to rest before Game 1 of the Finals.</text:p>
            <text:p><text:s text:c="8"/></text:p>
            <text:p><text:s text:c="8"/></text:p>
            <text:p><text:s text:c="13"/></text:p>
            <text:p><text:s text:c="14"/></text:p>
            <text:p><text:s text:c="13"/>Source: Jay King on Twitter <text:s text:c="30"/>May 27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ended his rookie season with a team-high 24 points, seven rebounds, one assist and one steal in a Game 7 loss to the visiting Cavs.</text:p>
            <text:p><text:s text:c="8"/></text:p>
            <text:p><text:s text:c="8"/></text:p>
            <text:p><text:s text:c="13"/>Tatum made 9-of-17 field goals and 4-of-4 free throws, with two 3-pointers, but it wasn't enough to divert LeBron James' well-worn path to the Finals. The Celts' young star may finish third in Rookie of the Year voting behind Ben Simmons and Donovan Mitchell, but that doesn't diminish his accomplishments whatsoever -- Boston's braintrust looks smarter than ever after trading down to snag him at No. 3 last summer. His offensive role will change if Kyrie Irving and Gordon Hayward are both healthy next season, but he'll still be gone in the middle rounds of re-draft fantasy leagues.</text:p>
            <text:p><text:s text:c="8"/></text:p>
            <text:p><text:s text:c="8"/></text:p>
            <text:p><text:s text:c="13"/></text:p>
            <text:p><text:s text:c="14"/></text:p>
            <text:p><text:s text:c="13"/>May 27 - 1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struggled during Boston's Game 7 loss on Sunday, shooting 2-of-14 from the field for four points, four rebounds, four assists and one steal in 36 minutes.</text:p>
            <text:p><text:s text:c="8"/></text:p>
            <text:p><text:s text:c="8"/></text:p>
            <text:p><text:s text:c="13"/>Neither team could get their perimeter shots to fall, and Boston finished 7-of-39 from deep -- Rozier himself was 0-of-10. He filled in admirably without Kyrie Irving (knee surgery) in the playoffs, but shot a combined 37-of-98 from the field (37.8%) during the Eastern Conference finals. With tonight's game, he's just the third player since 1963 to attempt at least 10 three-pointers without a single make -- James Harden went 0-of-11 from deep in Game 5 vs. Golden State this week, and John Starks went 0-of-11 vs. Houston in 1994. Rozier shot 38.1% from deep this season, easily a career-high, but it's safe to assume he'll continue working on his range all summer.</text:p>
            <text:p><text:s text:c="8"/></text:p>
            <text:p><text:s text:c="8"/></text:p>
            <text:p><text:s text:c="13"/></text:p>
            <text:p><text:s text:c="14"/></text:p>
            <text:p><text:s text:c="13"/>Source: Basketball-Reference <text:s text:c="29"/>May 27 - 11: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The Cavaliers advanced to the Finals with an 87-79 road win on Sunday, taking Game 7 behind LeBron James' 35 points, 15 rebounds, nine assists and two blocks.</text:p>
            <text:p><text:s text:c="8"/></text:p>
            <text:p><text:s text:c="8"/></text:p>
            <text:p><text:s text:c="13"/>LeBron played every second of the game in yet another masterful performance, as coach Ty Lue was true to his word -- asked before the game if he planned for LBJ to play all 48 minutes, Lue replied, "Not all 48, no ... but if I have to [play him] I will." James committed eight turnovers but also made 12-of-24 FGs and 8-of-11 FTs, bullying his way to his eighth consecutive trip to the NBA Finals. He's won 24 straight Eastern Conference playoff series and this latest achievement was all the more impressive since Cleveland fell down 0-2 and lost Kevin Love (concussion) in Game 6. Rival teams in the East have yet to figure out how to stop LeBron, but he'll face a stiff test vs. either the Rockets or Warriors in the Finals, beginning May 31.</text:p>
            <text:p><text:s text:c="8"/></text:p>
            <text:p><text:s text:c="8"/></text:p>
            <text:p><text:s text:c="13"/></text:p>
            <text:p><text:s text:c="14"/></text:p>
            <text:p><text:s text:c="13"/>Source: ESPN Stats &amp; Info on Twitter <text:s text:c="21"/>May 27 - 11: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back) is unlikely to be in coach Steve Kerr's rotation for Game 7 on Monday.</text:p>
            <text:p><text:s text:c="8"/></text:p>
            <text:p><text:s text:c="8"/></text:p>
            <text:p><text:s text:c="13"/>McCaw played four minutes during garbage time in Game 6 but Kerr doesn't anticipate using him in his typical rotation for a must-win elimination game. He said it's "too early" in McCaw's return from a serious injury to ask him to play critical minutes in a playoff game. There's still a chance we'll see more of him if Golden State advances to the Finals.</text:p>
            <text:p><text:s text:c="8"/></text:p>
            <text:p><text:s text:c="8"/></text:p>
            <text:p><text:s text:c="13"/></text:p>
            <text:p><text:s text:c="14"/></text:p>
            <text:p><text:s text:c="13"/>Source: Anthony Slater on Twitter <text:s text:c="24"/>May 27 - 8: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amstring) is questionable to play in Game 7 on Monday.</text:p>
            <text:p><text:s text:c="8"/></text:p>
            <text:p><text:s text:c="8"/></text:p>
            <text:p><text:s text:c="13"/>"He looks questionable," said D'Antoni when asked about Paul's status for Game 7. "I'm sure the team doctors will check him out tomorrow. We might not know until afternoon. We'll play it by ear." It sounds like CP3 could be headed for a game-time call, but the odds of him being able to get out there aren't great. If Paul is forced to watch Game 7 from the sidelines, Eric Gordon will stick with the starters and there will be more minutes for Gerald Green.</text:p>
            <text:p><text:s text:c="8"/></text:p>
            <text:p><text:s text:c="8"/></text:p>
            <text:p><text:s text:c="13"/>Related: Gerald Green, Eric Gordon</text:p>
            <text:p><text:s text:c="14"/></text:p>
            <text:p><text:s text:c="13"/>Source: Jonathan Feigen on Twitter <text:s text:c="23"/>May 27 - 6: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back) is probable for Monday's Game 7 in Houston.</text:p>
            <text:p><text:s text:c="8"/></text:p>
            <text:p><text:s text:c="8"/></text:p>
            <text:p><text:s text:c="13"/>McCaw was on the floor for four minutes in Game 6, and he should again be available for Game 7. He won't be a significant factor in the rotation, though.</text:p>
            <text:p><text:s text:c="8"/></text:p>
            <text:p><text:s text:c="8"/></text:p>
            <text:p><text:s text:c="13"/></text:p>
            <text:p><text:s text:c="14"/></text:p>
            <text:p><text:s text:c="13"/>Source: Tim Bontemps on Twitter <text:s text:c="26"/>May 27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ore left toe) and Andre Iguodala (leg) are being listed as questionable for Monday's Game 7 against the Rockets.</text:p>
            <text:p><text:s text:c="8"/></text:p>
            <text:p><text:s text:c="8"/></text:p>
            <text:p><text:s text:c="13"/>This is the first we're hearing of a toe injury for Looney, but it would be surprising to see a sore toe hold him out of an elimination game. Steve Kerr already said he doesn't expect Iguodala to play tomorrow, so he sounds a bit closer to doubtful than questionable. Check back for another update following Monday morning's shootaround.</text:p>
            <text:p><text:s text:c="8"/></text:p>
            <text:p><text:s text:c="8"/></text:p>
            <text:p><text:s text:c="13"/>Related: Andre Iguodala</text:p>
            <text:p><text:s text:c="14"/></text:p>
            <text:p><text:s text:c="13"/>Source: John Dickinson on Twitter <text:s text:c="24"/>May 27 - 6: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leg) confirmed that he'll be good to go for Sunday's Game 7 in Boston.</text:p>
            <text:p><text:s text:c="8"/></text:p>
            <text:p><text:s text:c="8"/></text:p>
            <text:p><text:s text:c="13"/>"It’s been better, but I’ll be ready tonight," said James of his right leg. Larry Nance fell back into James' leg during Game 6, but LBJ played through it, and that's exactly what he'll do tonight with Cleveland's season on the line. He didn't sit out a single game during his age-32 season, and Game 7 will mark his 100th game of the year, tying the most games he's ever played in a single season.</text:p>
            <text:p><text:s text:c="8"/></text:p>
            <text:p><text:s text:c="8"/></text:p>
            <text:p><text:s text:c="13"/></text:p>
            <text:p><text:s text:c="14"/></text:p>
            <text:p><text:s text:c="13"/>Source: Akron Beacon-Journal <text:s text:c="29"/>May 27 - 5: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me Udoka</text:p>
            <text:p><text:s text:c="17"/></text:p>
            <text:p><text:s text:c="17"/></text:p>
            <text:p><text:s text:c="22"/>- G/F - <text:s/>Nets</text:p>
            <text:p><text:s text:c="16"/></text:p>
            <text:p><text:s text:c="17"/></text:p>
            <text:p><text:s text:c="12"/></text:p>
            <text:p><text:s text:c="8"/></text:p>
            <text:p><text:s text:c="8"/></text:p>
            <text:p><text:s text:c="8"/></text:p>
            <text:p><text:s text:c="12"/>Spurs assistant coach Ime Udoka interviewed for the Raptors head coaching vacancy.</text:p>
            <text:p><text:s text:c="8"/></text:p>
            <text:p><text:s text:c="8"/></text:p>
            <text:p><text:s text:c="13"/>He's also interviewed for the Magic job. Udoka is one of the best assistants on the Spurs staff since joining after a seven-year NBA career. Spurs assistant Ettore Messina also interviewed for the position.</text:p>
            <text:p><text:s text:c="8"/></text:p>
            <text:p><text:s text:c="8"/></text:p>
            <text:p><text:s text:c="13"/></text:p>
            <text:p><text:s text:c="14"/></text:p>
            <text:p><text:s text:c="13"/>Source: Hoops Rumors <text:s text:c="37"/>May 27 - 11: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will start Game 7 against the Celtics on Sunday.</text:p>
            <text:p><text:s text:c="8"/></text:p>
            <text:p><text:s text:c="8"/></text:p>
            <text:p><text:s text:c="13"/>He'll replace Kevin Love and start his first game since Game 1 of the first round against Indiana. Green logged 31 minutes in Game 6, his most of the playoffs. He had 14 points, but he'll probably have to score at least that much if the Cavs want to advance to the NBA Finals for a fourth straight year.</text:p>
            <text:p><text:s text:c="8"/></text:p>
            <text:p><text:s text:c="8"/></text:p>
            <text:p><text:s text:c="13"/>Related: Kevin Love</text:p>
            <text:p><text:s text:c="14"/></text:p>
            <text:p><text:s text:c="13"/>Source: Brian Robb on Twitter <text:s text:c="28"/>May 27 - 10: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Coach Steve Kerr said he's assuming that Andre Iguodala (leg) will not play in Game 7 on Monday against Houston.</text:p>
            <text:p><text:s text:c="8"/></text:p>
            <text:p><text:s text:c="8"/></text:p>
            <text:p><text:s text:c="13"/>Kerr also mentioned that Iguodala is literally day-to-day. He's sat out the last three games and is said to still have pain when he runs. Until reported otherwise, Iguodala will more than likely miss Game 7. Kevon Looney will likely continue to start in his place with Jordan Bell, Shaun Livingston, Nick Young and recently activated Patrick McCaw seeing some more playing time.</text:p>
            <text:p><text:s text:c="8"/></text:p>
            <text:p><text:s text:c="8"/></text:p>
            <text:p><text:s text:c="13"/></text:p>
            <text:p><text:s text:c="14"/></text:p>
            <text:p><text:s text:c="13"/>Source: Connor Letourneau on Twitter <text:s text:c="21"/>May 27 - 9: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cored 29 points during a 115-86 victory in Game 6 against the Rockets on Saturday, adding five rebounds, six assists, five 3-pointers and matching a postseason career-high three blocks.</text:p>
            <text:p><text:s text:c="8"/></text:p>
            <text:p><text:s text:c="8"/></text:p>
            <text:p><text:s text:c="13"/>He started off slow but picked it up in the second half hitting four 3-pointers and scoring 16 points. This was a statement game for Curry and it’s no secret that the Warriors are at their best when Steph is running the offense. The Rockets certainly knew that as they held the Warriors to 93.0 points per game in the previous two as they kept the passes down, but Steph dominated during the second half as the Warriors crushed Houston 64-25 in the second half. Curry is averaging 30.2 points per game inside Oracle this series compared to just 18.6 in Houston, so we'll see if that trend continues in a critical Game 7 on Monday.</text:p>
            <text:p><text:s text:c="8"/></text:p>
            <text:p><text:s text:c="8"/></text:p>
            <text:p><text:s text:c="13"/></text:p>
            <text:p><text:s text:c="14"/></text:p>
            <text:p><text:s text:c="13"/>May 27 - 12: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According to Adrian Wojnarowski of ESPN.com, the chances of Chris Paul (hamstring) playing in Game 7 on Monday are "less likely than likely, but working every angle to try."</text:p>
            <text:p><text:s text:c="8"/></text:p>
            <text:p><text:s text:c="8"/></text:p>
            <text:p><text:s text:c="13"/>You don't hear that verbiage on an injury too often, but it still seems like he's closer to doubtful than anything else. Without Paul, even at home, the Rockets will have an uphill battle ahead of them to make it to their first NBA Finals since 1995. We'll know more after he's re-evaluated once the team returns to Houston.</text:p>
            <text:p><text:s text:c="8"/></text:p>
            <text:p><text:s text:c="8"/></text:p>
            <text:p><text:s text:c="13"/></text:p>
            <text:p><text:s text:c="14"/></text:p>
            <text:p><text:s text:c="13"/>Source: Adrian Wojnarowski on Twitter <text:s text:c="20"/>May 27 - 12: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cored 35 points, making 9-of-14 3-pointers with six rebounds, two assists and four steals in Game 6 against the Rockets on Saturday.</text:p>
            <text:p><text:s text:c="8"/></text:p>
            <text:p><text:s text:c="8"/></text:p>
            <text:p><text:s text:c="13"/>He loves Game 6 elimination games. You might remember Klay going off for 19 points in the fourth at OKC in Game 6 during the 2016 Western Conference Finals, and he was asked about it after the game. "I don't wanna go home. We worked too hard this season to go home," Klay said after tonight's win. This is the first time both Conference Finals have reached a Game 7 since 1979. Back then there was no 3-point line, but there will be plenty of those in Houston on Monday when Klay and the Dubs come to town.</text:p>
            <text:p><text:s text:c="8"/></text:p>
            <text:p><text:s text:c="8"/></text:p>
            <text:p><text:s text:c="13"/></text:p>
            <text:p><text:s text:c="14"/></text:p>
            <text:p><text:s text:c="13"/>May 27 - 12: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scored four points with 10 rebounds, nine assists, four steals and five blocks in Game 6 against the Rockets on Saturday.</text:p>
            <text:p><text:s text:c="8"/></text:p>
            <text:p><text:s text:c="8"/></text:p>
            <text:p><text:s text:c="13"/>He had one of those Draymond nights, coming just short of a 5x5 while fulfilling his promise of a Game 7. It was Green's postseason low in points, but he made up with outstanding defense on Clint Capela to go with the stat-stuffing line. He wasn't worried coming into this one and you can bet he'll have that same confidence and fire for Game 7 on Monday.</text:p>
            <text:p><text:s text:c="8"/></text:p>
            <text:p><text:s text:c="8"/></text:p>
            <text:p><text:s text:c="13"/></text:p>
            <text:p><text:s text:c="14"/></text:p>
            <text:p><text:s text:c="13"/>May 27 - 12: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scored two points with two rebounds and one steal in four minutes in Game 6 against Houston on Saturday.</text:p>
            <text:p><text:s text:c="8"/></text:p>
            <text:p><text:s text:c="8"/></text:p>
            <text:p><text:s text:c="13"/>He hadn't played since March 31st against Sacramento after a scary fall and wasn't even expected to play at all this postseason. McCaw even called his parents that he would be active, and the crowd was pumped up when he hit the court. While McCaw only got in for the last 4:28 once the game was out of reach, he played solid for those minutes. We could see him play more minutes in Game 7 on Monday as he gets readjusted to being in the lineup.</text:p>
            <text:p><text:s text:c="8"/></text:p>
            <text:p><text:s text:c="8"/></text:p>
            <text:p><text:s text:c="13"/></text:p>
            <text:p><text:s text:c="14"/></text:p>
            <text:p><text:s text:c="13"/>Source: David Aldridge on Twitter <text:s text:c="24"/>May 27 - 12: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said he considers himself questionable on Monday against the Rockets.</text:p>
            <text:p><text:s text:c="8"/></text:p>
            <text:p><text:s text:c="8"/></text:p>
            <text:p><text:s text:c="13"/>There really hasn't been much optimism on Iguodala. Coach Steve Kerr said today that he wouldn't play him until he can run, and he's also having trouble moving laterally. The Warriors really couldn't find a fifth option until the second half, so maybe Kerr mixes it up. Expect to see Kevon Looney, Jordan Bell, Shaun Livingston, Nick Young and maybe even Pat McCaw see some run.</text:p>
            <text:p><text:s text:c="8"/></text:p>
            <text:p><text:s text:c="8"/></text:p>
            <text:p><text:s text:c="13"/></text:p>
            <text:p><text:s text:c="14"/></text:p>
            <text:p><text:s text:c="13"/>Source: Marc Spears on Twitter <text:s text:c="27"/>May 26 - 11: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scored 32 points with seven rebounds, nine assists, three steals, four 3-pointers and a postseason-high nine turnovers in a 115-86 Game 6 loss against the Warriors on Saturday.</text:p>
            <text:p><text:s text:c="8"/></text:p>
            <text:p><text:s text:c="8"/></text:p>
            <text:p><text:s text:c="13"/>He did all he could to keep Houston in this game, but the Rockets had 21 turnovers as the biggest problem today. Harden now has five career playoff games with at least nine turnovers, giving him the most such games ever (LeBron James has three). On the plus side, Harden was able to snap out of a brutal 0-of-22 slump from deep with a couple treys in the first quarter. He'll need it to come together in Game 7 at Toyota Center on Monday.</text:p>
            <text:p><text:s text:c="8"/></text:p>
            <text:p><text:s text:c="8"/></text:p>
            <text:p><text:s text:c="13"/></text:p>
            <text:p><text:s text:c="14"/></text:p>
            <text:p><text:s text:c="13"/>Source: Stat Muse on Twitter <text:s text:c="29"/>May 26 - 11: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made 4-of-6 from the field for 11 points with one block and three 3-pointers in 26 minutes as the sixth man against the Warriors on Saturday.</text:p>
            <text:p><text:s text:c="8"/></text:p>
            <text:p><text:s text:c="8"/></text:p>
            <text:p><text:s text:c="13"/>It's the most minutes he's played all postseason and the most points he's scored since Game 3 of the first round against Minnesota. If Chris Paul remains out, expect Green to again receive a heavier load of minutes in Game 7 on Monday, especially if guys like Luc Mbah a Moute come out flat.</text:p>
            <text:p><text:s text:c="8"/></text:p>
            <text:p><text:s text:c="8"/></text:p>
            <text:p><text:s text:c="13"/></text:p>
            <text:p><text:s text:c="14"/></text:p>
            <text:p><text:s text:c="13"/>May 26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scored 19 points in a start against the Warriors on Saturday, adding with two rebounds, four 3-pointers and five turnovers in 34 minutes.</text:p>
            <text:p><text:s text:c="8"/></text:p>
            <text:p><text:s text:c="8"/></text:p>
            <text:p><text:s text:c="13"/>He came out shooting the lights out, scoring eight points in the first 4:30 of the game and going 4-of-4 from deep in the first half with 16 points. The second half was a different story as Gordon went 1-of-4 from both the field and the line. If Chris Paul is out for Game 7 on Monday, he'll have to put together a complete game for the Rockets to advance to the NBA Finals.</text:p>
            <text:p><text:s text:c="8"/></text:p>
            <text:p><text:s text:c="8"/></text:p>
            <text:p><text:s text:c="13"/></text:p>
            <text:p><text:s text:c="14"/></text:p>
            <text:p><text:s text:c="13"/>May 26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had one rebound and two steals in 15 minutes in his return to action in the Rockets Game 6 loss to the Warriors on Saturday.</text:p>
            <text:p><text:s text:c="8"/></text:p>
            <text:p><text:s text:c="8"/></text:p>
            <text:p><text:s text:c="13"/>He hasn't played since Game 3 and that may have been due to his shoulder issue, but with the Rockets shorthanded he returned to the rotation. Mbah a Moute continued to struggle, and he may not have played in the second half had the game been closer. Depending on Chris Paul's status and how coach Mike D'Antoni feels, he may or may not play in Game 7 on Monday.</text:p>
            <text:p><text:s text:c="8"/></text:p>
            <text:p><text:s text:c="8"/></text:p>
            <text:p><text:s text:c="13"/></text:p>
            <text:p><text:s text:c="14"/></text:p>
            <text:p><text:s text:c="13"/>May 26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scored two points (1-of-4 FG, 0-of-2 FT) with 16 rebounds and an assist in Houston's 115-86 Game 6 loss to Golden State on Saturday.</text:p>
            <text:p><text:s text:c="8"/></text:p>
            <text:p><text:s text:c="8"/></text:p>
            <text:p><text:s text:c="13"/>He didn't score until the 5:58 mark in the fourth quarter and the Rockets were -32 when he was on the floor. This was his lowest scoring game of the postseason and worst +/- of the entire season. Capela was big on the boards, but he'll need a better performance in Game 7 if the Rockets want to win.</text:p>
            <text:p><text:s text:c="8"/></text:p>
            <text:p><text:s text:c="8"/></text:p>
            <text:p><text:s text:c="13"/></text:p>
            <text:p><text:s text:c="14"/></text:p>
            <text:p><text:s text:c="13"/>May 26 - 1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Coach Steve Kerr said he won't play Andre Iguodala (leg) until he's able to run without pain.</text:p>
            <text:p><text:s text:c="8"/></text:p>
            <text:p><text:s text:c="8"/></text:p>
            <text:p><text:s text:c="13"/>This will be his third straight game on the sidelines and with the way Kerr is talking, he's still got pain and it may be some time before he's ready to play. If the series goes to Game 7, his status is certainly in question.</text:p>
            <text:p><text:s text:c="8"/></text:p>
            <text:p><text:s text:c="8"/></text:p>
            <text:p><text:s text:c="13"/></text:p>
            <text:p><text:s text:c="14"/></text:p>
            <text:p><text:s text:c="13"/>Source: Anthony Slater on Twitter <text:s text:c="24"/>May 26 - 8: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is getting another start in Game 6 on Saturday.</text:p>
            <text:p><text:s text:c="8"/></text:p>
            <text:p><text:s text:c="8"/></text:p>
            <text:p><text:s text:c="13"/>He'll be out there with the other four All-Stars for the third time in a row as Andre Iguodala (leg) recovers). Looney likely won't have as much defensive pressure on him in this game because he won't have to get switched on to Chris Paul (hamstring), but the Rockets almost certainly will try to put him on James Harden when they can. Looney has scored four points in each of last three games with little else, so the bar isn't very high in DFS.</text:p>
            <text:p><text:s text:c="8"/></text:p>
            <text:p><text:s text:c="8"/></text:p>
            <text:p><text:s text:c="13"/></text:p>
            <text:p><text:s text:c="14"/></text:p>
            <text:p><text:s text:c="13"/>Source: Warriors on Twitter <text:s text:c="30"/>May 26 - 8: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amstring) said he's "hopeful to return to the court this postseason," according to TNT's Kristen Ledlow.</text:p>
            <text:p><text:s text:c="8"/></text:p>
            <text:p><text:s text:c="8"/></text:p>
            <text:p><text:s text:c="13"/>He's out tonight and he is going to be re-evaluated once the team is back in Houston while getting daily treatment. The Rockets did rule Paul out early on Friday, and there really hasn't been much optimism of him suiting up for a potential Game 7 on Monday. With him out today, Eric Gordon starts while Gerald Green and Luc Mbah a Moute handle the vast majority of the bench minutes.</text:p>
            <text:p><text:s text:c="8"/></text:p>
            <text:p><text:s text:c="8"/></text:p>
            <text:p><text:s text:c="13"/></text:p>
            <text:p><text:s text:c="14"/></text:p>
            <text:p><text:s text:c="13"/>May 26 - 8: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bdel Nader</text:p>
            <text:p><text:s text:c="17"/></text:p>
            <text:p><text:s text:c="17"/></text:p>
            <text:p><text:s text:c="22"/>- G - <text:s/>Celtics</text:p>
            <text:p><text:s text:c="16"/></text:p>
            <text:p><text:s text:c="17"/></text:p>
            <text:p><text:s text:c="12"/></text:p>
            <text:p><text:s text:c="8"/></text:p>
            <text:p><text:s text:c="8"/></text:p>
            <text:p><text:s text:c="8"/></text:p>
            <text:p><text:s text:c="12"/>Abdel Nader (right wrist) is listed as questionable in the game notes for Game 7 against the Cavaliers on Sunday.</text:p>
            <text:p><text:s text:c="8"/></text:p>
            <text:p><text:s text:c="8"/></text:p>
            <text:p><text:s text:c="13"/>He only logged 58 seconds in Game 6 and is averaging only 1.2 points a game in the five games he's played this series. In the most crucial game of the Celtics seasons, it's unlikely he'll play on Sunday.</text:p>
            <text:p><text:s text:c="8"/></text:p>
            <text:p><text:s text:c="8"/></text:p>
            <text:p><text:s text:c="13"/></text:p>
            <text:p><text:s text:c="14"/></text:p>
            <text:p><text:s text:c="13"/>Source: NBA.com <text:s text:c="42"/>May 26 - 8: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houlder) is listed as doubtful in the game notes for Game 7 against Cleveland on Sunday.</text:p>
            <text:p><text:s text:c="8"/></text:p>
            <text:p><text:s text:c="8"/></text:p>
            <text:p><text:s text:c="13"/>He hasn't played since his injury on May 7th against Philadelphia and the team hasn't been expecting him to play all series vs. Cleveland, so it would come as somewhat of a shock for him to suit up.</text:p>
            <text:p><text:s text:c="8"/></text:p>
            <text:p><text:s text:c="8"/></text:p>
            <text:p><text:s text:c="13"/></text:p>
            <text:p><text:s text:c="14"/></text:p>
            <text:p><text:s text:c="13"/>Source: NBA.com <text:s text:c="42"/>May 26 - 7: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back) is available to play in Game 6 against Houston on Saturday.</text:p>
            <text:p><text:s text:c="8"/></text:p>
            <text:p><text:s text:c="8"/></text:p>
            <text:p><text:s text:c="13"/>He'll be able to play his first game since March 31st. When asked about McCaw potentially playing tonight Kerr said, "Well see." Kerr also mentioned it will be "tough" to play him after the long layoff but says its possible. For now, McCaw is likely behind Shaun Livingston and Quinn Cook, but that could change if either struggle.</text:p>
            <text:p><text:s text:c="8"/></text:p>
            <text:p><text:s text:c="8"/></text:p>
            <text:p><text:s text:c="13"/></text:p>
            <text:p><text:s text:c="14"/></text:p>
            <text:p><text:s text:c="13"/>Source: Marc J. Spears on Twitter <text:s text:c="24"/>May 26 - 7: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will return to the rotation on Saturday against the Warriors.</text:p>
            <text:p><text:s text:c="8"/></text:p>
            <text:p><text:s text:c="8"/></text:p>
            <text:p><text:s text:c="13"/>The Rockets were basically running a 6.5-man rotation before the Chris Paul (hamstring) injury, so now it looks like Mbah a Moute will be stepping in as the seventh man with Gerald Green on the bench. It's possible that coach Mike D'Antoni keeps LMAM on a shorter leash given his struggles, but he could get 15-20 minutes at Oracle this evening.</text:p>
            <text:p><text:s text:c="8"/></text:p>
            <text:p><text:s text:c="8"/></text:p>
            <text:p><text:s text:c="13"/></text:p>
            <text:p><text:s text:c="14"/></text:p>
            <text:p><text:s text:c="13"/>Source: Anthony Slater on Twitter <text:s text:c="24"/>May 26 - 7: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will not play in Game 6 on Saturday, according to Chris Haynes of ESPN.com.</text:p>
            <text:p><text:s text:c="8"/></text:p>
            <text:p><text:s text:c="8"/></text:p>
            <text:p><text:s text:c="13"/>He is still day-to-day, but the team still has concerns about how he's healed from his injury in Game 3. With him out, the Warriors shouldn't be in dire straits with perimeter defense this time because Chris Paul is out, as well. We should still see Kevon Looney in the starting lineup while Jordan Bell, Shaun Livingston and Quinn Cook help out on the bench.</text:p>
            <text:p><text:s text:c="8"/></text:p>
            <text:p><text:s text:c="8"/></text:p>
            <text:p><text:s text:c="13"/></text:p>
            <text:p><text:s text:c="14"/></text:p>
            <text:p><text:s text:c="13"/>Source: Chris Haynes on Twitter <text:s text:c="26"/>May 26 - 7: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said he'll focus on his handles and on-ball defense this summer.</text:p>
            <text:p><text:s text:c="8"/></text:p>
            <text:p><text:s text:c="8"/></text:p>
            <text:p><text:s text:c="13"/>"Turning defense into offense—that seems to be a key," Prince said. "But most importantly, ball handling. If you tighten up your ball handling, everything else becomes easier." New coach Lloyd Pierce also said that the Hawks haven't played their best ball yet, and it sounds like he's going to ask Prince to do even more. Needless to say, Prince will be a hot fantasy target after a really strong offensive finish last season.</text:p>
            <text:p><text:s text:c="8"/></text:p>
            <text:p><text:s text:c="8"/></text:p>
            <text:p><text:s text:c="13"/></text:p>
            <text:p><text:s text:c="14"/></text:p>
            <text:p><text:s text:c="13"/>Source: Slam <text:s text:c="45"/>May 26 - 4: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Coach Ty Lue says he's not concerned about LeBron James for Sunday night's Game 7.</text:p>
            <text:p><text:s text:c="8"/></text:p>
            <text:p><text:s text:c="8"/></text:p>
            <text:p><text:s text:c="13"/>Really going out on a limb there, coach Lue. Kidding aside, there's been some talk about LeBron being tired before Friday, but all those concerns were put to bed after an epic performance. The over/under on LeBron's minutes tomorrow is probably 47.5 with Kevin Love now out. LeBron likely would've played all but 57 seconds last night, but the game got to garbage time to keep him out for the final 57 seconds.</text:p>
            <text:p><text:s text:c="8"/></text:p>
            <text:p><text:s text:c="8"/></text:p>
            <text:p><text:s text:c="13"/></text:p>
            <text:p><text:s text:c="14"/></text:p>
            <text:p><text:s text:c="13"/>Source: Chris Fedor on Twitter <text:s text:c="27"/>May 26 - 3: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remains questionable for Game 6 on Saturday.</text:p>
            <text:p><text:s text:c="8"/></text:p>
            <text:p><text:s text:c="8"/></text:p>
            <text:p><text:s text:c="13"/>There's still some concern on Iguodala and he is day-to-day. The Warriors haven't been doing a shootaround, which means we likely won't get an update until 7:30 EDT. The Warriors were hoping to have him for Game 4, but he has been out since his injury in Game 3. If he's out, Quinn Cook and Shaun Livingston could see run along with Jordan Bell and Kevon Looney up front.</text:p>
            <text:p><text:s text:c="8"/></text:p>
            <text:p><text:s text:c="8"/></text:p>
            <text:p><text:s text:c="13"/></text:p>
            <text:p><text:s text:c="14"/></text:p>
            <text:p><text:s text:c="13"/>Source: Mark Berman on Twitter <text:s text:c="27"/>May 26 - 3: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was evaluated by doctors on Saturday, and there's no concern of a concussion.</text:p>
            <text:p><text:s text:c="8"/></text:p>
            <text:p><text:s text:c="8"/></text:p>
            <text:p><text:s text:c="13"/>He felt great after the game and today, as well. "Nothing there to be concerned about," coach Brad Stevens said. Tatum did take some contact to his head from the Kevin Love collision and he didn't look like himself for about half the game, so the team will evaluate him again before Game 7 on Sunday. For now, expect him to get 36-40 minutes in Game 7.</text:p>
            <text:p><text:s text:c="8"/></text:p>
            <text:p><text:s text:c="8"/></text:p>
            <text:p><text:s text:c="13"/></text:p>
            <text:p><text:s text:c="14"/></text:p>
            <text:p><text:s text:c="13"/>Source: Jay King on Twitter <text:s text:c="30"/>May 26 - 3: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The Warriors are planning to activate Pat McCaw (back) for Game 6 on Saturday, according to Shams Charania of Yahoo! Sports.</text:p>
            <text:p><text:s text:c="8"/></text:p>
            <text:p><text:s text:c="8"/></text:p>
            <text:p><text:s text:c="13"/>He's officially being called questionable. This is great news after McCaw suffered a scary fall against the Kings on Mar. 31. He's been doing some on-court work with the team and was getting shots up during shootaround on Thursday. He probably won't be in the rotation tonight, but maybe that'll change. Regardless, this is a pleasant surprise today.</text:p>
            <text:p><text:s text:c="8"/></text:p>
            <text:p><text:s text:c="8"/></text:p>
            <text:p><text:s text:c="13"/></text:p>
            <text:p><text:s text:c="14"/></text:p>
            <text:p><text:s text:c="13"/>Source: Shams Charania on Twitter <text:s text:c="24"/>May 26 - 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concussion) has been ruled out for Game 7 on Sunday.</text:p>
            <text:p><text:s text:c="8"/></text:p>
            <text:p><text:s text:c="8"/></text:p>
            <text:p><text:s text:c="13"/>He was just placed in the concussion protocol, and it would have been almost impossible to clear that if he is still dealing with symptoms at this time of day. Love does have a history of concussions with his most recent one coming in March, so it's possible he would be out beyond a possible win on Sunday. It should be Jeff Green starting with more Larry Nance. Tristan Thompson may also have to play a little more in this game.</text:p>
            <text:p><text:s text:c="8"/></text:p>
            <text:p><text:s text:c="8"/></text:p>
            <text:p><text:s text:c="13"/></text:p>
            <text:p><text:s text:c="14"/></text:p>
            <text:p><text:s text:c="13"/>Source: Joe Vardon on Twitter <text:s text:c="28"/>May 26 - 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ead) has been placed in the NBA's concussion protocol.</text:p>
            <text:p><text:s text:c="8"/></text:p>
            <text:p><text:s text:c="8"/></text:p>
            <text:p><text:s text:c="13"/>He hasn't been ruled out yet, but it'll be really tough for him to be out there on Sunday. He first has to be deemed symptom-free, and then would have to do non-contact activity while remaining symptom-free in the process. Plus, he's had two concussions in the last three seasons. For now, expect to see Jeff Green start on Sunday with more Larry Nance, who closed out nicely in the fourth on Friday.</text:p>
            <text:p><text:s text:c="8"/></text:p>
            <text:p><text:s text:c="8"/></text:p>
            <text:p><text:s text:c="13"/></text:p>
            <text:p><text:s text:c="14"/></text:p>
            <text:p><text:s text:c="13"/>Source: Cleveland.com <text:s text:c="36"/>May 26 - 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el Theis</text:p>
            <text:p><text:s text:c="17"/></text:p>
            <text:p><text:s text:c="17"/></text:p>
            <text:p><text:s text:c="22"/>- F - <text:s/>Celtics</text:p>
            <text:p><text:s text:c="16"/></text:p>
            <text:p><text:s text:c="17"/></text:p>
            <text:p><text:s text:c="12"/></text:p>
            <text:p><text:s text:c="8"/></text:p>
            <text:p><text:s text:c="8"/></text:p>
            <text:p><text:s text:c="8"/></text:p>
            <text:p><text:s text:c="12"/>Daniel Theis (knee) said he expects to be cleared for full-contact basketball activities in August.</text:p>
            <text:p><text:s text:c="8"/></text:p>
            <text:p><text:s text:c="8"/></text:p>
            <text:p><text:s text:c="13"/>Theis underwent successful surgery to repair his left knee lateral meniscus back in mid-March. He is hoping to join the German team for the FIBA World Cup and expects to be ready for training camp before the start of the 2018-19 season. "I think I can start basketball like full contact in August," said Theis. "Then if I can play high level in, like, September it’s good for me, it’s good for the team to see how I’m progressing in terms of training camp in September."</text:p>
            <text:p><text:s text:c="8"/></text:p>
            <text:p><text:s text:c="8"/></text:p>
            <text:p><text:s text:c="13"/></text:p>
            <text:p><text:s text:c="14"/></text:p>
            <text:p><text:s text:c="13"/>Source: Boston Globe <text:s text:c="37"/>May 26 - 1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McDonough</text:p>
            <text:p><text:s text:c="17"/></text:p>
            <text:p><text:s text:c="17"/></text:p>
            <text:p><text:s text:c="22"/>- C - <text:s/>Suns</text:p>
            <text:p><text:s text:c="16"/></text:p>
            <text:p><text:s text:c="17"/></text:p>
            <text:p><text:s text:c="12"/></text:p>
            <text:p><text:s text:c="8"/></text:p>
            <text:p><text:s text:c="8"/></text:p>
            <text:p><text:s text:c="8"/></text:p>
            <text:p><text:s text:c="12"/>Phoenix GM Ryan McDonough said Friday there’s an "overwhelming likelihood" the Suns will keep the top pick in the 2018 NBA draft.</text:p>
            <text:p><text:s text:c="8"/></text:p>
            <text:p><text:s text:c="8"/></text:p>
            <text:p><text:s text:c="13"/>McDonough generated some headlines last week when he told reporters the Suns would be open to moving the No. 1 overall pick. However, he put those comments in context on Friday. "There’s a very small grouping of players we’d consider trading it for," McDonough said. "It would have to be a proven young star player with multiple years on his contract or multiple years of team control. Once you start whittling down the list, that list probably shrinks to a handful of players, if not fewer players than that, so I think the overwhelming likelihood is that we keep the pick."</text:p>
            <text:p><text:s text:c="8"/></text:p>
            <text:p><text:s text:c="8"/></text:p>
            <text:p><text:s text:c="13"/></text:p>
            <text:p><text:s text:c="14"/></text:p>
            <text:p><text:s text:c="13"/>Source: Arizona Republic <text:s text:c="33"/>May 26 - 11: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lade Divac</text:p>
            <text:p><text:s text:c="17"/></text:p>
            <text:p><text:s text:c="17"/></text:p>
            <text:p><text:s text:c="22"/>- C - <text:s/>Kings</text:p>
            <text:p><text:s text:c="16"/></text:p>
            <text:p><text:s text:c="17"/></text:p>
            <text:p><text:s text:c="12"/></text:p>
            <text:p><text:s text:c="8"/></text:p>
            <text:p><text:s text:c="8"/></text:p>
            <text:p><text:s text:c="8"/></text:p>
            <text:p><text:s text:c="12"/>The Kings are reportedly "exploring all options" with the No. 2 overall pick in the 2018 NBA draft, according to Jason Jones of the Sacramento Bee.</text:p>
            <text:p><text:s text:c="8"/></text:p>
            <text:p><text:s text:c="8"/></text:p>
            <text:p><text:s text:c="13"/>The early assumption was that Deandre Ayton and Luka Doncic would be the first two players off the board. However, ESPN reported earlier in the week that Kings were not high on Doncic and would lean towards passing on him if Ayton went first. This Sac Bee report states that Doncic will certainly be an option, but the Kings will also consider Missouri forward Michael Porter Jr., Michigan State forward Jaren Jackson Jr., Texas center Mohamed Bamba and Duke forward Marvin Bagley III.</text:p>
            <text:p><text:s text:c="8"/></text:p>
            <text:p><text:s text:c="8"/></text:p>
            <text:p><text:s text:c="13"/></text:p>
            <text:p><text:s text:c="14"/></text:p>
            <text:p><text:s text:c="13"/>Source: Sacramento Bee <text:s text:c="35"/>May 26 - 10: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aVar Ball blamed the Lakers' training staff for Lonzo Ball's injury issues during his rookie season.</text:p>
            <text:p><text:s text:c="8"/></text:p>
            <text:p><text:s text:c="8"/></text:p>
            <text:p><text:s text:c="13"/>We hadn't heard from LaVar in a little while, but the circus is back in town. "If you’re going to be doing those [workouts with] rubber-bands like that dude Gunnar [Peterson] has him doing, that [is] bullsh*t training. That’s what I call it," said the elder Ball. "Sh*t, he wasn’t like that when I brought him over there. When he first came [to the Lakers], he never got hurt. He was never hurt." Cleary, Ball believes he is more knowledgeable on training athletes than the Lakers' head trainer. L.A. will do their best to ignore this nonsense.</text:p>
            <text:p><text:s text:c="8"/></text:p>
            <text:p><text:s text:c="8"/></text:p>
            <text:p><text:s text:c="13"/></text:p>
            <text:p><text:s text:c="14"/></text:p>
            <text:p><text:s text:c="13"/>Source: HoopsHype.com <text:s text:c="36"/>May 26 - 10: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ead) has to undergo additional tests on Saturday and said that his status for Game 7 on Sunday is a "toss-up."</text:p>
            <text:p><text:s text:c="8"/></text:p>
            <text:p><text:s text:c="8"/></text:p>
            <text:p><text:s text:c="13"/>The Cavs have not yet officially announced if Love entered concussion protocol on Friday night. If he did, it highly unlikely he will be cleared by league doctors in time to play Game 7. Per ESPN, the next stage of the evaluation process won't be possible until Love has a night's rest. We should have an update by Saturday afternoon.</text:p>
            <text:p><text:s text:c="8"/></text:p>
            <text:p><text:s text:c="8"/></text:p>
            <text:p><text:s text:c="13"/></text:p>
            <text:p><text:s text:c="14"/></text:p>
            <text:p><text:s text:c="13"/>Source: Jason Lloyd on Twitter <text:s text:c="27"/>May 26 - 9: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According to Ian Begley of ESPN, some members of the Knicks front office have said it "wouldn't make sense" to draft a point guard with their first-round pick.</text:p>
            <text:p><text:s text:c="8"/></text:p>
            <text:p><text:s text:c="8"/></text:p>
            <text:p><text:s text:c="13"/>The top point guard available is Trae Young of Oklahoma, with Collin Sexton of Alabama widely considered the second-best PG prospect. Although Frank Ntilikina played off the ball frequently over the second half of last season, it appears the Knicks front office views him as a full-time point guard going forward. They will have a very interesting decision to make if Young slides all the way to No. 9.</text:p>
            <text:p><text:s text:c="8"/></text:p>
            <text:p><text:s text:c="8"/></text:p>
            <text:p><text:s text:c="13"/></text:p>
            <text:p><text:s text:c="14"/></text:p>
            <text:p><text:s text:c="13"/>Source: Ian Begley on Twitter <text:s text:c="28"/>May 26 - 9: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ai Ujiri</text:p>
            <text:p><text:s text:c="17"/></text:p>
            <text:p><text:s text:c="17"/></text:p>
            <text:p><text:s text:c="22"/>- C - <text:s/>Raptors</text:p>
            <text:p><text:s text:c="16"/></text:p>
            <text:p><text:s text:c="17"/></text:p>
            <text:p><text:s text:c="12"/></text:p>
            <text:p><text:s text:c="8"/></text:p>
            <text:p><text:s text:c="8"/></text:p>
            <text:p><text:s text:c="8"/></text:p>
            <text:p><text:s text:c="12"/>Spurs assistant coaches Ettore Messina and Ime Udoka interviewed with the Raptors for the franchise's head coaching job on Thursday and Friday, respectively, according to Adrian Wojnarowski of ESPN.com.</text:p>
            <text:p><text:s text:c="8"/></text:p>
            <text:p><text:s text:c="8"/></text:p>
            <text:p><text:s text:c="13"/>The Raptors went to the Texas assistant well the last time, but it was with Dwane Casey and the Mavs. Messina and Udoka are two of the top three assistant coaches with Messina taking the head job while Gregg Popovich was away from the team in April. The Raptors have also looked into internal options with Nick Nurse, Rex Kalamian and G-League coach Jerry Stackhouse. Hopefully, they have a hire well before the NBA Draft.</text:p>
            <text:p><text:s text:c="8"/></text:p>
            <text:p><text:s text:c="8"/></text:p>
            <text:p><text:s text:c="13"/></text:p>
            <text:p><text:s text:c="14"/></text:p>
            <text:p><text:s text:c="13"/>Source: Adrian Wojnarowski on Twitter <text:s text:c="20"/>May 26 - 12: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The Cavs did not declare if Kevin Love (head) is in the concussion protocol on Friday night.</text:p>
            <text:p><text:s text:c="8"/></text:p>
            <text:p><text:s text:c="8"/></text:p>
            <text:p><text:s text:c="13"/>This is important to note because if he's in the protocol, it'll be really tough for Love to play in Game 7 due to all the testing. Love hurt his head in the middle of the first quarter, was ruled out for the game at half, and the Cavs didn't provide much of an update at all after the game. Considering Love had two concussions since 2016, it's possible he's out. That would mean Jeff Green likely starts with more Larry Nance.</text:p>
            <text:p><text:s text:c="8"/></text:p>
            <text:p><text:s text:c="8"/></text:p>
            <text:p><text:s text:c="13"/></text:p>
            <text:p><text:s text:c="14"/></text:p>
            <text:p><text:s text:c="13"/>May 26 - 12: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displayed his greatness again during a Game 6 109-99 win in Cleveland on Friday, scoring 46 points with 11 rebounds, nine assists, three steals, one block and five 3-pointers in 46 minutes.</text:p>
            <text:p><text:s text:c="8"/></text:p>
            <text:p><text:s text:c="8"/></text:p>
            <text:p><text:s text:c="13"/>GOAT? Make that his 13th playoff game with at least a 40/10/5 line in his career, which is way more than anyone else in the last 50 years (Michael Jordan had four, per basketballreference.com). He's also been unreal in elimination games with either a 40-point game or a triple-double in each of his last seven of such games. LeBron did tweak his lower right leg after Larry Nance fell on him, but James stayed in the game because he's LeBron James. He hasn't missed any of his 234 playoff games in his career, and now he'll be playing in his 100th game of the season on Sunday. We're going to Game 7, baby.</text:p>
            <text:p><text:s text:c="8"/></text:p>
            <text:p><text:s text:c="8"/></text:p>
            <text:p><text:s text:c="13"/></text:p>
            <text:p><text:s text:c="14"/></text:p>
            <text:p><text:s text:c="13"/>Source: Tommy Beer on Twitter <text:s text:c="28"/>May 25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scored five points with three rebounds, one block and one 3-pointer in 38 minutes against the Celtics on Friday.</text:p>
            <text:p><text:s text:c="8"/></text:p>
            <text:p><text:s text:c="8"/></text:p>
            <text:p><text:s text:c="13"/>He did tweak his right ankle as his foot made contact with Marcus Smart's foot, but Smith stayed in the game and looked fine. If Kevin Love does need to miss time, Smith would likely have more shots coming his way to help space the floor. He hasn't played well in Boston, so that would have to change.</text:p>
            <text:p><text:s text:c="8"/></text:p>
            <text:p><text:s text:c="8"/></text:p>
            <text:p><text:s text:c="13"/></text:p>
            <text:p><text:s text:c="14"/></text:p>
            <text:p><text:s text:c="13"/>May 25 - 1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scored 14 points with three rebounds, two assists, two blocks and one 3-pointer in 31 minutes against the Celtics on Friday.</text:p>
            <text:p><text:s text:c="8"/></text:p>
            <text:p><text:s text:c="8"/></text:p>
            <text:p><text:s text:c="13"/>He started the second half for Kevin Love (head) and gave the Cavs some of his best minutes of the series. Green had been playing well against the Raptors, but he was losing minutes up until today. He was terrific in the post on offense to take at least a little pressure of LeBron James, and he was in the right spots on D. Coach Ty Lue would almost certainly have to extend Green's minutes while Love is on the shelf. He'd be a DFS play on Sunday.</text:p>
            <text:p><text:s text:c="8"/></text:p>
            <text:p><text:s text:c="8"/></text:p>
            <text:p><text:s text:c="13"/></text:p>
            <text:p><text:s text:c="14"/></text:p>
            <text:p><text:s text:c="13"/>May 25 - 11: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scored 10 points with seven rebounds, one assist, two steals and no turnovers in 22 minutes against the Celtics on Friday.</text:p>
            <text:p><text:s text:c="8"/></text:p>
            <text:p><text:s text:c="8"/></text:p>
            <text:p><text:s text:c="13"/>The Cavs bench with LeBron was the difference in the second quarter with Nance getting plenty of time in the paint on both ends. Coach Ty Lue said earlier in the week that Nance knows his role now, but that role could expand now that Kevin Love (head) is banged up. Nance almost certainly would come off the bench regardless, but he could hit minutes around 20-25 with Love out.</text:p>
            <text:p><text:s text:c="8"/></text:p>
            <text:p><text:s text:c="8"/></text:p>
            <text:p><text:s text:c="13"/></text:p>
            <text:p><text:s text:c="14"/></text:p>
            <text:p><text:s text:c="13"/>May 25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was terrific in a 109-99 losing effort in Cleveland on Friday, scoring 28 points with three rebounds, seven assists, two steals, one turnover and six 3-pointers.</text:p>
            <text:p><text:s text:c="8"/></text:p>
            <text:p><text:s text:c="8"/></text:p>
            <text:p><text:s text:c="13"/>He was 10-of-16 from the field and made both free throws to get him to a sterling 1.56 points per possession. The Cavs were really limiting Al Horford on screen-and-roll plays, so that helped get Rozier open. Maybe the Cavs dared Rozier to shoot the ball because of his road woes, so perhaps they won't have a similar plan in Game 7. He's been awesome at home all postseason.</text:p>
            <text:p><text:s text:c="8"/></text:p>
            <text:p><text:s text:c="8"/></text:p>
            <text:p><text:s text:c="13"/></text:p>
            <text:p><text:s text:c="14"/></text:p>
            <text:p><text:s text:c="13"/>May 25 - 1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made 11-of-18 from the field for 27 points with three rebounds, one assist and two 3-pointers in 34 minutes against the Cavs in Game 6 on Friday.</text:p>
            <text:p><text:s text:c="8"/></text:p>
            <text:p><text:s text:c="8"/></text:p>
            <text:p><text:s text:c="13"/>He was on a heater in the first quarter, scoring 15 of Boston's 25 points with Brown scoring the final nine of the frame. Brown was extremely aggressive on the offensive end and he didn't turn the ball over, but it wasn't his best defensive game. If Marcus Morris plays poorly again, Brown may have to defend LeBron James more, which could hurt his offensive output.</text:p>
            <text:p><text:s text:c="8"/></text:p>
            <text:p><text:s text:c="8"/></text:p>
            <text:p><text:s text:c="13"/></text:p>
            <text:p><text:s text:c="14"/></text:p>
            <text:p><text:s text:c="13"/>May 25 - 11: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scored 15 points with three rebounds, two assists, one steal and one 3-pointer in 39 minutes against the Cavs on Friday in Game 6.</text:p>
            <text:p><text:s text:c="8"/></text:p>
            <text:p><text:s text:c="8"/></text:p>
            <text:p><text:s text:c="13"/>He collided with Kevin Love in the first quarter and he may have tweaked his left shoulder or taken a slight hit to the head. Tatum wasn't nearly as aggressive for about two quarters after that, but he eventually started getting to the rim in the fourth. He thrived in Game 5, so he could have a signature moment in Game 7.</text:p>
            <text:p><text:s text:c="8"/></text:p>
            <text:p><text:s text:c="8"/></text:p>
            <text:p><text:s text:c="13"/></text:p>
            <text:p><text:s text:c="14"/></text:p>
            <text:p><text:s text:c="13"/>May 25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scored six points with nine rebounds, four assists, one block and two turnovers in 37 minutes against the Cavs on Friday.</text:p>
            <text:p><text:s text:c="8"/></text:p>
            <text:p><text:s text:c="8"/></text:p>
            <text:p><text:s text:c="13"/>The Cavs really focused on taking Horford out of the game as they stuck with him on pick-and-roll plays -- that partially explains why the guards fared well. A downside on the Kevin Love (head) injury is that Horford may have a tougher time scoring, especially after a strong game from Jeff Green on defense -- yes, we know that sounds weird. He did play well in the previous two, so maybe he gets back on track in Game 7 in Boston.</text:p>
            <text:p><text:s text:c="8"/></text:p>
            <text:p><text:s text:c="8"/></text:p>
            <text:p><text:s text:c="13"/></text:p>
            <text:p><text:s text:c="14"/></text:p>
            <text:p><text:s text:c="13"/>May 25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ead) has been ruled out for the rest of the game on Friday.</text:p>
            <text:p><text:s text:c="8"/></text:p>
            <text:p><text:s text:c="8"/></text:p>
            <text:p><text:s text:c="13"/>He is being evaluated from a concussion and has been out since the middle of the first quarter. Love had a concussion back in March, had another one back in the 2016 NBA Finals, and has a history beyond that, too. Luckily for the Cavs tonight, Jeff Green and Larry Nance have stepped up. That'll continue tonight while Love is questionable to play on Sunday.</text:p>
            <text:p><text:s text:c="8"/></text:p>
            <text:p><text:s text:c="8"/></text:p>
            <text:p><text:s text:c="13"/></text:p>
            <text:p><text:s text:c="14"/></text:p>
            <text:p><text:s text:c="13"/>Source: Tom Withers on Twitter <text:s text:c="27"/>May 25 - 9: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ead) went to the locker room in the first quarter on Friday.</text:p>
            <text:p><text:s text:c="8"/></text:p>
            <text:p><text:s text:c="8"/></text:p>
            <text:p><text:s text:c="13"/>Jayson Tatum's left shoulder caught Love in the head and he called for a sub right away while he was on the ground. He was down for at least a minute and had the training staff look at him. After he got up, he went to the bench first to sit down, and then went to the locker room. He's likely getting a concussion check, so we'll have an update shortly.</text:p>
            <text:p><text:s text:c="8"/></text:p>
            <text:p><text:s text:c="8"/></text:p>
            <text:p><text:s text:c="13"/></text:p>
            <text:p><text:s text:c="14"/></text:p>
            <text:p><text:s text:c="13"/>May 25 - 8: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Terry Rozier, Jaylen Brown, Jayson Tatum, Aron Baynes and Al Horford will start again on Friday against the Cavs.</text:p>
            <text:p><text:s text:c="8"/></text:p>
            <text:p><text:s text:c="8"/></text:p>
            <text:p><text:s text:c="13"/>This time, coach Ty Lue should be expecting Semi Ojeleye to be on the bench. Kidding aside, Lue also gave credit to coach Brad Stevens for the Baynes move, which helped out Horford in Game 5. Marcus Morris is still going to see minutes in the up 30 and will be the main defender on LeBron James.</text:p>
            <text:p><text:s text:c="8"/></text:p>
            <text:p><text:s text:c="8"/></text:p>
            <text:p><text:s text:c="13"/></text:p>
            <text:p><text:s text:c="14"/></text:p>
            <text:p><text:s text:c="13"/>Source: Brian Robb on Twitter <text:s text:c="28"/>May 25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has been working out in North Carolina and has looked stronger this offseason, according to former college teammate Grayson Allen.</text:p>
            <text:p><text:s text:c="8"/></text:p>
            <text:p><text:s text:c="8"/></text:p>
            <text:p><text:s text:c="13"/>Muscle Watch: Hearsay Edition? Ingram has been expected to add some weight this summer in hopes he can play more four. His thinner frame may also have affected his health this season. The Lakers almost certainly won't be trading him unless it's to set up a super-team roster. If he can improve his shooting, he could take a step forward in fantasy.</text:p>
            <text:p><text:s text:c="8"/></text:p>
            <text:p><text:s text:c="8"/></text:p>
            <text:p><text:s text:c="13"/></text:p>
            <text:p><text:s text:c="14"/></text:p>
            <text:p><text:s text:c="13"/>Source: Bill Oram on Twitter <text:s text:c="29"/>May 25 - 5: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On ESPN's Get Up, Danny Green said he thinks Kawhi Leonard wants to stay in San Antonio.</text:p>
            <text:p><text:s text:c="8"/></text:p>
            <text:p><text:s text:c="8"/></text:p>
            <text:p><text:s text:c="13"/>Green did say he has to check on Kawhi to see how he's doing, which means he may not have talked to him recently. Green added Leonard was on and off track with his leg injury, so it's possible that's a factor in all of this. There really hasn't been a revealing report on this situation to date, and we likely won't get anything concrete until at least July.</text:p>
            <text:p><text:s text:c="8"/></text:p>
            <text:p><text:s text:c="8"/></text:p>
            <text:p><text:s text:c="13"/></text:p>
            <text:p><text:s text:c="14"/></text:p>
            <text:p><text:s text:c="13"/>Source: Get Up on ESPN <text:s text:c="35"/>May 25 - 3: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rry Giles</text:p>
            <text:p><text:s text:c="17"/></text:p>
            <text:p><text:s text:c="17"/></text:p>
            <text:p><text:s text:c="22"/>- F - <text:s/>Kings</text:p>
            <text:p><text:s text:c="16"/></text:p>
            <text:p><text:s text:c="17"/></text:p>
            <text:p><text:s text:c="12"/></text:p>
            <text:p><text:s text:c="8"/></text:p>
            <text:p><text:s text:c="8"/></text:p>
            <text:p><text:s text:c="8"/></text:p>
            <text:p><text:s text:c="12"/>Frank Mason, Skal Labissiere, Nigel Hayes and Harry Giles were working out after a pre-draft workout on Friday.</text:p>
            <text:p><text:s text:c="8"/></text:p>
            <text:p><text:s text:c="8"/></text:p>
            <text:p><text:s text:c="13"/>No details yet on how far along Giles is, but he probably isn't 100 percent after the Kings ruled him out for the season in January. The Kings took a chance on one of the best high school prospects, and they knew they weren't going to get much out of him last year. Maybe he plays in summer league.</text:p>
            <text:p><text:s text:c="8"/></text:p>
            <text:p><text:s text:c="8"/></text:p>
            <text:p><text:s text:c="13"/></text:p>
            <text:p><text:s text:c="14"/></text:p>
            <text:p><text:s text:c="13"/>Source: Jason Jones on Twitter <text:s text:c="27"/>May 25 - 3: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was at the Suns draft workout on Friday.</text:p>
            <text:p><text:s text:c="8"/></text:p>
            <text:p><text:s text:c="8"/></text:p>
            <text:p><text:s text:c="13"/>This is good news for Chriss after he admitted that he slacked off last summer. Chriss said he put on weight last summer, which both the team and he cited as part of the reason his season got off to a bumpy start. Maybe he can turn it around, but he will have to prove it after a colossal letdown last year.</text:p>
            <text:p><text:s text:c="8"/></text:p>
            <text:p><text:s text:c="8"/></text:p>
            <text:p><text:s text:c="13"/></text:p>
            <text:p><text:s text:c="14"/></text:p>
            <text:p><text:s text:c="13"/>Source: Scott Bordow on Twitter <text:s text:c="26"/>May 25 - 2: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leg) is listed as questionable for Game 6 against Houston on Saturday.</text:p>
            <text:p><text:s text:c="8"/></text:p>
            <text:p><text:s text:c="8"/></text:p>
            <text:p><text:s text:c="13"/>Iggy's already missed the last two games and could potentially miss Game 6 as well, which is not good news for Golden State. The Warriors play better with him, especially against the Rockets. If he does miss Game 6, expect Kevon Looney to remain in the starting role. We'll know more tomorrow as game-time approaches.</text:p>
            <text:p><text:s text:c="8"/></text:p>
            <text:p><text:s text:c="8"/></text:p>
            <text:p><text:s text:c="13"/></text:p>
            <text:p><text:s text:c="14"/></text:p>
            <text:p><text:s text:c="13"/>Source: Warriors PR on Twitter <text:s text:c="27"/>May 25 - 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Coach Mike D'Antoni says that Eric Gordon will start Game 6 against the Warriors on Saturday.</text:p>
            <text:p><text:s text:c="8"/></text:p>
            <text:p><text:s text:c="8"/></text:p>
            <text:p><text:s text:c="13"/>With Chris Paul being out due to a right hamstring strain, it's no surprise Gordon will get the start here. It's Gordon's first start of the playoffs and the Rockets will need him to step up to replace how well CP3 has played over the last couple of games. Paul's status going forward is still uncertain, so Gordon could also start on Monday in Game 7 if the Warriors win Game 6 on Saturday.</text:p>
            <text:p><text:s text:c="8"/></text:p>
            <text:p><text:s text:c="8"/></text:p>
            <text:p><text:s text:c="13"/></text:p>
            <text:p><text:s text:c="14"/></text:p>
            <text:p><text:s text:c="13"/>Source: Ben DuBose on Twitter <text:s text:c="28"/>May 25 - 1: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will not play in Game 6 on Saturday against Golden State due to a right hamstring strain.</text:p>
            <text:p><text:s text:c="8"/></text:p>
            <text:p><text:s text:c="8"/></text:p>
            <text:p><text:s text:c="13"/>CP3 tweaked his right hamstring late in the fourth quarter of Game 5 on Thursday. He'll be re-evaluated again once the team returns to Houston, but this is not the news that the Rockets wanted to hear. Eric Gordon will have to step up on the offensive end in a major way, which he's shown he can do. This season when Paul and James Harden were sitting, Gordon averaged 34.6 points and 6.5 assists per 40 minutes. He played 36 minutes in Game 5, his most of this postseason. Expect somewhere around there again in Game 6.</text:p>
            <text:p><text:s text:c="8"/></text:p>
            <text:p><text:s text:c="8"/></text:p>
            <text:p><text:s text:c="13"/>Related: Eric Gordon</text:p>
            <text:p><text:s text:c="14"/></text:p>
            <text:p><text:s text:c="13"/>Source: Shams Charania on Twitter <text:s text:c="24"/>May 25 - 1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Coach Brad Stevens does not think Shane Larkin (shoulder) will play in Game 6 against Cleveland on Friday.</text:p>
            <text:p><text:s text:c="8"/></text:p>
            <text:p><text:s text:c="8"/></text:p>
            <text:p><text:s text:c="13"/>Larkin hasn't played all series and wasn't expected to, so the game plan will not change for the Celtics. He's doubtful for the rest of the series if it were to be extended to a Game 7.</text:p>
            <text:p><text:s text:c="8"/></text:p>
            <text:p><text:s text:c="8"/></text:p>
            <text:p><text:s text:c="13"/></text:p>
            <text:p><text:s text:c="14"/></text:p>
            <text:p><text:s text:c="13"/>Source: Jay King on Twitter <text:s text:c="30"/>May 25 - 11:4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Steve Kerr says Andre Iguodala is improving "incrementally" but that his availability for Game 6 is still unknown.</text:p>
            <text:p><text:s text:c="8"/></text:p>
            <text:p><text:s text:c="8"/></text:p>
            <text:p><text:s text:c="13"/>The Warriors now have their backs against the wall and are clearly hurting from not having Iggy in the lineup. On the season the Warriors are 0-4 against the Rockets without him in the lineup versus a 3-1 record with him.</text:p>
            <text:p><text:s text:c="8"/></text:p>
            <text:p><text:s text:c="8"/></text:p>
            <text:p><text:s text:c="13"/></text:p>
            <text:p><text:s text:c="14"/></text:p>
            <text:p><text:s text:c="13"/>Source: Mark Medina on Twitter <text:s text:c="27"/>May 25 - 1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Raptors President Masai Ujiri will reportedly "explore all options" with regards to shaking up Toronto's roster this offseason.</text:p>
            <text:p><text:s text:c="8"/></text:p>
            <text:p><text:s text:c="8"/></text:p>
            <text:p><text:s text:c="13"/>He will likely be returning with the Raptors, but after a season that saw the franchise's best record end in a second-round sweep to the Cavaliers, nothing is out of the question for Toronto. Ujiri already fired Coach of the Year finalist Dwane Casey.</text:p>
            <text:p><text:s text:c="8"/></text:p>
            <text:p><text:s text:c="8"/></text:p>
            <text:p><text:s text:c="13"/></text:p>
            <text:p><text:s text:c="14"/></text:p>
            <text:p><text:s text:c="13"/>Source: Toronto Sun <text:s text:c="38"/>May 25 - 10: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is reportedly requesting a follow-up meeting with Blazer owner Paul Allen.</text:p>
            <text:p><text:s text:c="8"/></text:p>
            <text:p><text:s text:c="8"/></text:p>
            <text:p><text:s text:c="13"/>"I hear that he is asking for another meeting," an NBA front-office source told John Canzano of the Oregonian. Lillard was recently named to the All-NBA First Team, and is looking for a follow-up meeting with Allen to discuss the possibility of bringing in high profile free agents to prime the Blazers for a deep playoff run. After a great regular season, followed by a season-ending sweep at the hands of the six-seed Pelicans, you can't blame him.</text:p>
            <text:p><text:s text:c="8"/></text:p>
            <text:p><text:s text:c="8"/></text:p>
            <text:p><text:s text:c="13"/></text:p>
            <text:p><text:s text:c="14"/></text:p>
            <text:p><text:s text:c="13"/>Source: The Oregonian <text:s text:c="36"/>May 25 - 10: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After Game 5 on Thursday Chris Paul (right hamstring) said, "I will be all right."</text:p>
            <text:p><text:s text:c="8"/></text:p>
            <text:p><text:s text:c="8"/></text:p>
            <text:p><text:s text:c="13"/>When asked about Game 6 he said, "Oh yeah." CP3 was hopping in a Maybach outside of the Toyota Center after the game and appears to be confident in his status for Game 6, which would be series changing news for the Rockets if he’s able to play. Paul is optimistic, but he'll still need to be re-evaluated and we can expect some form of update by Friday afternoon.</text:p>
            <text:p><text:s text:c="8"/></text:p>
            <text:p><text:s text:c="8"/></text:p>
            <text:p><text:s text:c="13"/></text:p>
            <text:p><text:s text:c="14"/></text:p>
            <text:p><text:s text:c="13"/>Source: Marc J. Spears on Twitter <text:s text:c="24"/>May 25 - 9: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oach Mike D'Antoni said he's "worried" about Chris Paul (right hamstring) playing in Game 6 on Saturday.</text:p>
            <text:p><text:s text:c="8"/></text:p>
            <text:p><text:s text:c="8"/></text:p>
            <text:p><text:s text:c="13"/>"He'll be evaluated tomorrow," D'Antoni said. If there is good news on this, it's that it's not a left hammy issue because that is the leg that gave him problems during this season. Based on how distraught CP3 looked as he went to the locker room after the game, it would almost be a shock to see him out there for Game 6, and maybe he can play in Game 7. Eric Gordon and James Harden will both have to play lights out.</text:p>
            <text:p><text:s text:c="8"/></text:p>
            <text:p><text:s text:c="8"/></text:p>
            <text:p><text:s text:c="13"/></text:p>
            <text:p><text:s text:c="14"/></text:p>
            <text:p><text:s text:c="13"/>Source: Jonathan Feigen on Twitter <text:s text:c="23"/>May 25 - 12: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struggled in a 98-94 victory over the Warriors in Game 5, making 5-of-21 from the field for 19 points with three rebounds, four assists, two steals and six turnovers in 39 minutes.</text:p>
            <text:p><text:s text:c="8"/></text:p>
            <text:p><text:s text:c="8"/></text:p>
            <text:p><text:s text:c="13"/>It was an absolutely brutal game and now Harden has missed 20 treys in a row, including 11 misses tonight to tie him with John Starks in 1994 for most 3-point attempts without a make in a playoff game. Harden is going to have to play better in the rest of this series because of Chris Paul (hamstring) likely being limited or out. He may also have to see more Andre Iguodala (leg). Even though the Rockets have a 3-2 lead, you could argue they're the underdogs to win this series unless we get good news on CP3.</text:p>
            <text:p><text:s text:c="8"/></text:p>
            <text:p><text:s text:c="8"/></text:p>
            <text:p><text:s text:c="13"/></text:p>
            <text:p><text:s text:c="14"/></text:p>
            <text:p><text:s text:c="13"/>May 25 - 12: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scored 24 points with four rebounds, one assist, two steals, one block and three 3-pointers in 36 minutes against the Warriors on Thursday.</text:p>
            <text:p><text:s text:c="8"/></text:p>
            <text:p><text:s text:c="8"/></text:p>
            <text:p><text:s text:c="13"/>He made some big plays on both ends late in this game. Moving forward, coach Mike D'Antoni said Gordon could be looking at a play-making role while Chris Paul (hamstring) is out. Nothing is official yet on CP3, but for now we're expecting Gordon to post huge numbers in 36-42 minutes in Game 6 on Saturday.</text:p>
            <text:p><text:s text:c="8"/></text:p>
            <text:p><text:s text:c="8"/></text:p>
            <text:p><text:s text:c="13"/></text:p>
            <text:p><text:s text:c="14"/></text:p>
            <text:p><text:s text:c="13"/>May 24 - 1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scored eight points with nine rebounds and two 3-pointers in 42 minutes against the Warriors on Thursday.</text:p>
            <text:p><text:s text:c="8"/></text:p>
            <text:p><text:s text:c="8"/></text:p>
            <text:p><text:s text:c="13"/>He was the key piece on defense with strong play on the perimeter and around the basket. Before the game, coach Mike D'Antoni said he wanted to dial back Tucker's minutes, but that didn't happen too much after his 44-minute Tuesday. He'll be playing a ton on Saturday and could get more shots if Chris Paul (hamstring) is banged up.</text:p>
            <text:p><text:s text:c="8"/></text:p>
            <text:p><text:s text:c="8"/></text:p>
            <text:p><text:s text:c="13"/></text:p>
            <text:p><text:s text:c="14"/></text:p>
            <text:p><text:s text:c="13"/>May 24 - 1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29 points with four rebounds, one block and three 3-pointers in 40 minutes during a 98-94 loss to the Rockets in Game 5 on Thursday.</text:p>
            <text:p><text:s text:c="8"/></text:p>
            <text:p><text:s text:c="8"/></text:p>
            <text:p><text:s text:c="13"/>Again, the passing wasn't there with 18 dimes tonight and 14 in Game 4 -- they averaged 29.3 per game in the regular season. Coach Steve Kerr was getting on his guys to cut and Kerr said after the game that his offense was better today than Tuesday. Kerr also told KD to "trust these guys" during a timeout, but afterwards said throwing the ball to KD is a good option. Isolation ball has been a big part of the GS struggles, and KD was really struggling to get good shots late. Besides that, turnovers were costly with 16, including a team-high six from Draymond Green. This is hardly the Warriors team we saw in the playoffs last year.</text:p>
            <text:p><text:s text:c="8"/></text:p>
            <text:p><text:s text:c="8"/></text:p>
            <text:p><text:s text:c="13"/></text:p>
            <text:p><text:s text:c="14"/></text:p>
            <text:p><text:s text:c="13"/>Source: NBA on TNT <text:s text:c="39"/>May 24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cored 22 points with seven rebounds, six assists, four steals and two 3-pointers in 41 minutes against the Rockets in a Game 5 loss.</text:p>
            <text:p><text:s text:c="8"/></text:p>
            <text:p><text:s text:c="8"/></text:p>
            <text:p><text:s text:c="13"/>It took eight minutes of game action for Curry to get his first shot from the field, which just can't happen. The Warriors still can't get back to their bread-and-butter offense with Steph at the helm and their passes doing the work, and all the credit goes to the Rockets. Maybe that'll change in Game 6 on Saturday.</text:p>
            <text:p><text:s text:c="8"/></text:p>
            <text:p><text:s text:c="8"/></text:p>
            <text:p><text:s text:c="13"/></text:p>
            <text:p><text:s text:c="14"/></text:p>
            <text:p><text:s text:c="13"/>May 24 - 1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cored four points with three rebounds, two assists and one steal in 22 minutes in a start against the Rockets on Thursday.</text:p>
            <text:p><text:s text:c="8"/></text:p>
            <text:p><text:s text:c="8"/></text:p>
            <text:p><text:s text:c="13"/>Coach Steve Kerr really mixed up his rotation with David West and Quinn Cook entering, and Nick Young moving out of the rotation until very late. Looney's usage rate was 0.0 in the first half, and the Rockets seem to know that the non-stars won't be shooting. Looney played much better in the second half, but he could be moving to the bench on Saturday, especially if Andre Iguodala returns. The Warriors miss Iggy big time.</text:p>
            <text:p><text:s text:c="8"/></text:p>
            <text:p><text:s text:c="8"/></text:p>
            <text:p><text:s text:c="13"/></text:p>
            <text:p><text:s text:c="14"/></text:p>
            <text:p><text:s text:c="13"/>May 24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cored 23 points with four rebounds, one assist and four 3-pointers in 43 minutes against the Rockets in a Game 5 loss on Thursday.</text:p>
            <text:p><text:s text:c="8"/></text:p>
            <text:p><text:s text:c="8"/></text:p>
            <text:p><text:s text:c="13"/>He was off in the first with just seven points, but Thompson was defending well and looked healthy. He was doing a little more offensively than usual, and that may have to continue because of how the Rockets seem to have figured out the GSW offense.</text:p>
            <text:p><text:s text:c="8"/></text:p>
            <text:p><text:s text:c="8"/></text:p>
            <text:p><text:s text:c="13"/></text:p>
            <text:p><text:s text:c="14"/></text:p>
            <text:p><text:s text:c="13"/>May 24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urt his hamstring late in the fourth quarter on Thursday and did not return.</text:p>
            <text:p><text:s text:c="8"/></text:p>
            <text:p><text:s text:c="8"/></text:p>
            <text:p><text:s text:c="13"/>This is not good. Paul was grabbing his right hammy after he fell down, but he had a wrap over his left hammy on the bench. His left hamstring was the bad one this season and CP3 looked upset on the bench, so this is troubling news and could keep him out. Worst yet, CP3 saved the day with a strong second half, finishing with 20 points, seven rebounds, six assists, three steals and four 3-pointers. Expect several updates in the next day.</text:p>
            <text:p><text:s text:c="8"/></text:p>
            <text:p><text:s text:c="8"/></text:p>
            <text:p><text:s text:c="13"/></text:p>
            <text:p><text:s text:c="14"/></text:p>
            <text:p><text:s text:c="13"/>May 24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Stephen Curry, Klay Thompson, Kevin Durant, Draymond Green and Kevon Looney will start again for Thursday's Game 5.</text:p>
            <text:p><text:s text:c="8"/></text:p>
            <text:p><text:s text:c="8"/></text:p>
            <text:p><text:s text:c="13"/>Coach Steve Kerr doesn't hit the panic button and will roll with this unit again. It did not work out for the Warriors in Game 4 and burned them in the fourth, but Looney is the most familiar among the available players with the four All-Stars with his 40 minutes in that five-man unit during this series. Kerr did hint he'll tweak his rotation, so we could see more Jordan Bell or even Quinn Cook over Nick Young.</text:p>
            <text:p><text:s text:c="8"/></text:p>
            <text:p><text:s text:c="8"/></text:p>
            <text:p><text:s text:c="13"/></text:p>
            <text:p><text:s text:c="14"/></text:p>
            <text:p><text:s text:c="13"/>Source: Jonathan Feigen on Twitter <text:s text:c="23"/>May 24 - 8: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knee) will play against the Rockets on Thursday.</text:p>
            <text:p><text:s text:c="8"/></text:p>
            <text:p><text:s text:c="8"/></text:p>
            <text:p><text:s text:c="13"/>No surprise here after coach Steve Kerr said Klay was moving around well on Wednesday. Thompson did also play through his knee injury on Tuesday and there was never really much concern he'd even be limited, especially considering Klay's durability. He'll likely have to play a ton of minutes with Andre Iguodala (leg) out for this one.</text:p>
            <text:p><text:s text:c="8"/></text:p>
            <text:p><text:s text:c="8"/></text:p>
            <text:p><text:s text:c="13"/></text:p>
            <text:p><text:s text:c="14"/></text:p>
            <text:p><text:s text:c="13"/>Source: Anthony Slater on Twitter <text:s text:c="24"/>May 24 - 7: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g) has been ruled out for Game 5 against the Rockets on Thursday.</text:p>
            <text:p><text:s text:c="8"/></text:p>
            <text:p><text:s text:c="8"/></text:p>
            <text:p><text:s text:c="13"/>He gets ruled out before warmups, which is potentially bad news for Game 6, as well. The Warriors are really short on wings and they may have to roll with Shaun Livingston and Nick Young to help more. Plus, we'll almost certainly see Jordan Bell, who may get 20 minutes. Kevon Looney figures to start and get minutes in the 20s, but coach Steve Kerr could change that.</text:p>
            <text:p><text:s text:c="8"/></text:p>
            <text:p><text:s text:c="8"/></text:p>
            <text:p><text:s text:c="13"/></text:p>
            <text:p><text:s text:c="14"/></text:p>
            <text:p><text:s text:c="13"/>Source: Chris Haynes on Twitter <text:s text:c="26"/>May 24 - 7: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ccording to Chris Haynes of ESPN.com, a few Warriors players "didn't sound optimistic" on Andre Iguodala (leg) playing on Thursday.</text:p>
            <text:p><text:s text:c="8"/></text:p>
            <text:p><text:s text:c="8"/></text:p>
            <text:p><text:s text:c="13"/>This report is about as credible as it gets, but Iguodala is still going to be a game-time call and maybe this changes after warmups. Coach Steve Kerr said Iguodala did improve on Wednesday, and Iggy did get shots up at shootaround today. If he isn't a go, that means Jordan Bell would likely have to play more minutes again while Nick Young could help. It's possible Kevon Looney doesn't make another start, but he should still get decent run.</text:p>
            <text:p><text:s text:c="8"/></text:p>
            <text:p><text:s text:c="8"/></text:p>
            <text:p><text:s text:c="13"/></text:p>
            <text:p><text:s text:c="14"/></text:p>
            <text:p><text:s text:c="13"/>Source: Chris Haynes on Twitter <text:s text:c="26"/>May 24 - 7: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thinks he and the Bulls will "get everything worked out" in the next year.</text:p>
            <text:p><text:s text:c="8"/></text:p>
            <text:p><text:s text:c="8"/></text:p>
            <text:p><text:s text:c="13"/>"But if not, I'll play my fourth year and still try to ball out as much as possible," Portis said. He added he likes the fit with the city of Chicago and he'll be working as hard as he can again this summer. It was a rocky start for the Arkansas product, but he say big minutes after the Nikola Mirotic trade. Free Bobby Portis happened over a long period after the break, averaging 14.6 points, 7.6 boards, 1.7 dimes, 1.4 treys and 0.8 steals in his last 25 games.</text:p>
            <text:p><text:s text:c="8"/></text:p>
            <text:p><text:s text:c="8"/></text:p>
            <text:p><text:s text:c="13"/></text:p>
            <text:p><text:s text:c="14"/></text:p>
            <text:p><text:s text:c="13"/>Source: NWAHomepage.com <text:s text:c="34"/>May 24 - 5: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had a phone conversation with coach David Fizdale and said he's "excited" after the call.</text:p>
            <text:p><text:s text:c="8"/></text:p>
            <text:p><text:s text:c="8"/></text:p>
            <text:p><text:s text:c="13"/>Fizdale is doing all he can to build a bond with his guys, including attending last night's game in Boston with Frank Ntilikina, Emmanuel Mudiay and Damyean Dotson. The new coach also met with KP's agent in NYC, so he's building his rep as a players' coach. As for KP, he is still rehabbing and likely won't be 100 percent for the rest of 2018.</text:p>
            <text:p><text:s text:c="8"/></text:p>
            <text:p><text:s text:c="8"/></text:p>
            <text:p><text:s text:c="13"/></text:p>
            <text:p><text:s text:c="14"/></text:p>
            <text:p><text:s text:c="13"/>Source: Kristaps Porzingis on Twitter <text:s text:c="20"/>May 24 - 3: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appears to have lost weight already this offseason, and he will not play in international basketball this summer.</text:p>
            <text:p><text:s text:c="8"/></text:p>
            <text:p><text:s text:c="8"/></text:p>
            <text:p><text:s text:c="13"/>There's a picture of Jokic in the column link below. Additionally from Mile High Sports, Jokic has not started his offseason workout regiment, but he will in the next 10 days or so. Jokic's summer will be an interesting one with him being in line for an extension. Regardless, he'll be a top-eight pick in standard fantasy drafts next year.</text:p>
            <text:p><text:s text:c="8"/></text:p>
            <text:p><text:s text:c="8"/></text:p>
            <text:p><text:s text:c="13"/></text:p>
            <text:p><text:s text:c="14"/></text:p>
            <text:p><text:s text:c="13"/>Source: Mile High Sports <text:s text:c="33"/>May 24 - 2: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James Harden, LeBron James, Kevin Durant and Anthony Davis were named to the 2017-18 All-NBA First Team.</text:p>
            <text:p><text:s text:c="8"/></text:p>
            <text:p><text:s text:c="8"/></text:p>
            <text:p><text:s text:c="13"/>Harden, LeBron and AD were absolute locks to make the First Team with Harden and LeBron being unanimous, but Dame over Russell Westbrook and KD getting in there over someone like Giannis Antetokounmpo were the questions we needed answered today. Lillard's Blazers held the No. 3 see in the Western Conference, which no doubt affected the voters. Lillard did have a wonderful year with a career high in dimes at 6.6 and with his 59.4 TS%. Dame Dolla will be going platinum in fantasy drafts as a top-eight pick next year.</text:p>
            <text:p><text:s text:c="8"/></text:p>
            <text:p><text:s text:c="8"/></text:p>
            <text:p><text:s text:c="13"/></text:p>
            <text:p><text:s text:c="14"/></text:p>
            <text:p><text:s text:c="13"/>May 24 - 2: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Russell Westbrook, DeMar DeRozan, Giannis Antetokounmpo, LaMarcus Aldridge and Joel Embiid made the 2017-18 All-NBA Second Team.</text:p>
            <text:p><text:s text:c="8"/></text:p>
            <text:p><text:s text:c="8"/></text:p>
            <text:p><text:s text:c="13"/>After just 31 games in his rookie season, The Process doubled that with 63 games, averaging 22.9 points, 11.0 boards, 3.2 dimes, 1.8 blocks and 1.0 treys in 30.3 minutes per game. Westbrook somewhat surprisingly doesn't get on the First Team despite how he averaged a triple-double on the year after his MVP season with the same feat. Giannis also made his second All-NBA Team after last season and he'll have a better shot to be First Team next year while LMA earned his fifth All-NBA nod and DeMar added his second in his career.</text:p>
            <text:p><text:s text:c="8"/></text:p>
            <text:p><text:s text:c="8"/></text:p>
            <text:p><text:s text:c="13"/></text:p>
            <text:p><text:s text:c="14"/></text:p>
            <text:p><text:s text:c="13"/>May 24 - 2: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Stephen Curry, Victor Oladipo, Jimmy Butler, Paul George and Karl-Anthony Towns were named to the 2017-18 All-NBA Third Team.</text:p>
            <text:p><text:s text:c="8"/></text:p>
            <text:p><text:s text:c="8"/></text:p>
            <text:p><text:s text:c="13"/>Both KAT and Oladipo earn their first All-NBA honors with Jimmy Butler getting his second of his career, which may be a slight surprise due to Butler not hitting 60 games and his team barely making the postseason. Butler did finish with 54 points in the voting, which tied Chris Paul and was just over Rudy Gobert (51), but those two played different positions to keep them off the All-NBA squads. Curry did lead the Third Team with 164 points, which put him just behind DeMar DeRozan (165) on the second team. PG-13 also picked up his fourth All-NBA nod.</text:p>
            <text:p><text:s text:c="8"/></text:p>
            <text:p><text:s text:c="8"/></text:p>
            <text:p><text:s text:c="13"/></text:p>
            <text:p><text:s text:c="14"/></text:p>
            <text:p><text:s text:c="13"/>May 24 - 2: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was seen shooting around but is still a game-time decision for Game 5 in Houston on Thursday.</text:p>
            <text:p><text:s text:c="8"/></text:p>
            <text:p><text:s text:c="8"/></text:p>
            <text:p><text:s text:c="13"/>When asked about Iggy's status Steve Kerr said, "Incremental progress. Still a game-time decision." Iguodala was out for Game 4 and it clearly had an impact on the Warriors as they lost their first home game since the 2016 NBA Finals. It'll be a tough test to go without him on the road if he's sidelined for Game 5.</text:p>
            <text:p><text:s text:c="8"/></text:p>
            <text:p><text:s text:c="8"/></text:p>
            <text:p><text:s text:c="13"/></text:p>
            <text:p><text:s text:c="14"/></text:p>
            <text:p><text:s text:c="13"/>Source: Anthony Slater on Twitter <text:s text:c="24"/>May 24 - 1: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When asked about Klay Thompson's (left knee strain) status for Game 5 on Thursday Steve Kerr said, "I believe Klay will play."</text:p>
            <text:p><text:s text:c="8"/></text:p>
            <text:p><text:s text:c="8"/></text:p>
            <text:p><text:s text:c="13"/>After injuring his knee in Game 4 on Tuesday, Klay was able to return to the game but was listed as questionable for Game 5. Kerr believes he'll play which is huge news for the Warriors as they head on the road for a pivotal game in Houston.</text:p>
            <text:p><text:s text:c="8"/></text:p>
            <text:p><text:s text:c="8"/></text:p>
            <text:p><text:s text:c="13"/></text:p>
            <text:p><text:s text:c="14"/></text:p>
            <text:p><text:s text:c="13"/>Source: Anthony Slater on Twitter <text:s text:c="24"/>May 24 - 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Silas</text:p>
            <text:p><text:s text:c="17"/></text:p>
            <text:p><text:s text:c="17"/></text:p>
            <text:p><text:s text:c="22"/>- F - <text:s/>Mavericks</text:p>
            <text:p><text:s text:c="16"/></text:p>
            <text:p><text:s text:c="17"/></text:p>
            <text:p><text:s text:c="12"/></text:p>
            <text:p><text:s text:c="8"/></text:p>
            <text:p><text:s text:c="8"/></text:p>
            <text:p><text:s text:c="8"/></text:p>
            <text:p><text:s text:c="12"/>Stephen Silas has agreed to a multi-year deal to join the Mavericks coaching staff as Rick Carlise's lead assistant.</text:p>
            <text:p><text:s text:c="8"/></text:p>
            <text:p><text:s text:c="8"/></text:p>
            <text:p><text:s text:c="13"/>Silas was in the running for the Hawks head coaching job, but with Lloyd Pierce getting hired he's decided to join the Mavs. He'll replace Melvin Hunt, who's leaving for Atlanta.</text:p>
            <text:p><text:s text:c="8"/></text:p>
            <text:p><text:s text:c="8"/></text:p>
            <text:p><text:s text:c="13"/></text:p>
            <text:p><text:s text:c="14"/></text:p>
            <text:p><text:s text:c="13"/>Source: Tim McMahon on Twitter <text:s text:c="27"/>May 24 - 12: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are Stoudemire</text:p>
            <text:p><text:s text:c="17"/></text:p>
            <text:p><text:s text:c="17"/></text:p>
            <text:p><text:s text:c="22"/>- F/C - <text:s/>Suns</text:p>
            <text:p><text:s text:c="16"/></text:p>
            <text:p><text:s text:c="17"/></text:p>
            <text:p><text:s text:c="12"/></text:p>
            <text:p><text:s text:c="8"/></text:p>
            <text:p><text:s text:c="8"/></text:p>
            <text:p><text:s text:c="8"/></text:p>
            <text:p><text:s text:c="12"/>Amar'e Stoudemire said Wednesday that he's considering a return to the NBA.</text:p>
            <text:p><text:s text:c="8"/></text:p>
            <text:p><text:s text:c="8"/></text:p>
            <text:p><text:s text:c="13"/>Stoudemire says he's been training as if he was returning to the NBA. Though 35 isn't an outrageous age to still be playing, he hasn't played a game in the Association in over two years. In his last season, 2015-16 with the Heat, he only averaged 5.8 points and 4.3 rebounds so there's probably no reason to go running to draft him in your league if he does make a return.</text:p>
            <text:p><text:s text:c="8"/></text:p>
            <text:p><text:s text:c="8"/></text:p>
            <text:p><text:s text:c="13"/></text:p>
            <text:p><text:s text:c="14"/></text:p>
            <text:p><text:s text:c="13"/>Source: ESPN.com <text:s text:c="41"/>May 24 - 1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Clifford</text:p>
            <text:p><text:s text:c="17"/></text:p>
            <text:p><text:s text:c="17"/></text:p>
            <text:p><text:s text:c="22"/>- C - <text:s/>Magic</text:p>
            <text:p><text:s text:c="16"/></text:p>
            <text:p><text:s text:c="17"/></text:p>
            <text:p><text:s text:c="12"/></text:p>
            <text:p><text:s text:c="8"/></text:p>
            <text:p><text:s text:c="8"/></text:p>
            <text:p><text:s text:c="8"/></text:p>
            <text:p><text:s text:c="12"/>The Magic are interviewing former Hornets coach Steve Clifford this week, according to Marc Stein of the New York Times.</text:p>
            <text:p><text:s text:c="8"/></text:p>
            <text:p><text:s text:c="8"/></text:p>
            <text:p><text:s text:c="13"/>The Magic continue to deny comment during their coaching search, but Tom Izzo is another name that has worked its way into the rumor mill. They haven't won more than 35 games or made the playoffs since the 2011-12 season, so you can't blame them for taking their time with this coaching search.</text:p>
            <text:p><text:s text:c="8"/></text:p>
            <text:p><text:s text:c="8"/></text:p>
            <text:p><text:s text:c="13"/></text:p>
            <text:p><text:s text:c="14"/></text:p>
            <text:p><text:s text:c="13"/>Source: Marc Stein on Twitter <text:s text:c="28"/>May 24 - 11: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al Ivey</text:p>
            <text:p><text:s text:c="17"/></text:p>
            <text:p><text:s text:c="17"/></text:p>
            <text:p><text:s text:c="22"/>- G/F - <text:s/>Knicks</text:p>
            <text:p><text:s text:c="16"/></text:p>
            <text:p><text:s text:c="17"/></text:p>
            <text:p><text:s text:c="12"/></text:p>
            <text:p><text:s text:c="8"/></text:p>
            <text:p><text:s text:c="8"/></text:p>
            <text:p><text:s text:c="8"/></text:p>
            <text:p><text:s text:c="12"/>Royal Ivey interviewed with the Knicks recently for an assistant position on David Fizdale's staff.</text:p>
            <text:p><text:s text:c="8"/></text:p>
            <text:p><text:s text:c="8"/></text:p>
            <text:p><text:s text:c="13"/>Ivey has also received some interest from other teams, including the Philadelphia 76ers. He's a New York native and played his high school ball at Cardozo High School in New York.</text:p>
            <text:p><text:s text:c="8"/></text:p>
            <text:p><text:s text:c="8"/></text:p>
            <text:p><text:s text:c="13"/></text:p>
            <text:p><text:s text:c="14"/></text:p>
            <text:p><text:s text:c="13"/>Source: ESPN.com <text:s text:c="41"/>May 24 - 10: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appeared to take another jab at Heat head coach Erik Spoelstra in a video of Instagram.</text:p>
            <text:p><text:s text:c="8"/></text:p>
            <text:p><text:s text:c="8"/></text:p>
            <text:p><text:s text:c="13"/>After making a 3-pointer the big man said, "There's a difference between you can't shoot and you're not allowed." This is not the first time Whiteside has showed frustration or that he's unhappy with the Heat organization. There are growing rumors that the Heat attempt to trade him this offseason. Makes sense, as his minutes took a heavy hit down the stretch in the season and and he averaged only 15.4 minutes per game in the Heat's five-game series with the Sixers. His contract could get in the way of a trade, though.</text:p>
            <text:p><text:s text:c="8"/></text:p>
            <text:p><text:s text:c="8"/></text:p>
            <text:p><text:s text:c="13"/></text:p>
            <text:p><text:s text:c="14"/></text:p>
            <text:p><text:s text:c="13"/>Source: Miami Herald <text:s text:c="37"/>May 24 - 1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ne Casey</text:p>
            <text:p><text:s text:c="17"/></text:p>
            <text:p><text:s text:c="17"/></text:p>
            <text:p><text:s text:c="22"/>- C - <text:s/>Pistons</text:p>
            <text:p><text:s text:c="16"/></text:p>
            <text:p><text:s text:c="17"/></text:p>
            <text:p><text:s text:c="12"/></text:p>
            <text:p><text:s text:c="8"/></text:p>
            <text:p><text:s text:c="8"/></text:p>
            <text:p><text:s text:c="8"/></text:p>
            <text:p><text:s text:c="12"/>Former Raptors head coach Dwane Casey will be a primary target of the Pistons coaching search, league sources tell ESPN.</text:p>
            <text:p><text:s text:c="8"/></text:p>
            <text:p><text:s text:c="8"/></text:p>
            <text:p><text:s text:c="13"/>The Pistons have thrown around a few names, but it would come as no surprise if Casey were to land this job. The Pistons have recently hired Grizzlies executive Ed Stefanski as a senior advisor and he will be responsible for this coaching hire.</text:p>
            <text:p><text:s text:c="8"/></text:p>
            <text:p><text:s text:c="8"/></text:p>
            <text:p><text:s text:c="13"/></text:p>
            <text:p><text:s text:c="14"/></text:p>
            <text:p><text:s text:c="13"/>Source: Adrian Wojnarowski on Twitter <text:s text:c="20"/>May 24 - 9: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had one point, six rebounds and an assist in 26 minutes in Cleveland's Game 5 loss to Boston on Wednesday.</text:p>
            <text:p><text:s text:c="8"/></text:p>
            <text:p><text:s text:c="8"/></text:p>
            <text:p><text:s text:c="13"/>Thompson was nearly averaging a double-double, 9.8 points and 9.3 rebounds a game, during this series before being held in check tonight. He wasn't the only Cavalier that didn't show up. J.R. Smith, George Hill and Jordan Clarkson combined to shoot 5-of-21 from the field and the team as a whole was 9-of-34 from three. Ty Lue says that the Celtics "threw us (the Cavs) for a loop" by not playing Semi Ojeleye. Seems as if the Cavaliers were not only outplayed but also outcoached. Something will have to change before Game 6 on Friday.</text:p>
            <text:p><text:s text:c="8"/></text:p>
            <text:p><text:s text:c="8"/></text:p>
            <text:p><text:s text:c="13"/></text:p>
            <text:p><text:s text:c="14"/></text:p>
            <text:p><text:s text:c="13"/>Source: Marc D'Amico on Twitter <text:s text:c="26"/>May 24 - 1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had six points, seven rebounds and three blocks in 29 minutes in Boston's 96-83 Game 5 win over Cleveland on Wednesday.</text:p>
            <text:p><text:s text:c="8"/></text:p>
            <text:p><text:s text:c="8"/></text:p>
            <text:p><text:s text:c="13"/>Brad Stevens decided to switch up his roster for the first time this series and says that he started Baynes so that he could rotate his starting wings and two reserve wings throughout the remainder of the night. We'll see if he sticks with this lineup as the Celtics try to close out the series and advance to the NBA Finals on Friday.</text:p>
            <text:p><text:s text:c="8"/></text:p>
            <text:p><text:s text:c="8"/></text:p>
            <text:p><text:s text:c="13"/></text:p>
            <text:p><text:s text:c="14"/></text:p>
            <text:p><text:s text:c="13"/>Source: Boston Celtics on Twitter <text:s text:c="24"/>May 24 - 12: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was solid in 37 minutes off the bench on Wednesday, scoring 13 points with six rebounds and a steal in the Celtics 96-83 win over the Cavaliers.</text:p>
            <text:p><text:s text:c="8"/></text:p>
            <text:p><text:s text:c="8"/></text:p>
            <text:p><text:s text:c="13"/>This was the first game of the series that Morris came off the bench, even though he played 37 minutes, the most he's played all series. Brad Stevens says that he started Aron Baynes over Morris so that he could rotate his starting wings and two reserve wings throughout the remainder of the night. It makes sense as Boston only really played seven guys tonight other than Abdel Nader and Guerschon Yabusele who both logged two minutes.</text:p>
            <text:p><text:s text:c="8"/></text:p>
            <text:p><text:s text:c="8"/></text:p>
            <text:p><text:s text:c="13"/></text:p>
            <text:p><text:s text:c="14"/></text:p>
            <text:p><text:s text:c="13"/>Source: Boston Celtics on Twitter <text:s text:c="24"/>May 23 - 1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had 15 points and 12 rebounds as well as an assist and a steal in Boston's Game 5 win over Cleveland on Wednesday.</text:p>
            <text:p><text:s text:c="8"/></text:p>
            <text:p><text:s text:c="8"/></text:p>
            <text:p><text:s text:c="13"/>Horford recorded his seventh double-double of the playoffs in a crucial win for the Celtics. He only shot 4-of-9 from the field but went 6-of-6 from the line. The Cavaliers were on a 9-0 run to cut the game to 12 halfway through the fourth, but a Horford dunk ended the run and put the game away for good to seal the win for the C's.</text:p>
            <text:p><text:s text:c="8"/></text:p>
            <text:p><text:s text:c="8"/></text:p>
            <text:p><text:s text:c="13"/></text:p>
            <text:p><text:s text:c="14"/></text:p>
            <text:p><text:s text:c="13"/>May 23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14 points with seven rebounds, two assists and two steals in the Cavaliers' loss to the Celtics on Wednesday.</text:p>
            <text:p><text:s text:c="8"/></text:p>
            <text:p><text:s text:c="8"/></text:p>
            <text:p><text:s text:c="13"/>The Cavaliers just didn't have it tonight, and Love was no exception. He may have been the only player to join LeBron in scoring double digits, but he grabbed a series low seven rebounds and the Cavs were -23 when he was on the floor. He and everyone else will have to step up if they want to win the next two games and keep their season alive.</text:p>
            <text:p><text:s text:c="8"/></text:p>
            <text:p><text:s text:c="8"/></text:p>
            <text:p><text:s text:c="13"/></text:p>
            <text:p><text:s text:c="14"/></text:p>
            <text:p><text:s text:c="13"/>May 23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26 points (11-of-22 FGs, 3-of-4 FTs) with 10 rebounds and five assists, but also had six turnovers in the Cavaliers 96-83 Game 5 loss to the Celtics on Wednesday.</text:p>
            <text:p><text:s text:c="8"/></text:p>
            <text:p><text:s text:c="8"/></text:p>
            <text:p><text:s text:c="13"/>This was a forgettable game by LeBron's standards, the game was never really close or highly competitive after the first quarter and he seemed to lack his normal fire. Head coach Ty Lue said about LeBron, "He looked a little tired to me, yes." The King will have to shake off his lack of energy or his seven-year Finals streak will come to an end. Expect LeBron to bring it and have one of his signature elimination games on Friday.</text:p>
            <text:p><text:s text:c="8"/></text:p>
            <text:p><text:s text:c="8"/></text:p>
            <text:p><text:s text:c="13"/></text:p>
            <text:p><text:s text:c="14"/></text:p>
            <text:p><text:s text:c="13"/>Source: Adam Himmelsbach on Twitter <text:s text:c="22"/>May 23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scored 24 points to along with seven rebounds, four assists, four steals and two blocks in Boston’s 96-83 Game 5 win over Cleveland on Wednesday.</text:p>
            <text:p><text:s text:c="8"/></text:p>
            <text:p><text:s text:c="8"/></text:p>
            <text:p><text:s text:c="13"/>With his 24, Tatum has now scored the fourth most points (312) by a rookie in postseason history. He only needs 41 more points to pass Kareem Abdul-Jabbar for the most ever by a rookie. The rook continues to emerge as a star and is now one win away from a trip to the NBA Finals.</text:p>
            <text:p><text:s text:c="8"/></text:p>
            <text:p><text:s text:c="8"/></text:p>
            <text:p><text:s text:c="13"/></text:p>
            <text:p><text:s text:c="14"/></text:p>
            <text:p><text:s text:c="13"/>Source: Chris Forsberg on Twitter <text:s text:c="24"/>May 23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left knee strain) is officially listed as questionable for Game 5 on Thursday, but head coach Steve Kerr says he thinks Klay's "going to be fine."</text:p>
            <text:p><text:s text:c="8"/></text:p>
            <text:p><text:s text:c="8"/></text:p>
            <text:p><text:s text:c="13"/>Klay did return to Game 4 after injuring his knee and Steve Kerr also said he's "moving around really well." It looks unlikely, but if he were to miss Game 5 it could be a series-changing blow to the Warriors. We'll have a better idea of his status after shootaround on Thursday.</text:p>
            <text:p><text:s text:c="8"/></text:p>
            <text:p><text:s text:c="8"/></text:p>
            <text:p><text:s text:c="13"/></text:p>
            <text:p><text:s text:c="14"/></text:p>
            <text:p><text:s text:c="13"/>Source: San Francisco Chronicle <text:s text:c="26"/>May 23 - 9: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will reportedly come off Boston's bench for Thursday's Game 5 vs. Cleveland.</text:p>
            <text:p><text:s text:c="8"/></text:p>
            <text:p><text:s text:c="8"/></text:p>
            <text:p><text:s text:c="13"/>Brad Stevens wouldn't divulge potential lineup changes until the very last moment, but the official listing has Aron Baynes starting ahead of Morris.</text:p>
            <text:p><text:s text:c="8"/></text:p>
            <text:p><text:s text:c="8"/></text:p>
            <text:p><text:s text:c="13"/></text:p>
            <text:p><text:s text:c="14"/></text:p>
            <text:p><text:s text:c="13"/>May 23 - 8: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will reportedly start at center for Game 5 on Wednesday, with Marcus Morris shifting to the bench.</text:p>
            <text:p><text:s text:c="8"/></text:p>
            <text:p><text:s text:c="8"/></text:p>
            <text:p><text:s text:c="13"/>The Celtics are coming off two straight losses in Cleveland, so coach Brad Stevens opted to switch things up. The Cavs pounded Boston on the glass in Games 3 and 4 and Stevens is likely betting that Baynes will help neutralize Tristan Thompson's impact on the boards, while providing superior rim protection.</text:p>
            <text:p><text:s text:c="8"/></text:p>
            <text:p><text:s text:c="8"/></text:p>
            <text:p><text:s text:c="13"/>Related: Marcus Morris</text:p>
            <text:p><text:s text:c="14"/></text:p>
            <text:p><text:s text:c="13"/>Source: Brian Robb on Twitter <text:s text:c="28"/>May 23 - 8: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lateral leg contusion) is questionable for Game 5 on Thursday.</text:p>
            <text:p><text:s text:c="8"/></text:p>
            <text:p><text:s text:c="8"/></text:p>
            <text:p><text:s text:c="13"/>Iguodala was ruled out for Game 4 after shooting around during warmups, but was "feeling better" on Thursday. "He's out on the floor [on Thursday] not doing a whole lot, but making progress," Steve Kerr said. Iguodala could once again be a game-time decision -- if he's ruled out, Kevon Looney should draw another start in a bigger lineup.</text:p>
            <text:p><text:s text:c="8"/></text:p>
            <text:p><text:s text:c="8"/></text:p>
            <text:p><text:s text:c="13"/>Related: Kevon Looney</text:p>
            <text:p><text:s text:c="14"/></text:p>
            <text:p><text:s text:c="13"/>Source: Warriors PR on Twitter <text:s text:c="27"/>May 23 - 7: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left knee strain) and Andre Iguodala (left leg bruise) are questionable for Game 5 on Thursday.</text:p>
            <text:p><text:s text:c="8"/></text:p>
            <text:p><text:s text:c="8"/></text:p>
            <text:p><text:s text:c="13"/>It's unclear whether either player participated in Wednesday's practice in Houston. We should have a better idea of their availability after shootaround on Thursday. If either player can't go, expect to see more minutes for Kevon Looney, Shaun Livingston and Nick Young.</text:p>
            <text:p><text:s text:c="8"/></text:p>
            <text:p><text:s text:c="8"/></text:p>
            <text:p><text:s text:c="13"/>Related: Kevon Looney, Shaun Livingston, Andre Iguodala, Nick Young</text:p>
            <text:p><text:s text:c="14"/></text:p>
            <text:p><text:s text:c="13"/>Source: Warriors PR on Twitter <text:s text:c="27"/>May 23 - 7: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houlder) is out Wednesday and very doubtful for rest of the Cavs series, according to coach Brad Stevens.</text:p>
            <text:p><text:s text:c="8"/></text:p>
            <text:p><text:s text:c="8"/></text:p>
            <text:p><text:s text:c="13"/>The Celtics called him doubtful for this game, but he was never expected to play. With him out, Marcus Smart and Terry Rozier will handle the PG minutes with more Jaylen Brown at the three.</text:p>
            <text:p><text:s text:c="8"/></text:p>
            <text:p><text:s text:c="8"/></text:p>
            <text:p><text:s text:c="13"/></text:p>
            <text:p><text:s text:c="14"/></text:p>
            <text:p><text:s text:c="13"/>Source: Scott Souza on Twitter <text:s text:c="27"/>May 23 - 7: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rayson Allen</text:p>
            <text:p><text:s text:c="17"/></text:p>
            <text:p><text:s text:c="17"/></text:p>
            <text:p><text:s text:c="22"/>- G - <text:s/>Player</text:p>
            <text:p><text:s text:c="16"/></text:p>
            <text:p><text:s text:c="17"/></text:p>
            <text:p><text:s text:c="12"/></text:p>
            <text:p><text:s text:c="8"/></text:p>
            <text:p><text:s text:c="8"/></text:p>
            <text:p><text:s text:c="8"/></text:p>
            <text:p><text:s text:c="12"/>Grayson Allen will be among players to work out for the Lakers on Friday.</text:p>
            <text:p><text:s text:c="8"/></text:p>
            <text:p><text:s text:c="8"/></text:p>
            <text:p><text:s text:c="13"/>The Lakers saw Kostas Antetokounmpo today, as well. Allen put up good numbers at the NBA combine with his 40.5-inch max vert, but he still likely won't be picked in the top 20. The Lakers have the 25th pick from the Cavs in the Jordan Clarkson and Larry Nance deal at the deadline.</text:p>
            <text:p><text:s text:c="8"/></text:p>
            <text:p><text:s text:c="8"/></text:p>
            <text:p><text:s text:c="13"/>Related: Lakers</text:p>
            <text:p><text:s text:c="14"/></text:p>
            <text:p><text:s text:c="13"/>Source: Bill Oram on Twitter <text:s text:c="29"/>May 23 - 5: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te DiVincenzo</text:p>
            <text:p><text:s text:c="17"/></text:p>
            <text:p><text:s text:c="17"/></text:p>
            <text:p><text:s text:c="22"/>- G - <text:s/>Player</text:p>
            <text:p><text:s text:c="16"/></text:p>
            <text:p><text:s text:c="17"/></text:p>
            <text:p><text:s text:c="12"/></text:p>
            <text:p><text:s text:c="8"/></text:p>
            <text:p><text:s text:c="8"/></text:p>
            <text:p><text:s text:c="8"/></text:p>
            <text:p><text:s text:c="12"/>The Hawks will work out Donte DiVincenzo, Ben Lammers, Jalen McDaniels, Markis McDuffie, Doral Moore and Brandon Sampson on Thursday.</text:p>
            <text:p><text:s text:c="8"/></text:p>
            <text:p><text:s text:c="8"/></text:p>
            <text:p><text:s text:c="13"/>DiVincenzo hasn't officially announced he'll be making the jump, but just about all signs point to him coming to the league. The Villanova wing was the Most Outstanding Player in the NCAA tourney and had a strong showing at the combine. He could be an option for the Hawks at 19.</text:p>
            <text:p><text:s text:c="8"/></text:p>
            <text:p><text:s text:c="8"/></text:p>
            <text:p><text:s text:c="13"/></text:p>
            <text:p><text:s text:c="14"/></text:p>
            <text:p><text:s text:c="13"/>Source: KL Chouinard on Twitter <text:s text:c="26"/>May 23 - 4: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c Rivers</text:p>
            <text:p><text:s text:c="17"/></text:p>
            <text:p><text:s text:c="17"/></text:p>
            <text:p><text:s text:c="22"/>- C - <text:s/>Clippers</text:p>
            <text:p><text:s text:c="16"/></text:p>
            <text:p><text:s text:c="17"/></text:p>
            <text:p><text:s text:c="12"/></text:p>
            <text:p><text:s text:c="8"/></text:p>
            <text:p><text:s text:c="8"/></text:p>
            <text:p><text:s text:c="8"/></text:p>
            <text:p><text:s text:c="12"/>The Clippers and Doc Rivers agreed to a contract extension.</text:p>
            <text:p><text:s text:c="8"/></text:p>
            <text:p><text:s text:c="8"/></text:p>
            <text:p><text:s text:c="13"/>Rivers had one year left on his deal, and there was some buzz that Rivers could have hit the market this summer. That obviously won't be the case anymore, but now Rivers will have a new way to approach his job with the Clippers expected to rebuild with their two lottery picks.</text:p>
            <text:p><text:s text:c="8"/></text:p>
            <text:p><text:s text:c="8"/></text:p>
            <text:p><text:s text:c="13"/></text:p>
            <text:p><text:s text:c="14"/></text:p>
            <text:p><text:s text:c="13"/>May 23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jounte Murray</text:p>
            <text:p><text:s text:c="17"/></text:p>
            <text:p><text:s text:c="17"/></text:p>
            <text:p><text:s text:c="22"/>- G - <text:s/>Spurs</text:p>
            <text:p><text:s text:c="16"/></text:p>
            <text:p><text:s text:c="17"/></text:p>
            <text:p><text:s text:c="12"/></text:p>
            <text:p><text:s text:c="8"/></text:p>
            <text:p><text:s text:c="8"/></text:p>
            <text:p><text:s text:c="8"/></text:p>
            <text:p><text:s text:c="12"/>Dejounte Murray, Jimmy Butler, Draymond Green, Al Horford and Joel Embiid were named to the 2017-18 All-Defensive Second Team.</text:p>
            <text:p><text:s text:c="8"/></text:p>
            <text:p><text:s text:c="8"/></text:p>
            <text:p><text:s text:c="13"/>Jimmy Butler (79) and Dejounte Murray (80) just edged out Chris Paul (74) and Paul George (69) for this honor. Somewhat surprisingly, Josh Richardson did not get many votes with just 22 points overall, which is stunning after J-Rich often guarded the best player with 81 starts at 33.2 minutes per game -- Butler played just 59 games. Murray played well over his 81 games, but he will be asked to improve his scoring this summer.</text:p>
            <text:p><text:s text:c="8"/></text:p>
            <text:p><text:s text:c="8"/></text:p>
            <text:p><text:s text:c="13"/></text:p>
            <text:p><text:s text:c="14"/></text:p>
            <text:p><text:s text:c="13"/>May 23 - 2: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Jrue Holiday, Victor Oladipo, Robert Covington, Anthony Davis and Rudy Gobert were named to the All-Defensive First Team.</text:p>
            <text:p><text:s text:c="8"/></text:p>
            <text:p><text:s text:c="8"/></text:p>
            <text:p><text:s text:c="13"/>Gobert led the way with 192 points, including a league-high 94 points for first team with Davis behind him (163, 73). Oladipo likely got a heavy bump from voters for his league-leading steal totals and somewhat surprisingly came in third, while Holiday justifiably earned his first defensive team nod.</text:p>
            <text:p><text:s text:c="8"/></text:p>
            <text:p><text:s text:c="8"/></text:p>
            <text:p><text:s text:c="13"/></text:p>
            <text:p><text:s text:c="14"/></text:p>
            <text:p><text:s text:c="13"/>May 23 - 2: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Kyle Kuzma said that Lonzo Ball has been hitting the weights hard since the Lakers' season ended.</text:p>
            <text:p><text:s text:c="8"/></text:p>
            <text:p><text:s text:c="8"/></text:p>
            <text:p><text:s text:c="13"/>"Consistency in the weight room, that is the biggest thing," Kuzma said of what he has seen out of Ball this offseason so far. "He has been in there pretty much every day I have been in here around this time. You can tell he is taking the weight room a lot more serious and that is going to help him by allowing him to recover faster and hopefully next year be on the court more because of that weight room." Ball missed 30 games his rookie year, so hopefully, bulking up some will help him stay on the court more during his second NBA season.</text:p>
            <text:p><text:s text:c="8"/></text:p>
            <text:p><text:s text:c="8"/></text:p>
            <text:p><text:s text:c="13"/></text:p>
            <text:p><text:s text:c="14"/></text:p>
            <text:p><text:s text:c="13"/>Source: ESPN <text:s text:c="45"/>May 23 - 1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drian Wojnarowski hinted that Andrew Wiggins could be on the chopping block in Minnesota.</text:p>
            <text:p><text:s text:c="8"/></text:p>
            <text:p><text:s text:c="8"/></text:p>
            <text:p><text:s text:c="13"/>"It’s more of a question of Wiggins," said Woj. "That to me would be, if someone was going to get moved — and I’m not saying anyone’s going to get moved — I think Wiggins is the one you’re going to look at first." Wiggins isn't all that great of a fit next to Jimmy Butler, so if the Wolves do decide to shake things up this summer, Wiggins would be the most likely guy to be sent elsewhere.</text:p>
            <text:p><text:s text:c="8"/></text:p>
            <text:p><text:s text:c="8"/></text:p>
            <text:p><text:s text:c="13"/></text:p>
            <text:p><text:s text:c="14"/></text:p>
            <text:p><text:s text:c="13"/>Source: Uproxx <text:s text:c="43"/>May 23 - 12: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Adrian Wojnarowski doubts that the Timberwolves will try to trade Karl-Anthony Towns this summer.</text:p>
            <text:p><text:s text:c="8"/></text:p>
            <text:p><text:s text:c="8"/></text:p>
            <text:p><text:s text:c="13"/>"I think their owner would trade management/the coach before they would trade Karl-Anthony Towns," Wojnarowski said. "I don’t think they would allow that. I just don’t believe they’d allow that kind of decision." There have been some rumors floated around recently that KAT is at odds with management, but it would make zero sense for the Wolves to try and move their franchise center, particularly with him eligible for an extension this summer.</text:p>
            <text:p><text:s text:c="8"/></text:p>
            <text:p><text:s text:c="8"/></text:p>
            <text:p><text:s text:c="13"/></text:p>
            <text:p><text:s text:c="14"/></text:p>
            <text:p><text:s text:c="13"/>Source: Uproxx <text:s text:c="43"/>May 23 - 11: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ad been dealing with pain in his right foot since Game 2 of the Western Conference Finals, but he doesn't plan on taking any time off.</text:p>
            <text:p><text:s text:c="8"/></text:p>
            <text:p><text:s text:c="8"/></text:p>
            <text:p><text:s text:c="13"/>"It's about as good as it's going to be right now," Paul said. "But for us, it's not about that. It's about going out there and getting stops and making big plays when we needed to." CP3 looked off during Game 3 when he didn't get his first shot to fall until the third quarter, but he was crucial in Houston's Game 4 win with 27 points on 10-of-20 shooting and acknowledged he was feeling much better. He's still not quite 100%, but he's determined to continue to fight through the pain.</text:p>
            <text:p><text:s text:c="8"/></text:p>
            <text:p><text:s text:c="8"/></text:p>
            <text:p><text:s text:c="13"/></text:p>
            <text:p><text:s text:c="14"/></text:p>
            <text:p><text:s text:c="13"/>Source: ESPN <text:s text:c="45"/>May 23 - 10: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played through his sore left knee, but was a bit gimpy on his way to just 10 points on 4-of-13 shooting with two 3-pointers in Tuesday's 95-92 loss to the Rockets.</text:p>
            <text:p><text:s text:c="8"/></text:p>
            <text:p><text:s text:c="8"/></text:p>
            <text:p><text:s text:c="13"/>Thompson's knee injury aside, he was in the spotlight near the end of the game as Kevin Durant curiously decided to pass the ball to him, despite Klay being trapped in the corner and with Durant only needing a two-pointer to tie the game. Thompson didn't get much of a shot off and Stephen Curry missed a shot at the final buzzer that gave the Rockets the unlikely win. Hopefully Thompson is good to go for Thursday's Game 5 in Houston, as the Warriors are probably going to need him.</text:p>
            <text:p><text:s text:c="8"/></text:p>
            <text:p><text:s text:c="8"/></text:p>
            <text:p><text:s text:c="13"/></text:p>
            <text:p><text:s text:c="14"/></text:p>
            <text:p><text:s text:c="13"/>May 22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took over Tuesday's Western Conference Playoff game in the third quarter when the Warriors went on a 34-17 run to take control of Game 4, but then saw the Rockets bounce back to steal the 95-92 win in Oakland, tying the series at 2-2.</text:p>
            <text:p><text:s text:c="8"/></text:p>
            <text:p><text:s text:c="8"/></text:p>
            <text:p><text:s text:c="13"/>Curry put on a clinic in the third quarter and finished with 28 points, six rebounds, two assists, two steals and six 3-pointers on 10-of-26 shooting in 39 minutes on Tuesday. Curry also got a last-second opportunity after Chris Paul oddly made a free throw with 0.5 seconds left on the clock, but couldn't get it to go down. It was, however, a bit shocking to see him as wide open as he was, and Curry was probably as surprised as anyone, as well. Game 5 is Thursday night in Houston.</text:p>
            <text:p><text:s text:c="8"/></text:p>
            <text:p><text:s text:c="8"/></text:p>
            <text:p><text:s text:c="13"/></text:p>
            <text:p><text:s text:c="14"/></text:p>
            <text:p><text:s text:c="13"/>May 22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had 27 points, 12 rebounds, three assists and a 3-pointer on 9-of-24 shooting in 43 minutes of Tuesday's 95-92 loss to the Rockets, and made an interesting decision to pass the ball to an ailing Klay Thompson with the game on the line in the closing seconds.</text:p>
            <text:p><text:s text:c="8"/></text:p>
            <text:p><text:s text:c="8"/></text:p>
            <text:p><text:s text:c="13"/>With the Warriors only down two points in the final 10 seconds, and with a timeout remaining, Durant had the ball and could have worked his way to the basket, or at least found an open man, but chose to pass the ball to Thompson, who was already dealing with a sore knee. Additionally, Thompson was trapped in the corner and had no chance of getting off a good shot, making Durant's pass look even worse. The series is knotted at 2-2 with Game 5 set for Houston on Thursday night. But if this series ends poorly for the Warriors, critics will look back to Durant's decision at the end of Game 4 as a big reason why it happened.</text:p>
            <text:p><text:s text:c="8"/></text:p>
            <text:p><text:s text:c="8"/></text:p>
            <text:p><text:s text:c="13"/></text:p>
            <text:p><text:s text:c="14"/></text:p>
            <text:p><text:s text:c="13"/>May 22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it a monster 3-pointer and finished with 27 points, two rebounds, four assists, a steal and five 3-pointers on 10-of-20 shooting as the Rockets beat the Warriors 95-92 in a thriller to tie their series at 2-2 in the Western Conference Finals on Tuesday night.</text:p>
            <text:p><text:s text:c="8"/></text:p>
            <text:p><text:s text:c="8"/></text:p>
            <text:p><text:s text:c="13"/>Paul helped the Rockets go on a 25-12 run to end the game and was the most amped player on the court when it was over, but he curiously made a free throw with 0.5 seconds remaining that left the door open for GSW, but Steph Curry's open look at the buzzer was off target. After Curry led the Warriors to a 34-17 rout in the third quarter it looked like this game, and series, were over, but the Rockets pulled off a miracle. James Harden led the Rockets with 30 points in the win and Game 5 is in Houston on Thursday night.</text:p>
            <text:p><text:s text:c="8"/></text:p>
            <text:p><text:s text:c="8"/></text:p>
            <text:p><text:s text:c="13"/></text:p>
            <text:p><text:s text:c="14"/></text:p>
            <text:p><text:s text:c="13"/>May 22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knee) is available to return to Game 4.</text:p>
            <text:p><text:s text:c="8"/></text:p>
            <text:p><text:s text:c="8"/></text:p>
            <text:p><text:s text:c="13"/>He took a spill on the offensive end and came up limping and holding his left knee. The Warriors diagnosed with him a left knee strain, but it must be pretty minor because they cleared him to play after just a few minutes in the locker room.</text:p>
            <text:p><text:s text:c="8"/></text:p>
            <text:p><text:s text:c="8"/></text:p>
            <text:p><text:s text:c="13"/></text:p>
            <text:p><text:s text:c="14"/></text:p>
            <text:p><text:s text:c="13"/>Source: Warriors PR <text:s text:c="38"/>May 22 - 9: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will start in Game 4 vs. the Rockets on Tuesday.</text:p>
            <text:p><text:s text:c="8"/></text:p>
            <text:p><text:s text:c="8"/></text:p>
            <text:p><text:s text:c="13"/>Looney will be replacing Andre Iguodala who is day-to-day with a leg bruise. The rest of the starting lineup remains intact, so Looney will be joining Stephen Curry, Klay Thompson, Kevin Durant and Draymond Green. This lineup combo has been very successful during this series with an offensive efficiency rating of 123.8 and a defensive efficiency rating of 76.9.</text:p>
            <text:p><text:s text:c="8"/></text:p>
            <text:p><text:s text:c="8"/></text:p>
            <text:p><text:s text:c="13"/></text:p>
            <text:p><text:s text:c="14"/></text:p>
            <text:p><text:s text:c="13"/>May 22 - 8: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bruised leg) has been officially ruled out for Game 4.</text:p>
            <text:p><text:s text:c="8"/></text:p>
            <text:p><text:s text:c="8"/></text:p>
            <text:p><text:s text:c="13"/>He was upgraded from doubtful to questionable on Tuesday morning, but after receiving treatment and getting some shots up during warmups, the Warriors ruled him out. "If he was close, he'd play," coach Steve Kerr said. "He's injured. We'll see what happens in a couple days." In typical Kerr fashion, the Warriors aren't expected to reveal his replacement in the starting five until a few minutes before tip-off. With that said, Kevon Looney is the favorite to draw the start.</text:p>
            <text:p><text:s text:c="8"/></text:p>
            <text:p><text:s text:c="8"/></text:p>
            <text:p><text:s text:c="13"/></text:p>
            <text:p><text:s text:c="14"/></text:p>
            <text:p><text:s text:c="13"/>Source: Mark Medina on Twitter <text:s text:c="27"/>May 22 - 7: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houlder) is being listed as doubtful for Wednesday's Game 5 against the Cavs.</text:p>
            <text:p><text:s text:c="8"/></text:p>
            <text:p><text:s text:c="8"/></text:p>
            <text:p><text:s text:c="13"/>While it's unlikely that he'll play on Wednesday, Brad Stevens did say there's a chance he could return at some point during the Eastern Conference Finals. Terry Rozier, Marcus Smart and Semi Ojeleye will continue to split Larkin's minutes in his absence.</text:p>
            <text:p><text:s text:c="8"/></text:p>
            <text:p><text:s text:c="8"/></text:p>
            <text:p><text:s text:c="13"/>Related: Marcus Smart, Terry Rozier, Semi Ojeleye</text:p>
            <text:p><text:s text:c="14"/></text:p>
            <text:p><text:s text:c="13"/>Source: Brian Robb on Twitter <text:s text:c="28"/>May 22 - 3: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bruised leg) has been upgraded to questionable for Tuesday's Game 4 vs. Houston.</text:p>
            <text:p><text:s text:c="8"/></text:p>
            <text:p><text:s text:c="8"/></text:p>
            <text:p><text:s text:c="13"/>An X-ray and MRI confirmed that Iguodala is not dealing with any structural damage, so his ability to play will likely be a matter of pain tolerance. He has received treatment on his leg several times over the past 24 hours, and he said if he does play he'll likely be rocking a pad on his left leg. He's headed for a game-time call, but if he does sit this one out, Kevon Looney would likely replace him in the starting five and there would be more minutes available for Nick Young.</text:p>
            <text:p><text:s text:c="8"/></text:p>
            <text:p><text:s text:c="8"/></text:p>
            <text:p><text:s text:c="13"/>Related: Kevon Looney, Nick Young</text:p>
            <text:p><text:s text:c="14"/></text:p>
            <text:p><text:s text:c="13"/>Source: Connor Letourneau‏ on Twitter <text:s text:c="14"/>May 22 - 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foot) was unanimously selected to the All-Rookie First Team.</text:p>
            <text:p><text:s text:c="8"/></text:p>
            <text:p><text:s text:c="8"/></text:p>
            <text:p><text:s text:c="13"/>Ben Simmons, Jayson Tatum, Kyle Kuzma and Lauri Markkanen were also selected to the All-Rookie First Team, while Lonzo Ball, Dennis Smith Jr., Bogdan Bogdanovic, Josh Jackson and John Collins received All-Rookie Second Team honors. Mitchell is reportedly still sporting a walking boot after suffering a foot injury during the fourth quarter of Utah's Game 5 loss to Houston, but the injury is not considered serious and he's fully expected to be 100% by the time training camp rolls along.</text:p>
            <text:p><text:s text:c="8"/></text:p>
            <text:p><text:s text:c="8"/></text:p>
            <text:p><text:s text:c="13"/></text:p>
            <text:p><text:s text:c="14"/></text:p>
            <text:p><text:s text:c="13"/>Source: Chris Forsberg on Twitter <text:s text:c="24"/>May 22 - 2: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Battier</text:p>
            <text:p><text:s text:c="17"/></text:p>
            <text:p><text:s text:c="17"/></text:p>
            <text:p><text:s text:c="22"/>- G/F - <text:s/>Heat</text:p>
            <text:p><text:s text:c="16"/></text:p>
            <text:p><text:s text:c="17"/></text:p>
            <text:p><text:s text:c="12"/></text:p>
            <text:p><text:s text:c="8"/></text:p>
            <text:p><text:s text:c="8"/></text:p>
            <text:p><text:s text:c="8"/></text:p>
            <text:p><text:s text:c="12"/>Shane Battier is expected to get a second interview with the Pistons for their front office position.</text:p>
            <text:p><text:s text:c="8"/></text:p>
            <text:p><text:s text:c="8"/></text:p>
            <text:p><text:s text:c="13"/>Battier is currently working in Miami as the Heat's director of basketball development and analytics. Miami granted Battier permission to meet with Detroit earlier this month. The Pistons were impressed by Battier in their first interview, according to Barry Jackson of the Miami Herald.</text:p>
            <text:p><text:s text:c="8"/></text:p>
            <text:p><text:s text:c="8"/></text:p>
            <text:p><text:s text:c="13"/></text:p>
            <text:p><text:s text:c="14"/></text:p>
            <text:p><text:s text:c="13"/>Source: Barry Jackson on Twitter <text:s text:c="25"/>May 22 - 1: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vin Gentry</text:p>
            <text:p><text:s text:c="17"/></text:p>
            <text:p><text:s text:c="17"/></text:p>
            <text:p><text:s text:c="22"/>- C - <text:s/>Pelicans</text:p>
            <text:p><text:s text:c="16"/></text:p>
            <text:p><text:s text:c="17"/></text:p>
            <text:p><text:s text:c="12"/></text:p>
            <text:p><text:s text:c="8"/></text:p>
            <text:p><text:s text:c="8"/></text:p>
            <text:p><text:s text:c="8"/></text:p>
            <text:p><text:s text:c="12"/>Coach Alvin Gentry said "there's not one single person" in the Pelicans organization that doesn't want to re-sign DeMarcus Cousins.</text:p>
            <text:p><text:s text:c="8"/></text:p>
            <text:p><text:s text:c="8"/></text:p>
            <text:p><text:s text:c="13"/>Cousins is reportedly seeking a max contract despite his recent Achilles tear. The Pels played well without Cousins last season, but losing a player with his combination of size and skill via free agency would be tough for New Orleans to swallow. "The bottom line is that obviously we'd like to have him back on our team," Gentry said on Monday. "Anyone that thinks you're better having a guy that averaged [25 PPG, 13 RPG, 5 APG] not on your team is really kind of not in tune to what it takes to win in this league."</text:p>
            <text:p><text:s text:c="8"/></text:p>
            <text:p><text:s text:c="8"/></text:p>
            <text:p><text:s text:c="13"/></text:p>
            <text:p><text:s text:c="14"/></text:p>
            <text:p><text:s text:c="13"/>Source: ESPN.com <text:s text:c="41"/>May 22 - 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te DiVincenzo</text:p>
            <text:p><text:s text:c="17"/></text:p>
            <text:p><text:s text:c="17"/></text:p>
            <text:p><text:s text:c="22"/>- G - <text:s/>Player</text:p>
            <text:p><text:s text:c="16"/></text:p>
            <text:p><text:s text:c="17"/></text:p>
            <text:p><text:s text:c="12"/></text:p>
            <text:p><text:s text:c="8"/></text:p>
            <text:p><text:s text:c="8"/></text:p>
            <text:p><text:s text:c="8"/></text:p>
            <text:p><text:s text:c="12"/>Donte DiVincenzo said he expects to remain in the 2018 NBA draft.</text:p>
            <text:p><text:s text:c="8"/></text:p>
            <text:p><text:s text:c="8"/></text:p>
            <text:p><text:s text:c="13"/>DiVincenzo, like all other underclassmen on the fence, has until May 30th before deciding whether to withdraw his name from the draft pool. Last week, he was reportedly looking for a first-round guarantee. After excelling in scrimmages at the combine in Chicago and testing off the charts, he's likely received the guarantee he was looking for. He'll likely land somewhere in the 20's.</text:p>
            <text:p><text:s text:c="8"/></text:p>
            <text:p><text:s text:c="8"/></text:p>
            <text:p><text:s text:c="13"/></text:p>
            <text:p><text:s text:c="14"/></text:p>
            <text:p><text:s text:c="13"/>Source: Yahoo Sports <text:s text:c="37"/>May 22 - 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The Timberwolves have "taken some calls" on Karl-Anthony Towns, according to Brian Windhorst of ESPN.</text:p>
            <text:p><text:s text:c="8"/></text:p>
            <text:p><text:s text:c="8"/></text:p>
            <text:p><text:s text:c="13"/>Earlier this week on his podcast, ESPN's Zach Lowe said that Towns and the Wolves were "not in a good place." Windhorst reports that he doesn't think the Wolves are looking to trade KAT, but "teams are definitely sniffing around." It seems extremely unlikely that Minnesota would seriously consider moving Towns, but stranger things have happened. We will certainly keep an eye on this situation over the summer.</text:p>
            <text:p><text:s text:c="8"/></text:p>
            <text:p><text:s text:c="8"/></text:p>
            <text:p><text:s text:c="13"/></text:p>
            <text:p><text:s text:c="14"/></text:p>
            <text:p><text:s text:c="13"/>Source: NBC Sports <text:s text:c="39"/>May 22 - 12: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New Bucks coach Mike Budenholzer said he plans to push Giannis Antetokounmpo and that Antetokounmpo is "going to get a lot better."</text:p>
            <text:p><text:s text:c="8"/></text:p>
            <text:p><text:s text:c="8"/></text:p>
            <text:p><text:s text:c="13"/>Antetokounmpo was unstoppable at times last season. He finished the season averaging 26.9 points, 10.0 rebounds, 4.8 assists, 1.5 steals and 1.4 blocks. Incredibly, Giannis is still just 23 years old. Coach Budenholzer wants the Greek Freak to take his game to the next level. "He's a smart player," Budenholzer said. "I think together, he and I will probably push each other. But I look forward to pushing him. He believes it, I believe it. He's going to get a lot better."</text:p>
            <text:p><text:s text:c="8"/></text:p>
            <text:p><text:s text:c="8"/></text:p>
            <text:p><text:s text:c="13"/></text:p>
            <text:p><text:s text:c="14"/></text:p>
            <text:p><text:s text:c="13"/>Source: Associated Press <text:s text:c="33"/>May 22 - 10: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Utah general manager Dennis Lindsey said the Jazz hope to retain Dante Exum.</text:p>
            <text:p><text:s text:c="8"/></text:p>
            <text:p><text:s text:c="8"/></text:p>
            <text:p><text:s text:c="13"/>Exum missed the first five months of the 2017-18 season due to a shoulder injury he suffered in the preseason. He appeared in 14 games during the regular season and averaged 8.1 points and 3.1 assists. "We hope to retain him," said Lindsey. "Obviously there’s a lot of conversations and in a free agent market, it’s hard to predict. Dante’s done his job, he’s had some unfortunate things happen. We don’t think he’s injury prone — things happen to young players."</text:p>
            <text:p><text:s text:c="8"/></text:p>
            <text:p><text:s text:c="8"/></text:p>
            <text:p><text:s text:c="13"/></text:p>
            <text:p><text:s text:c="14"/></text:p>
            <text:p><text:s text:c="13"/>Source: Deseret News <text:s text:c="37"/>May 22 - 10: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According to Tom Orsborn of the San Antonio Express-News, San Antonio wants to meet with Kawhi Leonard "in a bid to mend fences and pave the way for Leonard to come to terms" on a supermax contract.</text:p>
            <text:p><text:s text:c="8"/></text:p>
            <text:p><text:s text:c="8"/></text:p>
            <text:p><text:s text:c="13"/>As we know, Leonard only played in nine games last season and decided to rehab his quad injury in New York. Thus, he was not with the Spurs on the bench during the playoffs, which rubbed many in the organization the wrong way. However, the fact remains that Kawhi is one of the five best all-around players on the planet. Starting July 1st, the Spurs can offer a five-year, $219 million contract.</text:p>
            <text:p><text:s text:c="8"/></text:p>
            <text:p><text:s text:c="8"/></text:p>
            <text:p><text:s text:c="13"/></text:p>
            <text:p><text:s text:c="14"/></text:p>
            <text:p><text:s text:c="13"/>Source: San Antonio Express-News <text:s text:c="25"/>May 22 - 9: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ad nine points shooting 3-of-12 from the field with 11 rebounds and three assists, but also had six turnovers and five fouls in the Cavaliers' Game 4 win over Boston on Monday.</text:p>
            <text:p><text:s text:c="8"/></text:p>
            <text:p><text:s text:c="8"/></text:p>
            <text:p><text:s text:c="13"/>Love was limited to 28 minutes due to getting five fouls early on in the second half. He also tied a season-high with six turnovers. He'll have to improve on his 3-of-12 shooting if the Cavs are going to pull off a road win. Love did have a highlight full court pass to LeBron that he dropped on a dime past multiple Celtics defenders.</text:p>
            <text:p><text:s text:c="8"/></text:p>
            <text:p><text:s text:c="8"/></text:p>
            <text:p><text:s text:c="13"/></text:p>
            <text:p><text:s text:c="14"/></text:p>
            <text:p><text:s text:c="13"/>May 22 - 12: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scored 15 points and had seven rebounds and an assist in Boston's Game 4 loss to Cleveland on Monday.</text:p>
            <text:p><text:s text:c="8"/></text:p>
            <text:p><text:s text:c="8"/></text:p>
            <text:p><text:s text:c="13"/>Horford went 5-of-13 from the field, tying for his worst shooting performance of the postseason, and contributed to the whole team going 19-of-40 in the paint in Game 4. He averaged just 11.0 points, 7.0 rebounds and 2.5 assists in Games 3 and 4, compared to 17.5 points, 7.0 rebounds and 5 assists in Games 1 and 2.</text:p>
            <text:p><text:s text:c="8"/></text:p>
            <text:p><text:s text:c="8"/></text:p>
            <text:p><text:s text:c="13"/></text:p>
            <text:p><text:s text:c="14"/></text:p>
            <text:p><text:s text:c="13"/>May 22 - 12: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scored 16 points and had six rebounds, 11 assists and three steals with no turnovers in Boston's Game 4 loss to Cleveland on Monday.</text:p>
            <text:p><text:s text:c="8"/></text:p>
            <text:p><text:s text:c="8"/></text:p>
            <text:p><text:s text:c="13"/>Rozier's 11 dimes are a career-high and he had a turnover-free night, but the Celtics still never led after the 7:31 mark in the first quarter. The Celtics are just a different team on the road. Rozier and the rest of the C's are more than likely ready to get back to the Garden where they're 9-0 in these playoffs.</text:p>
            <text:p><text:s text:c="8"/></text:p>
            <text:p><text:s text:c="8"/></text:p>
            <text:p><text:s text:c="13"/></text:p>
            <text:p><text:s text:c="14"/></text:p>
            <text:p><text:s text:c="13"/>May 22 - 12: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ad 25 points to go along with six rebounds, two assists and two steals in Boston's 111-102 Game 4 loss to Cleveland on Monday.</text:p>
            <text:p><text:s text:c="8"/></text:p>
            <text:p><text:s text:c="8"/></text:p>
            <text:p><text:s text:c="13"/>Brown bounced back from his less than stellar 10 points in Game 3 on Saturday, but it wasn't enough for the Celtics to snag a win on the road. He's now scored over 20 points in three of the four games in the ECF and with the series heading back to Boston, there's no reason to not expect another solid performance in Game 5.</text:p>
            <text:p><text:s text:c="8"/></text:p>
            <text:p><text:s text:c="8"/></text:p>
            <text:p><text:s text:c="13"/></text:p>
            <text:p><text:s text:c="14"/></text:p>
            <text:p><text:s text:c="13"/>May 21 - 1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scored 14 points on 4-of-7 shooting with four rebounds and three blocks in Cleveland's 111-102 Game 4 win over Boston on Monday.</text:p>
            <text:p><text:s text:c="8"/></text:p>
            <text:p><text:s text:c="8"/></text:p>
            <text:p><text:s text:c="13"/>Korver may not have had the most insane stat line, but his hustle was unrivaled in Game 4. He was chasing down loose balls, hitting the deck going after them. He had three blocks, which was a game-high. Many have talked about the Celtics out hustling the Cavs in Games 1 and 2, but the tables turned in the Q.</text:p>
            <text:p><text:s text:c="8"/></text:p>
            <text:p><text:s text:c="8"/></text:p>
            <text:p><text:s text:c="13"/></text:p>
            <text:p><text:s text:c="14"/></text:p>
            <text:p><text:s text:c="13"/>May 21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scored 13 points and had 12 rebounds, two assists and two blocks in the Cavaliers 111-102 Game 4 win over the Celtics on Monday.</text:p>
            <text:p><text:s text:c="8"/></text:p>
            <text:p><text:s text:c="8"/></text:p>
            <text:p><text:s text:c="13"/>Thompson came up big with his third double-double of these playoffs. He logged 38 minutes, his most of the entire season, and had six FGM, his most of the playoffs. Thompson playing 38 minutes was in large part due to Kevin Love getting into foul trouble early, but he's playing a bigger role for the Cavs as these playoffs go along and he should see another heavy load of minutes in Game 5.</text:p>
            <text:p><text:s text:c="8"/></text:p>
            <text:p><text:s text:c="8"/></text:p>
            <text:p><text:s text:c="13"/></text:p>
            <text:p><text:s text:c="14"/></text:p>
            <text:p><text:s text:c="13"/>May 21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cored 44 points to go along with five rebounds, three assists and a steal but also had seven turnovers in Cleveland’s 111-102 victory over Boston on Monday.</text:p>
            <text:p><text:s text:c="8"/></text:p>
            <text:p><text:s text:c="8"/></text:p>
            <text:p><text:s text:c="13"/>LeBron with another 40-plus point night, what’s new? This is his sixth 40-plus game of these playoffs, the most since Allen Iverson in 2001. However, his three assists were a low for these playoffs. Regardless, The King dominated this game shooting 17-of-28 from the field and has made this a series again. Even with Boston being 9-0 at home in the playoffs, LeBron in the late stages of the Eastern Conference Finals is enough to make any team a little nervous.</text:p>
            <text:p><text:s text:c="8"/></text:p>
            <text:p><text:s text:c="8"/></text:p>
            <text:p><text:s text:c="13"/></text:p>
            <text:p><text:s text:c="14"/></text:p>
            <text:p><text:s text:c="13"/>May 21 - 1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The X-ray on Andre Iguodala's left leg contusion returned clean. Iguodala is day-to-day and is listed as doubtful ahead of Game 4 against Houston on Tuesday.</text:p>
            <text:p><text:s text:c="8"/></text:p>
            <text:p><text:s text:c="8"/></text:p>
            <text:p><text:s text:c="13"/>Iguodala could be out for Game 4 and break up the "death lineup" for the Warriors. If he does have to sit expect Kevon Looney to start and more minutes for Nick Young and Shaun Livingston.</text:p>
            <text:p><text:s text:c="8"/></text:p>
            <text:p><text:s text:c="8"/></text:p>
            <text:p><text:s text:c="13"/>Related: Shaun Livingston, Nick Young, Kevon Looney</text:p>
            <text:p><text:s text:c="14"/></text:p>
            <text:p><text:s text:c="13"/>Source: Shams Charania on Twitter <text:s text:c="24"/>May 21 - 8: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Tyronn Lue hinted that Larry Nance will be more involved in the rotation for the remainder of the Eastern Conference Finals.</text:p>
            <text:p><text:s text:c="8"/></text:p>
            <text:p><text:s text:c="8"/></text:p>
            <text:p><text:s text:c="13"/>"His energy, his athleticism, his ability to switch and guard multiple positions is good for us," Lue said of Nance. "When he’s rolling to the basket, he got a couple dunks [during Game 3], and when they pull in to help, now you’ve got Kyle Korver and J.R. [Smith] making 3s. His athletic ability and his force rolling to the rim is really key for us." Nance had fallen out of the rotation during Cleveland's second-round series, but he was a key cog in the Cavs Game 3 win on Saturday with eight points, six boards, three dimes and three steals over 21 minutes.</text:p>
            <text:p><text:s text:c="8"/></text:p>
            <text:p><text:s text:c="8"/></text:p>
            <text:p><text:s text:c="13"/></text:p>
            <text:p><text:s text:c="14"/></text:p>
            <text:p><text:s text:c="13"/>Source: Akron Beacon-Journal <text:s text:c="29"/>May 21 - 6: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back) is unlikely to make it back to the court this postseason.</text:p>
            <text:p><text:s text:c="8"/></text:p>
            <text:p><text:s text:c="8"/></text:p>
            <text:p><text:s text:c="13"/>He's improving, but it's been a slow recovery process and at this stage in the postseason it would be tough to re-incorporate McCaw back into the lineup. He was having a down year anyway, so there are no guarantees he'd be a significant part of the rotation at this stage, even if healthy.</text:p>
            <text:p><text:s text:c="8"/></text:p>
            <text:p><text:s text:c="8"/></text:p>
            <text:p><text:s text:c="13"/></text:p>
            <text:p><text:s text:c="14"/></text:p>
            <text:p><text:s text:c="13"/>Source: Anthony Slater on Twitter <text:s text:c="24"/>May 21 - 5: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downplayed the left calf issue on Monday and confirmed that he'll be ready to go for Tuesday's Game 4 in Golden State.</text:p>
            <text:p><text:s text:c="8"/></text:p>
            <text:p><text:s text:c="8"/></text:p>
            <text:p><text:s text:c="13"/>"I'm OK, I'm OK. Trying to get treatment and all of that and be ready for tomorrow," said Paul. When asked specifically what he's dealing with, Paul replied: "No, I'm cool. Just trying to figure out what we can do to make adjustments to win Game 4." CP3 did not look 100% during Sunday's Game 3 loss, and he was seen getting worked on early in the game while he was on the bench, but obviously, this won't be an issue that forces him to miss any game-time action.</text:p>
            <text:p><text:s text:c="8"/></text:p>
            <text:p><text:s text:c="8"/></text:p>
            <text:p><text:s text:c="13"/></text:p>
            <text:p><text:s text:c="14"/></text:p>
            <text:p><text:s text:c="13"/>Source: Tim MacMahon on Twitter <text:s text:c="26"/>May 21 - 5: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soreness) is being listed as doubtful for Tuesday's Game 4 against the Rockets.</text:p>
            <text:p><text:s text:c="8"/></text:p>
            <text:p><text:s text:c="8"/></text:p>
            <text:p><text:s text:c="13"/>Iguodala hurt his left knee during the closing seconds of Sunday's Game 3 win, and it sounds like it may have swelled up on him overnight. He's headed for an X-ray and we'll be awaiting those results, but we'll have a better idea on his status following Tuesday morning's shootaround. If Iguodala is forced to sit out Tuesday's game, Kevon Looney would likely move into the starting lineup and there would be more minutes available for guys like Nick Young and Shaun Livingston. Stay tuned.</text:p>
            <text:p><text:s text:c="8"/></text:p>
            <text:p><text:s text:c="8"/></text:p>
            <text:p><text:s text:c="13"/>Related: Kevon Looney, Nick Young, Shaun Livingston</text:p>
            <text:p><text:s text:c="14"/></text:p>
            <text:p><text:s text:c="13"/>Source: Anthony Slater on Twitter <text:s text:c="24"/>May 21 - 3: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ry Stackhouse</text:p>
            <text:p><text:s text:c="17"/></text:p>
            <text:p><text:s text:c="17"/></text:p>
            <text:p><text:s text:c="22"/>- G/F - <text:s/>Nets</text:p>
            <text:p><text:s text:c="16"/></text:p>
            <text:p><text:s text:c="17"/></text:p>
            <text:p><text:s text:c="12"/></text:p>
            <text:p><text:s text:c="8"/></text:p>
            <text:p><text:s text:c="8"/></text:p>
            <text:p><text:s text:c="8"/></text:p>
            <text:p><text:s text:c="12"/>The Raptors interviewed Jerry Stackhouse last week in Chicago for the team's open head coaching position.</text:p>
            <text:p><text:s text:c="8"/></text:p>
            <text:p><text:s text:c="8"/></text:p>
            <text:p><text:s text:c="13"/>Stackhouse is the current head coach of the Raptors G League affiliate, Toronto 905. He's been interviewed by multiple teams like the Magic and Hornets and his name has also been tied to the Pistons. It could just be a matter of time before Stack is a head coach at the highest level.</text:p>
            <text:p><text:s text:c="8"/></text:p>
            <text:p><text:s text:c="8"/></text:p>
            <text:p><text:s text:c="13"/></text:p>
            <text:p><text:s text:c="14"/></text:p>
            <text:p><text:s text:c="13"/>Source: Shams Charania on Twitter <text:s text:c="24"/>May 21 - 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will be an unrestricted free agent this summer and the Mavericks are expected to pursue not only Cousins, but also DeAndre Jordan and restricted free agent Julius Randle.</text:p>
            <text:p><text:s text:c="8"/></text:p>
            <text:p><text:s text:c="8"/></text:p>
            <text:p><text:s text:c="13"/>It may be nothing, but Cousins was caught liking an Instagram comment that said he should be paid the max. The Mavs would more than likely offer that if talks were to get serious. As for Jordan, everyone remembers his fiasco with the Mavs and Clips back in 2015 when he went back on his verbal agreement to go to Dallas, so it comes as somewhat of a surprise they would still be interested. Randle's decision will be affected by how the Lakers handle his restricted free agency.</text:p>
            <text:p><text:s text:c="8"/></text:p>
            <text:p><text:s text:c="8"/></text:p>
            <text:p><text:s text:c="13"/>Related: Mavericks, DeAndre Jordan, Julius Randle</text:p>
            <text:p><text:s text:c="14"/></text:p>
            <text:p><text:s text:c="13"/>May 21 - 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Kerr</text:p>
            <text:p><text:s text:c="17"/></text:p>
            <text:p><text:s text:c="17"/></text:p>
            <text:p><text:s text:c="22"/>- G - <text:s/>Warriors</text:p>
            <text:p><text:s text:c="16"/></text:p>
            <text:p><text:s text:c="17"/></text:p>
            <text:p><text:s text:c="12"/></text:p>
            <text:p><text:s text:c="8"/></text:p>
            <text:p><text:s text:c="8"/></text:p>
            <text:p><text:s text:c="8"/></text:p>
            <text:p><text:s text:c="12"/>Steve Kerr has won the Professional Basketball Writers Association's 2017-18 Rudy Tomjanovich Award, which honors an NBA coach for his cooperation with the media and fans, as well as his excellence on the court.</text:p>
            <text:p><text:s text:c="8"/></text:p>
            <text:p><text:s text:c="8"/></text:p>
            <text:p><text:s text:c="13"/>Kerr always seems to be lighthearted and patient with the media, so this award makes sense. The other finalists for the award were Steve Clifford of the Charlotte Hornets, Mike D’Antoni of the Houston Rockets, Doc Rivers of the Los Angeles Clippers and Brad Stevens of the Boston Celtics.</text:p>
            <text:p><text:s text:c="8"/></text:p>
            <text:p><text:s text:c="8"/></text:p>
            <text:p><text:s text:c="13"/></text:p>
            <text:p><text:s text:c="14"/></text:p>
            <text:p><text:s text:c="13"/>Source: The PBWA on Twitter <text:s text:c="30"/>May 21 - 12: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Though both Julius Randle and the Lakers have expressed interest in him staying in Los Angeles, Randle's camp is unsure of the mutuality.</text:p>
            <text:p><text:s text:c="8"/></text:p>
            <text:p><text:s text:c="8"/></text:p>
            <text:p><text:s text:c="13"/>"We still have no indication of where Julius stands among the Lakers' priorities," Randle's agent Aaron Mintz said. "Or if he is a priority at all." The Lakers had the opportunity to extend Randle's contract by October 2017 but didn't. He wore a hoodie to a game this season that said "Pay Me" on it, so clearly it rubbed him the wrong way. Randle is a restricted free agent, but the Mavericks are one team that are expected to pursue him. He played all 82 games in 2017-18 and averaged 16.1 points and 8.0 boards per game.</text:p>
            <text:p><text:s text:c="8"/></text:p>
            <text:p><text:s text:c="8"/></text:p>
            <text:p><text:s text:c="13"/></text:p>
            <text:p><text:s text:c="14"/></text:p>
            <text:p><text:s text:c="13"/>Source: Los Angeles Times <text:s text:c="32"/>May 21 - 12: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houlder) participated in some of Sunday's practice, but Brad Stevens confirms he will not play in Game 4 on Monday.</text:p>
            <text:p><text:s text:c="8"/></text:p>
            <text:p><text:s text:c="8"/></text:p>
            <text:p><text:s text:c="13"/>Larkin is progressing and Brad Stevens said he had a great day at practice on Sunday. He could come back for Game 5 and log around 10 minutes as he gets back into the groove after returning from injury. His minutes could cut into Terry Rozier, Marcus Smart and Semi Ojeleye's court time.</text:p>
            <text:p><text:s text:c="8"/></text:p>
            <text:p><text:s text:c="8"/></text:p>
            <text:p><text:s text:c="13"/>Related: Marcus Smart, Terry Rozier, Semi Ojeleye</text:p>
            <text:p><text:s text:c="14"/></text:p>
            <text:p><text:s text:c="13"/>Source: Boston Celtics on Twitter <text:s text:c="24"/>May 21 - 11: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It appears to be a growing consensus that the Kings and Hawks, who select No. 2 and No. 3, would likely pass on Luka Doncic if he isn't selected at No. 1 by the Suns.</text:p>
            <text:p><text:s text:c="8"/></text:p>
            <text:p><text:s text:c="8"/></text:p>
            <text:p><text:s text:c="13"/>Sacramento and Atlanta could both be looking to add big men to improve their frontcourts. Some of these talks could also be due to Doncic's uncertainty on going to the NBA next season or continuing with Real Madrid, though he claims his decision will come soon. "I will tell about all at the right time," Doncic said. "Right now I just want to celebrate with my team. Soon I will tell."</text:p>
            <text:p><text:s text:c="8"/></text:p>
            <text:p><text:s text:c="8"/></text:p>
            <text:p><text:s text:c="13"/></text:p>
            <text:p><text:s text:c="14"/></text:p>
            <text:p><text:s text:c="13"/>Source: Hoops Rumors <text:s text:c="37"/>May 21 - 10: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will meet new head coach David Fizdale for the first time and go through an informal workout with Fizdale and other players at the team's Tarrytown facility on Monday.</text:p>
            <text:p><text:s text:c="8"/></text:p>
            <text:p><text:s text:c="8"/></text:p>
            <text:p><text:s text:c="13"/>Ntilikina has been in his home country of France for the last five and a half weeks training, but he's back in the States for good now and will participate in the Las Vegas Summer League in July. Emmanuel Mudiay and Trey Burke will also be on hand for the workout on Monday. Fizdale says building great relationships with his players is the top goal this summer. He and Ntilikina have texted, but will finally get a face-to-face.</text:p>
            <text:p><text:s text:c="8"/></text:p>
            <text:p><text:s text:c="8"/></text:p>
            <text:p><text:s text:c="13"/>Related: Emmanuel Mudiay, Trey Burke</text:p>
            <text:p><text:s text:c="14"/></text:p>
            <text:p><text:s text:c="13"/>Source: New York Post <text:s text:c="36"/>May 21 - 10: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stayed up until 2 a.m. reviewing film with his brother, Markieff, after a 30-point loss to the Cavaliers on Saturday night.</text:p>
            <text:p><text:s text:c="8"/></text:p>
            <text:p><text:s text:c="8"/></text:p>
            <text:p><text:s text:c="13"/>"I damn near couldn’t sleep last night," Morris said. "... because I thought that I could have done a way better job than what I did. I thought I was just terrible." Even though LeBron James didn't have another 40-point triple-double, he dominated the game and led the Cavs to a convincing win. Morris and all the Celtics clearly have to do better on defense in Game 4, which could be a tough test away from home as the C's are just 1-5 on the road these playoffs.</text:p>
            <text:p><text:s text:c="8"/></text:p>
            <text:p><text:s text:c="8"/></text:p>
            <text:p><text:s text:c="13"/></text:p>
            <text:p><text:s text:c="14"/></text:p>
            <text:p><text:s text:c="13"/>Source: The Athletic <text:s text:c="37"/>May 21 - 9: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banged his left knee during the fourth quarter of Sunday's blowout home win, but he told coach Steve Kerr he'll "be alright."</text:p>
            <text:p><text:s text:c="8"/></text:p>
            <text:p><text:s text:c="8"/></text:p>
            <text:p><text:s text:c="13"/>"I think he's OK," Kerr said. "Looked like he got banged on his knee. Knee-to-knee. He said he'll be alright." All signs point to Iguodala starting again on Tuesday, as the Warriors look to take a 3-1 series led, but we should have another update on his status Monday. He finished Game 3 with an efficient 10 points (4-of-6 FGs, 2-of-2 FTs), three rebounds, three assists, three steals and one block in 28 minutes of action.</text:p>
            <text:p><text:s text:c="8"/></text:p>
            <text:p><text:s text:c="8"/></text:p>
            <text:p><text:s text:c="13"/></text:p>
            <text:p><text:s text:c="14"/></text:p>
            <text:p><text:s text:c="13"/>Source: Anthony Slater on Twitter <text:s text:c="24"/>May 20 - 10: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played only 22 minutes in Game 3, scoring 13 points on 6-of-9 shooting with eight rebounds (four offensive), one assist and one block.</text:p>
            <text:p><text:s text:c="8"/></text:p>
            <text:p><text:s text:c="8"/></text:p>
            <text:p><text:s text:c="13"/>Capela opened the game with a pair of easy buckets at the rim, but Draymond Green and the Warriors' defense held him at bay after that early flurry. The Rockets really struggled in the first half with 10 turnovers and 14 missed shots in the paint, including a ton of layups, and Mike D'Antoni opted to go small to claw back from a double-digit deficit -- it didn't work. Capela's rim protection was sorely missed when he was out of the game, and it will be interesting to see what D'Antoni does in Game 4 -- Capela had played at least 27 minutes in every playoff game prior to tonight.</text:p>
            <text:p><text:s text:c="8"/></text:p>
            <text:p><text:s text:c="8"/></text:p>
            <text:p><text:s text:c="13"/></text:p>
            <text:p><text:s text:c="14"/></text:p>
            <text:p><text:s text:c="13"/>May 20 - 10: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needed 16 shots to score 13 points on Sunday, making five of his attempts with 10 rebounds, four assists, two blocks and one steal in 33 minutes.</text:p>
            <text:p><text:s text:c="8"/></text:p>
            <text:p><text:s text:c="8"/></text:p>
            <text:p><text:s text:c="13"/>CP3 battled soreness in his lower right leg during Game 2 and may not have been 100 percent, but he was playing without any medical restrictions. He began the game 0-of-6 from the field and didn't score until the 2:59 mark in the second quarter, and much of his production came with the game out of reach in the second half. Game 4 looms large on Tuesday, giving Paul one day to regain his rhythm.</text:p>
            <text:p><text:s text:c="8"/></text:p>
            <text:p><text:s text:c="8"/></text:p>
            <text:p><text:s text:c="13"/></text:p>
            <text:p><text:s text:c="14"/></text:p>
            <text:p><text:s text:c="13"/>May 20 - 10: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led the Rockets with 20 points on Sunday, adding nine assists, five rebounds and two 3-pointers in a blowout Game 3 road loss.</text:p>
            <text:p><text:s text:c="8"/></text:p>
            <text:p><text:s text:c="8"/></text:p>
            <text:p><text:s text:c="13"/>Golden State closed the first quarter on an 11-0 run, then opened the second half with another 10-0 spurt to claim a 21-point lead. The Rockets never got within single-digits after that and wound up losing by 41 points, which was the largest margin of defeat in franchise playoff history. Harden made 7-of-16 field goals and 4-of-5 free throws, but he also committed four of his team's 19 turnovers. The Rockets will need much more from their MVP to even the series at 2-2 on Tuesday.</text:p>
            <text:p><text:s text:c="8"/></text:p>
            <text:p><text:s text:c="8"/></text:p>
            <text:p><text:s text:c="13"/></text:p>
            <text:p><text:s text:c="14"/></text:p>
            <text:p><text:s text:c="13"/>Source: ESPN Stats &amp; Info on Twitter <text:s text:c="21"/>May 20 - 10: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shot 4-of-13 with a pair of 3-pointers during Sunday's loss, scoring 11 points with two rebounds, one assist and three turnovers.</text:p>
            <text:p><text:s text:c="8"/></text:p>
            <text:p><text:s text:c="8"/></text:p>
            <text:p><text:s text:c="13"/>Gordon checked in early and logged 31 minutes, but couldn't duplicate his playoff career-high 27-point eruption from Game 2. P.J. Tucker also cooled off with six points, six boards and zero defensive stats in 33 minutes, Trevor Ariza had six points on 2-of-6 shooting, and the result was a 126-85 shellacking in Oracle Arena. Rockets coach Mike D'Antoni said afterward that his team "played soft" tonight, and they'll only have one day to regroup before Game 4.</text:p>
            <text:p><text:s text:c="8"/></text:p>
            <text:p><text:s text:c="8"/></text:p>
            <text:p><text:s text:c="13"/>Related: Trevor Ariza, P.J. Tucker</text:p>
            <text:p><text:s text:c="14"/></text:p>
            <text:p><text:s text:c="13"/>May 20 - 10: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picked up a DNP-CD during the Warriors' Game 3 home win on Sunday.</text:p>
            <text:p><text:s text:c="8"/></text:p>
            <text:p><text:s text:c="8"/></text:p>
            <text:p><text:s text:c="13"/>Kevon Looney has earned his minutes and when he got into early foul trouble, it was Jordan Bell who got the call off the bench. West averaged 16.0 minutes in the first round vs. San Antonio, but his lack of mobility makes him an awkward fit vs. the small-ball Rockets. He was the only player not to leave the bench tonight, as even JaVale McGee and Zaza Pachulia earned a few minutes in garbage time.</text:p>
            <text:p><text:s text:c="8"/></text:p>
            <text:p><text:s text:c="8"/></text:p>
            <text:p><text:s text:c="13"/>Related: Kevon Looney, Jordan Bell</text:p>
            <text:p><text:s text:c="14"/></text:p>
            <text:p><text:s text:c="13"/>May 20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racked up 10 points, 17 rebounds and six assists during the Warriors' blowout Game 3 victory on Sunday.</text:p>
            <text:p><text:s text:c="8"/></text:p>
            <text:p><text:s text:c="8"/></text:p>
            <text:p><text:s text:c="13"/>Draymond shot 3-of-9 from the field but he was spectacular otherwise, going 3-of-3 from the line with one 3-pointer, one steal, one block and only one turnover in 37 minutes. He's notched at least 10/10/5 in 22 postseason games, which is fourth-most in the league since 2000 -- he trails only Tim Duncan, Kevin Garnett and LeBron James. As a side note, Dray also picked up his third technical foul of the playoffs tonight, but he's still four techs away from a one-game suspension.</text:p>
            <text:p><text:s text:c="8"/></text:p>
            <text:p><text:s text:c="8"/></text:p>
            <text:p><text:s text:c="13"/></text:p>
            <text:p><text:s text:c="14"/></text:p>
            <text:p><text:s text:c="13"/>Source: Basketball-Reference on Twitter <text:s text:c="18"/>May 20 - 10: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hot 6-of-14 from the field on Sunday, scoring 13 points with three assists, two blocks, one rebound and one steal.</text:p>
            <text:p><text:s text:c="8"/></text:p>
            <text:p><text:s text:c="8"/></text:p>
            <text:p><text:s text:c="13"/>With this performance, Klay moved past Rick Barry into second-place on the Warriors' all-time postseason scoring list (1,786 points). He said before the game that Golden State was ready to erase the memory of their Game 2 loss, "to redeem ourselves in our fans' eyes, in our eyes and in our coaching staff's eyes." After regaining control of the series with a 41-point win tonight, it's safe to say they achieved that goal.</text:p>
            <text:p><text:s text:c="8"/></text:p>
            <text:p><text:s text:c="8"/></text:p>
            <text:p><text:s text:c="13"/></text:p>
            <text:p><text:s text:c="14"/></text:p>
            <text:p><text:s text:c="13"/>Source: Warriors PR on Twitter <text:s text:c="27"/>May 20 - 10: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lit up in the second half of Sunday's Game 3 victory, finishing with 35 points (13-of-23 FGs, 4-of-4 FTs), six rebounds, five 3-pointers, one assist and one block in 34 minutes.</text:p>
            <text:p><text:s text:c="8"/></text:p>
            <text:p><text:s text:c="8"/></text:p>
            <text:p><text:s text:c="13"/>Steph was a combined 2-of-13 from deep in Games 1 and 2, and began this game 1-of-6 in the first quarter alone, which tied his playoff career-high for 3-point misses in a single quarter. He couldn't be stopped after halftime, however, and got his offense going despite being relentlessly targeted on defense. Before the game, Steve Kerr dismissed concerns about the health of Curry's knee, saying, "Steph is healthy, he’s moving fine ... Steph and Oracle [Arena], it’s a good combination." Sure enough, he served up some home cooking tonight and helped Golden State earn their 16th straight home playoff victory.</text:p>
            <text:p><text:s text:c="8"/></text:p>
            <text:p><text:s text:c="8"/></text:p>
            <text:p><text:s text:c="13"/></text:p>
            <text:p><text:s text:c="14"/></text:p>
            <text:p><text:s text:c="13"/>Source: San Francisco Chronicle <text:s text:c="26"/>May 20 - 10: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Mike D'Antoni said he'll "trust" Luc Mbah a Moute in the Rockets' rotation despite his recent struggles.</text:p>
            <text:p><text:s text:c="8"/></text:p>
            <text:p><text:s text:c="8"/></text:p>
            <text:p><text:s text:c="13"/>Mbah a Moute is a combined 1-of-11 from the field in the Conference finals, including multiple missed shots at the rim, and he played only seven minutes in Houston's Game 2 win. "I'll stick with him and trust him because he deserves that," D'Antoni said. "He's one of the reasons why we're here and we won 65 games." Even if he's in the rotation, he'll likely be on a short leash in Game 3.</text:p>
            <text:p><text:s text:c="8"/></text:p>
            <text:p><text:s text:c="8"/></text:p>
            <text:p><text:s text:c="13"/></text:p>
            <text:p><text:s text:c="14"/></text:p>
            <text:p><text:s text:c="13"/>Source: Tim MacMahon on Twitter <text:s text:c="26"/>May 20 - 7: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The Warriors will start the same lineup for Game 3 on Sunday, with Andre Iguodala joining Stephen Curry, Klay Thompson, Kevin Durant and Draymond Green.</text:p>
            <text:p><text:s text:c="8"/></text:p>
            <text:p><text:s text:c="8"/></text:p>
            <text:p><text:s text:c="13"/>There was some speculation that Golden State would shift to a bigger lineup tonight, and Steve Kerr said he was "tempted" to mix things up prior to Game 2, but they'll stay the course with the series tied 1-1.</text:p>
            <text:p><text:s text:c="8"/></text:p>
            <text:p><text:s text:c="8"/></text:p>
            <text:p><text:s text:c="13"/></text:p>
            <text:p><text:s text:c="14"/></text:p>
            <text:p><text:s text:c="13"/>Source: Warriors PR on Twitter <text:s text:c="27"/>May 20 - 7: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 Triano</text:p>
            <text:p><text:s text:c="17"/></text:p>
            <text:p><text:s text:c="17"/></text:p>
            <text:p><text:s text:c="22"/>- C - <text:s/>Hornets</text:p>
            <text:p><text:s text:c="16"/></text:p>
            <text:p><text:s text:c="17"/></text:p>
            <text:p><text:s text:c="12"/></text:p>
            <text:p><text:s text:c="8"/></text:p>
            <text:p><text:s text:c="8"/></text:p>
            <text:p><text:s text:c="8"/></text:p>
            <text:p><text:s text:c="12"/>Jay Triano has reportedly agreed to become the top assistant on James Borrego's new coaching staff in Charlotte.</text:p>
            <text:p><text:s text:c="8"/></text:p>
            <text:p><text:s text:c="8"/></text:p>
            <text:p><text:s text:c="13"/>Triano served as Phoenix's interim head coach to close out the year after Earl Watson was fired, but he'll now go back to being an assistant head coach with the Hornets after the Suns decided to go in a different direction with their head coaching gig.</text:p>
            <text:p><text:s text:c="8"/></text:p>
            <text:p><text:s text:c="8"/></text:p>
            <text:p><text:s text:c="13"/></text:p>
            <text:p><text:s text:c="14"/></text:p>
            <text:p><text:s text:c="13"/>Source: Adrian Wojnarowski on Twitter <text:s text:c="20"/>May 20 - 6: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Luka Doncic netted 15 points in the Euroleague championship game on Sunday, adding one triple, three boards, four assists, one steal and one block in an 85-80 win over Fenerbahce.</text:p>
            <text:p><text:s text:c="8"/></text:p>
            <text:p><text:s text:c="8"/></text:p>
            <text:p><text:s text:c="13"/>At just 19 years old, Doncic helped lead Real Madrid to Euroleague gold in addition to coming home with the Rising Star, Final Four MVP and the Euroleague MVP awards. The young man looked confident playing on the biggest stage in Europe, did a nice job of pushing the rock in transition, and overall, he's looked very polished on both ends of the floor. He's expected to officially declare for the NBA draft soon and he'll be a lock to go within the top 5 on draft day.</text:p>
            <text:p><text:s text:c="8"/></text:p>
            <text:p><text:s text:c="8"/></text:p>
            <text:p><text:s text:c="13"/></text:p>
            <text:p><text:s text:c="14"/></text:p>
            <text:p><text:s text:c="13"/>May 20 - 4: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houlder) participated in some full-contact drills at Sunday's practice.</text:p>
            <text:p><text:s text:c="8"/></text:p>
            <text:p><text:s text:c="8"/></text:p>
            <text:p><text:s text:c="13"/>Larkin appeared to have the full range of motion in his sprained left shoulder, and wasn't grimacing at all when taking contact, so this is a very positive step in the right direction. He's not expected to play in Game 4 on Monday in Cleveland, but it sounds like there's a decent shot he could be back in action for Wednesday's Game 5 in Boston. If he is able to return to the court, he'll cut into Semi Ojeleye's minutes.</text:p>
            <text:p><text:s text:c="8"/></text:p>
            <text:p><text:s text:c="8"/></text:p>
            <text:p><text:s text:c="13"/>Related: Semi Ojeleye</text:p>
            <text:p><text:s text:c="14"/></text:p>
            <text:p><text:s text:c="13"/>Source: Marc D'Amico on Twitter <text:s text:c="26"/>May 20 - 3: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According to Tania Ganguli of the Los Angeles Times, no player is "untouchable" on the Lakers roster.</text:p>
            <text:p><text:s text:c="8"/></text:p>
            <text:p><text:s text:c="8"/></text:p>
            <text:p><text:s text:c="13"/>Ganguli adds that the Lakers would prefer to keep their young core together and that they aren't actively shopping anyone. The Lakers have been preserving their cap space for the free agent market in 2018 and 2019 and have been linked to names such as LeBron James, Paul George and DeMarcus Cousins. For what it's worth, Magic Johnson deemed Brandon Ingram as "untouchable" last summer.</text:p>
            <text:p><text:s text:c="8"/></text:p>
            <text:p><text:s text:c="8"/></text:p>
            <text:p><text:s text:c="13"/></text:p>
            <text:p><text:s text:c="14"/></text:p>
            <text:p><text:s text:c="13"/>Source: Los Angeles Times <text:s text:c="32"/>May 20 - 12: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midou Diallo</text:p>
            <text:p><text:s text:c="17"/></text:p>
            <text:p><text:s text:c="17"/></text:p>
            <text:p><text:s text:c="22"/>- G - <text:s/>Player</text:p>
            <text:p><text:s text:c="16"/></text:p>
            <text:p><text:s text:c="17"/></text:p>
            <text:p><text:s text:c="12"/></text:p>
            <text:p><text:s text:c="8"/></text:p>
            <text:p><text:s text:c="8"/></text:p>
            <text:p><text:s text:c="8"/></text:p>
            <text:p><text:s text:c="12"/>Hamidou Diallo posted a 40.5 inch max vertical at the Draft Combine.</text:p>
            <text:p><text:s text:c="8"/></text:p>
            <text:p><text:s text:c="8"/></text:p>
            <text:p><text:s text:c="13"/>As impressive as this was, it should be noted that it was four inches less than his 44.5-inch vertical last year. Diallo was the mystery man in the 2017 Draft and was projected to be a late first rounder, but his stock <text:s/>fell after a letdown of a season at Kentucky. He's loaded with athleticism, has a 6'11" wingspan and his shot is reportedly improving, but it's no secret that he's a bit raw. Teams that want to take a gamble on the 19-year-old wing probably won't have to pounce until the second round.</text:p>
            <text:p><text:s text:c="8"/></text:p>
            <text:p><text:s text:c="8"/></text:p>
            <text:p><text:s text:c="13"/></text:p>
            <text:p><text:s text:c="14"/></text:p>
            <text:p><text:s text:c="13"/>May 20 - 10: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Kerr</text:p>
            <text:p><text:s text:c="17"/></text:p>
            <text:p><text:s text:c="17"/></text:p>
            <text:p><text:s text:c="22"/>- G - <text:s/>Warriors</text:p>
            <text:p><text:s text:c="16"/></text:p>
            <text:p><text:s text:c="17"/></text:p>
            <text:p><text:s text:c="12"/></text:p>
            <text:p><text:s text:c="8"/></text:p>
            <text:p><text:s text:c="8"/></text:p>
            <text:p><text:s text:c="8"/></text:p>
            <text:p><text:s text:c="12"/>The Warriors may look to purchase a second round pick in the 2018 Draft.</text:p>
            <text:p><text:s text:c="8"/></text:p>
            <text:p><text:s text:c="8"/></text:p>
            <text:p><text:s text:c="13"/>The Warriors have made the most out of their previous second round picks in Jordan Bell and Patrick McCaw, and it's a great way for them to fill out their roster with cheap, young talent. "For us, it’s [players drafted] 20 to 40 or 20 to 50. Those are the players that are here to some extent," Warriors owner Joe Lacob said. "And that’s where we are — 28. Maybe we’ll buy a second-round pick again. I’m very aggressive with respective to those, as you know." We'd expect most teams to accept their calls except for the Bulls after they robbed them of Jordan Bell.</text:p>
            <text:p><text:s text:c="8"/></text:p>
            <text:p><text:s text:c="8"/></text:p>
            <text:p><text:s text:c="13"/></text:p>
            <text:p><text:s text:c="14"/></text:p>
            <text:p><text:s text:c="13"/>Source: 95.7 The Game <text:s text:c="36"/>May 20 - 10: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said his goal is to be the league MVP in 2018-19.</text:p>
            <text:p><text:s text:c="8"/></text:p>
            <text:p><text:s text:c="8"/></text:p>
            <text:p><text:s text:c="13"/>"I feel like next year is definitely going to be a type of MVP season for me," he said. "But it starts with my body. And the skills. <text:s/>I love being in the gym. I don’t feel like taking any time off." This will be his first summer without restrictions since 2014, and Embiid added that he wants to get his playing weight down to 270 -- he was around 281 in 2017-18. Embiid ran out of gas at times during the postseason, so it's not a surprise that conditioning is an area of focus.</text:p>
            <text:p><text:s text:c="8"/></text:p>
            <text:p><text:s text:c="8"/></text:p>
            <text:p><text:s text:c="13"/></text:p>
            <text:p><text:s text:c="14"/></text:p>
            <text:p><text:s text:c="13"/>Source: Philadelphia Inquirer &amp; Daily News <text:s text:c="15"/>May 20 - 10: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made 8-of-12 from the field and 8-of-10 from the line for 27 points during an easy 116-86 Game 3 victory over the Celtics on Saturday, adding five rebounds, 12 assists, two steals, two blocks and two steals in 38 minutes.</text:p>
            <text:p><text:s text:c="8"/></text:p>
            <text:p><text:s text:c="8"/></text:p>
            <text:p><text:s text:c="13"/>The Cavs had a double-digit lead for 42 minutes during this wire-to-wire victory, but LeBron stayed in the game until 6:49 with the Cavs up 30 -- their biggest lead of the night. He's never been down 0-3 in a playoff series and that's still true after the Cavs were run out of Boston to start this series. LeBron cited the defense in this win, but he didn't mention that the Celtics weren't as locked in as they were in the first two. The Celtics still haven't lost a postseason game at home in these playoffs, so the Cavs will have some work to do even if they can hold serve at The Q on Monday.</text:p>
            <text:p><text:s text:c="8"/></text:p>
            <text:p><text:s text:c="8"/></text:p>
            <text:p><text:s text:c="13"/></text:p>
            <text:p><text:s text:c="14"/></text:p>
            <text:p><text:s text:c="13"/>May 19 - 1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made 5-of-5 from the field for 14 points with two rebounds and four 3-pointers in 20 minutes against the Celtics on Saturday.</text:p>
            <text:p><text:s text:c="8"/></text:p>
            <text:p><text:s text:c="8"/></text:p>
            <text:p><text:s text:c="13"/>The three ball was not the friend of the Cavs coming into this game with just 14 made combined in the first two vs. Boston, but they topped that amount with ease thanks to 17 today. Korver himself topped his output with only three in the first two, but he did come in hot from deep vs. Toronto with his 8-of-11 in Game 3 and 4. Everyone knows a key to LeBron James' success is his shooters knocking 'em down, so that helps explains this beatdown.</text:p>
            <text:p><text:s text:c="8"/></text:p>
            <text:p><text:s text:c="8"/></text:p>
            <text:p><text:s text:c="13"/></text:p>
            <text:p><text:s text:c="14"/></text:p>
            <text:p><text:s text:c="13"/>May 19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scored 13 points with three rebounds, two assists, one steal and three 3-pointers in 30 minutes against the Celtics in Game 3 on Saturday.</text:p>
            <text:p><text:s text:c="8"/></text:p>
            <text:p><text:s text:c="8"/></text:p>
            <text:p><text:s text:c="13"/>After the Cavs guards were crushed by their Boston counterparts, Hill set the tone early with 11 points in the first quarter to help the Cavs take a 32-17 lead after 12 minutes. Hill typically has strong starts when he has good games, so him slowing down after the strong start isn't a surprise. He really needed this one after Scary Terry Rozier roasted him. Expect heavy minutes for Hill going forward, especially now that he looks totally healthy.</text:p>
            <text:p><text:s text:c="8"/></text:p>
            <text:p><text:s text:c="8"/></text:p>
            <text:p><text:s text:c="13"/></text:p>
            <text:p><text:s text:c="14"/></text:p>
            <text:p><text:s text:c="13"/>May 19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scored seven points with seven rebounds, four assists, and one 3-pointer in 30 minutes against the Cavs in Game 3 on Saturday.</text:p>
            <text:p><text:s text:c="8"/></text:p>
            <text:p><text:s text:c="8"/></text:p>
            <text:p><text:s text:c="13"/>The Cavs took him out of the game plan in the first half and at that point it was too late with the Celtics down 20 for much of the third quarter. Horford's scoring output has dropped in each game during this series while he hasn't been involved as a facilitator as much. He'll be busier in Game 4 on Monday.</text:p>
            <text:p><text:s text:c="8"/></text:p>
            <text:p><text:s text:c="8"/></text:p>
            <text:p><text:s text:c="13"/></text:p>
            <text:p><text:s text:c="14"/></text:p>
            <text:p><text:s text:c="13"/>May 19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did not have it during a loss to the Cavs on Saturday, scoring 10 points with two rebounds, one assist, one block and two 3-pointers in just 21 minutes.</text:p>
            <text:p><text:s text:c="8"/></text:p>
            <text:p><text:s text:c="8"/></text:p>
            <text:p><text:s text:c="13"/>This was his worst game of the postseason by far with Brown getting into foul trouble while making a boatload of mistakes on both ends. There's no reason to think he'll have another bad game on Monday, especially after his 23 points in both Game 1 and 2.</text:p>
            <text:p><text:s text:c="8"/></text:p>
            <text:p><text:s text:c="8"/></text:p>
            <text:p><text:s text:c="13"/></text:p>
            <text:p><text:s text:c="14"/></text:p>
            <text:p><text:s text:c="13"/>May 19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made 5-of-12 from the field for 13 points with three rebounds, two assists, one steal and one 3-pointer in 28 minutes against the Cavs on Saturday.</text:p>
            <text:p><text:s text:c="8"/></text:p>
            <text:p><text:s text:c="8"/></text:p>
            <text:p><text:s text:c="13"/>He's been much better at home in the playoffs, but the Youngstown, Ohio guard couldn't get it going near his hometown. Rozier wasn't bashful with his shooting early in this game, and he also had arguably his worst defensive game since the Milwaukee series. He'll be better going forward.</text:p>
            <text:p><text:s text:c="8"/></text:p>
            <text:p><text:s text:c="8"/></text:p>
            <text:p><text:s text:c="13"/></text:p>
            <text:p><text:s text:c="14"/></text:p>
            <text:p><text:s text:c="13"/>May 19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nicks head coach David Fizdale met with the Kristaps Porzingis' agent, Janis Porzingis.</text:p>
            <text:p><text:s text:c="8"/></text:p>
            <text:p><text:s text:c="8"/></text:p>
            <text:p><text:s text:c="13"/>Janis is KP's older brother and he met with Fizdale in Manhattan on Friday after Fizdale returned from the NBA Draft Combine in Chicago. In the past few months, there has been a lot of talk of Marc Gasol and Fizdale not getting along, so Fizdale clearly learned his lesson and is doing all he can to create a strong relationship with his franchise player.</text:p>
            <text:p><text:s text:c="8"/></text:p>
            <text:p><text:s text:c="8"/></text:p>
            <text:p><text:s text:c="13"/></text:p>
            <text:p><text:s text:c="14"/></text:p>
            <text:p><text:s text:c="13"/>Source: New York Daily News <text:s text:c="30"/>May 19 - 7: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Luka Doncic won the EuroLeague MVP on Saturday.</text:p>
            <text:p><text:s text:c="8"/></text:p>
            <text:p><text:s text:c="8"/></text:p>
            <text:p><text:s text:c="13"/>He's still just 19 years old and he's obviously holding his own with grown professional players. Doncic's Real Madrid team will take play in the EuroLeague final at 2 EDT on Sunday as he continues to prove he's a potential star in the NBA. Doncic hasn't announced he's coming over yet, but he'll be coming off the board in the top three in June.</text:p>
            <text:p><text:s text:c="8"/></text:p>
            <text:p><text:s text:c="8"/></text:p>
            <text:p><text:s text:c="13"/></text:p>
            <text:p><text:s text:c="14"/></text:p>
            <text:p><text:s text:c="13"/>May 19 - 4: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llin Sexton</text:p>
            <text:p><text:s text:c="17"/></text:p>
            <text:p><text:s text:c="17"/></text:p>
            <text:p><text:s text:c="22"/>- G - <text:s/>Player</text:p>
            <text:p><text:s text:c="16"/></text:p>
            <text:p><text:s text:c="17"/></text:p>
            <text:p><text:s text:c="12"/></text:p>
            <text:p><text:s text:c="8"/></text:p>
            <text:p><text:s text:c="8"/></text:p>
            <text:p><text:s text:c="8"/></text:p>
            <text:p><text:s text:c="12"/>Collin Sexton met with five teams at the NBA combine, but not the Mavs as of Friday.</text:p>
            <text:p><text:s text:c="8"/></text:p>
            <text:p><text:s text:c="8"/></text:p>
            <text:p><text:s text:c="13"/>He's likely going to be coming off the board in the 3-9 range, so the Mavs could still take him at five. The Alabama guard is best known for when he had to play 5-on-3 because his team was so shorthanded late in a game vs. Minnesota. Sexton is a little small at 6'1", but he did post a 6'7" wingspan at the combine. He had himself a solid season as a freshman with 19.2 points and 3.6 dimes per game.</text:p>
            <text:p><text:s text:c="8"/></text:p>
            <text:p><text:s text:c="8"/></text:p>
            <text:p><text:s text:c="13"/></text:p>
            <text:p><text:s text:c="14"/></text:p>
            <text:p><text:s text:c="13"/>Source: Eddie Sekfo on Twitter <text:s text:c="27"/>May 19 - 3: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gic Johnson</text:p>
            <text:p><text:s text:c="17"/></text:p>
            <text:p><text:s text:c="17"/></text:p>
            <text:p><text:s text:c="22"/>- F - <text:s/>Lakers</text:p>
            <text:p><text:s text:c="16"/></text:p>
            <text:p><text:s text:c="17"/></text:p>
            <text:p><text:s text:c="12"/></text:p>
            <text:p><text:s text:c="8"/></text:p>
            <text:p><text:s text:c="8"/></text:p>
            <text:p><text:s text:c="8"/></text:p>
            <text:p><text:s text:c="12"/>While the Lakers "like their young core and would prefer to keep those players growing together, they have told teams no player is untouchable in trades," according to Tania Ganguli of the L.A. Times.</text:p>
            <text:p><text:s text:c="8"/></text:p>
            <text:p><text:s text:c="8"/></text:p>
            <text:p><text:s text:c="13"/>The report states that Lonzo Ball, Kyle Kuzma, Brandon Ingram, Julius Randle or Josh Hart could all be had for the right price. This isn't shocking, as the Lakers have long been planning to make a major push for LeBron James and/or Paul George this summer. If it takes moving one of their young studs to make that happen, the Lakers won't hesitate.</text:p>
            <text:p><text:s text:c="8"/></text:p>
            <text:p><text:s text:c="8"/></text:p>
            <text:p><text:s text:c="13"/>Related: Lonzo Ball, Kyle Kuzma</text:p>
            <text:p><text:s text:c="14"/></text:p>
            <text:p><text:s text:c="13"/>Source: Los Angeles Times <text:s text:c="32"/>May 19 - 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as no lingering issues from the soreness he experienced in his left calf late in Game 2.</text:p>
            <text:p><text:s text:c="8"/></text:p>
            <text:p><text:s text:c="8"/></text:p>
            <text:p><text:s text:c="13"/>Paul was seen limping slightly in the fourth quarter of Wednesday's win over the Warriors, and had an ice pack on his lower leg at the end of the game. However, he is good to go for Sunday's Game 3. "His foot was bothering him a little bit," coach Mike D'Antoni said. "It shouldn't be a problem. Just normal. Nothing that would sideline him or anything. He's good." Paul also told reported that he's "all right."</text:p>
            <text:p><text:s text:c="8"/></text:p>
            <text:p><text:s text:c="8"/></text:p>
            <text:p><text:s text:c="13"/></text:p>
            <text:p><text:s text:c="14"/></text:p>
            <text:p><text:s text:c="13"/>Source: Houston Chronicle <text:s text:c="32"/>May 19 - 1: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rae Young</text:p>
            <text:p><text:s text:c="17"/></text:p>
            <text:p><text:s text:c="17"/></text:p>
            <text:p><text:s text:c="22"/>- G - <text:s/>Player</text:p>
            <text:p><text:s text:c="16"/></text:p>
            <text:p><text:s text:c="17"/></text:p>
            <text:p><text:s text:c="12"/></text:p>
            <text:p><text:s text:c="8"/></text:p>
            <text:p><text:s text:c="8"/></text:p>
            <text:p><text:s text:c="8"/></text:p>
            <text:p><text:s text:c="12"/>Trae Young told reporters that he believes he's the "best overall player in this draft."</text:p>
            <text:p><text:s text:c="8"/></text:p>
            <text:p><text:s text:c="8"/></text:p>
            <text:p><text:s text:c="13"/>Last season, as a freshman at Oklahoma, Young became the first and only player in NCAA history to lead the country in scoring and assists in the same season. "My main focus isn’t necessarily to be the best player in this draft. My goal is to be the best player in the NBA. That’s what I’m focusing on," said Young. However, he wore down over the second half of the season. The biggest knocks on his game are his propensity for turnovers and his lack of defense. Young could go as early as sixth overall to Orlando, and likely won't slide outside the top 10.</text:p>
            <text:p><text:s text:c="8"/></text:p>
            <text:p><text:s text:c="8"/></text:p>
            <text:p><text:s text:c="13"/></text:p>
            <text:p><text:s text:c="14"/></text:p>
            <text:p><text:s text:c="13"/>Source: Orlando Sentinel <text:s text:c="33"/>May 19 - 12: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Coach Brad Stevens said that Shane Larkin (shoulder) is with the team in Cleveland but will not play in Games 3 and 4 and is unlikely to return this series.</text:p>
            <text:p><text:s text:c="8"/></text:p>
            <text:p><text:s text:c="8"/></text:p>
            <text:p><text:s text:c="13"/>Earlier in the week, Stevens said that Larkin was "progressing well" and that he was able to do some running, but still had some discomfort catching and swinging the ball. With Larkin sideline, Terry Rozier and Marcus Smart will continue to log extended minutes.</text:p>
            <text:p><text:s text:c="8"/></text:p>
            <text:p><text:s text:c="8"/></text:p>
            <text:p><text:s text:c="13"/>Related: Marcus Smart, Terry Rozier</text:p>
            <text:p><text:s text:c="14"/></text:p>
            <text:p><text:s text:c="13"/>Source: A. Sherrod Blakely on Twitter <text:s text:c="20"/>May 19 - 11: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aid he would love to return to Toronto and this his preference is to remain a Raptor.</text:p>
            <text:p><text:s text:c="8"/></text:p>
            <text:p><text:s text:c="8"/></text:p>
            <text:p><text:s text:c="13"/>VanVleet, who will hit free agency in July, exceeded expectations during his sophomore season in Toronto, averaging 8.6 points, 2.4 rebounds and 3.2 assists. He will receive heavy interest on the open market. However, he says he would prefer to stay put. "I’m going to be loyal to the organization that gave me a chance and I love the city of Toronto, I love the fans, I love the people here, and I would love to be back." said VanVleet. "So hopefully it can work out."</text:p>
            <text:p><text:s text:c="8"/></text:p>
            <text:p><text:s text:c="8"/></text:p>
            <text:p><text:s text:c="13"/></text:p>
            <text:p><text:s text:c="14"/></text:p>
            <text:p><text:s text:c="13"/>Source: Sportsnet.ca <text:s text:c="37"/>May 19 - 10: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ith Smart</text:p>
            <text:p><text:s text:c="17"/></text:p>
            <text:p><text:s text:c="17"/></text:p>
            <text:p><text:s text:c="22"/>- C - <text:s/>Grizzlies</text:p>
            <text:p><text:s text:c="16"/></text:p>
            <text:p><text:s text:c="17"/></text:p>
            <text:p><text:s text:c="12"/></text:p>
            <text:p><text:s text:c="8"/></text:p>
            <text:p><text:s text:c="8"/></text:p>
            <text:p><text:s text:c="8"/></text:p>
            <text:p><text:s text:c="12"/>Keith Smart will join David Fizdale as an assistant with the Knicks, according to Ian Begley of ESPN.</text:p>
            <text:p><text:s text:c="8"/></text:p>
            <text:p><text:s text:c="8"/></text:p>
            <text:p><text:s text:c="13"/>Smart had served as an assistant in Memphis for two years. Per Begley, Smart will be a top assistant on Fizdale's staff.</text:p>
            <text:p><text:s text:c="8"/></text:p>
            <text:p><text:s text:c="8"/></text:p>
            <text:p><text:s text:c="13"/></text:p>
            <text:p><text:s text:c="14"/></text:p>
            <text:p><text:s text:c="13"/>Source: Ian Begley on Twitter <text:s text:c="28"/>May 19 - 9: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The Spurs would need a "grand-slam offer" on Kawhi Leonard to make a deal, according to Kevin O'Connor of The Ringer.</text:p>
            <text:p><text:s text:c="8"/></text:p>
            <text:p><text:s text:c="8"/></text:p>
            <text:p><text:s text:c="13"/>Yeah, that's pretty obvious. Things aren't going well with Kawhi and the Spurs these days, but there's no way they'd sell him at a price comparable to Kyrie Irving. If anything happened with Kawhi, it likely wouldn't happen until at least July.</text:p>
            <text:p><text:s text:c="8"/></text:p>
            <text:p><text:s text:c="8"/></text:p>
            <text:p><text:s text:c="13"/></text:p>
            <text:p><text:s text:c="14"/></text:p>
            <text:p><text:s text:c="13"/>Source: The Ringer <text:s text:c="39"/>May 18 - 9: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McDonough</text:p>
            <text:p><text:s text:c="17"/></text:p>
            <text:p><text:s text:c="17"/></text:p>
            <text:p><text:s text:c="22"/>- C - <text:s/>Suns</text:p>
            <text:p><text:s text:c="16"/></text:p>
            <text:p><text:s text:c="17"/></text:p>
            <text:p><text:s text:c="12"/></text:p>
            <text:p><text:s text:c="8"/></text:p>
            <text:p><text:s text:c="8"/></text:p>
            <text:p><text:s text:c="8"/></text:p>
            <text:p><text:s text:c="12"/>General manager Ryan McDonough said the Suns are open to trading the top pick.</text:p>
            <text:p><text:s text:c="8"/></text:p>
            <text:p><text:s text:c="8"/></text:p>
            <text:p><text:s text:c="13"/>"I think if you look around the NBA, as far as the veteran players, there are probably a few players we'd consider trading the pick for, not ... just pick for player No. 1. So it'll be a busy month for us," McDonough said. Last summer, the Suns surprised most of us when they said they likely wouldn't compete for at least two seasons, but back in January McDonough said he's planning on aggressively pursuing free agents this summer. It would be a major shock to see the Suns unload the pick, but don't underestimate them doing something foolish wild.</text:p>
            <text:p><text:s text:c="8"/></text:p>
            <text:p><text:s text:c="8"/></text:p>
            <text:p><text:s text:c="13"/></text:p>
            <text:p><text:s text:c="14"/></text:p>
            <text:p><text:s text:c="13"/>Source: ESPN.com <text:s text:c="41"/>May 18 - 8: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Zipser</text:p>
            <text:p><text:s text:c="17"/></text:p>
            <text:p><text:s text:c="17"/></text:p>
            <text:p><text:s text:c="22"/>- F - <text:s/>Bulls</text:p>
            <text:p><text:s text:c="16"/></text:p>
            <text:p><text:s text:c="17"/></text:p>
            <text:p><text:s text:c="12"/></text:p>
            <text:p><text:s text:c="8"/></text:p>
            <text:p><text:s text:c="8"/></text:p>
            <text:p><text:s text:c="8"/></text:p>
            <text:p><text:s text:c="12"/>Updating a previous item, Paul Zipser (foot) had surgery in Germany to repair a fracture in his left foot.</text:p>
            <text:p><text:s text:c="8"/></text:p>
            <text:p><text:s text:c="8"/></text:p>
            <text:p><text:s text:c="13"/>He does not have a timetable to return after this injury limited him to finish the season. Zipser's deal is non-guaranteed until July 18, so there's a very good chance he's cut during the free agency period.</text:p>
            <text:p><text:s text:c="8"/></text:p>
            <text:p><text:s text:c="8"/></text:p>
            <text:p><text:s text:c="13"/></text:p>
            <text:p><text:s text:c="14"/></text:p>
            <text:p><text:s text:c="13"/>Source: K.C. Johnson on Twitter <text:s text:c="26"/>May 18 - 6: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ae Young</text:p>
            <text:p><text:s text:c="17"/></text:p>
            <text:p><text:s text:c="17"/></text:p>
            <text:p><text:s text:c="22"/>- G - <text:s/>Player</text:p>
            <text:p><text:s text:c="16"/></text:p>
            <text:p><text:s text:c="17"/></text:p>
            <text:p><text:s text:c="12"/></text:p>
            <text:p><text:s text:c="8"/></text:p>
            <text:p><text:s text:c="8"/></text:p>
            <text:p><text:s text:c="8"/></text:p>
            <text:p><text:s text:c="12"/>Trae Young said he has put on 10 pounds of muscle in five weeks.</text:p>
            <text:p><text:s text:c="8"/></text:p>
            <text:p><text:s text:c="8"/></text:p>
            <text:p><text:s text:c="13"/>He's not even in the league yet and he already has #MuscleWatch going. Young is one of the best scorers in the draft after leading the NCAA in points and dimes per game, but he did only register a 6'3" wingspan as one of the smallest players in the draft. He's met with the Bulls, Knicks and others, and there's almost no doubt he'll be going in the top 10.</text:p>
            <text:p><text:s text:c="8"/></text:p>
            <text:p><text:s text:c="8"/></text:p>
            <text:p><text:s text:c="13"/></text:p>
            <text:p><text:s text:c="14"/></text:p>
            <text:p><text:s text:c="13"/>Source: Nick Friedell on Twitter <text:s text:c="25"/>May 18 - 6: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was once again asked about how he was feeling on Friday and he said he feels "great."</text:p>
            <text:p><text:s text:c="8"/></text:p>
            <text:p><text:s text:c="8"/></text:p>
            <text:p><text:s text:c="13"/>"Hopefully that's the last knee question," Curry added. Lots of people are saying that Curry isn't healthy because he's missing threes and the Rockets are relentlessly attacking him, but Curry continues to say he's healthy and there's a sense he could be a little annoyed with this narrative. The shots will start to fall for one of the best shooters of all time, so he could bust out in Game 3 at home on Sunday.</text:p>
            <text:p><text:s text:c="8"/></text:p>
            <text:p><text:s text:c="8"/></text:p>
            <text:p><text:s text:c="13"/></text:p>
            <text:p><text:s text:c="14"/></text:p>
            <text:p><text:s text:c="13"/>Source: Anthony Slater on Twitter <text:s text:c="24"/>May 18 - 5: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Luka Doncic scored 16 points in a EuroLeague semifinal against CSKA Moscow on Friday, adding seven rebounds, two assists and three turnovers.</text:p>
            <text:p><text:s text:c="8"/></text:p>
            <text:p><text:s text:c="8"/></text:p>
            <text:p><text:s text:c="13"/>He set the tempo in the first half, and showed he can score in isolation and off a ball screen. Doncic is already one of the most talented players in Europe and he's still just 19 years old. It's still not a total lock he'll be coming over this year and he likely won't say anything concrete until next month, but his agent said yesterday Doncic hasn't thought about a particular team yet. He's almost a lock to go in the top three.</text:p>
            <text:p><text:s text:c="8"/></text:p>
            <text:p><text:s text:c="8"/></text:p>
            <text:p><text:s text:c="13"/></text:p>
            <text:p><text:s text:c="14"/></text:p>
            <text:p><text:s text:c="13"/>May 18 - 5: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ami Grant</text:p>
            <text:p><text:s text:c="17"/></text:p>
            <text:p><text:s text:c="17"/></text:p>
            <text:p><text:s text:c="22"/>- F - <text:s/>Thunder</text:p>
            <text:p><text:s text:c="16"/></text:p>
            <text:p><text:s text:c="17"/></text:p>
            <text:p><text:s text:c="12"/></text:p>
            <text:p><text:s text:c="8"/></text:p>
            <text:p><text:s text:c="8"/></text:p>
            <text:p><text:s text:c="8"/></text:p>
            <text:p><text:s text:c="12"/>Jerami Grant said he thinks it's "a possibility" he stays in Oklahoma City next season.</text:p>
            <text:p><text:s text:c="8"/></text:p>
            <text:p><text:s text:c="8"/></text:p>
            <text:p><text:s text:c="13"/>"I know it’s a lot of moving pieces but I definitely think it’s a great possibility me being there," Grant said. "There’s a lot of things they have to figure out but I think it’s a good chance." OKC's top priority will be to bring Paul George back and chances are their next move would be to get Carmelo Anthony to opt out somehow. After that, Grant could stay in OKC and has been a nice fit in the frontcourt.</text:p>
            <text:p><text:s text:c="8"/></text:p>
            <text:p><text:s text:c="8"/></text:p>
            <text:p><text:s text:c="13"/></text:p>
            <text:p><text:s text:c="14"/></text:p>
            <text:p><text:s text:c="13"/>Source: Royce Young on Twitter <text:s text:c="27"/>May 18 - 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According to Zach Lowe on ESPN's Lowe Post Podcast, Karl-Anthony Towns and the Wolves are not in a good place right now.</text:p>
            <text:p><text:s text:c="8"/></text:p>
            <text:p><text:s text:c="8"/></text:p>
            <text:p><text:s text:c="13"/>Lowe also mentioned local Minnesota reporter Darren Wolfson of KSTP had similar thoughts, and ESPN's Brian Windhorst mentioned that the Celtics could possibly take a look at a KAT deal. To be very clear here, there is nothing to report on a trade even being close, so just keep this in mind in July. The Wolves are not going to have cap space and they're one of the shallowest teams in the NBA.</text:p>
            <text:p><text:s text:c="8"/></text:p>
            <text:p><text:s text:c="8"/></text:p>
            <text:p><text:s text:c="13"/></text:p>
            <text:p><text:s text:c="14"/></text:p>
            <text:p><text:s text:c="13"/>Source: ESPN.com <text:s text:c="41"/>May 18 - 3: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Zipser</text:p>
            <text:p><text:s text:c="17"/></text:p>
            <text:p><text:s text:c="17"/></text:p>
            <text:p><text:s text:c="22"/>- F - <text:s/>Bulls</text:p>
            <text:p><text:s text:c="16"/></text:p>
            <text:p><text:s text:c="17"/></text:p>
            <text:p><text:s text:c="12"/></text:p>
            <text:p><text:s text:c="8"/></text:p>
            <text:p><text:s text:c="8"/></text:p>
            <text:p><text:s text:c="8"/></text:p>
            <text:p><text:s text:c="12"/>Paul Zipser (foot) had foot surgery.</text:p>
            <text:p><text:s text:c="8"/></text:p>
            <text:p><text:s text:c="8"/></text:p>
            <text:p><text:s text:c="13"/>No details yet on this one, but Zipser's foot kept him off the court for most of the last month of the season. He likely won't be in the rotation next year, especially with the Bulls likely to grab a frontcourt player in the draft.</text:p>
            <text:p><text:s text:c="8"/></text:p>
            <text:p><text:s text:c="8"/></text:p>
            <text:p><text:s text:c="13"/></text:p>
            <text:p><text:s text:c="14"/></text:p>
            <text:p><text:s text:c="13"/>Source: K.C. Johnson on Twitter <text:s text:c="26"/>May 18 - 2: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was dealing with "some soreness" late in Game 2 on Wednesday, but has been cleared to practice on Friday and Saturday.</text:p>
            <text:p><text:s text:c="8"/></text:p>
            <text:p><text:s text:c="8"/></text:p>
            <text:p><text:s text:c="13"/>Paul was seen with a large ice pack on his lower left leg while sitting on the bench late in the fourth quarter of Game 2, but it appears it to be only a minor injury. As Rockets reporter Jonathan Feigen tweeted out on Friday afternoon: "'Some soreness' is not an issue, especially if [Paul] is cleared to practice for two days. If it were an issue, they would definitely hold him out now since the game is not until Sunday." CP3 should be ready to rock in Game 4.</text:p>
            <text:p><text:s text:c="8"/></text:p>
            <text:p><text:s text:c="8"/></text:p>
            <text:p><text:s text:c="13"/></text:p>
            <text:p><text:s text:c="14"/></text:p>
            <text:p><text:s text:c="13"/>Source: Jonathan Feigen on Twitter <text:s text:c="23"/>May 18 - 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says his rehab is going great and that he is "shooting to be ready for training camp."</text:p>
            <text:p><text:s text:c="8"/></text:p>
            <text:p><text:s text:c="8"/></text:p>
            <text:p><text:s text:c="13"/>Cousins underwent successful surgery to repair his torn left Achilles in late January. He says he has been cleared to rehab six days a week. "The results have been good so far — well, not even good, great," said Cousins. "I didn’t lose much strength. It’s a lot of positives. Like I said, everything’s been great and it’s in the right direction." Cousins, who will hit free agency this summer, also said that he would be open to returning to New Orleans.</text:p>
            <text:p><text:s text:c="8"/></text:p>
            <text:p><text:s text:c="8"/></text:p>
            <text:p><text:s text:c="13"/></text:p>
            <text:p><text:s text:c="14"/></text:p>
            <text:p><text:s text:c="13"/>Source: The Undefeated <text:s text:c="35"/>May 18 - 12: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erry Stackhouse</text:p>
            <text:p><text:s text:c="17"/></text:p>
            <text:p><text:s text:c="17"/></text:p>
            <text:p><text:s text:c="22"/>- G/F - <text:s/>Nets</text:p>
            <text:p><text:s text:c="16"/></text:p>
            <text:p><text:s text:c="17"/></text:p>
            <text:p><text:s text:c="12"/></text:p>
            <text:p><text:s text:c="8"/></text:p>
            <text:p><text:s text:c="8"/></text:p>
            <text:p><text:s text:c="8"/></text:p>
            <text:p><text:s text:c="12"/>The Pistons are likely to consider Jerry Stackhouse and Becky Hammon for their vacant head coaching position, according to Detroit reporter Rod Beard.</text:p>
            <text:p><text:s text:c="8"/></text:p>
            <text:p><text:s text:c="8"/></text:p>
            <text:p><text:s text:c="13"/>We heard Stackhouse's name attached to the Pistons job shortly after Stan Van Gundy was fired. However, Hammon is now also being linked to the Detroit opening. "She is an interesting — and by all accounts, qualified — candidate," a league source who declined to comment on specific coaching searches told The Detroit News. "She’s a legitimate candidate for a head-coaching job, alongside several other rising assistant coaches in the league."</text:p>
            <text:p><text:s text:c="8"/></text:p>
            <text:p><text:s text:c="8"/></text:p>
            <text:p><text:s text:c="13"/></text:p>
            <text:p><text:s text:c="14"/></text:p>
            <text:p><text:s text:c="13"/>Source: Detroit Free Press <text:s text:c="31"/>May 18 - 1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is still in a walking boot, but "everything is fine" with the foot according to Jazz reporter Tony Jones.</text:p>
            <text:p><text:s text:c="8"/></text:p>
            <text:p><text:s text:c="8"/></text:p>
            <text:p><text:s text:c="13"/>Mitchell injured himself in the closing moments of Utah's Game 5 loss to the Rockets earlier this month. He's been in a boot since, but both Mitchell and the Jazz have downplayed the injury. The sensational rookie should be ready to start offseason workouts shorty.</text:p>
            <text:p><text:s text:c="8"/></text:p>
            <text:p><text:s text:c="8"/></text:p>
            <text:p><text:s text:c="13"/></text:p>
            <text:p><text:s text:c="14"/></text:p>
            <text:p><text:s text:c="13"/>Source: Tony Jones on Twitter <text:s text:c="28"/>May 18 - 10: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vin Sampson</text:p>
            <text:p><text:s text:c="17"/></text:p>
            <text:p><text:s text:c="17"/></text:p>
            <text:p><text:s text:c="22"/>- C - <text:s/>Rockets</text:p>
            <text:p><text:s text:c="16"/></text:p>
            <text:p><text:s text:c="17"/></text:p>
            <text:p><text:s text:c="12"/></text:p>
            <text:p><text:s text:c="8"/></text:p>
            <text:p><text:s text:c="8"/></text:p>
            <text:p><text:s text:c="8"/></text:p>
            <text:p><text:s text:c="12"/>Kelvin Sampson is the "clear frontrunner" for the Orlando Magic head coaching job, according to NBA reporter Gery Woelfel.</text:p>
            <text:p><text:s text:c="8"/></text:p>
            <text:p><text:s text:c="8"/></text:p>
            <text:p><text:s text:c="13"/>Sampson is currently the head coach at the University of Houston. Sampson was an assistant coach in Milwaukee while John Hammond and Jeff Weltman were the Bucks GM and assistant GM, respectively. Hammond and Weltman are currently working for the Magic's front office.</text:p>
            <text:p><text:s text:c="8"/></text:p>
            <text:p><text:s text:c="8"/></text:p>
            <text:p><text:s text:c="13"/></text:p>
            <text:p><text:s text:c="14"/></text:p>
            <text:p><text:s text:c="13"/>Source: Woelfelspressbox.com <text:s text:c="29"/>May 18 - 10: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aid on Thursday that his knee feels good.</text:p>
            <text:p><text:s text:c="8"/></text:p>
            <text:p><text:s text:c="8"/></text:p>
            <text:p><text:s text:c="13"/>There has been some speculation that Curry is playing at far less than 100 percent due to his struggles over the first two games of the Western Conference Finals. He is averaging 17.0 points, while shooting 44.1 percent from the floor and 15.4 percent from downtown. However, Steph says the knee is not an issue. "I feel good," said Curry. "It’s something that you can’t shake off because of how recent the injury was. But I’m out there. I feel great, and I’m not worried about anything with my knee. I keep saying the same thing. I feel good."</text:p>
            <text:p><text:s text:c="8"/></text:p>
            <text:p><text:s text:c="8"/></text:p>
            <text:p><text:s text:c="13"/></text:p>
            <text:p><text:s text:c="14"/></text:p>
            <text:p><text:s text:c="13"/>Source: The Undefeated <text:s text:c="35"/>May 18 - 9: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es Bridges</text:p>
            <text:p><text:s text:c="17"/></text:p>
            <text:p><text:s text:c="17"/></text:p>
            <text:p><text:s text:c="22"/>- F - <text:s/>Player</text:p>
            <text:p><text:s text:c="16"/></text:p>
            <text:p><text:s text:c="17"/></text:p>
            <text:p><text:s text:c="12"/></text:p>
            <text:p><text:s text:c="8"/></text:p>
            <text:p><text:s text:c="8"/></text:p>
            <text:p><text:s text:c="8"/></text:p>
            <text:p><text:s text:c="12"/>Miles Bridges said he dropped to 220 pounds.</text:p>
            <text:p><text:s text:c="8"/></text:p>
            <text:p><text:s text:c="8"/></text:p>
            <text:p><text:s text:c="13"/>He was listed at 225 at Michigan State last year and he's still just 20 years old. Bridges made a transition to small forward last season after playing the four in 2016-17. On ESPN during the combine coverage, he said he learned how to score more off screens on the perimeter. That should help him as he could be a lottery pick in June.</text:p>
            <text:p><text:s text:c="8"/></text:p>
            <text:p><text:s text:c="8"/></text:p>
            <text:p><text:s text:c="13"/></text:p>
            <text:p><text:s text:c="14"/></text:p>
            <text:p><text:s text:c="13"/>May 17 - 7: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Porter Jr.</text:p>
            <text:p><text:s text:c="17"/></text:p>
            <text:p><text:s text:c="17"/></text:p>
            <text:p><text:s text:c="22"/>- F - <text:s/>Player</text:p>
            <text:p><text:s text:c="16"/></text:p>
            <text:p><text:s text:c="17"/></text:p>
            <text:p><text:s text:c="12"/></text:p>
            <text:p><text:s text:c="8"/></text:p>
            <text:p><text:s text:c="8"/></text:p>
            <text:p><text:s text:c="8"/></text:p>
            <text:p><text:s text:c="12"/>Michael Porter Jr. said he's "fully healed" from his back injury and that he feels 100 percent.</text:p>
            <text:p><text:s text:c="8"/></text:p>
            <text:p><text:s text:c="8"/></text:p>
            <text:p><text:s text:c="13"/>On Nov. 22, Porter had a successful microdiscectomy of his L3-L4 spinal discs, which kept him to just three games as a freshman at Missouri. Porter was widely viewed as a top-three player in the draft coming into the year thanks to a prototype frame with a seven-foot wingspan on his 6'10" body, but he does have his injury concerns. He'll likely be going in the top 10.</text:p>
            <text:p><text:s text:c="8"/></text:p>
            <text:p><text:s text:c="8"/></text:p>
            <text:p><text:s text:c="13"/></text:p>
            <text:p><text:s text:c="14"/></text:p>
            <text:p><text:s text:c="13"/>Source: Cody Westerlund on Twitter <text:s text:c="23"/>May 17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te DiVincenzo</text:p>
            <text:p><text:s text:c="17"/></text:p>
            <text:p><text:s text:c="17"/></text:p>
            <text:p><text:s text:c="22"/>- G - <text:s/>Player</text:p>
            <text:p><text:s text:c="16"/></text:p>
            <text:p><text:s text:c="17"/></text:p>
            <text:p><text:s text:c="12"/></text:p>
            <text:p><text:s text:c="8"/></text:p>
            <text:p><text:s text:c="8"/></text:p>
            <text:p><text:s text:c="8"/></text:p>
            <text:p><text:s text:c="12"/>Donte DiVincenzo posted a 42-inch max vertical leap at the combine on Thursday.</text:p>
            <text:p><text:s text:c="8"/></text:p>
            <text:p><text:s text:c="8"/></text:p>
            <text:p><text:s text:c="13"/>That's tied for the highest max vert on Thursday (Josh Okogie), and DiVincenzo currently is in the lead for standing vert at 34.5". He also looked good early in the scrimmages today, but being a little undersized likely takes him out of the lottery. The reigning Most Outstanding Player in the NCAA tourney has helped himself since March.</text:p>
            <text:p><text:s text:c="8"/></text:p>
            <text:p><text:s text:c="8"/></text:p>
            <text:p><text:s text:c="13"/></text:p>
            <text:p><text:s text:c="14"/></text:p>
            <text:p><text:s text:c="13"/>May 17 - 6: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Coach David Fizdale said his plan is to fly to Europe "maybe multiple times" and spend a lot of time with Kristaps Porzingis.</text:p>
            <text:p><text:s text:c="8"/></text:p>
            <text:p><text:s text:c="8"/></text:p>
            <text:p><text:s text:c="13"/>"I want him to feel something different," Fizdale said. This summer is a little different for Porzingis after last summer's fiasco with Phil Jackson. Fizdale added it'll be a "step by step" process with Porzingis as The Unicorn rehabs his ACL.</text:p>
            <text:p><text:s text:c="8"/></text:p>
            <text:p><text:s text:c="8"/></text:p>
            <text:p><text:s text:c="13"/></text:p>
            <text:p><text:s text:c="14"/></text:p>
            <text:p><text:s text:c="13"/>Source: Newsday <text:s text:c="42"/>May 17 - 6: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ayson Allen</text:p>
            <text:p><text:s text:c="17"/></text:p>
            <text:p><text:s text:c="17"/></text:p>
            <text:p><text:s text:c="22"/>- G - <text:s/>Player</text:p>
            <text:p><text:s text:c="16"/></text:p>
            <text:p><text:s text:c="17"/></text:p>
            <text:p><text:s text:c="12"/></text:p>
            <text:p><text:s text:c="8"/></text:p>
            <text:p><text:s text:c="8"/></text:p>
            <text:p><text:s text:c="8"/></text:p>
            <text:p><text:s text:c="12"/>Grayson Allen posted a 40.5-inch max vertical leap at the combine on Thursday.</text:p>
            <text:p><text:s text:c="8"/></text:p>
            <text:p><text:s text:c="8"/></text:p>
            <text:p><text:s text:c="13"/>He also had an elite shuttle run at 3.04 seconds and was very good in the lane agility drill at 10.31. Allen did only have a 32.5-inch standing vert, but he's still putting up better numbers than expected and even mentioned his comparison to J.J. Redick. "I don’t think J.J. jumped 40 inches," Allen said. The four-year Duke guard is likely going to be an option in the 25-45 range.</text:p>
            <text:p><text:s text:c="8"/></text:p>
            <text:p><text:s text:c="8"/></text:p>
            <text:p><text:s text:c="13"/></text:p>
            <text:p><text:s text:c="14"/></text:p>
            <text:p><text:s text:c="13"/>Source: John Denton on Twitter <text:s text:c="27"/>May 17 - 5: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Luka Doncic's agent, Bill Duffy, said Doncic has "no particular thought on any NBA teams."</text:p>
            <text:p><text:s text:c="8"/></text:p>
            <text:p><text:s text:c="8"/></text:p>
            <text:p><text:s text:c="13"/>If you missed it earlier, Doncic said he wasn't sure if he was coming over after the final four in the Spanish ACB this month. Doncic does sound like he should be coming over this year, but obviously teams will want to be fairly certain he's headed to the states. If he did stay in Europe, the team would still hold his draft rights a la Dario Saric. Chances are we won't find out anything particular on Doncic until June.</text:p>
            <text:p><text:s text:c="8"/></text:p>
            <text:p><text:s text:c="8"/></text:p>
            <text:p><text:s text:c="13"/></text:p>
            <text:p><text:s text:c="14"/></text:p>
            <text:p><text:s text:c="13"/>Source: Sporting News <text:s text:c="36"/>May 17 - 5: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n Jackson Jr.</text:p>
            <text:p><text:s text:c="17"/></text:p>
            <text:p><text:s text:c="17"/></text:p>
            <text:p><text:s text:c="22"/>- C - <text:s/>Player</text:p>
            <text:p><text:s text:c="16"/></text:p>
            <text:p><text:s text:c="17"/></text:p>
            <text:p><text:s text:c="12"/></text:p>
            <text:p><text:s text:c="8"/></text:p>
            <text:p><text:s text:c="8"/></text:p>
            <text:p><text:s text:c="8"/></text:p>
            <text:p><text:s text:c="12"/>Jaren Jackson Jr. registered a 7'5" wingspan at the combine on Thursday.</text:p>
            <text:p><text:s text:c="8"/></text:p>
            <text:p><text:s text:c="8"/></text:p>
            <text:p><text:s text:c="13"/>He came in at 6'10" without shoes, so Jackson Jr. measured well. Jackson's per-40 minute stats were solid at MSU last year with 20.0 points, 10.6 boards, 2.0 assists, 1.1 steals, 5.5 blocks and 2.0 treys on a 51.3/39.6/79.7 shooting line. He'll be coming off the board in the first five picks and obviously he'll be someone to watch in fantasy with his blocks, threes and efficiency.</text:p>
            <text:p><text:s text:c="8"/></text:p>
            <text:p><text:s text:c="8"/></text:p>
            <text:p><text:s text:c="13"/></text:p>
            <text:p><text:s text:c="14"/></text:p>
            <text:p><text:s text:c="13"/>May 17 - 4: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houlder) still isn't close to a return.</text:p>
            <text:p><text:s text:c="8"/></text:p>
            <text:p><text:s text:c="8"/></text:p>
            <text:p><text:s text:c="13"/>Coach Brad Stevens did say that Larkin was "progressing well" and he was able to do some running, but he had some discomfort when catching and swinging the ball and left practice early. Stevens added that Larkin is "not anywhere close to playing" and he remains without a timetable.</text:p>
            <text:p><text:s text:c="8"/></text:p>
            <text:p><text:s text:c="8"/></text:p>
            <text:p><text:s text:c="13"/></text:p>
            <text:p><text:s text:c="14"/></text:p>
            <text:p><text:s text:c="13"/>Source: Celtics on Twitter <text:s text:c="31"/>May 17 - 1: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hamed Bamba</text:p>
            <text:p><text:s text:c="17"/></text:p>
            <text:p><text:s text:c="17"/></text:p>
            <text:p><text:s text:c="22"/>- C - <text:s/>Player</text:p>
            <text:p><text:s text:c="16"/></text:p>
            <text:p><text:s text:c="17"/></text:p>
            <text:p><text:s text:c="12"/></text:p>
            <text:p><text:s text:c="8"/></text:p>
            <text:p><text:s text:c="8"/></text:p>
            <text:p><text:s text:c="8"/></text:p>
            <text:p><text:s text:c="12"/>Mohamed Bamba set an NBA combine record with a 7'10" wingspan.</text:p>
            <text:p><text:s text:c="8"/></text:p>
            <text:p><text:s text:c="8"/></text:p>
            <text:p><text:s text:c="13"/>For context, Rudy Gobert was the previous record holder with a 7'8" wingspan. Bamba measured in at 7' 0.75" in shoes with a ridiculous standing reach of 9' 7.5". It's easy to see why the freshman out of Texas swatted 3.7 shots with 10.5 rebounds a game. He might be moving up some draft boards after this and is a projected top-10 pick.</text:p>
            <text:p><text:s text:c="8"/></text:p>
            <text:p><text:s text:c="8"/></text:p>
            <text:p><text:s text:c="13"/></text:p>
            <text:p><text:s text:c="14"/></text:p>
            <text:p><text:s text:c="13"/>May 17 - 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underwent successful surgery to repair the extensor tendon in his left middle finger.</text:p>
            <text:p><text:s text:c="8"/></text:p>
            <text:p><text:s text:c="8"/></text:p>
            <text:p><text:s text:c="13"/>He suffered the injury back on Dec. 28, so Covington has been dealing with this for several months. This was a minor procedure and Covington will be re-evaluated in three weeks to determine if he can resume basketball activities. Covington was a letdown in the Boston series, but he'll be a key piece of the puzzle for the 76ers in 2018-19 for his perimeter defense and floor spacing.</text:p>
            <text:p><text:s text:c="8"/></text:p>
            <text:p><text:s text:c="8"/></text:p>
            <text:p><text:s text:c="13"/></text:p>
            <text:p><text:s text:c="14"/></text:p>
            <text:p><text:s text:c="13"/>Source: Jessica Camerato on Twitter <text:s text:c="22"/>May 17 - 12: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Jackson</text:p>
            <text:p><text:s text:c="17"/></text:p>
            <text:p><text:s text:c="17"/></text:p>
            <text:p><text:s text:c="22"/>- G - <text:s/>Pelicans</text:p>
            <text:p><text:s text:c="16"/></text:p>
            <text:p><text:s text:c="17"/></text:p>
            <text:p><text:s text:c="12"/></text:p>
            <text:p><text:s text:c="8"/></text:p>
            <text:p><text:s text:c="8"/></text:p>
            <text:p><text:s text:c="8"/></text:p>
            <text:p><text:s text:c="12"/>Pelicans GM Dell Demps said the franchise is excited to have Frank Jackson back on the court.</text:p>
            <text:p><text:s text:c="8"/></text:p>
            <text:p><text:s text:c="8"/></text:p>
            <text:p><text:s text:c="13"/>Jackson underwent surgeries to repair two different breaks in his right foot last summer, then he had scar tissue removed from the same foot in March which kept him out for his entire rookie season. He's expected to play in the Summer League, but his path to minutes will be complicated if the Pelicans retain Rajon Rondo in free agency.</text:p>
            <text:p><text:s text:c="8"/></text:p>
            <text:p><text:s text:c="8"/></text:p>
            <text:p><text:s text:c="13"/></text:p>
            <text:p><text:s text:c="14"/></text:p>
            <text:p><text:s text:c="13"/>Source: New Orleans Times-Picayune <text:s text:c="23"/>May 17 - 11: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heick Diallo</text:p>
            <text:p><text:s text:c="17"/></text:p>
            <text:p><text:s text:c="17"/></text:p>
            <text:p><text:s text:c="22"/>- F - <text:s/>Pelicans</text:p>
            <text:p><text:s text:c="16"/></text:p>
            <text:p><text:s text:c="17"/></text:p>
            <text:p><text:s text:c="12"/></text:p>
            <text:p><text:s text:c="8"/></text:p>
            <text:p><text:s text:c="8"/></text:p>
            <text:p><text:s text:c="8"/></text:p>
            <text:p><text:s text:c="12"/>The Pelicans are counting on Cheick Diallo to become an "impact player" for them in 2018-19.</text:p>
            <text:p><text:s text:c="8"/></text:p>
            <text:p><text:s text:c="8"/></text:p>
            <text:p><text:s text:c="13"/>"[We] saw flashes of Cheick Diallo this year," Pelicans GM Dell Demps said. "We're hoping those guys (Diallo and Frank Jackson) can be impact players for us next year. The potential is definitely there, the work ethic is there." Demps added that Diallo will play in the Summer League and that the Pelicans will find a way to integrate him into their plans. He averaged 6.9 points and 6.1 rebounds in his final 19 games of the season, stepping up in the absence of DeMarcus Cousins. His fantasy outlook for 2018-19 hinges on what the Pelicans do with Boogie Cousins in free agency.</text:p>
            <text:p><text:s text:c="8"/></text:p>
            <text:p><text:s text:c="8"/></text:p>
            <text:p><text:s text:c="13"/></text:p>
            <text:p><text:s text:c="14"/></text:p>
            <text:p><text:s text:c="13"/>Source: New Orleans Times-Picayune <text:s text:c="23"/>May 17 - 11: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ai Ujiri</text:p>
            <text:p><text:s text:c="17"/></text:p>
            <text:p><text:s text:c="17"/></text:p>
            <text:p><text:s text:c="22"/>- C - <text:s/>Raptors</text:p>
            <text:p><text:s text:c="16"/></text:p>
            <text:p><text:s text:c="17"/></text:p>
            <text:p><text:s text:c="12"/></text:p>
            <text:p><text:s text:c="8"/></text:p>
            <text:p><text:s text:c="8"/></text:p>
            <text:p><text:s text:c="8"/></text:p>
            <text:p><text:s text:c="12"/>Raptors beat reporter Josh Lewenberg believes that Nick Nurse is the frontrunner for the head coaching job.</text:p>
            <text:p><text:s text:c="8"/></text:p>
            <text:p><text:s text:c="8"/></text:p>
            <text:p><text:s text:c="13"/>After firing coach of the year Dwane Casey, the Raptors were heavily linked to Mike Budenholzer before he joined the Bucks. Nick Nurse and Rex Kalamian were both assistants on Casey's staff and are in the running, while Jerry Stackhouse is a candidate for the job as well.</text:p>
            <text:p><text:s text:c="8"/></text:p>
            <text:p><text:s text:c="8"/></text:p>
            <text:p><text:s text:c="13"/></text:p>
            <text:p><text:s text:c="14"/></text:p>
            <text:p><text:s text:c="13"/>Source: Josh Lewenberg on Twitter <text:s text:c="24"/>May 17 - 10: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Luka Doncic said he hasn't made a decision about joining the NBA in 2018-19.</text:p>
            <text:p><text:s text:c="8"/></text:p>
            <text:p><text:s text:c="8"/></text:p>
            <text:p><text:s text:c="13"/>He's currently focused on his season with Real Madrid and won't make a decision until later in the summer. "Ι’m not sure if these are my last two games [in EuroLeague]," Doncic said. "We have yet to make this decision. Perhaps after the season." Maybe he doesn't want to upset his current teammates during their title run or maybe his camp is using this is as leverage to steer him to a specific destination, but this is a story to monitor closely over the next few weeks.</text:p>
            <text:p><text:s text:c="8"/></text:p>
            <text:p><text:s text:c="8"/></text:p>
            <text:p><text:s text:c="13"/></text:p>
            <text:p><text:s text:c="14"/></text:p>
            <text:p><text:s text:c="13"/>Source: Euro Hoops <text:s text:c="39"/>May 17 - 10: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revor Ariza scored 19 points on 7-of-9 shooting and had four rebounds, six assists and two steals in Houston's Game 2 win over Golden State on Wednesday.</text:p>
            <text:p><text:s text:c="8"/></text:p>
            <text:p><text:s text:c="8"/></text:p>
            <text:p><text:s text:c="13"/>Ariza's 19 points are his scoring high for these playoffs and his six assists are the most he'd had all season. This was Ariza's best shooting performance since May 7th of 2017 when he also went 7-of-9. He was turnover-free too, he's now logged 347 minutes this postseason with only had three turnovers. It was Ariza's best game of the playoffs, coming at the perfect time when the Rockets needed it most.</text:p>
            <text:p><text:s text:c="8"/></text:p>
            <text:p><text:s text:c="8"/></text:p>
            <text:p><text:s text:c="13"/></text:p>
            <text:p><text:s text:c="14"/></text:p>
            <text:p><text:s text:c="13"/>May 17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cored 16 points on 7-of-19 shooting with seven rebounds and seven assists in the Warriors Game 2 loss to Houston on Wednesday.</text:p>
            <text:p><text:s text:c="8"/></text:p>
            <text:p><text:s text:c="8"/></text:p>
            <text:p><text:s text:c="13"/>Steph was 1-of-8 from deep and is now 2-of-13 for the series. He only had one game all season in which he only made one 3-pointer, but now he's gone back-to-back to start the WCF. "Obviously it wasn’t Steph’s best night," head coach Steve Kerr said. "I’m not worried about Steph ... He’s feeling good ... He’s getting better." It's only a matter of time before he goes Steph mode and erupts from downtown, and he'll have three full days to rest before Game 3. On the defensive end, the Rockets targeted Curry as the primary defender 23 times, a postseason high, trying to capitalize on Curry's defensive weaknesses.</text:p>
            <text:p><text:s text:c="8"/></text:p>
            <text:p><text:s text:c="8"/></text:p>
            <text:p><text:s text:c="13"/></text:p>
            <text:p><text:s text:c="14"/></text:p>
            <text:p><text:s text:c="13"/>Source: Chris Haynes on Twitter <text:s text:c="26"/>May 17 - 12: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had two points and a rebound in six minutes in the Rockets win over the Warriors on Wednesday.</text:p>
            <text:p><text:s text:c="8"/></text:p>
            <text:p><text:s text:c="8"/></text:p>
            <text:p><text:s text:c="13"/>Mbah a Moute continued to struggle with his confidence with his shoulder, which he dislocated twice this season while dunking. He missed two layups within eight minutes in the first quarter tonight and is 1-of-11 shooting during this series with six of his misses coming within three feet of the hoop. After Game 1 Mbah a Moute said, "No, I can't dunk it right now. I don't trust it yet." He only played six minutes, the fewest he's logged all season. Gerald Green made up for most of his minutes. Mbah a Moute's problem seems to be mostly mental, but it's clearly affecting his game.</text:p>
            <text:p><text:s text:c="8"/></text:p>
            <text:p><text:s text:c="8"/></text:p>
            <text:p><text:s text:c="13"/>Related: Gerald Green</text:p>
            <text:p><text:s text:c="14"/></text:p>
            <text:p><text:s text:c="13"/>Source: Tim McMahon on Twitter <text:s text:c="27"/>May 17 - 12: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scored 27 points while shooting 6-of-9 from three and had three rebounds and two assists in Houston's Game 2 win over Golden State on Wednesday.</text:p>
            <text:p><text:s text:c="8"/></text:p>
            <text:p><text:s text:c="8"/></text:p>
            <text:p><text:s text:c="13"/>This was a scoring high for Gordon in these playoffs and the most he's scored since March 27th against the Bulls. He shot well, going 8-of-15 from the field and 5-of-5 from the charity stripe. Gordon was announced as one of the three finalists for Sixth Man of the Year along with Lou Williams and Fred VanVleet, and he proved why tonight in 32 minutes off the bench.</text:p>
            <text:p><text:s text:c="8"/></text:p>
            <text:p><text:s text:c="8"/></text:p>
            <text:p><text:s text:c="13"/></text:p>
            <text:p><text:s text:c="14"/></text:p>
            <text:p><text:s text:c="13"/>May 17 - 12: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scored 22 points on 8-of-9 shooting from the field with seven rebounds, four assists and a steal in the Rockets 127-105 win over the Warriors on Wednesday.</text:p>
            <text:p><text:s text:c="8"/></text:p>
            <text:p><text:s text:c="8"/></text:p>
            <text:p><text:s text:c="13"/>P.J. was also 5-of-6 from deep on his way to not only a Rockets career high but also a career postseason high 22 points. All of his points came from inside the paint or from knocking down a corner three. This was a huge bounce back for Tucker after an abysmal Game 1 where he only had one point in 34 minutes.</text:p>
            <text:p><text:s text:c="8"/></text:p>
            <text:p><text:s text:c="8"/></text:p>
            <text:p><text:s text:c="13"/></text:p>
            <text:p><text:s text:c="14"/></text:p>
            <text:p><text:s text:c="13"/>Source: Tim MacMahon on Twitter <text:s text:c="26"/>May 16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38 points and had three rebounds, but added five turnovers in Golden State’s 127-105 loss to Houston in Game 2 on Wednesday.</text:p>
            <text:p><text:s text:c="8"/></text:p>
            <text:p><text:s text:c="8"/></text:p>
            <text:p><text:s text:c="13"/>KD had another huge night after scoring 37 points in Game 1, but he was the only real source of offense for Golden State as Steph Curry (16 points on 7-of-19 shooting) was the only other Warrior in double digits. KD got a tech in the fourth after pushing James Harden as frustrations boiled while the Rockets were in the middle of a 19-2 run that put the game away, but nothing more will come of it. He’ll be happy to be back in Oracle on Sunday.</text:p>
            <text:p><text:s text:c="8"/></text:p>
            <text:p><text:s text:c="8"/></text:p>
            <text:p><text:s text:c="13"/></text:p>
            <text:p><text:s text:c="14"/></text:p>
            <text:p><text:s text:c="13"/>May 16 - 1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had 27 points, 10 rebounds and three assists in Houston’s 127-105 Game 2 win over Golden State on Wednesday.</text:p>
            <text:p><text:s text:c="8"/></text:p>
            <text:p><text:s text:c="8"/></text:p>
            <text:p><text:s text:c="13"/>Harden’s 27 points tied Eric Gordon for the team-high, and he got some much needed help from his teammates for Houston to pull off the victory and tie the series at 1-1. Five Rockets scored in double digits, including Chris Paul, P.J. Tucker and Trevor Ariza, and the team knocked down 16 triples after making 13 in Game 1. Harden also came up big on the glass, and his 10 boards were a postseason high.</text:p>
            <text:p><text:s text:c="8"/></text:p>
            <text:p><text:s text:c="8"/></text:p>
            <text:p><text:s text:c="13"/>Related: P.J. Tucker, Trevor Ariza, Chris Paul, Eric Gordon</text:p>
            <text:p><text:s text:c="14"/></text:p>
            <text:p><text:s text:c="13"/>May 16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The 2017-18 finalists for MVP are LeBron James, James Harden and Anthony Davis.</text:p>
            <text:p><text:s text:c="8"/></text:p>
            <text:p><text:s text:c="8"/></text:p>
            <text:p><text:s text:c="13"/>Davis is also in the running for Defensive Player of the Year, where he's up against Rudy Gobert and Joel Embiid. Harden and LeBron are tough company for the MVP category and there's a general expectation that Harden will go home with the award, but AD certainly made his case, carrying New Orleans into the playoffs after DeMarcus Cousins went down. The winner will be announced in June.</text:p>
            <text:p><text:s text:c="8"/></text:p>
            <text:p><text:s text:c="8"/></text:p>
            <text:p><text:s text:c="13"/>Related: James Harden, Rudy Gobert, Joel Embiid, LeBron James</text:p>
            <text:p><text:s text:c="14"/></text:p>
            <text:p><text:s text:c="13"/>May 16 - 9: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Updating a previous report, Andre Iguodala will start again during Game 2 vs. Houston on Wednesday.</text:p>
            <text:p><text:s text:c="8"/></text:p>
            <text:p><text:s text:c="8"/></text:p>
            <text:p><text:s text:c="13"/>Warriors coach Steve Kerr said he was "tempted" to change his starting five, but opted to stick with the lineup that gave his team a 119-106 win on Monday. DFS owners can leave Iguodala in their lineups with the confidence that he'll be earning 24-30 minutes.</text:p>
            <text:p><text:s text:c="8"/></text:p>
            <text:p><text:s text:c="8"/></text:p>
            <text:p><text:s text:c="13"/></text:p>
            <text:p><text:s text:c="14"/></text:p>
            <text:p><text:s text:c="13"/>May 16 - 8: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ne Casey</text:p>
            <text:p><text:s text:c="17"/></text:p>
            <text:p><text:s text:c="17"/></text:p>
            <text:p><text:s text:c="22"/>- C - <text:s/>Pistons</text:p>
            <text:p><text:s text:c="16"/></text:p>
            <text:p><text:s text:c="17"/></text:p>
            <text:p><text:s text:c="12"/></text:p>
            <text:p><text:s text:c="8"/></text:p>
            <text:p><text:s text:c="8"/></text:p>
            <text:p><text:s text:c="8"/></text:p>
            <text:p><text:s text:c="12"/>Dwane Casey, Brad Stevens and Quin Snyder have been voted finalists for Coach of the Year.</text:p>
            <text:p><text:s text:c="8"/></text:p>
            <text:p><text:s text:c="8"/></text:p>
            <text:p><text:s text:c="13"/>Stevens is the only guy still coaching his team in the playoffs, holding a 2-0 lead vs. the Cavs -- Casey doesn't even have a job after being fired by Toronto following their exit in the Eastern Conference semifinals.</text:p>
            <text:p><text:s text:c="8"/></text:p>
            <text:p><text:s text:c="8"/></text:p>
            <text:p><text:s text:c="13"/></text:p>
            <text:p><text:s text:c="14"/></text:p>
            <text:p><text:s text:c="13"/>May 16 - 8: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Anthony Davis and Joel Embiid are the finalists for 2017-18 Defensive Player of the Year.</text:p>
            <text:p><text:s text:c="8"/></text:p>
            <text:p><text:s text:c="8"/></text:p>
            <text:p><text:s text:c="13"/>Gobert was limited to 56 games during the regular season but his defensive impact was massive, and he's generally considered the favorite. Injuries haven't been a major concern in his career and he's entering his prime, turning 26 in June, ensuring that he'll be gone within the top-20 picks of almost any fantasy draft.</text:p>
            <text:p><text:s text:c="8"/></text:p>
            <text:p><text:s text:c="8"/></text:p>
            <text:p><text:s text:c="13"/></text:p>
            <text:p><text:s text:c="14"/></text:p>
            <text:p><text:s text:c="13"/>May 16 - 8: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Eric Gordon and Fred VanVleet have been named the three finalists for the 2017-18 Sixth Man of the Year award.</text:p>
            <text:p><text:s text:c="8"/></text:p>
            <text:p><text:s text:c="8"/></text:p>
            <text:p><text:s text:c="13"/>Williams won the award in 2015 and he's the overwhelming favorite to take it home again this season, having averaged a career-high 22.6 points per game with 2.4 triples, 5.3 assists, 2.5 rebounds and 1.1 steals. His 6.2 free-throw makes per game were 11th-most in the league, far higher than any other reserve, which helped propel him to top-80 roto value.</text:p>
            <text:p><text:s text:c="8"/></text:p>
            <text:p><text:s text:c="8"/></text:p>
            <text:p><text:s text:c="13"/>Related: Fred VanVleet, Eric Gordon</text:p>
            <text:p><text:s text:c="14"/></text:p>
            <text:p><text:s text:c="13"/>May 16 - 8: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The finalists for the 2017-18 Most Improved Player award are Spencer Dinwiddie, Clint Capela and Victor Oladipo.</text:p>
            <text:p><text:s text:c="8"/></text:p>
            <text:p><text:s text:c="8"/></text:p>
            <text:p><text:s text:c="13"/>Domantas Sabonis and Steven Adams are notable exclusions from the list, but it's hard to argue with the three finalists. As strong as Capela and Dinwiddie were this year, it's almost a given that Oladipo will go home with the award. The Nets will undoubtedly retain Dinwiddie by guaranteeing his $1.7 million salary for the 2018-19 season, but he's not a lock to duplicate his top-100 fantasy finish -- a lot depends on Jeremy Lin's health, and the Nets' willingness to run small-ball lineups with Lin, Dinwiddie and D'Angelo Russell.</text:p>
            <text:p><text:s text:c="8"/></text:p>
            <text:p><text:s text:c="8"/></text:p>
            <text:p><text:s text:c="13"/>Related: Jeremy Lin, D'Angelo Russell</text:p>
            <text:p><text:s text:c="14"/></text:p>
            <text:p><text:s text:c="13"/>May 16 - 8: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three finalists for Rookie of the Year are Ben Simmons, Donovan Mitchell and Jayson Tatum.</text:p>
            <text:p><text:s text:c="8"/></text:p>
            <text:p><text:s text:c="8"/></text:p>
            <text:p><text:s text:c="13"/>There was no real drama in this 'finalist' pool, as those three rose above the ranks of guys like Lonzo Ball, Lauri Markkanen, John Collins and Kyle Kuzma. Tatum is a longshot here, despite his terrific play in the postseason, and it's widely considered a two-man race between Simmons and Mitchell.</text:p>
            <text:p><text:s text:c="8"/></text:p>
            <text:p><text:s text:c="8"/></text:p>
            <text:p><text:s text:c="13"/>Related: Jayson Tatum, Donovan Mitchell</text:p>
            <text:p><text:s text:c="14"/></text:p>
            <text:p><text:s text:c="13"/>May 16 - 8: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Battier</text:p>
            <text:p><text:s text:c="17"/></text:p>
            <text:p><text:s text:c="17"/></text:p>
            <text:p><text:s text:c="22"/>- G/F - <text:s/>Heat</text:p>
            <text:p><text:s text:c="16"/></text:p>
            <text:p><text:s text:c="17"/></text:p>
            <text:p><text:s text:c="12"/></text:p>
            <text:p><text:s text:c="8"/></text:p>
            <text:p><text:s text:c="8"/></text:p>
            <text:p><text:s text:c="8"/></text:p>
            <text:p><text:s text:c="12"/>The Heat have granted the Pistons permission to discuss a front-office position with Shane Battier.</text:p>
            <text:p><text:s text:c="8"/></text:p>
            <text:p><text:s text:c="8"/></text:p>
            <text:p><text:s text:c="13"/>Battier joined Miami's decision-makers in 2017 as the Director of Basketball Development and Analytics, which included evaluating talent "including college, free agents and current Miami players." Detroit is casting a wide net in their search for talent in the wake of Stan Van Gundy's exit -- SVG was serving as both head coach and GM, so there's a big void to fill.</text:p>
            <text:p><text:s text:c="8"/></text:p>
            <text:p><text:s text:c="8"/></text:p>
            <text:p><text:s text:c="13"/>Related: Pistons</text:p>
            <text:p><text:s text:c="14"/></text:p>
            <text:p><text:s text:c="13"/>Source: Ira Winderman on Twitter <text:s text:c="25"/>May 16 - 7: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Steve Kerr said he's "tempted" to change the Warriors starting lineup for Game 2 in Houston.</text:p>
            <text:p><text:s text:c="8"/></text:p>
            <text:p><text:s text:c="8"/></text:p>
            <text:p><text:s text:c="13"/>"Yes, I am tempted to switch it up, but I'm not going to announce anything," Kerr said about 90 minutes before tip-off. "We'll see what I come up with. I don't even know if I know right now." Golden State stole homecourt advantage with a 119-106 win in Game 1 on Monday, so there's no pressure on Kerr to tweak that lineup featuring Stephen Curry, Klay Thompson, Andre Iguodala, Kevin Durant and Draymond Green. If any change is made, it would be Iguodala heading to the bench.</text:p>
            <text:p><text:s text:c="8"/></text:p>
            <text:p><text:s text:c="8"/></text:p>
            <text:p><text:s text:c="13"/></text:p>
            <text:p><text:s text:c="14"/></text:p>
            <text:p><text:s text:c="13"/>Source: Conner Letourneau on Twitter <text:s text:c="21"/>May 16 - 7: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The Bucks have hired Mike Budenholzer as their next head coach, according to ESPN's Adrian Wojnarowski.</text:p>
            <text:p><text:s text:c="8"/></text:p>
            <text:p><text:s text:c="8"/></text:p>
            <text:p><text:s text:c="13"/>It's a four-year contract and it didn't take long for Budenholzer to land another head coaching job after parting ways with the Hawks in late April. He's previously been connected to the Raptors and Knicks, but will instead take over a coveted position for the young and talented Bucks, hoping to push Giannis Antetokounmpo and company into championship contention. He compiled a 213-197 record (.520) in five seasons with Atlanta, including Coach of the Year honors in 2015, and it's a strong hire for the ascendant Bucks.</text:p>
            <text:p><text:s text:c="8"/></text:p>
            <text:p><text:s text:c="8"/></text:p>
            <text:p><text:s text:c="13"/></text:p>
            <text:p><text:s text:c="14"/></text:p>
            <text:p><text:s text:c="13"/>Source: Adrian Wojnarowski on Twitter <text:s text:c="20"/>May 16 - 7: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ae Young</text:p>
            <text:p><text:s text:c="17"/></text:p>
            <text:p><text:s text:c="17"/></text:p>
            <text:p><text:s text:c="22"/>- G - <text:s/>Player</text:p>
            <text:p><text:s text:c="16"/></text:p>
            <text:p><text:s text:c="17"/></text:p>
            <text:p><text:s text:c="12"/></text:p>
            <text:p><text:s text:c="8"/></text:p>
            <text:p><text:s text:c="8"/></text:p>
            <text:p><text:s text:c="8"/></text:p>
            <text:p><text:s text:c="12"/>The Knicks are scheduled to interview Trae Young on Friday.</text:p>
            <text:p><text:s text:c="8"/></text:p>
            <text:p><text:s text:c="8"/></text:p>
            <text:p><text:s text:c="13"/>He led the NCAA in points per game last year at 27.4 and also in assists per game with his 8.7. Young also gets some comparisons to Stephen Curry for his deep range and being a little undersized. He'll likely be coming off the board in the 5-10 range, so he could land in NYC at No. 9.</text:p>
            <text:p><text:s text:c="8"/></text:p>
            <text:p><text:s text:c="8"/></text:p>
            <text:p><text:s text:c="13"/></text:p>
            <text:p><text:s text:c="14"/></text:p>
            <text:p><text:s text:c="13"/>Source: NY Daily News <text:s text:c="36"/>May 16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son Smith</text:p>
            <text:p><text:s text:c="17"/></text:p>
            <text:p><text:s text:c="17"/></text:p>
            <text:p><text:s text:c="22"/>- F/C - <text:s/>Wizards</text:p>
            <text:p><text:s text:c="16"/></text:p>
            <text:p><text:s text:c="17"/></text:p>
            <text:p><text:s text:c="12"/></text:p>
            <text:p><text:s text:c="8"/></text:p>
            <text:p><text:s text:c="8"/></text:p>
            <text:p><text:s text:c="8"/></text:p>
            <text:p><text:s text:c="12"/>Jason Smith will exercise his player option and return to the Wizards next year.</text:p>
            <text:p><text:s text:c="8"/></text:p>
            <text:p><text:s text:c="8"/></text:p>
            <text:p><text:s text:c="13"/>It's a $5.5 million player option for the 32-year-old big man. Smith isn't in the rotation all the time and he's mostly known for his goofy dance moves. The Wizards could look to make some moves involving Marcin Gortat, but Smith's playing time likely won't jump up too much regardless.</text:p>
            <text:p><text:s text:c="8"/></text:p>
            <text:p><text:s text:c="8"/></text:p>
            <text:p><text:s text:c="13"/></text:p>
            <text:p><text:s text:c="14"/></text:p>
            <text:p><text:s text:c="13"/>Source: NBC Sports Washington <text:s text:c="28"/>May 16 - 5: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The Pistons have shown interest in the NBA’s Kiki VanDeWeghe, Memphis’ Ed Stefanski, Houston’s Gersson Rosas, Brooklyn’s Trajan Langdon, Brent Barry and Miami’s Shane Battier as candidates to run basketball operations, according to Adrian Wojnarowski of ESPN.com.</text:p>
            <text:p><text:s text:c="8"/></text:p>
            <text:p><text:s text:c="8"/></text:p>
            <text:p><text:s text:c="13"/>Woj adds that general manager Jeff Bower would "ascend to top basketball decision-maker" in the organization. The Pistons do not sound like they're close on filling the void left by Stan Van Gundy.</text:p>
            <text:p><text:s text:c="8"/></text:p>
            <text:p><text:s text:c="8"/></text:p>
            <text:p><text:s text:c="13"/></text:p>
            <text:p><text:s text:c="14"/></text:p>
            <text:p><text:s text:c="13"/>May 16 - 4: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Kelvin Sampson could be Orlando's prime target for their coaching vacancy, according to Marc Stein of the New York Times.</text:p>
            <text:p><text:s text:c="8"/></text:p>
            <text:p><text:s text:c="8"/></text:p>
            <text:p><text:s text:c="13"/>The Magic have been the quietest about their pursuit of a coach, so this is an interesting report from one of the best. Sampson has been coaching at the University of Houston, but he spent time in the NBA as an assistant with the Bucks and Rockets from 2008-14. He's been a head coach in the NCAA on and off since the 1980s, but this would be his first head coaching gig in the NBA.</text:p>
            <text:p><text:s text:c="8"/></text:p>
            <text:p><text:s text:c="8"/></text:p>
            <text:p><text:s text:c="13"/></text:p>
            <text:p><text:s text:c="14"/></text:p>
            <text:p><text:s text:c="13"/>Source: Marc Stein on Twitter <text:s text:c="28"/>May 16 - 4: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The NBA will not discipline J.R. Smith for his foul on Al Horford in Game 2 of Eastern Conference Finals.</text:p>
            <text:p><text:s text:c="8"/></text:p>
            <text:p><text:s text:c="8"/></text:p>
            <text:p><text:s text:c="13"/>It was called a flagrant 1 for pushing Horford in the back while Horford was in the air. Smith has not played well at all in this series with a combined four points on just 2-of-16 from the field. His minutes may take a hit due to poor play.</text:p>
            <text:p><text:s text:c="8"/></text:p>
            <text:p><text:s text:c="8"/></text:p>
            <text:p><text:s text:c="13"/></text:p>
            <text:p><text:s text:c="14"/></text:p>
            <text:p><text:s text:c="13"/>Source: Adrian Wojnarowski on Twitter <text:s text:c="20"/>May 16 - 3: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tweeted on Wednesday that he's "finally pain-free."</text:p>
            <text:p><text:s text:c="8"/></text:p>
            <text:p><text:s text:c="8"/></text:p>
            <text:p><text:s text:c="13"/>Thomas elected to undergo surgery to repair his hip back in March, a decision that he probably should have made during last year's playoffs, but he should be 100% healthy by the time training camp comes around. It's unclear exactly where Thomas will play next year, but there's no way anyone will be giving him the max after a disastrous 2017-18 season.</text:p>
            <text:p><text:s text:c="8"/></text:p>
            <text:p><text:s text:c="8"/></text:p>
            <text:p><text:s text:c="13"/></text:p>
            <text:p><text:s text:c="14"/></text:p>
            <text:p><text:s text:c="13"/>Source: Isaiah Thomas on Twitter <text:s text:c="25"/>May 16 - 12: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left knee) still has not been given an official timetable on a potential return date.</text:p>
            <text:p><text:s text:c="8"/></text:p>
            <text:p><text:s text:c="8"/></text:p>
            <text:p><text:s text:c="13"/>"I don’t think there’s a determination to be made," Perry said. "Six, seven months out, you have a better chance to have a better time window. You talk to most medical doctors, you really can’t pinpoint how many months it’s going to be. [You have] a better estimate six, seven months out after surgery is completed. So who knows when that will be?" There have been whispers that Porzingis could miss the entire 2018-19 season, but we still have a lot of time to go before worrying next year.</text:p>
            <text:p><text:s text:c="8"/></text:p>
            <text:p><text:s text:c="8"/></text:p>
            <text:p><text:s text:c="13"/></text:p>
            <text:p><text:s text:c="14"/></text:p>
            <text:p><text:s text:c="13"/>Source: Newsday <text:s text:c="42"/>May 16 - 12: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indicated that he's ready to step it up on defense if the Rockets want to consistently attack him with isolation plays.</text:p>
            <text:p><text:s text:c="8"/></text:p>
            <text:p><text:s text:c="8"/></text:p>
            <text:p><text:s text:c="13"/>"If I was the opposing coach and saw Stephen Curry, Klay Thompson, Kevin Durant, Andre Iguodala and Draymond Green, I’m most likely going to [go after] me," said Curry, "especially for a team that relies on iso situations like they do. Cleveland has done it for years." Curry faired well in Game 1, only conceding 12 points to James Harden on 5-of-11 shooting, and he also came through with some huge stops down the stretch. He may not be an elite defender, but he does enough to get the job done.</text:p>
            <text:p><text:s text:c="8"/></text:p>
            <text:p><text:s text:c="8"/></text:p>
            <text:p><text:s text:c="13"/></text:p>
            <text:p><text:s text:c="14"/></text:p>
            <text:p><text:s text:c="13"/>Source: USA Today <text:s text:c="40"/>May 16 - 1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said he experienced more soreness than usual in his surgically-repaired right thumb during Tuesday's Game 2 win, but he's "not worried about it."</text:p>
            <text:p><text:s text:c="8"/></text:p>
            <text:p><text:s text:c="8"/></text:p>
            <text:p><text:s text:c="13"/>Smart said the discomfort was due to the positioning of the splint protecting his thumb, so a small tweak to that should alleviate the issue. He's also dealing with some discomfort in his right ring finger, which could help explain why he's been shooting 33.3% from the field through the first two games of the Eastern Conference Finals, but a lot of guys are a bit banged up at the moment, and this assuredly won't be an issue that forces him to spend any time on the sidelines.</text:p>
            <text:p><text:s text:c="8"/></text:p>
            <text:p><text:s text:c="8"/></text:p>
            <text:p><text:s text:c="13"/></text:p>
            <text:p><text:s text:c="14"/></text:p>
            <text:p><text:s text:c="13"/>Source: Chris Mannix on Twitter <text:s text:c="26"/>May 16 - 11: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missed all seven of his shots and didn't score a point in 27 minutes of Tuesday's Game 2 loss to the Celtics.</text:p>
            <text:p><text:s text:c="8"/></text:p>
            <text:p><text:s text:c="8"/></text:p>
            <text:p><text:s text:c="13"/>He picked up a Flagrant 1 for pushing Al Horford in the back while he was mid-air and off balance, and then got into a shoving match with Marcus Smart, which could have resulted in an ejection and another flagrant after pushing Smart in the face. The flagrant also killed the small amount of momentum the Cavs were trying to muster while down just eight in the fourth quarter, allowing the Celtics to easily finish off the Cavs. Smith wasn't exactly engaged in the second half of this game and is now averaging 2.0 points on 2-of-16 shooting after two games in the series.</text:p>
            <text:p><text:s text:c="8"/></text:p>
            <text:p><text:s text:c="8"/></text:p>
            <text:p><text:s text:c="13"/></text:p>
            <text:p><text:s text:c="14"/></text:p>
            <text:p><text:s text:c="13"/>May 15 - 11: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hit just 1-of-4 shots for three points, two rebounds, one assist and two blocks in Tuesday's Game 2 loss to the Celtics.</text:p>
            <text:p><text:s text:c="8"/></text:p>
            <text:p><text:s text:c="8"/></text:p>
            <text:p><text:s text:c="13"/>How Hill tied Jeff Green with the team lead in blocks, while Tristan Thompson and Kevin Love didn't have one, remains a mystery, but he'll have to play better on both ends of the floor if the Cavs are ever going to get a win in Boston in this series, assuming the Cavaliers are able to get a win at home on Saturday or Monday. Hill is now averaging a paltry 4.0 points, 1.0 rebounds, 0.5 assists and 0.0 steals in his two games of this series. Gross.</text:p>
            <text:p><text:s text:c="8"/></text:p>
            <text:p><text:s text:c="8"/></text:p>
            <text:p><text:s text:c="13"/></text:p>
            <text:p><text:s text:c="14"/></text:p>
            <text:p><text:s text:c="13"/>May 15 - 1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started over Kyle Korver on Tuesday and hit 4-of-6 shots eight points, seven rebounds and nothing else in a 107-94 Game 2 loss to the Celtics.</text:p>
            <text:p><text:s text:c="8"/></text:p>
            <text:p><text:s text:c="8"/></text:p>
            <text:p><text:s text:c="13"/>Thompson played better than several of his teammates, but simply doesn't have the skill set to make a huge impact offensively, while his lack of blocks wasn't helpful, either. The Cavs will probably continue to start him, simply because they need him to try to slow Al Horford down, but it didn't really work tonight.</text:p>
            <text:p><text:s text:c="8"/></text:p>
            <text:p><text:s text:c="8"/></text:p>
            <text:p><text:s text:c="13"/></text:p>
            <text:p><text:s text:c="14"/></text:p>
            <text:p><text:s text:c="13"/>May 15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it 9-of-18 shots and two 3-pointers for 22 points, 15 rebounds and two assists in 35 minutes of Tuesday's loss.</text:p>
            <text:p><text:s text:c="8"/></text:p>
            <text:p><text:s text:c="8"/></text:p>
            <text:p><text:s text:c="13"/>Love is averaging 22.8 points, 11.2 rebounds, 1.8 assists, 0.8 steals, 0.8 blocks and 1.6 3-pointers on 50 percent shooting over his last five playoffs games, and might be the only other Cavalier fully invested along with LeBron James. At least on Tuesday, he was really the only other starter who showed up, although new starter Tristan Thompson at least hit 4-of-6 shots for eight points and seven rebounds.</text:p>
            <text:p><text:s text:c="8"/></text:p>
            <text:p><text:s text:c="8"/></text:p>
            <text:p><text:s text:c="13"/></text:p>
            <text:p><text:s text:c="14"/></text:p>
            <text:p><text:s text:c="13"/>May 15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bounced back from a poor Game 1 to hit 16-of-29 shots, 5-of-11 3-pointers and 5-of-10 free throws on his way to 42 points, 10 rebounds, 12 assists, a block and six turnovers in Tuesday's Game 2 loss to the Celtics.</text:p>
            <text:p><text:s text:c="8"/></text:p>
            <text:p><text:s text:c="8"/></text:p>
            <text:p><text:s text:c="13"/>James scored 21 of Cleveland's 27 points in the first quarter, tying his playoff career high for points in a period. His 42 points marked his fifth 40-point game of this postseason, but he got very little support from his teammates tonight. This crew playing with LeBron looks suspiciously like the one that the Cavs shipped out of town when they made their midseason overhaul. Kevin Love was solid with 22 points and 15 boards, but George Hill, J.R. Smith, and almost every other Cavalier looked disinterested throughout the second half tonight. LeBron suffered a neck sprain that briefly knocked him out of the game, but he looked fine upon returning. The Celtics have never lost a playoff series after leading 2-0 and are undefeated at home this postseason, so LeBron clearly has his work cut out for him in this one.</text:p>
            <text:p><text:s text:c="8"/></text:p>
            <text:p><text:s text:c="8"/></text:p>
            <text:p><text:s text:c="13"/></text:p>
            <text:p><text:s text:c="14"/></text:p>
            <text:p><text:s text:c="13"/>May 15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31 minutes in Tuesday's Game 2 win and had 11 points, five rebounds, nine assists, four steals and a 3-pointer on 3-of-9 shooting.</text:p>
            <text:p><text:s text:c="8"/></text:p>
            <text:p><text:s text:c="8"/></text:p>
            <text:p><text:s text:c="13"/>Smart had nine points, three boards, six assists, a steal and a 3-pointer in Sunday's Game 1, and combined with Terry Rozier to run circles around Cleveland's starting back court of George Hill and J.R. Smith (combined 1-for-11, 3 points). It's scary to think about how good this Celtics team would be with both Kyrie Irving and Gordon Hayward available, as well as how coach Brad Stevens would handle finding ample playing time for everyone.</text:p>
            <text:p><text:s text:c="8"/></text:p>
            <text:p><text:s text:c="8"/></text:p>
            <text:p><text:s text:c="13"/></text:p>
            <text:p><text:s text:c="14"/></text:p>
            <text:p><text:s text:c="13"/>May 15 - 1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hit 7-of-16 shots and two 3-pointers for 18 points, five rebounds and two assists in Tuesday's win over the Cavaliers, and scored 14 of his 18 in the decisive third quarter, when the Celtics essentially put the Cavs away.</text:p>
            <text:p><text:s text:c="8"/></text:p>
            <text:p><text:s text:c="8"/></text:p>
            <text:p><text:s text:c="13"/>Rozier hit just 4-of-10 shots and scored eight points in Game 1, but took over Game 2 in the third quarter tonight. And while it's easy to wonder just how good the Celtics would be if they had Kyrie Irving and Gordon Hayward, it's also fair to wonder exactly how much trouble they'd be in if they didn't have Rozier and Marcus Smart available to fill in for their missing superstars.</text:p>
            <text:p><text:s text:c="8"/></text:p>
            <text:p><text:s text:c="8"/></text:p>
            <text:p><text:s text:c="13"/></text:p>
            <text:p><text:s text:c="14"/></text:p>
            <text:p><text:s text:c="13"/>May 15 - 11: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hit 5-of-13 shots and a 3-pointer for 15 points, 10 rebounds, four assists, two steals and two blocks in Tuesday's Game 2 win over the Cavaliers.</text:p>
            <text:p><text:s text:c="8"/></text:p>
            <text:p><text:s text:c="8"/></text:p>
            <text:p><text:s text:c="13"/>Horford wasn't quite as amazing as he was in Game 1's convincing 108-83 win, but he was highly effective once again. He's averaging 17.5 points, 7.0 rebounds, 5.0 assists, 2.0 blocks, a steal and 1.5 3-pointers and has hit 13-of-23 shots in the two games against Cleveland in this series. He'll look to keep it going on Saturday, when the series shifts to Cleveland for Games 3 and 4.</text:p>
            <text:p><text:s text:c="8"/></text:p>
            <text:p><text:s text:c="8"/></text:p>
            <text:p><text:s text:c="13"/></text:p>
            <text:p><text:s text:c="14"/></text:p>
            <text:p><text:s text:c="13"/>May 15 - 11: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it 9-of-18 shots and three 3-pointers for 23 points to lead a balanced Boston attack and a 107-94 Game 2 win over the Cavaliers.</text:p>
            <text:p><text:s text:c="8"/></text:p>
            <text:p><text:s text:c="8"/></text:p>
            <text:p><text:s text:c="13"/>Brown was great over the course of the game and teammate Terry Rozier led a third-quarter charge that saw the Celtics win the period 36-22, putting the game away. Brown added seven rebounds, three assists and a steal in his 35 minutes, and has now scored either 23 or 24 points in three straight games. Game 3 is in Cleveland on Saturday. The Celtics are now 8-0 at home in these playoffs and have never blown a 2-0 lead in their playoff history.</text:p>
            <text:p><text:s text:c="8"/></text:p>
            <text:p><text:s text:c="8"/></text:p>
            <text:p><text:s text:c="13"/></text:p>
            <text:p><text:s text:c="14"/></text:p>
            <text:p><text:s text:c="13"/>May 15 - 1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head) returned to Game 2 with a couple minutes left in the second quarter.</text:p>
            <text:p><text:s text:c="8"/></text:p>
            <text:p><text:s text:c="8"/></text:p>
            <text:p><text:s text:c="13"/>He was in the locker room for just a few minutes after taking a Jayson Tatum shoulder to the jaw. LeBron has been unstoppable so far, racking up 25 points on 9-of-15 shots heading into the second half.</text:p>
            <text:p><text:s text:c="8"/></text:p>
            <text:p><text:s text:c="8"/></text:p>
            <text:p><text:s text:c="13"/></text:p>
            <text:p><text:s text:c="14"/></text:p>
            <text:p><text:s text:c="13"/>May 15 - 9: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head) went back to the locker room during the second quarter of Game 2.</text:p>
            <text:p><text:s text:c="8"/></text:p>
            <text:p><text:s text:c="8"/></text:p>
            <text:p><text:s text:c="13"/>LeBron took an unintentional shot to the jaw from Jayson Tatum and looked a little out of it following the collision. He managed to stay in the game to take his free throws, but walked back to the locker room right after. He will surely be tested for a concussion and his status for the remainder of the game is up in the air.</text:p>
            <text:p><text:s text:c="8"/></text:p>
            <text:p><text:s text:c="8"/></text:p>
            <text:p><text:s text:c="13"/></text:p>
            <text:p><text:s text:c="14"/></text:p>
            <text:p><text:s text:c="13"/>May 15 - 9: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The Phoenix Suns won the No. 1 overall pick in the 2018 Draft.</text:p>
            <text:p><text:s text:c="8"/></text:p>
            <text:p><text:s text:c="8"/></text:p>
            <text:p><text:s text:c="13"/>The Suns had a 25% chance of landing the top pick and became the fourth team in a row with the best odds to win the lottery. Deandre Ayton and Luka Doncic are currently the favorites to go No. 1, but adding either one of those guys to a core that already includes Devin Booker and Josh Jackson should energize the franchise. Here's how the rest of the lottery played out: No. 2 (Kings), No. 3 (Hawks), No. 4 (Grizzlies), No. 5 (Mavericks), No. 6 (Magic), No. 7 (Bulls), No. 8 (Cavaliers), No. 9 (Knicks), No. 10 (76ers), No. 11 (Hornets), No. 12 (Clippers), No. 13 (Clippers), No. 14 (Nuggets).</text:p>
            <text:p><text:s text:c="8"/></text:p>
            <text:p><text:s text:c="8"/></text:p>
            <text:p><text:s text:c="13"/></text:p>
            <text:p><text:s text:c="14"/></text:p>
            <text:p><text:s text:c="13"/>May 15 - 8: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will start Game 2 on Tuesday, as expected.</text:p>
            <text:p><text:s text:c="8"/></text:p>
            <text:p><text:s text:c="8"/></text:p>
            <text:p><text:s text:c="13"/>Thompson will join George Hill, J.R. Smith, LeBron James and Kevin Love in the starting lineup, pushing Kyle Korver to the bench. Thompson did a great job against Al Horford in Game 1, holding him without a point or rebound during their nine minutes on the floor together.</text:p>
            <text:p><text:s text:c="8"/></text:p>
            <text:p><text:s text:c="8"/></text:p>
            <text:p><text:s text:c="13"/></text:p>
            <text:p><text:s text:c="14"/></text:p>
            <text:p><text:s text:c="13"/>Source: Marla Ridenour on Twitter <text:s text:c="24"/>May 15 - 8: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aid his recovery from thumb surgery has been going well and he expects to shed his cast in "a couple more weeks."</text:p>
            <text:p><text:s text:c="8"/></text:p>
            <text:p><text:s text:c="8"/></text:p>
            <text:p><text:s text:c="13"/>Johnson underwent surgery on April 30 and he's expected to resume basketball activities around mid-June. It seems like he's on track to meet that initial timetable, and he'll have plenty of time to get himself ready for the 2018-19 season. As a side note, his yearly salary will spike to $19.2 million next year, so maybe he'll start earning minutes in the 30s next year. Dwyane Wade would need to retire for that to be a realistic expectation, though.</text:p>
            <text:p><text:s text:c="8"/></text:p>
            <text:p><text:s text:c="8"/></text:p>
            <text:p><text:s text:c="13"/></text:p>
            <text:p><text:s text:c="14"/></text:p>
            <text:p><text:s text:c="13"/>Source: Palm Beach Post <text:s text:c="34"/>May 15 - 5: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stated during a recent interview that he'd like to re-sign with the Jazz as an unrestricted free agent this summer.</text:p>
            <text:p><text:s text:c="8"/></text:p>
            <text:p><text:s text:c="8"/></text:p>
            <text:p><text:s text:c="13"/>"I want to be here," Favors said. "I love my teammates, I love the organization. This is where I grew up. At the same time, I know that if I’m going to be here, there are certain sacrifices that I’m going to have to make. So, I just have to wait and see how things work out when the time comes." It'll be interesting to see what sort of offers Favors receives on the open market, but he'll likely be sacrificing both money and playing time if he decides to remain with the Jazz.</text:p>
            <text:p><text:s text:c="8"/></text:p>
            <text:p><text:s text:c="8"/></text:p>
            <text:p><text:s text:c="13"/></text:p>
            <text:p><text:s text:c="14"/></text:p>
            <text:p><text:s text:c="13"/>Source: Salt Lake Tribune <text:s text:c="32"/>May 15 - 3: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was not sporting any sort of limp on Tuesday.</text:p>
            <text:p><text:s text:c="8"/></text:p>
            <text:p><text:s text:c="8"/></text:p>
            <text:p><text:s text:c="13"/>Curry acknowledged after Monday's Game 1 win in Houston that he tweaked "something" during the second half, but he played through it, and no one is suggesting he's dealing with anything serious. Curry could take it easy at Tuesday's practice, but he'll be fine for Game 2 on Wednesday.</text:p>
            <text:p><text:s text:c="8"/></text:p>
            <text:p><text:s text:c="8"/></text:p>
            <text:p><text:s text:c="13"/></text:p>
            <text:p><text:s text:c="14"/></text:p>
            <text:p><text:s text:c="13"/>Source: Tim Kawakami on Twitter <text:s text:c="26"/>May 15 - 2: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lec Burks</text:p>
            <text:p><text:s text:c="17"/></text:p>
            <text:p><text:s text:c="17"/></text:p>
            <text:p><text:s text:c="22"/>- G - <text:s/>Jazz</text:p>
            <text:p><text:s text:c="16"/></text:p>
            <text:p><text:s text:c="17"/></text:p>
            <text:p><text:s text:c="12"/></text:p>
            <text:p><text:s text:c="8"/></text:p>
            <text:p><text:s text:c="8"/></text:p>
            <text:p><text:s text:c="8"/></text:p>
            <text:p><text:s text:c="12"/>Alec Burks said he was as healthy as he’s been at the end of a season in several years.</text:p>
            <text:p><text:s text:c="8"/></text:p>
            <text:p><text:s text:c="8"/></text:p>
            <text:p><text:s text:c="13"/>Burks had missed at least 40 games in each of the previous three seasons but was able to play in 64 contests for Utah in 2017-18. However, with Donovan Mitchell emerging as a star, and Royce O’Neale passing Burks in the rotation, his role next season will likely be limited. Burks has just one year left on his current contract, which may lead to Utah exploring trade opportunities this offseason or next February at the trade deadline.</text:p>
            <text:p><text:s text:c="8"/></text:p>
            <text:p><text:s text:c="8"/></text:p>
            <text:p><text:s text:c="13"/></text:p>
            <text:p><text:s text:c="14"/></text:p>
            <text:p><text:s text:c="13"/>Source: Deseret News <text:s text:c="37"/>May 15 - 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Milwaukee Bucks ownership is meeting with Mike Budenholzer and Ettore Messina in New York on Tuesday, according to Adrian Wojnarowski of ESPN.</text:p>
            <text:p><text:s text:c="8"/></text:p>
            <text:p><text:s text:c="8"/></text:p>
            <text:p><text:s text:c="13"/>It was reported yesterday that Budenholzer was the focus of both the Milwaukee and Toronto coaching searches. Now it appears that Coach Bud and Messina, currently an assistant in San Antonio, are finalists for the Bucks job. The head coaching gig in Milwaukee is arguably the most attractive job available, as it is an opportunity to coach Giannis Antetokounmpo into his prime.</text:p>
            <text:p><text:s text:c="8"/></text:p>
            <text:p><text:s text:c="8"/></text:p>
            <text:p><text:s text:c="13"/></text:p>
            <text:p><text:s text:c="14"/></text:p>
            <text:p><text:s text:c="13"/>Source: Adrian Wojnarowski‏ on Twitter <text:s text:c="13"/>May 15 - 12: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 Triano</text:p>
            <text:p><text:s text:c="17"/></text:p>
            <text:p><text:s text:c="17"/></text:p>
            <text:p><text:s text:c="22"/>- C - <text:s/>Hornets</text:p>
            <text:p><text:s text:c="16"/></text:p>
            <text:p><text:s text:c="17"/></text:p>
            <text:p><text:s text:c="12"/></text:p>
            <text:p><text:s text:c="8"/></text:p>
            <text:p><text:s text:c="8"/></text:p>
            <text:p><text:s text:c="8"/></text:p>
            <text:p><text:s text:c="12"/>The Hornets are in serious discussions to add Jay Triano to James Borrego's coaching staff, according to NBA reporter David Pick.</text:p>
            <text:p><text:s text:c="8"/></text:p>
            <text:p><text:s text:c="8"/></text:p>
            <text:p><text:s text:c="13"/>Triano served as the Suns' interim coach last season, but Phoenix decided to go in a different direction earlier this month when they hired Igor Kokoskov.</text:p>
            <text:p><text:s text:c="8"/></text:p>
            <text:p><text:s text:c="8"/></text:p>
            <text:p><text:s text:c="13"/></text:p>
            <text:p><text:s text:c="14"/></text:p>
            <text:p><text:s text:c="13"/>Source: David Pick on Twitter <text:s text:c="28"/>May 15 - 11: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admitted after Game 1 on Monday that he still lacks confidence in his injured right shoulder.</text:p>
            <text:p><text:s text:c="8"/></text:p>
            <text:p><text:s text:c="8"/></text:p>
            <text:p><text:s text:c="13"/>Mbah a Moute was 0-of-6 from the floor in 17 minutes during Houston's loss to the Warriors in Game 1. Three of those six misses came at the rim on missed layups. "I can't dunk it right now. I don't trust it yet," Mbah a Moute said. "A lot of those plays, usually they are dunks, plays I had tonight. It was just like hesitating between dunking and trying to finish when guys are coming at you. It's a little tough, but I'll make that adjustment." If LMAM can't snap out of his slump, the Rockets will be forced to remove him from the rotation.</text:p>
            <text:p><text:s text:c="8"/></text:p>
            <text:p><text:s text:c="8"/></text:p>
            <text:p><text:s text:c="13"/></text:p>
            <text:p><text:s text:c="14"/></text:p>
            <text:p><text:s text:c="13"/>Source: ESPN.com <text:s text:c="41"/>May 15 - 10: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Woodson</text:p>
            <text:p><text:s text:c="17"/></text:p>
            <text:p><text:s text:c="17"/></text:p>
            <text:p><text:s text:c="22"/>- C - <text:s/>Clippers</text:p>
            <text:p><text:s text:c="16"/></text:p>
            <text:p><text:s text:c="17"/></text:p>
            <text:p><text:s text:c="12"/></text:p>
            <text:p><text:s text:c="8"/></text:p>
            <text:p><text:s text:c="8"/></text:p>
            <text:p><text:s text:c="8"/></text:p>
            <text:p><text:s text:c="12"/>Assistant coach Mike Woodson will not return to the Los Angeles Clippers staff next season, according to Adrian Wojnarowski of ESPN.</text:p>
            <text:p><text:s text:c="8"/></text:p>
            <text:p><text:s text:c="8"/></text:p>
            <text:p><text:s text:c="13"/>Per Woj, "Woodson's departure off Doc Rivers' bench will create an opening for a top-level, defensive-minded assistant." As for Woodson, it's possible that he may join David Fizdale's staff in New York. Woodson gave Fizdale his first NBA bench job back in 2004, when Woodson was the head coach of the Hawks.</text:p>
            <text:p><text:s text:c="8"/></text:p>
            <text:p><text:s text:c="8"/></text:p>
            <text:p><text:s text:c="13"/></text:p>
            <text:p><text:s text:c="14"/></text:p>
            <text:p><text:s text:c="13"/>Source: Adrian Wojnarowski‏ on Twitter <text:s text:c="13"/>May 15 - 10: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Patterson</text:p>
            <text:p><text:s text:c="17"/></text:p>
            <text:p><text:s text:c="17"/></text:p>
            <text:p><text:s text:c="22"/>- F/C - <text:s/>Thunder</text:p>
            <text:p><text:s text:c="16"/></text:p>
            <text:p><text:s text:c="17"/></text:p>
            <text:p><text:s text:c="12"/></text:p>
            <text:p><text:s text:c="8"/></text:p>
            <text:p><text:s text:c="8"/></text:p>
            <text:p><text:s text:c="8"/></text:p>
            <text:p><text:s text:c="12"/>Patrick Patterson admitted he was disappointed by his performance during his first season in OKC.</text:p>
            <text:p><text:s text:c="8"/></text:p>
            <text:p><text:s text:c="8"/></text:p>
            <text:p><text:s text:c="13"/>Patterson was surprisingly durable, playing in a team-high 82 games, but averaged career lows in field goal percentage, points, rebounds, assists and minutes per game. "At the end of the day, it wasn't what I expected," Patterson said. "It wasn't what my teammates and coaching staff expected, or even the fans." When OKC initially signed Patterson, they viewed him as a starting PF. However, once they traded for Carmelo Anthony, P-Patt was bumped to the bench and was never able to find a comfort zone.</text:p>
            <text:p><text:s text:c="8"/></text:p>
            <text:p><text:s text:c="8"/></text:p>
            <text:p><text:s text:c="13"/></text:p>
            <text:p><text:s text:c="14"/></text:p>
            <text:p><text:s text:c="13"/>Source: Oklahoman <text:s text:c="40"/>May 15 - 9: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had five points, nine rebounds, nine assists, two steals and two blocks in Golden State's Game 1 victory over Houston on Monday.</text:p>
            <text:p><text:s text:c="8"/></text:p>
            <text:p><text:s text:c="8"/></text:p>
            <text:p><text:s text:c="13"/>Green got T'd up just a minute into Game 1 for pushing James Harden and was only able to score five points in 37 minutes, a postseason low. Steph Curry also had a postseason low, but the Warriors still managed to win by double digits. That could be a bad sign for the Rockets after already losing homecourt advantage for the series.</text:p>
            <text:p><text:s text:c="8"/></text:p>
            <text:p><text:s text:c="8"/></text:p>
            <text:p><text:s text:c="13"/></text:p>
            <text:p><text:s text:c="14"/></text:p>
            <text:p><text:s text:c="13"/>May 15 - 12: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had 18 points, six rebounds, eight assists and two steals in the Warriors Game 1 win over the Rockets on Monday.</text:p>
            <text:p><text:s text:c="8"/></text:p>
            <text:p><text:s text:c="8"/></text:p>
            <text:p><text:s text:c="13"/>It may have been a low for points for Steph this postseason, but he still went 8-of-15 from the field and dished out eight dimes en route to a convincing Warriors win. Even if Steph doesn't go off, KD, Dray or Klay will usually pick up the slack.</text:p>
            <text:p><text:s text:c="8"/></text:p>
            <text:p><text:s text:c="8"/></text:p>
            <text:p><text:s text:c="13"/></text:p>
            <text:p><text:s text:c="14"/></text:p>
            <text:p><text:s text:c="13"/>May 15 - 12: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scored 23 points and had 11 rebounds, three assists and a steal in Houston's Game 1 loss to Golden State on Monday.</text:p>
            <text:p><text:s text:c="8"/></text:p>
            <text:p><text:s text:c="8"/></text:p>
            <text:p><text:s text:c="13"/>CP3 couldn't follow up his 41-point performance in the series-clincher over the Jazz with an encore, but he still managed 23 points in a double-double and led the team in rebounds with 11. On the flipside, if the Rockets are going to win this series, Capela needs to be snagging more boards than Paul.</text:p>
            <text:p><text:s text:c="8"/></text:p>
            <text:p><text:s text:c="8"/></text:p>
            <text:p><text:s text:c="13"/></text:p>
            <text:p><text:s text:c="14"/></text:p>
            <text:p><text:s text:c="13"/>May 15 - 12: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scored 41 points and shot 5-of-9 from deep and had four rebounds and seven assists in Houston's 119-106 Game 1 loss to Golden State on Monday.</text:p>
            <text:p><text:s text:c="8"/></text:p>
            <text:p><text:s text:c="8"/></text:p>
            <text:p><text:s text:c="13"/>Harden did all he could to try to get the Rockets the win, but the Warriors were just too much. He scored at will throughout the entire game dropping 24 by halftime in just 16 minutes. The Beard will need more help from his teammates if they're going to dethrone the Champs.</text:p>
            <text:p><text:s text:c="8"/></text:p>
            <text:p><text:s text:c="8"/></text:p>
            <text:p><text:s text:c="13"/></text:p>
            <text:p><text:s text:c="14"/></text:p>
            <text:p><text:s text:c="13"/>May 15 - 1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cored 28 points while going 6-of-15 from three to go along with four rebounds, two assists and two steals in the Warriors 119-106 Game 1 victory over the Rockets on Monday.</text:p>
            <text:p><text:s text:c="8"/></text:p>
            <text:p><text:s text:c="8"/></text:p>
            <text:p><text:s text:c="13"/>Klay made a postseason-high six 3-pointers, including three in the fourth while the Warriors ran away with it for the victory. Klay's 28 made up for somewhat quiet nights from Draymond Green and Steph Curry. This is the most he's scored since the San Antonio series, which is a good sign for the Dubs.</text:p>
            <text:p><text:s text:c="8"/></text:p>
            <text:p><text:s text:c="8"/></text:p>
            <text:p><text:s text:c="13"/></text:p>
            <text:p><text:s text:c="14"/></text:p>
            <text:p><text:s text:c="13"/>May 14 - 1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37 points and had three rebounds and an assist in Golden State's 119-106 Game 1 victory over Houston on Monday.</text:p>
            <text:p><text:s text:c="8"/></text:p>
            <text:p><text:s text:c="8"/></text:p>
            <text:p><text:s text:c="13"/>KD seemed to score at will all game en route to his fourth 30-point game of these playoffs. He started hot from the get-go with 13 first-quarter points and didn't let up. At one point Durant was caught on camera saying, "Can't guard me," while Trevor Ariza was on him. He wasn't wrong.</text:p>
            <text:p><text:s text:c="8"/></text:p>
            <text:p><text:s text:c="8"/></text:p>
            <text:p><text:s text:c="13"/></text:p>
            <text:p><text:s text:c="14"/></text:p>
            <text:p><text:s text:c="13"/>May 14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will stay in the starting lineup for Game 1 of the Western Conference Finals against the Rockets on Monday.</text:p>
            <text:p><text:s text:c="8"/></text:p>
            <text:p><text:s text:c="8"/></text:p>
            <text:p><text:s text:c="13"/>The Dubs are once again going with the Hamptons Five with Stephen Curry, Kevin Durant, Andre Iguodala, Draymond Green and Klay Thompson while the Rockets will counter with their usual starting five of Trevor Ariza, Clint Capela, James Harden, Chris Paul and P.J. Tucker.</text:p>
            <text:p><text:s text:c="8"/></text:p>
            <text:p><text:s text:c="8"/></text:p>
            <text:p><text:s text:c="13"/></text:p>
            <text:p><text:s text:c="14"/></text:p>
            <text:p><text:s text:c="13"/>May 14 - 8: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The Suns are reportedly prepared to offer Clint Capela "a max or near-max contract" once free agency begins this offseason.</text:p>
            <text:p><text:s text:c="8"/></text:p>
            <text:p><text:s text:c="8"/></text:p>
            <text:p><text:s text:c="13"/>Capela will be a restricted free agent this offseason, and Houston will most likely be matching any offer he receives on the open market, as owner Tilman Fertita has already said he's more than willing to go into the luxury tax to keep Chris Paul, Trevor Ariza, James Harden and Capela together. Capela has been lighting it up through the playoffs thus far with averages of 14.4 points, 12.2 rebounds and 2.8 swats per contest, so he'll assuredly be getting paid this summer.</text:p>
            <text:p><text:s text:c="8"/></text:p>
            <text:p><text:s text:c="8"/></text:p>
            <text:p><text:s text:c="13"/>Related: Suns</text:p>
            <text:p><text:s text:c="14"/></text:p>
            <text:p><text:s text:c="13"/>Source: USA Today <text:s text:c="40"/>May 14 - 5: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implied during a recent interview that he's not on the same page with Atlanta management.</text:p>
            <text:p><text:s text:c="8"/></text:p>
            <text:p><text:s text:c="8"/></text:p>
            <text:p><text:s text:c="13"/>"I don't know what the organization has in mind," said Schroder. "That's why I'm going back in a week [to meet with management]. Of course, Atlanta is my city... but I have to look individually what's best for me... I will be 25 in September and of course, I want to win a title sometime. In my prime, 25, 26, 27, 28, 29, I want to compete. I cannot be the second to last team in the Eastern Conference." <text:s/>Schroder also said it "wouldn't be too bad" to play for the Pacers or Bucks, so it'll be interesting to see what comes out of his upcoming meeting with management.</text:p>
            <text:p><text:s text:c="8"/></text:p>
            <text:p><text:s text:c="8"/></text:p>
            <text:p><text:s text:c="13"/>Related: Pacers, Bucks</text:p>
            <text:p><text:s text:c="14"/></text:p>
            <text:p><text:s text:c="13"/>Source: Facebook Live <text:s text:c="36"/>May 14 - 4: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back) is expected to have his first on-court pregame workout on Monday night prior to Game 1.</text:p>
            <text:p><text:s text:c="8"/></text:p>
            <text:p><text:s text:c="8"/></text:p>
            <text:p><text:s text:c="13"/>He's been limited to non-contact drills at practice for a little over a week, and Shams Charania of Yahoo Sports is reporting that he's on track for a potential return this postseason. There's no guarantee that he'll be in the rotation once he's cleared, though.</text:p>
            <text:p><text:s text:c="8"/></text:p>
            <text:p><text:s text:c="8"/></text:p>
            <text:p><text:s text:c="13"/></text:p>
            <text:p><text:s text:c="14"/></text:p>
            <text:p><text:s text:c="13"/>Source: Shams Charania on Twitter <text:s text:c="24"/>May 14 - 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is expected to draw the start in Game 2.</text:p>
            <text:p><text:s text:c="8"/></text:p>
            <text:p><text:s text:c="8"/></text:p>
            <text:p><text:s text:c="13"/>Thompson pulled down 11 rebounds in Game 1 with eight points in 21 minutes. Coach Ty Lue said he's still "weighing" the decision, but cited Thompson's success against Al Horford in the past. In the nine minutes in which Horford and Thompson shared the floor in Game 1, Horford didn't have a single point or rebound.</text:p>
            <text:p><text:s text:c="8"/></text:p>
            <text:p><text:s text:c="8"/></text:p>
            <text:p><text:s text:c="13"/></text:p>
            <text:p><text:s text:c="14"/></text:p>
            <text:p><text:s text:c="13"/>Source: Dave McMenamin on Twitter <text:s text:c="24"/>May 14 - 12: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said he's "heard nothing but positive things" about new head coach David Fizdale.</text:p>
            <text:p><text:s text:c="8"/></text:p>
            <text:p><text:s text:c="8"/></text:p>
            <text:p><text:s text:c="13"/>"He’s an unbelievable guy,’’ Mudiay said. "He studies the game, loves the game of basketball. You can tell he’s well-prepared." Mudiay added that he believes Fizdale will help his development, but there's no guarantee that he'll play a big role in 2018-19 after Trey Burke and Frank Ntilkina both outplayed him down the stretch. In 22 games under coach Jeff Hornacek, Mudiay averaged 8.8 points, 3.9 assists and 2.6 rebounds on 36.8% shooting and was a minus-14 per 100 possessions.</text:p>
            <text:p><text:s text:c="8"/></text:p>
            <text:p><text:s text:c="8"/></text:p>
            <text:p><text:s text:c="13"/></text:p>
            <text:p><text:s text:c="14"/></text:p>
            <text:p><text:s text:c="13"/>Source: New York Post <text:s text:c="36"/>May 14 - 1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McGruder</text:p>
            <text:p><text:s text:c="17"/></text:p>
            <text:p><text:s text:c="17"/></text:p>
            <text:p><text:s text:c="22"/>- G/F - <text:s/>Heat</text:p>
            <text:p><text:s text:c="16"/></text:p>
            <text:p><text:s text:c="17"/></text:p>
            <text:p><text:s text:c="12"/></text:p>
            <text:p><text:s text:c="8"/></text:p>
            <text:p><text:s text:c="8"/></text:p>
            <text:p><text:s text:c="8"/></text:p>
            <text:p><text:s text:c="12"/>Rodney McGruder said his goal is to earn back his rotation spot in 2018-19.</text:p>
            <text:p><text:s text:c="8"/></text:p>
            <text:p><text:s text:c="8"/></text:p>
            <text:p><text:s text:c="13"/>After a promising rookie campaign, McGruder missed half of his sophomore season due to a preseason leg injury. "It added fuel to the fire," McGruder said. "I had a whole season taken away. So just be smarter in the things that I do this summer in my workouts and not put the stress on my body but also try to protect my craft." The Heat are loaded with wings, so if Dwyane Wade returns and Dion Waiters (ankle) comes back healthy it's going to be hard for McGruder to carve out a big role.</text:p>
            <text:p><text:s text:c="8"/></text:p>
            <text:p><text:s text:c="8"/></text:p>
            <text:p><text:s text:c="13"/></text:p>
            <text:p><text:s text:c="14"/></text:p>
            <text:p><text:s text:c="13"/>Source: South Florida Sun-Sentinel <text:s text:c="23"/>May 14 - 12: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Mike Budenholzer has emerged as the "focus" of the Milwaukee and Toronto coaching searches according to Adrian Wojnarowski of ESPN.</text:p>
            <text:p><text:s text:c="8"/></text:p>
            <text:p><text:s text:c="8"/></text:p>
            <text:p><text:s text:c="13"/>Budenholzer has been linked to the Bucks since the beginning of May, and it was reported on May 11 that Raptors president Masai Ujiri has "strong interest" in coach Bud as well. Both teams are set up to compete right away which appeals to Budenholzer, something that the Suns weren't able to provide.</text:p>
            <text:p><text:s text:c="8"/></text:p>
            <text:p><text:s text:c="8"/></text:p>
            <text:p><text:s text:c="13"/></text:p>
            <text:p><text:s text:c="14"/></text:p>
            <text:p><text:s text:c="13"/>Source: Adrian Wojnarowski on Twitter <text:s text:c="20"/>May 14 - 10: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ankle) said he isn't sure if the 2018-19 season will be his last.</text:p>
            <text:p><text:s text:c="8"/></text:p>
            <text:p><text:s text:c="8"/></text:p>
            <text:p><text:s text:c="13"/>"I think I guess at this age you kind of take it one year at a time," Nowitzki said. "It sounds cliché, but that’s how it is — see how I come through [next year]. I came through pretty good this year. I could have probably almost played 82 [games] if I wanted to." Nowitzki underwent a surgical debridement of his left ankle on Apr. 5, and while there's no official timetable, he's out of his walking boot and should be good to go for camp.</text:p>
            <text:p><text:s text:c="8"/></text:p>
            <text:p><text:s text:c="8"/></text:p>
            <text:p><text:s text:c="13"/></text:p>
            <text:p><text:s text:c="14"/></text:p>
            <text:p><text:s text:c="13"/>Source: Mavs.com <text:s text:c="41"/>May 14 - 9: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bruised back) is the only player on the injury report for Game 1 of the Western Conference finals on Monday.</text:p>
            <text:p><text:s text:c="8"/></text:p>
            <text:p><text:s text:c="8"/></text:p>
            <text:p><text:s text:c="13"/>The Warriors and Rockets are both in good health for what should be a terrific series featuring the two most efficient offenses in the league. Stephen Curry has played well in four games since returning from a sprained MCL, Chris Paul's late-season hamstring and hip injuries didn't limit him vs. Minnesota and Utah, and both teams have had five days to rest since closing out their Conference semi-finals matchups.</text:p>
            <text:p><text:s text:c="8"/></text:p>
            <text:p><text:s text:c="8"/></text:p>
            <text:p><text:s text:c="13"/></text:p>
            <text:p><text:s text:c="14"/></text:p>
            <text:p><text:s text:c="13"/>Source: Warriors PR on Twitter <text:s text:c="27"/>May 13 - 9: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scored nine points on 4-of-12 shooting Sunday, to go with one 3-pointer, three rebounds, six assists, one steal and two turnovers in 25 minutes.</text:p>
            <text:p><text:s text:c="8"/></text:p>
            <text:p><text:s text:c="8"/></text:p>
            <text:p><text:s text:c="13"/>Smart is dealing with a sore ring finger on his shooting hand, but that obviously won't be an issue that forces him to miss any playoff action. "We got a lot of guys that really just don’t care," said Smart after the game regarding going up against LeBron James. "Our whole life we’ve been fighting bigger opponents than us." Terry Rozier did a nice job moving the ball, finishing with eight assists, six boards, eight points and just one turnover through 34 minutes.</text:p>
            <text:p><text:s text:c="8"/></text:p>
            <text:p><text:s text:c="8"/></text:p>
            <text:p><text:s text:c="13"/>Related: Terry Rozier</text:p>
            <text:p><text:s text:c="14"/></text:p>
            <text:p><text:s text:c="13"/>Source: Boston.com on Twitter <text:s text:c="28"/>May 13 - 6: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posted a 21-point, 10-rebound double-double during Sunday's Game 1 victory over Cleveland, adding three triples and one turnover across 34 minutes.</text:p>
            <text:p><text:s text:c="8"/></text:p>
            <text:p><text:s text:c="8"/></text:p>
            <text:p><text:s text:c="13"/>Morris caught a lot of flak for referring to himself as a LeBron James-stopper prior to Game 1, but he did a solid job of locking up The King today and was also effective on the offensive end with his 73.9 TS%. He'll assuredly remain a starter for Game 2, and it'll be interesting to see if he can keep up the productivity on offense. Jayson Tatum had a solid all-around game with 16 points, six boards, three dimes, two treys, two steals and one block in 37 minutes.</text:p>
            <text:p><text:s text:c="8"/></text:p>
            <text:p><text:s text:c="8"/></text:p>
            <text:p><text:s text:c="13"/>Related: Jayson Tatum</text:p>
            <text:p><text:s text:c="14"/></text:p>
            <text:p><text:s text:c="13"/>May 13 - 6: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scored a game-high 23 points during Sunday's 108-83 Game 1 over Cleveland, adding three 3-pointers, eight boards, one assist, one steal and one block in just 28 minutes.</text:p>
            <text:p><text:s text:c="8"/></text:p>
            <text:p><text:s text:c="8"/></text:p>
            <text:p><text:s text:c="13"/>Brown was all over the place in this one, aggressively attacking the rack while playing some incredible lockdown defense against both Kevin Love and LeBron James, and he also had a nice two-man game going with Al Horford. As a team, the Celtics starters outscored the Cavs starters 43-11 through the first 18 minutes of play, and they played some excellent team defense against Cleveland, holding them to just 36.0% shooting from the field and 15.4% from long-range.</text:p>
            <text:p><text:s text:c="8"/></text:p>
            <text:p><text:s text:c="8"/></text:p>
            <text:p><text:s text:c="13"/></text:p>
            <text:p><text:s text:c="14"/></text:p>
            <text:p><text:s text:c="13"/>May 13 - 6: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went 8-of-10 from the field and 2-of-3 from the line for 20 points, two 3-pointers, four rebounds, six assists and two blocks over 27 minutes in Sunday's Game 1 win over Cleveland.</text:p>
            <text:p><text:s text:c="8"/></text:p>
            <text:p><text:s text:c="8"/></text:p>
            <text:p><text:s text:c="13"/>Horford helped the Celtics jump out to a big lead early, pummeling the Cavs on both ends of the floor as Boston went on a big 20-4 run during the first quarter and ended the first half with a 26-point advantage. "You can’t have better leadership than Al," head coach Brad Stevens said during his pregame presser, "it’s as good as it gets." Horford was unstoppable during Sunday’s matinee, not missing his first shot until midway through the third, and finishing with an elite 88.3 TS%.</text:p>
            <text:p><text:s text:c="8"/></text:p>
            <text:p><text:s text:c="8"/></text:p>
            <text:p><text:s text:c="13"/></text:p>
            <text:p><text:s text:c="14"/></text:p>
            <text:p><text:s text:c="13"/>May 13 - 6: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came off the bench for 11 points, two assists and nothing else over 19 minutes in Sunday's Game 1 loss to the Celtics.</text:p>
            <text:p><text:s text:c="8"/></text:p>
            <text:p><text:s text:c="8"/></text:p>
            <text:p><text:s text:c="13"/>Hood checked in early with the Cavs struggling to get anything going offensively, but he wasn't really the "sparkplug" that Tyronn Lue was looking for, as he finished just 5-of-12 from the field. It looks like he's no longer in Lue's doghouse for refusing to enter Game 4 of the semis, though. Kyle Korver finished with five points, five rebounds, one steal, one block and one triple over 23 minutes and J.R. Smith (who is owed roughly $30 million over the next two years) recorded four points, one rebound, one assist and one steal in 29 minutes.</text:p>
            <text:p><text:s text:c="8"/></text:p>
            <text:p><text:s text:c="8"/></text:p>
            <text:p><text:s text:c="13"/>Related: Kyle Korver, J.R. Smith</text:p>
            <text:p><text:s text:c="14"/></text:p>
            <text:p><text:s text:c="13"/>May 13 - 6: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17 points on 5-of-14 shooting during Sunday's blowout loss to Boston, adding one 3-pointer, eight rebounds, three assists and one turnover in 31 minutes.</text:p>
            <text:p><text:s text:c="8"/></text:p>
            <text:p><text:s text:c="8"/></text:p>
            <text:p><text:s text:c="13"/>Through the first 10 minutes of the game, LeBron James (five) and Love (four) were the only Cavs able to put points on the board, but Love got himself into some early foul trouble and was an absolute mess on the defensive end. He also struggled on the glass pulling down just three rebounds through the first half of action, and simply put, he’ll need to be much better in all aspects for Cleveland to have a shot of advancing to the Finals for the fourth year in a row.</text:p>
            <text:p><text:s text:c="8"/></text:p>
            <text:p><text:s text:c="8"/></text:p>
            <text:p><text:s text:c="13"/></text:p>
            <text:p><text:s text:c="14"/></text:p>
            <text:p><text:s text:c="13"/>May 13 - 6: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was held to just 15 points on 5-of-16 shooting during Sunday's Game 1 loss to the Celtics, adding seven rebounds, nine assists, two blocks and seven turnovers in 36 minutes.</text:p>
            <text:p><text:s text:c="8"/></text:p>
            <text:p><text:s text:c="8"/></text:p>
            <text:p><text:s text:c="13"/>As a team, the Cavs seriously struggled to keep the Celtics out of the paint, which resulted in Cleveland heading into the second half with a 26-point deficit, accounting for the largest halftime deficit of LBJ’s postseason career thus far. The Celtics did a nice job of doubling up James whenever he had the ball in a good position and they forced The King to settle for a lot of long-range twos out of an isolation play, which resulted in a blowout loss for Cleveland.</text:p>
            <text:p><text:s text:c="8"/></text:p>
            <text:p><text:s text:c="8"/></text:p>
            <text:p><text:s text:c="13"/></text:p>
            <text:p><text:s text:c="14"/></text:p>
            <text:p><text:s text:c="13"/>May 13 - 6: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is dealing with a sore ring finger on his (right) shooting hand, but he will play without a minutes limit for Sunday's Game 1 against the Cavs.</text:p>
            <text:p><text:s text:c="8"/></text:p>
            <text:p><text:s text:c="8"/></text:p>
            <text:p><text:s text:c="13"/>Smart's finger is swollen, but this obviously won't be anything that will keep him off the floor tonight, although it could affect his accuracy. Through eight games of postseason action, Smart has been connecting on just 34.2% of his shot attempts to go with averages of 10.6 points, 4.4 dimes, 1.8 steals, 1.0 block and 1.0 triple in 31.2 minutes per contest.</text:p>
            <text:p><text:s text:c="8"/></text:p>
            <text:p><text:s text:c="8"/></text:p>
            <text:p><text:s text:c="13"/></text:p>
            <text:p><text:s text:c="14"/></text:p>
            <text:p><text:s text:c="13"/>Source: Chris Mannix on Twitter <text:s text:c="26"/>May 13 - 3: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Kyle Korver, J.R. Smith, LeBron James and Kevin Love will start for Sunday's Game 1 of the Eastern Conference Finals vs. the Celtics.</text:p>
            <text:p><text:s text:c="8"/></text:p>
            <text:p><text:s text:c="8"/></text:p>
            <text:p><text:s text:c="13"/>The Cavs had a lot of success with this unit against Toronto, so they won't be making any changes to begin the Conference Finals. Hill hasn't been overly impressive throughout the playoffs thus far, but Smith and Korver have been deadly from beyond the arc while LBJ has gone into video game mode.</text:p>
            <text:p><text:s text:c="8"/></text:p>
            <text:p><text:s text:c="8"/></text:p>
            <text:p><text:s text:c="13"/>Related: LeBron James, Kyle Korver, J.R. Smith, Kevin Love</text:p>
            <text:p><text:s text:c="14"/></text:p>
            <text:p><text:s text:c="13"/>Source: Dave McMenamin on Twitter <text:s text:c="24"/>May 13 - 2: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amstring) will not have a minutes limit for Game 1 of the Eastern Conference Finals vs. Cleveland.</text:p>
            <text:p><text:s text:c="8"/></text:p>
            <text:p><text:s text:c="8"/></text:p>
            <text:p><text:s text:c="13"/>"He’s great," said head coach Brad Stevens of Brown during Sunday's pregame presser, "I was told he can’t play 48 today so I’ll try to heed that advice." Brown will likely be looking at minutes in the 30s as a starter today, and it sounds like he's completely recovered from the hamstring issue that he dealt with during Boston's second-round series.</text:p>
            <text:p><text:s text:c="8"/></text:p>
            <text:p><text:s text:c="8"/></text:p>
            <text:p><text:s text:c="13"/></text:p>
            <text:p><text:s text:c="14"/></text:p>
            <text:p><text:s text:c="13"/>Source: Adam Himmelsbach on Twitter <text:s text:c="22"/>May 13 - 2: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will start Game 1 of the Eastern Conference Finals against the Cavaliers on Sunday.</text:p>
            <text:p><text:s text:c="8"/></text:p>
            <text:p><text:s text:c="8"/></text:p>
            <text:p><text:s text:c="13"/>We'll get to see if Morris can put his money where his mouth is about being able to defend LeBron. He's getting the nod over Aron Baynes, who started every game of the Philadelphia series. This will be Morris' first start of these playoffs.</text:p>
            <text:p><text:s text:c="8"/></text:p>
            <text:p><text:s text:c="8"/></text:p>
            <text:p><text:s text:c="13"/>Related: Aron Baynes</text:p>
            <text:p><text:s text:c="14"/></text:p>
            <text:p><text:s text:c="13"/>Source: Sean Grande on Twitter <text:s text:c="27"/>May 13 - 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will not participate in international play for Slovenia this summer.</text:p>
            <text:p><text:s text:c="8"/></text:p>
            <text:p><text:s text:c="8"/></text:p>
            <text:p><text:s text:c="13"/>The Dragon led Slovenia to the European Basketball Championship last summer, but he's 32 now and sees it better for him to rest this summer. "I need to think about myself and my career," Dragic said. "I gave to my country everything I had. Now it's time to end." He's not counting out the 2020 Olympics in Tokyo if Slovenia were to need him, though.</text:p>
            <text:p><text:s text:c="8"/></text:p>
            <text:p><text:s text:c="8"/></text:p>
            <text:p><text:s text:c="13"/></text:p>
            <text:p><text:s text:c="14"/></text:p>
            <text:p><text:s text:c="13"/>Source: Miami Herald <text:s text:c="37"/>May 13 - 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sent text messages to his former high school coach Sharrief Metoyer saying he was considering sitting out the rest of the 2017-18 season to let his left ankle fully heal.</text:p>
            <text:p><text:s text:c="8"/></text:p>
            <text:p><text:s text:c="8"/></text:p>
            <text:p><text:s text:c="13"/>"Maybe I need to sit this whole season out," Bell wrote. "I can get healthy." Bell sent these texts when he was rehabbing from mid-January to mid-February and sent one again after rolling his ankle in a March 27th game against the Pacers. This could help explain why Bell went from four double-digit games and averaging 20.3 minutes, 7.7 points and 5.3 rebounds a game in December to only two double-digit games and averaging 13.6 minutes, 3.5 points 3.2 rebounds for the rest of the season from then on.</text:p>
            <text:p><text:s text:c="8"/></text:p>
            <text:p><text:s text:c="8"/></text:p>
            <text:p><text:s text:c="13"/></text:p>
            <text:p><text:s text:c="14"/></text:p>
            <text:p><text:s text:c="13"/>Source: San Jose Mercury News <text:s text:c="28"/>May 13 - 1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 Van Gundy</text:p>
            <text:p><text:s text:c="17"/></text:p>
            <text:p><text:s text:c="17"/></text:p>
            <text:p><text:s text:c="22"/>- C - <text:s/>Pistons</text:p>
            <text:p><text:s text:c="16"/></text:p>
            <text:p><text:s text:c="17"/></text:p>
            <text:p><text:s text:c="12"/></text:p>
            <text:p><text:s text:c="8"/></text:p>
            <text:p><text:s text:c="8"/></text:p>
            <text:p><text:s text:c="8"/></text:p>
            <text:p><text:s text:c="12"/>The Toronto Raptors are unlikely to pursue Stan Van Gundy for their head coaching vacancy.</text:p>
            <text:p><text:s text:c="8"/></text:p>
            <text:p><text:s text:c="8"/></text:p>
            <text:p><text:s text:c="13"/>SVG was recently let go by the Pistons and is still trying to land his next gig. Mike Budenholzer, as well as Raptors assistants Rex Kalamian and Nick Nurse are the leading candidates.</text:p>
            <text:p><text:s text:c="8"/></text:p>
            <text:p><text:s text:c="8"/></text:p>
            <text:p><text:s text:c="13"/></text:p>
            <text:p><text:s text:c="14"/></text:p>
            <text:p><text:s text:c="13"/>Source: Real GM <text:s text:c="42"/>May 13 - 10: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will miss Games 1 and 2 of the Eastern Conference Finals due to a shoulder injury.</text:p>
            <text:p><text:s text:c="8"/></text:p>
            <text:p><text:s text:c="8"/></text:p>
            <text:p><text:s text:c="13"/>Brad Stevens said Larkin will be out for the first two games of the series and is unlikely to play at all during the entire ECF. Larkin was averaging 15 minutes a game in the playoffs before his injury, so look for Terry Rozier and Marcus Smart to potentially pick up some run.</text:p>
            <text:p><text:s text:c="8"/></text:p>
            <text:p><text:s text:c="8"/></text:p>
            <text:p><text:s text:c="13"/></text:p>
            <text:p><text:s text:c="14"/></text:p>
            <text:p><text:s text:c="13"/>Source: Jay King on Twitter <text:s text:c="30"/>May 13 - 10: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Kidd-Gilchrist</text:p>
            <text:p><text:s text:c="17"/></text:p>
            <text:p><text:s text:c="17"/></text:p>
            <text:p><text:s text:c="22"/>- F - <text:s/>Hornets</text:p>
            <text:p><text:s text:c="16"/></text:p>
            <text:p><text:s text:c="17"/></text:p>
            <text:p><text:s text:c="12"/></text:p>
            <text:p><text:s text:c="8"/></text:p>
            <text:p><text:s text:c="8"/></text:p>
            <text:p><text:s text:c="8"/></text:p>
            <text:p><text:s text:c="12"/>Item one of Hornets head coach James Borrego's job description is to make the young guys better now, including former No. 2 pick Michael Kidd-Gilchrist.</text:p>
            <text:p><text:s text:c="8"/></text:p>
            <text:p><text:s text:c="8"/></text:p>
            <text:p><text:s text:c="13"/>Kidd-Gilchrist, as well as big man Frank Kaminsky, are two guys who are still young and talented, but clearly need more development in their game. "I think our biggest room for growth is internal," Borrego said. "There’s a group of young guys that, after this summer, should take a major leap." However, if they don't get better their roles could shrink next season.</text:p>
            <text:p><text:s text:c="8"/></text:p>
            <text:p><text:s text:c="8"/></text:p>
            <text:p><text:s text:c="13"/>Related: Frank Kaminsky</text:p>
            <text:p><text:s text:c="14"/></text:p>
            <text:p><text:s text:c="13"/>Source: Charlotte Observer <text:s text:c="31"/>May 13 - 9: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The 76ers could be trying to lure LeBron James to Philly in free agency this summer.</text:p>
            <text:p><text:s text:c="8"/></text:p>
            <text:p><text:s text:c="8"/></text:p>
            <text:p><text:s text:c="13"/>It's still a mystery where LeBron James will land and he could even land in Cleveland again with no teams making a really strong case. The 76ers should have $25 million in cap space, so they can make a few moves to free up some space. James and Ben Simmons would be an odd fit together while Joel Embiid's sky-high usage rate would obviously suffer. That said, no team should ever turn down one of the best players ever. He'll take on Boston on Sunday to kick off the Conference Finals.</text:p>
            <text:p><text:s text:c="8"/></text:p>
            <text:p><text:s text:c="8"/></text:p>
            <text:p><text:s text:c="13"/></text:p>
            <text:p><text:s text:c="14"/></text:p>
            <text:p><text:s text:c="13"/>Source: Philly.com <text:s text:c="39"/>May 12 - 9: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said he thinks he's the best defender on LeBron James outside of Kawhi Leonard.</text:p>
            <text:p><text:s text:c="8"/></text:p>
            <text:p><text:s text:c="8"/></text:p>
            <text:p><text:s text:c="13"/>Well then. Brad Stevens also hinted that Morris could start out on LeBron, which makes sense because he did make two starts against him in the regular season. The Cavs did have an effective 116.4 offensive rating in the 55 possessions with Morris on LeBron, so it didn't work out too well. Regardless, Morris should get heavy minutes, assuming he can shoot the ball better than he did vs. Philly.</text:p>
            <text:p><text:s text:c="8"/></text:p>
            <text:p><text:s text:c="8"/></text:p>
            <text:p><text:s text:c="13"/></text:p>
            <text:p><text:s text:c="14"/></text:p>
            <text:p><text:s text:c="13"/>Source: Jay King on Twitter <text:s text:c="30"/>May 12 - 4: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Monk</text:p>
            <text:p><text:s text:c="17"/></text:p>
            <text:p><text:s text:c="17"/></text:p>
            <text:p><text:s text:c="22"/>- G - <text:s/>Hornets</text:p>
            <text:p><text:s text:c="16"/></text:p>
            <text:p><text:s text:c="17"/></text:p>
            <text:p><text:s text:c="12"/></text:p>
            <text:p><text:s text:c="8"/></text:p>
            <text:p><text:s text:c="8"/></text:p>
            <text:p><text:s text:c="8"/></text:p>
            <text:p><text:s text:c="12"/>Coach James Borrego said he sees Malik Monk as a playmaker who can play with Kemba Walker.</text:p>
            <text:p><text:s text:c="8"/></text:p>
            <text:p><text:s text:c="8"/></text:p>
            <text:p><text:s text:c="13"/>"And also be on the court without Kemba, creating offense for us," Borrego added. "[Or] pairing him and Nic Batum in a lineup where Nic is facilitating." Monk had himself a really nice April to finish his rookie season, averaging 20.4 points, 1.0 boards, 4.0 assists and 3.8 treys in those five. The Hornets won't be able to make major moves in free agency, so Monk should be looking at minutes in the 20s unless the Hornets land a top-three lotto pick.</text:p>
            <text:p><text:s text:c="8"/></text:p>
            <text:p><text:s text:c="8"/></text:p>
            <text:p><text:s text:c="13"/></text:p>
            <text:p><text:s text:c="14"/></text:p>
            <text:p><text:s text:c="13"/>Source: Charlotte Observer <text:s text:c="31"/>May 12 - 3: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Coach Brad Stevens was non-committal on the Celtics starting five for Game 1 on Sunday.</text:p>
            <text:p><text:s text:c="8"/></text:p>
            <text:p><text:s text:c="8"/></text:p>
            <text:p><text:s text:c="13"/>"We're going to play all the lineups," Stevens said. The lineup with Aron Baynes worked out against the 76ers because of Baynes hitting corner treys, but it's certainly possible they roll with Marcus Morris instead. It wouldn't be a surprise to see them go with Semi Ojeleye after his strong round against the Bucks. Morris is likely going to see minutes regardless, but Baynes could be tough to trust in DFS.</text:p>
            <text:p><text:s text:c="8"/></text:p>
            <text:p><text:s text:c="8"/></text:p>
            <text:p><text:s text:c="13"/></text:p>
            <text:p><text:s text:c="14"/></text:p>
            <text:p><text:s text:c="13"/>Source: Scott Souza on Twitter <text:s text:c="27"/>May 12 - 2: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The Wolves are interested in bringing back Derrick Rose, according to Jon Krawczynski of the Athletic.</text:p>
            <text:p><text:s text:c="8"/></text:p>
            <text:p><text:s text:c="8"/></text:p>
            <text:p><text:s text:c="13"/>Wolves coach and president, Tom Thibodeau, took some heat for signing Rose at the end of last season, but Derrick played surprisingly well in the playoffs. Rose averaged 14.2 points (on 50.9 percent shooting), 2.6 assists and 1.4 treys during Minnesota's five-game series vs. Houston. Assuming he's willing to come back for the veteran's minimum, expect him to re-up with Minny. However, the issue is that Rose would eat into the playing time of Tyus Jones.</text:p>
            <text:p><text:s text:c="8"/></text:p>
            <text:p><text:s text:c="8"/></text:p>
            <text:p><text:s text:c="13"/>Related: Tyus Jones</text:p>
            <text:p><text:s text:c="14"/></text:p>
            <text:p><text:s text:c="13"/>Source: The Athletic <text:s text:c="37"/>May 12 - 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was excused from practice on Saturday to attend his college graduation from IUPUI.</text:p>
            <text:p><text:s text:c="8"/></text:p>
            <text:p><text:s text:c="8"/></text:p>
            <text:p><text:s text:c="13"/>Hill will re-join the Cavs on Sunday in Boston for Game 1 of the Eastern Conference Finals. Hill played in an important role in Cleveland's sweep of Toronto in the second round, averaging 12.3 points (on 60.9 percent shooting) and 3.0 assists in 33 minutes over the final three games of the series. He will be matched up primarily against Terry Rozier in the conference finals.</text:p>
            <text:p><text:s text:c="8"/></text:p>
            <text:p><text:s text:c="8"/></text:p>
            <text:p><text:s text:c="13"/></text:p>
            <text:p><text:s text:c="14"/></text:p>
            <text:p><text:s text:c="13"/>Source: Joe Vardon on Twitter <text:s text:c="28"/>May 12 - 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Udonis Haslem</text:p>
            <text:p><text:s text:c="17"/></text:p>
            <text:p><text:s text:c="17"/></text:p>
            <text:p><text:s text:c="22"/>- F/C - <text:s/>Heat</text:p>
            <text:p><text:s text:c="16"/></text:p>
            <text:p><text:s text:c="17"/></text:p>
            <text:p><text:s text:c="12"/></text:p>
            <text:p><text:s text:c="8"/></text:p>
            <text:p><text:s text:c="8"/></text:p>
            <text:p><text:s text:c="8"/></text:p>
            <text:p><text:s text:c="12"/>Udonis Haslem has not yet made a decision about retirement.</text:p>
            <text:p><text:s text:c="8"/></text:p>
            <text:p><text:s text:c="8"/></text:p>
            <text:p><text:s text:c="13"/>Haslem only played sparingly last season, but is considered one of the true leaders in the locker room and a veteran mentor. Haslem has said he is not interested in becoming an assistant coach, but would consider moving into the front office after his playing days are over.</text:p>
            <text:p><text:s text:c="8"/></text:p>
            <text:p><text:s text:c="8"/></text:p>
            <text:p><text:s text:c="13"/></text:p>
            <text:p><text:s text:c="14"/></text:p>
            <text:p><text:s text:c="13"/>Source: Miami Herald <text:s text:c="37"/>May 12 - 11: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hon Maker</text:p>
            <text:p><text:s text:c="17"/></text:p>
            <text:p><text:s text:c="17"/></text:p>
            <text:p><text:s text:c="22"/>- C - <text:s/>Bucks</text:p>
            <text:p><text:s text:c="16"/></text:p>
            <text:p><text:s text:c="17"/></text:p>
            <text:p><text:s text:c="12"/></text:p>
            <text:p><text:s text:c="8"/></text:p>
            <text:p><text:s text:c="8"/></text:p>
            <text:p><text:s text:c="8"/></text:p>
            <text:p><text:s text:c="12"/>Thon Maker said he plans to play for the Australia national team during the FIBA 2019 World Cup qualifiers this summer.</text:p>
            <text:p><text:s text:c="8"/></text:p>
            <text:p><text:s text:c="8"/></text:p>
            <text:p><text:s text:c="13"/>Maker didn't progress this past season as much the Bucks had hoped, averaging just 4.8 points (on 41.1 percent shooting) and 3.0 rebounds in 16.7 minutes. He'll look to improve via some international experience in the offseason. "I'm planning on coming to play for the national team this summer for the games against Japan and the Philippines [July 2]," said Maker. "We have been speaking a lot about it with [fellow Buck] Matthew Dellavedova and I'm excited to play with the national team for the next qualifying window."</text:p>
            <text:p><text:s text:c="8"/></text:p>
            <text:p><text:s text:c="8"/></text:p>
            <text:p><text:s text:c="13"/></text:p>
            <text:p><text:s text:c="14"/></text:p>
            <text:p><text:s text:c="13"/>Source: FIBA.com <text:s text:c="41"/>May 12 - 10: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bdel Nader</text:p>
            <text:p><text:s text:c="17"/></text:p>
            <text:p><text:s text:c="17"/></text:p>
            <text:p><text:s text:c="22"/>- G - <text:s/>Celtics</text:p>
            <text:p><text:s text:c="16"/></text:p>
            <text:p><text:s text:c="17"/></text:p>
            <text:p><text:s text:c="12"/></text:p>
            <text:p><text:s text:c="8"/></text:p>
            <text:p><text:s text:c="8"/></text:p>
            <text:p><text:s text:c="8"/></text:p>
            <text:p><text:s text:c="12"/>Abdel Nader sat out Friday's practice after getting swiped in the face and suffering blurry vision.</text:p>
            <text:p><text:s text:c="8"/></text:p>
            <text:p><text:s text:c="8"/></text:p>
            <text:p><text:s text:c="13"/>Nader has appeared in only six games this postseason, and logged more than two minutes in just one contest (Game 3 vs. the Bucks). Despite the Celtics being shorthanded, he is unlikely to see playing time as long as Terry Rozier and Marcus Smart are healthy.</text:p>
            <text:p><text:s text:c="8"/></text:p>
            <text:p><text:s text:c="8"/></text:p>
            <text:p><text:s text:c="13"/></text:p>
            <text:p><text:s text:c="14"/></text:p>
            <text:p><text:s text:c="13"/>Source: Scott Souza on Twitter <text:s text:c="27"/>May 12 - 10: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Coach Brad Stevens said Shane Larkin (shoulder) did not practice with the team on Friday and will miss "at least the first part" of the series vs. Cleveland.</text:p>
            <text:p><text:s text:c="8"/></text:p>
            <text:p><text:s text:c="8"/></text:p>
            <text:p><text:s text:c="13"/>Larkin wasn't a major contributor during the regular season, but he likely would have been asked to log some important minutes in the Eastern Conference Finals due to the Celtics limited depth. In their Game 5 win over the Sixers, coach Stevens essentially went with a seven-man rotation. It will be interesting to see if Stevens continues to play all of his main cogs 25-plus minutes per game.</text:p>
            <text:p><text:s text:c="8"/></text:p>
            <text:p><text:s text:c="8"/></text:p>
            <text:p><text:s text:c="13"/></text:p>
            <text:p><text:s text:c="14"/></text:p>
            <text:p><text:s text:c="13"/>Source: Scott Souza on Twitter <text:s text:c="27"/>May 12 - 10: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ett Brown</text:p>
            <text:p><text:s text:c="17"/></text:p>
            <text:p><text:s text:c="17"/></text:p>
            <text:p><text:s text:c="22"/>- C - <text:s/>76ers</text:p>
            <text:p><text:s text:c="16"/></text:p>
            <text:p><text:s text:c="17"/></text:p>
            <text:p><text:s text:c="12"/></text:p>
            <text:p><text:s text:c="8"/></text:p>
            <text:p><text:s text:c="8"/></text:p>
            <text:p><text:s text:c="8"/></text:p>
            <text:p><text:s text:c="12"/>GM Bryan Colangelo said the Sixers will discuss a contract extension with Brett Brown.</text:p>
            <text:p><text:s text:c="8"/></text:p>
            <text:p><text:s text:c="8"/></text:p>
            <text:p><text:s text:c="13"/>2018-19 is the final year on Brett Brown's current contract, and the Sixers want to lock him up long-term after he guided Philadelphia to 55 wins and the second round of the Eastern Conference playoffs. Josh Harris, the team’s co-manager partner, said last month that he is "invested in keeping Brett here for a long time." Expect an extension to be announced sooner rather than later.</text:p>
            <text:p><text:s text:c="8"/></text:p>
            <text:p><text:s text:c="8"/></text:p>
            <text:p><text:s text:c="13"/></text:p>
            <text:p><text:s text:c="14"/></text:p>
            <text:p><text:s text:c="13"/>Source: Philadelphia Inquirer &amp; Daily News <text:s text:c="15"/>May 12 - 9: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oward Eisley</text:p>
            <text:p><text:s text:c="17"/></text:p>
            <text:p><text:s text:c="17"/></text:p>
            <text:p><text:s text:c="22"/>- G - <text:s/>Knicks</text:p>
            <text:p><text:s text:c="16"/></text:p>
            <text:p><text:s text:c="17"/></text:p>
            <text:p><text:s text:c="12"/></text:p>
            <text:p><text:s text:c="8"/></text:p>
            <text:p><text:s text:c="8"/></text:p>
            <text:p><text:s text:c="8"/></text:p>
            <text:p><text:s text:c="12"/>Howard Eisley is being "strongly considered" for David Fizdale's coaching staff, according to Ian Begley of ESPN.</text:p>
            <text:p><text:s text:c="8"/></text:p>
            <text:p><text:s text:c="8"/></text:p>
            <text:p><text:s text:c="13"/>Eisley has been an assistant with the Knicks for each of the last two seasons. Per Begley: "One source described it as ‘highly likely' that Eisley would be retained but cautioned that no final decision had been made. Keith Smart and Nick Van Exel are also strong candidates for Fizdale's staff, though nothing is official yet."</text:p>
            <text:p><text:s text:c="8"/></text:p>
            <text:p><text:s text:c="8"/></text:p>
            <text:p><text:s text:c="13"/></text:p>
            <text:p><text:s text:c="14"/></text:p>
            <text:p><text:s text:c="13"/>Source: ESPN.com <text:s text:c="41"/>May 12 - 9: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Fizdale</text:p>
            <text:p><text:s text:c="17"/></text:p>
            <text:p><text:s text:c="17"/></text:p>
            <text:p><text:s text:c="22"/>- C - <text:s/>Knicks</text:p>
            <text:p><text:s text:c="16"/></text:p>
            <text:p><text:s text:c="17"/></text:p>
            <text:p><text:s text:c="12"/></text:p>
            <text:p><text:s text:c="8"/></text:p>
            <text:p><text:s text:c="8"/></text:p>
            <text:p><text:s text:c="8"/></text:p>
            <text:p><text:s text:c="12"/>Coach David Fizdale said he's looking to add "long and tough" players to the Knicks.</text:p>
            <text:p><text:s text:c="8"/></text:p>
            <text:p><text:s text:c="8"/></text:p>
            <text:p><text:s text:c="13"/>"He's gotta have an edge to him," Fizdale said on ESPN. "I don't want soft guys here. I don't want cupcakes. I want guys that have an edge to them, that enjoy defending. That get joy out of locking teams down." No cupcakes? Well, that rules out Kevin Durant. Kidding aside, the Knicks will likely be looking for short-term deals this summer.</text:p>
            <text:p><text:s text:c="8"/></text:p>
            <text:p><text:s text:c="8"/></text:p>
            <text:p><text:s text:c="13"/></text:p>
            <text:p><text:s text:c="14"/></text:p>
            <text:p><text:s text:c="13"/>Source: Ian Begley on Twitter <text:s text:c="28"/>May 11 - 9: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loyd Pierce</text:p>
            <text:p><text:s text:c="17"/></text:p>
            <text:p><text:s text:c="17"/></text:p>
            <text:p><text:s text:c="22"/>- C - <text:s/>Hawks</text:p>
            <text:p><text:s text:c="16"/></text:p>
            <text:p><text:s text:c="17"/></text:p>
            <text:p><text:s text:c="12"/></text:p>
            <text:p><text:s text:c="8"/></text:p>
            <text:p><text:s text:c="8"/></text:p>
            <text:p><text:s text:c="8"/></text:p>
            <text:p><text:s text:c="12"/>The Hawks will announce Lloyd Pierce as their head coach on Monday, according to Marc Spears of ESPN.com.</text:p>
            <text:p><text:s text:c="8"/></text:p>
            <text:p><text:s text:c="8"/></text:p>
            <text:p><text:s text:c="13"/>It's a three-year-deal with a team option for the fourth, per ESPN. This is a nice hire for the Hawks with their emphasis on player development, which Pierce knows very well with his time as a Summer League coach and going through The Process in Philly. Looking at the big picture, this could mean the Hawks sell off pieces this summer or next year.</text:p>
            <text:p><text:s text:c="8"/></text:p>
            <text:p><text:s text:c="8"/></text:p>
            <text:p><text:s text:c="13"/></text:p>
            <text:p><text:s text:c="14"/></text:p>
            <text:p><text:s text:c="13"/>Source: ESPN.com <text:s text:c="41"/>May 11 - 6: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Young</text:p>
            <text:p><text:s text:c="17"/></text:p>
            <text:p><text:s text:c="17"/></text:p>
            <text:p><text:s text:c="22"/>- G/F - <text:s/>Warriors</text:p>
            <text:p><text:s text:c="16"/></text:p>
            <text:p><text:s text:c="17"/></text:p>
            <text:p><text:s text:c="12"/></text:p>
            <text:p><text:s text:c="8"/></text:p>
            <text:p><text:s text:c="8"/></text:p>
            <text:p><text:s text:c="8"/></text:p>
            <text:p><text:s text:c="12"/>Coach Steve Kerr said Nick Young played "really well" against the Rockets this year and he is "a good matchup for them."</text:p>
            <text:p><text:s text:c="8"/></text:p>
            <text:p><text:s text:c="8"/></text:p>
            <text:p><text:s text:c="13"/>"I think every series is different, and you have to look at your opponent and figure out what you need to do to match up and to win some battles," Kerr said. The coach isn't wrong about Young with Swaggy posting a ridiculous 94.6 TS% on a 19.6 usage rate over 63 total minutes vs. Houston, but still he played just a grand total of just six minutes in the first half since Stephen Curry returned four games ago. Encouraging signs aside, Young is likely going to be used situationally in this series.</text:p>
            <text:p><text:s text:c="8"/></text:p>
            <text:p><text:s text:c="8"/></text:p>
            <text:p><text:s text:c="13"/></text:p>
            <text:p><text:s text:c="14"/></text:p>
            <text:p><text:s text:c="13"/>Source: San Francisco Chronicle <text:s text:c="26"/>May 11 - 6: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Stephen Curry said he expects the Rockets to run pick-and-roll on "every single play."</text:p>
            <text:p><text:s text:c="8"/></text:p>
            <text:p><text:s text:c="8"/></text:p>
            <text:p><text:s text:c="13"/>Even transition, Steph? Kidding aside, the Rockets are atop the rankings for PNR ball handler field goal attempts in the playoffs by a wide margin, and they'll be running a ridiculous amount of PNR with Clint Capela setting high ball screens for James Harden and Chris Paul to set up the O. Additionally, Curry said he was looking forward to the Rockets trying to switch him on CP3 and Harden. Is it Monday yet?</text:p>
            <text:p><text:s text:c="8"/></text:p>
            <text:p><text:s text:c="8"/></text:p>
            <text:p><text:s text:c="13"/></text:p>
            <text:p><text:s text:c="14"/></text:p>
            <text:p><text:s text:c="13"/>Source: Mark Medina on Twitter <text:s text:c="27"/>May 11 - 6: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don Hayward</text:p>
            <text:p><text:s text:c="17"/></text:p>
            <text:p><text:s text:c="17"/></text:p>
            <text:p><text:s text:c="22"/>- G/F - <text:s/>Celtics</text:p>
            <text:p><text:s text:c="16"/></text:p>
            <text:p><text:s text:c="17"/></text:p>
            <text:p><text:s text:c="12"/></text:p>
            <text:p><text:s text:c="8"/></text:p>
            <text:p><text:s text:c="8"/></text:p>
            <text:p><text:s text:c="8"/></text:p>
            <text:p><text:s text:c="12"/>Gordon Hayward (leg) said his rehab is "moving along as planned, and progressing really well."</text:p>
            <text:p><text:s text:c="8"/></text:p>
            <text:p><text:s text:c="8"/></text:p>
            <text:p><text:s text:c="13"/>"I’m happy to report I’m feeling like an athlete again," Hayward wrote on his website. "I’ve been in Indianapolis for the last couple weeks making some really good progress. I leave the hotel every morning at about 9:30 a.m. and don’t get back til about 6 p.m. We do a lot of running mechanics, physical therapy, a lift of some sort, and then court work for another few hours." He'll be ready to go next year and the Celtics almost certainly have to start a small-ball lineup with Jaylen Brown and Jayson Tatum breaking out.</text:p>
            <text:p><text:s text:c="8"/></text:p>
            <text:p><text:s text:c="8"/></text:p>
            <text:p><text:s text:c="13"/></text:p>
            <text:p><text:s text:c="14"/></text:p>
            <text:p><text:s text:c="13"/>Source: GordonHayward20.Life <text:s text:c="29"/>May 11 - 6: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Coach Brad Stevens said it will be a "totally a collective effort" to guard LeBron James.</text:p>
            <text:p><text:s text:c="8"/></text:p>
            <text:p><text:s text:c="8"/></text:p>
            <text:p><text:s text:c="13"/>"Marcus [Morris] is big, strong, competitive guy, but you have to guard LeBron as a team," Stevens said. The Boston starting lineup isn't totally clear, but Morris makes a lot of sense next to Terry Rozier, Jaylen Brown, Jayson Tatum and Al Horford. During the season Morris made two starts with Kyrie Irving (knee) and Gordon Hayward (leg) being the only other starters not mentioned above. Morris also was second on the team with defensive possessions against LeBron on the year (Jaylen Brown). Expect Morris, Brown and Semi Ojeleye to be the main defenders on LeBron with some Al Horford mixed in depending on how Kevin Love is playing.</text:p>
            <text:p><text:s text:c="8"/></text:p>
            <text:p><text:s text:c="8"/></text:p>
            <text:p><text:s text:c="13"/></text:p>
            <text:p><text:s text:c="14"/></text:p>
            <text:p><text:s text:c="13"/>Source: NBA.com <text:s text:c="42"/>May 11 - 5: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said he wants to play for three more seasons, but is open to playing outside of San Antonio.</text:p>
            <text:p><text:s text:c="8"/></text:p>
            <text:p><text:s text:c="8"/></text:p>
            <text:p><text:s text:c="13"/>"It is not yet sure that I'll stay with the Spurs," Parker said. "I am open to all proposals. I would like to make my entire career in San Antonio. The sport remains a business, and we will have to make choices. I have been 17 years with the Spurs. I would always be nostalgic, but it's not the end of the world if I change my club." Parker will be a free agent next year, so it sounds like he'd prefer to do a two-year deal with a possible player option for the third. He'll be in the Hall of Fame five years after he retires.</text:p>
            <text:p><text:s text:c="8"/></text:p>
            <text:p><text:s text:c="8"/></text:p>
            <text:p><text:s text:c="13"/></text:p>
            <text:p><text:s text:c="14"/></text:p>
            <text:p><text:s text:c="13"/>Source: ESPN.com <text:s text:c="41"/>May 11 - 5: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Coach Brett Brown said Ben Simmons’ jumper will undergo "intense refinement" this offseason.</text:p>
            <text:p><text:s text:c="8"/></text:p>
            <text:p><text:s text:c="8"/></text:p>
            <text:p><text:s text:c="13"/>He needs it and Kobe Bryant would agree. In the postseason, Ben made a grand total of two shots outside of the paint at just 23.5 percent on his jumpers. Simmons also wasn't very good in the mid-range during the year, making 27.8 percent of those in the regular season. He won't be adding a 3-pointer next season, but he really needs to figure out how to extend his range to 15 feet. Regardless, he looks like a second-round player to draft in fantasy next year.</text:p>
            <text:p><text:s text:c="8"/></text:p>
            <text:p><text:s text:c="8"/></text:p>
            <text:p><text:s text:c="13"/></text:p>
            <text:p><text:s text:c="14"/></text:p>
            <text:p><text:s text:c="13"/>Source: Keith Pompey on Twitter <text:s text:c="26"/>May 11 - 4: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Coach Brad Stevens said he spent "a lot of time" on Thursday with Kyrie Irving to discuss LeBron James and the other four returning Cavs players.</text:p>
            <text:p><text:s text:c="8"/></text:p>
            <text:p><text:s text:c="8"/></text:p>
            <text:p><text:s text:c="13"/>Irving reportedly left Cleveland to be the man, so he may have to make his impact off the court. As far as his health goes, Irving is walking without crutches for almost a month and has been on the sidelines. He should be ready to roll for next season.</text:p>
            <text:p><text:s text:c="8"/></text:p>
            <text:p><text:s text:c="8"/></text:p>
            <text:p><text:s text:c="13"/></text:p>
            <text:p><text:s text:c="14"/></text:p>
            <text:p><text:s text:c="13"/>Source: Marc D'Amico on Twitter <text:s text:c="26"/>May 11 - 4: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Borrego</text:p>
            <text:p><text:s text:c="17"/></text:p>
            <text:p><text:s text:c="17"/></text:p>
            <text:p><text:s text:c="22"/>- C - <text:s/>Hornets</text:p>
            <text:p><text:s text:c="16"/></text:p>
            <text:p><text:s text:c="17"/></text:p>
            <text:p><text:s text:c="12"/></text:p>
            <text:p><text:s text:c="8"/></text:p>
            <text:p><text:s text:c="8"/></text:p>
            <text:p><text:s text:c="8"/></text:p>
            <text:p><text:s text:c="12"/>Coach James Borrego said he wants to have an up-and-down style next year.</text:p>
            <text:p><text:s text:c="8"/></text:p>
            <text:p><text:s text:c="8"/></text:p>
            <text:p><text:s text:c="13"/>He said he is looking to attack in the first 5-8 seconds while looking to keep the fouls way down on defense. The Hornets saw their pace jump to ninth in the NBA in 2017-18 from 19th in 2016-17, so maybe they can up it to fifth. Borrego also said he wants to maximize what he gets out of the current roster, which isn't really an option because of their cap issues.</text:p>
            <text:p><text:s text:c="8"/></text:p>
            <text:p><text:s text:c="8"/></text:p>
            <text:p><text:s text:c="13"/></text:p>
            <text:p><text:s text:c="14"/></text:p>
            <text:p><text:s text:c="13"/>Source: Rick Bonnell on Twitter <text:s text:c="26"/>May 11 - 4: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niel Theis</text:p>
            <text:p><text:s text:c="17"/></text:p>
            <text:p><text:s text:c="17"/></text:p>
            <text:p><text:s text:c="22"/>- F - <text:s/>Celtics</text:p>
            <text:p><text:s text:c="16"/></text:p>
            <text:p><text:s text:c="17"/></text:p>
            <text:p><text:s text:c="12"/></text:p>
            <text:p><text:s text:c="8"/></text:p>
            <text:p><text:s text:c="8"/></text:p>
            <text:p><text:s text:c="8"/></text:p>
            <text:p><text:s text:c="12"/>Daniel Theis (knee) was getting shots up in practice on Friday.</text:p>
            <text:p><text:s text:c="8"/></text:p>
            <text:p><text:s text:c="8"/></text:p>
            <text:p><text:s text:c="13"/>He is not going to be cleared until July and almost certainly won't be out there for Summer League. Theis should be in the mix for a bench role next season.</text:p>
            <text:p><text:s text:c="8"/></text:p>
            <text:p><text:s text:c="8"/></text:p>
            <text:p><text:s text:c="13"/></text:p>
            <text:p><text:s text:c="14"/></text:p>
            <text:p><text:s text:c="13"/>Source: A. Sherrod Blakely on Twitter <text:s text:c="20"/>May 11 - 4: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Coach Brad Stevens said he does not expect Shane Larkin (shoulder) to be available early in the series vs. Cleveland.</text:p>
            <text:p><text:s text:c="8"/></text:p>
            <text:p><text:s text:c="8"/></text:p>
            <text:p><text:s text:c="13"/>This coincides with what general manager Danny Ainge said with the GM saying they're not expecting Larkin to be available in this round. With him out, there should be more minutes going to Semi Ojeleye, Marcus Smart and Marcus Morris. Jaylen Brown is not expected to have a minutes limit, too.</text:p>
            <text:p><text:s text:c="8"/></text:p>
            <text:p><text:s text:c="8"/></text:p>
            <text:p><text:s text:c="13"/></text:p>
            <text:p><text:s text:c="14"/></text:p>
            <text:p><text:s text:c="13"/>Source: Celtics on Twitter <text:s text:c="31"/>May 11 - 4: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loyd Pierce</text:p>
            <text:p><text:s text:c="17"/></text:p>
            <text:p><text:s text:c="17"/></text:p>
            <text:p><text:s text:c="22"/>- C - <text:s/>Hawks</text:p>
            <text:p><text:s text:c="16"/></text:p>
            <text:p><text:s text:c="17"/></text:p>
            <text:p><text:s text:c="12"/></text:p>
            <text:p><text:s text:c="8"/></text:p>
            <text:p><text:s text:c="8"/></text:p>
            <text:p><text:s text:c="8"/></text:p>
            <text:p><text:s text:c="12"/>According to NBA.com's David Aldridge, Lloyd Pierce has "all signs pointing" to him becoming the Hawks next coach.</text:p>
            <text:p><text:s text:c="8"/></text:p>
            <text:p><text:s text:c="8"/></text:p>
            <text:p><text:s text:c="13"/>It does make a lot of sense for the Hawks, who are likely going to be bad for a few years. Pierce has been a part of The Process with the 76ers, and he was vocal in player development as the 76ers Summer League coach. Coach Brett Brown has been raving about him and Pierce is constantly coaching up players during games with emphasis on defense.</text:p>
            <text:p><text:s text:c="8"/></text:p>
            <text:p><text:s text:c="8"/></text:p>
            <text:p><text:s text:c="13"/></text:p>
            <text:p><text:s text:c="14"/></text:p>
            <text:p><text:s text:c="13"/>Source: David Aldridge on Twitter <text:s text:c="24"/>May 11 - 3: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urkan Korkmaz</text:p>
            <text:p><text:s text:c="17"/></text:p>
            <text:p><text:s text:c="17"/></text:p>
            <text:p><text:s text:c="22"/>- G/F - <text:s/>76ers</text:p>
            <text:p><text:s text:c="16"/></text:p>
            <text:p><text:s text:c="17"/></text:p>
            <text:p><text:s text:c="12"/></text:p>
            <text:p><text:s text:c="8"/></text:p>
            <text:p><text:s text:c="8"/></text:p>
            <text:p><text:s text:c="8"/></text:p>
            <text:p><text:s text:c="12"/>Furkan Korkmaz is likely to play in Las Vegas in July.</text:p>
            <text:p><text:s text:c="8"/></text:p>
            <text:p><text:s text:c="8"/></text:p>
            <text:p><text:s text:c="13"/>Furkan 2.0 wasn't much of a factor with the 76ers with almost all of his playing time coming in garbage time. The 76ers will likely have a lottery pick and should sign someone, so Korkmaz almost certainly won't be in the rotation next season.</text:p>
            <text:p><text:s text:c="8"/></text:p>
            <text:p><text:s text:c="8"/></text:p>
            <text:p><text:s text:c="13"/></text:p>
            <text:p><text:s text:c="14"/></text:p>
            <text:p><text:s text:c="13"/>Source: Jessica Camerato on Twitter <text:s text:c="22"/>May 11 - 3: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h Bolden</text:p>
            <text:p><text:s text:c="17"/></text:p>
            <text:p><text:s text:c="17"/></text:p>
            <text:p><text:s text:c="22"/>- F - <text:s/>76ers</text:p>
            <text:p><text:s text:c="16"/></text:p>
            <text:p><text:s text:c="17"/></text:p>
            <text:p><text:s text:c="12"/></text:p>
            <text:p><text:s text:c="8"/></text:p>
            <text:p><text:s text:c="8"/></text:p>
            <text:p><text:s text:c="8"/></text:p>
            <text:p><text:s text:c="12"/>President Bryan Colangelo said the most likely of last year's draft-and-stash players to come over next year is Jonah Bolden.</text:p>
            <text:p><text:s text:c="8"/></text:p>
            <text:p><text:s text:c="8"/></text:p>
            <text:p><text:s text:c="13"/>He was with Tel Aviv last year, averaging 6.9 points, 5.5 boards, 1.2 steals, 0.9 blocks and 0.8 treys in 21.1 minutes. Bolden was electric in Las Vegas last July, including several dunks and a four-block showing. He could have a fantasy impact and may compete with Amir Johnson or Richaun Holmes.</text:p>
            <text:p><text:s text:c="8"/></text:p>
            <text:p><text:s text:c="8"/></text:p>
            <text:p><text:s text:c="13"/></text:p>
            <text:p><text:s text:c="14"/></text:p>
            <text:p><text:s text:c="13"/>Source: Jessica Camerato on Twitter <text:s text:c="22"/>May 11 - 3: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said his hamstring is feeling "much better" and that he doesn't anticipate being under any minutes restriction in the Eastern Conference Finals.</text:p>
            <text:p><text:s text:c="8"/></text:p>
            <text:p><text:s text:c="8"/></text:p>
            <text:p><text:s text:c="13"/>Brown averaged 25.6 minutes per contest in Games 2-4 vs. the Sixers, but logged 31 minutes in Game 5 and finished with 24 points, three 3-pointers, four rebounds, two assists and two blocks. The C's will need him to continue to play at a high level to beat the Cavs.</text:p>
            <text:p><text:s text:c="8"/></text:p>
            <text:p><text:s text:c="8"/></text:p>
            <text:p><text:s text:c="13"/></text:p>
            <text:p><text:s text:c="14"/></text:p>
            <text:p><text:s text:c="13"/>Source: Marc D'Amico on Twitter <text:s text:c="26"/>May 11 - 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and the Warriors have already engaged in discussions regarding a contract extension, according to Marcus Thompson II of The Athletic.</text:p>
            <text:p><text:s text:c="8"/></text:p>
            <text:p><text:s text:c="8"/></text:p>
            <text:p><text:s text:c="13"/>Thompson will be eligible to sign an extension in July. If both sides agree to an extension, the new contract would go into effect in 2019-20 and keep him in Golden State for an additional four years. Surprisingly, Klay is reportedly willing to sign for around $23 million per season, or roughly $92 million over the life of the four-year pact. That's about $50 million less than he could get should he wait to hit the open market.</text:p>
            <text:p><text:s text:c="8"/></text:p>
            <text:p><text:s text:c="8"/></text:p>
            <text:p><text:s text:c="13"/></text:p>
            <text:p><text:s text:c="14"/></text:p>
            <text:p><text:s text:c="13"/>Source: The Athletic <text:s text:c="37"/>May 11 - 1: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Raptors president Masai Ujiri has "strong interest" in Mike Budenholzer, according to Marc Stein of the New York Times.</text:p>
            <text:p><text:s text:c="8"/></text:p>
            <text:p><text:s text:c="8"/></text:p>
            <text:p><text:s text:c="13"/>It's safe to assume that Ujiri and the Raptors have a potential replacement or two lined up, as it is unlikely they would fire Dwane Casey, the 2017-18 Coach of the Year without some sort of backup plan. Assistant coach Nick Nurse and Raptors 905 (G-League) head coach Jerry Stackhouse are other possible candidates. Toronto would seem to be the ideal landing spot for Budenholzer, as this Raptors team is built to win right now.</text:p>
            <text:p><text:s text:c="8"/></text:p>
            <text:p><text:s text:c="8"/></text:p>
            <text:p><text:s text:c="13"/></text:p>
            <text:p><text:s text:c="14"/></text:p>
            <text:p><text:s text:c="13"/>Source: Marc Stein on Twitter <text:s text:c="28"/>May 11 - 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Sixers GM Bryan Colangelo said that the team will exercise T.J. McConnell's team option for the 2018-19 season.</text:p>
            <text:p><text:s text:c="8"/></text:p>
            <text:p><text:s text:c="8"/></text:p>
            <text:p><text:s text:c="13"/>This was an easy decision for Philadelphia, as McConnell will earn just $1.6 million next season. He averaged 6.3 points, 3.0 rebounds, 4.0 assists and 1.2 steals in 22.4 minutes in 2017-18. He also started the final two games of their playoff series vs. Boston. However, if Markelle Fultz is healthy and active next season, T.J. will likely see his playing time diminish dramatically.</text:p>
            <text:p><text:s text:c="8"/></text:p>
            <text:p><text:s text:c="8"/></text:p>
            <text:p><text:s text:c="13"/></text:p>
            <text:p><text:s text:c="14"/></text:p>
            <text:p><text:s text:c="13"/>Source: Derek Bodner on Twitter <text:s text:c="26"/>May 11 - 12: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ne Casey</text:p>
            <text:p><text:s text:c="17"/></text:p>
            <text:p><text:s text:c="17"/></text:p>
            <text:p><text:s text:c="22"/>- C - <text:s/>Pistons</text:p>
            <text:p><text:s text:c="16"/></text:p>
            <text:p><text:s text:c="17"/></text:p>
            <text:p><text:s text:c="12"/></text:p>
            <text:p><text:s text:c="8"/></text:p>
            <text:p><text:s text:c="8"/></text:p>
            <text:p><text:s text:c="8"/></text:p>
            <text:p><text:s text:c="12"/>ESPN's Adrian Wojnarowski‏ is reporting that the Raptors have fired head coach Dwane Casey.</text:p>
            <text:p><text:s text:c="8"/></text:p>
            <text:p><text:s text:c="8"/></text:p>
            <text:p><text:s text:c="13"/>Remarkably, Casey just finished leading the Raptors to a franchise-record 59 wins and the No. 1 seed in the Eastern Conference. Of course, Toronto's season ended in extremely disappointing fashion, as the Cavs swept them out of the postseason in the second round. Casey won't be out of work for long. He will have plenty of teams interested in bringing him in, assuming he wants to resume working right away.</text:p>
            <text:p><text:s text:c="8"/></text:p>
            <text:p><text:s text:c="8"/></text:p>
            <text:p><text:s text:c="13"/></text:p>
            <text:p><text:s text:c="14"/></text:p>
            <text:p><text:s text:c="13"/>Source: Adrian Wojnarowski‏ on Twitter <text:s text:c="13"/>May 11 - 1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Brett Brown said he hopes Markelle Fultz will play in the 2018 Summer League.</text:p>
            <text:p><text:s text:c="8"/></text:p>
            <text:p><text:s text:c="8"/></text:p>
            <text:p><text:s text:c="13"/>Fultz told reporters on Thursday that he would be "open" to playing in Las Vegas. It sure seems like a no-brainer for all involved. Fultz was limited to just 14 games in his rookie season due to a shoulder injury that impacted his shot and his confidence. Having the opportunity to play against NBA-level competition without the pressure that comes along with regular-season contests would be seemingly ideal for Fultz's growth and development.</text:p>
            <text:p><text:s text:c="8"/></text:p>
            <text:p><text:s text:c="8"/></text:p>
            <text:p><text:s text:c="13"/></text:p>
            <text:p><text:s text:c="14"/></text:p>
            <text:p><text:s text:c="13"/>Source: Jessica Camerato on Twitter <text:s text:c="22"/>May 11 - 10: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Blatt</text:p>
            <text:p><text:s text:c="17"/></text:p>
            <text:p><text:s text:c="17"/></text:p>
            <text:p><text:s text:c="22"/>- C - <text:s/>Cavaliers</text:p>
            <text:p><text:s text:c="16"/></text:p>
            <text:p><text:s text:c="17"/></text:p>
            <text:p><text:s text:c="12"/></text:p>
            <text:p><text:s text:c="8"/></text:p>
            <text:p><text:s text:c="8"/></text:p>
            <text:p><text:s text:c="8"/></text:p>
            <text:p><text:s text:c="12"/>The Bucks will interview both David Blatt and Becky Hammon this week, according to Adrian Wojnarowski‏ of ESPN.</text:p>
            <text:p><text:s text:c="8"/></text:p>
            <text:p><text:s text:c="8"/></text:p>
            <text:p><text:s text:c="13"/>The Bucks reportedly will interview up to 10 candidates for their vacant head coaching position. They met with Monty Williams on Thursday. Per Woj, a smaller group of finalists will advance to meet with ownership.</text:p>
            <text:p><text:s text:c="8"/></text:p>
            <text:p><text:s text:c="8"/></text:p>
            <text:p><text:s text:c="13"/></text:p>
            <text:p><text:s text:c="14"/></text:p>
            <text:p><text:s text:c="13"/>Source: Adrian Wojnarowski‏ on Twitter <text:s text:c="13"/>May 11 - 10: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Cavanaugh</text:p>
            <text:p><text:s text:c="17"/></text:p>
            <text:p><text:s text:c="17"/></text:p>
            <text:p><text:s text:c="22"/>- F/C - <text:s/>Hawks</text:p>
            <text:p><text:s text:c="16"/></text:p>
            <text:p><text:s text:c="17"/></text:p>
            <text:p><text:s text:c="12"/></text:p>
            <text:p><text:s text:c="8"/></text:p>
            <text:p><text:s text:c="8"/></text:p>
            <text:p><text:s text:c="8"/></text:p>
            <text:p><text:s text:c="12"/>The Hawks will waive Tyler Cavanaugh on Friday, according to Adrian Wojnarowski‏ of ESPN.</text:p>
            <text:p><text:s text:c="8"/></text:p>
            <text:p><text:s text:c="8"/></text:p>
            <text:p><text:s text:c="13"/>Cavanaugh had a trigger date next week on part of his $1.4 million contract for the 2018-19 season. Cavanaugh appeared in 39 games for Atlanta last season, averaging 4.7 points and 3.3 rebounds in 13.3 minutes, while shooting 44.1 percent from the floor and 36.0 percent from 3-point territory. While he may not be able to secure a fully-guaranteed contract this summer, he'll certainly have plenty of NBA teams interested.</text:p>
            <text:p><text:s text:c="8"/></text:p>
            <text:p><text:s text:c="8"/></text:p>
            <text:p><text:s text:c="13"/></text:p>
            <text:p><text:s text:c="14"/></text:p>
            <text:p><text:s text:c="13"/>Source: Adrian Wojnarowski‏ on Twitter <text:s text:c="13"/>May 11 - 9: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said he is not planning on making any major adjustments to his shot this offseason.</text:p>
            <text:p><text:s text:c="8"/></text:p>
            <text:p><text:s text:c="8"/></text:p>
            <text:p><text:s text:c="13"/>"Minor things. But changing the whole shot, no," said Simmons when asked about tinkering with his form this summer. His inability to knock down jumpers, or even attempt shots outside of ten feet was a significant limitation in his game as a rookie. Last season, Simmons became the first guard in 30 years to log more than 2,500 minutes and not make a single 3-pointer. He also shot just 56.0 percent from the free-throw line. Some pundits have suggested he start shooting with his right hand, but Simmons is apparently not planning on making such a drastic change.</text:p>
            <text:p><text:s text:c="8"/></text:p>
            <text:p><text:s text:c="8"/></text:p>
            <text:p><text:s text:c="13"/></text:p>
            <text:p><text:s text:c="14"/></text:p>
            <text:p><text:s text:c="13"/>Source: Derek Bodner on Twitter <text:s text:c="26"/>May 11 - 9: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apologized for saying "just let Jose [Calderon] play" in the fourth quarter of Game 4.</text:p>
            <text:p><text:s text:c="8"/></text:p>
            <text:p><text:s text:c="8"/></text:p>
            <text:p><text:s text:c="13"/>"I should have took it more serious and went in there and got some reps up and get in a little rhythm," Hood said. The Cavs seem to be OK, though. Hood said his teammates told him "that’s not really a distraction" because of everything that they’ve been through this year. Still, don't expect Hood to play in Game 1.</text:p>
            <text:p><text:s text:c="8"/></text:p>
            <text:p><text:s text:c="8"/></text:p>
            <text:p><text:s text:c="13"/></text:p>
            <text:p><text:s text:c="14"/></text:p>
            <text:p><text:s text:c="13"/>Source: AP <text:s text:c="47"/>May 10 - 10: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ankle) is not wearing a walking boot anymore and does not have a noticeable limp.</text:p>
            <text:p><text:s text:c="8"/></text:p>
            <text:p><text:s text:c="8"/></text:p>
            <text:p><text:s text:c="13"/>"I’m just trying to get the motion back [in the left ankle], trying to get some movement in there, get some of the swelling out. I’ve been progressing right on schedule," Nowitzki said. He underwent surgical debridement of his left ankle on Apr. 5 and is fully expected to be ready for another season. Dirk did add his rehab "could take really all summer" and that he's not pushing it right now.</text:p>
            <text:p><text:s text:c="8"/></text:p>
            <text:p><text:s text:c="8"/></text:p>
            <text:p><text:s text:c="13"/></text:p>
            <text:p><text:s text:c="14"/></text:p>
            <text:p><text:s text:c="13"/>Source: Mavs.com <text:s text:c="41"/>May 10 - 8: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Jackson</text:p>
            <text:p><text:s text:c="17"/></text:p>
            <text:p><text:s text:c="17"/></text:p>
            <text:p><text:s text:c="22"/>- G - <text:s/>Pelicans</text:p>
            <text:p><text:s text:c="16"/></text:p>
            <text:p><text:s text:c="17"/></text:p>
            <text:p><text:s text:c="12"/></text:p>
            <text:p><text:s text:c="8"/></text:p>
            <text:p><text:s text:c="8"/></text:p>
            <text:p><text:s text:c="8"/></text:p>
            <text:p><text:s text:c="12"/>Frank Jackson is expected to play in Summer League.</text:p>
            <text:p><text:s text:c="8"/></text:p>
            <text:p><text:s text:c="8"/></text:p>
            <text:p><text:s text:c="13"/>Jackson has been plagued by a foot injury, which kept him out of action in his rookie season. Jackson did not play in Summer League last year, but hurt his foot again in August to keep him out until now.</text:p>
            <text:p><text:s text:c="8"/></text:p>
            <text:p><text:s text:c="8"/></text:p>
            <text:p><text:s text:c="13"/></text:p>
            <text:p><text:s text:c="14"/></text:p>
            <text:p><text:s text:c="13"/>Source: Jim Eichenhofer on Twitter <text:s text:c="23"/>May 10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Borrego</text:p>
            <text:p><text:s text:c="17"/></text:p>
            <text:p><text:s text:c="17"/></text:p>
            <text:p><text:s text:c="22"/>- C - <text:s/>Hornets</text:p>
            <text:p><text:s text:c="16"/></text:p>
            <text:p><text:s text:c="17"/></text:p>
            <text:p><text:s text:c="12"/></text:p>
            <text:p><text:s text:c="8"/></text:p>
            <text:p><text:s text:c="8"/></text:p>
            <text:p><text:s text:c="8"/></text:p>
            <text:p><text:s text:c="12"/>The Hornets announced Thursday the team has named James Borrego as head coach.</text:p>
            <text:p><text:s text:c="8"/></text:p>
            <text:p><text:s text:c="8"/></text:p>
            <text:p><text:s text:c="13"/>According to ESPN, it's a four-year deal for the franchise's 11th head coach. General manager Mitch Kupchak said they hired Borrego for "wealth of experience and a strong track record of player development from his time as a coach in San Antonio, New Orleans and Orlando." Much like Erik Spoelstra, Borrego began his NBA career as an assistant video coordinator.</text:p>
            <text:p><text:s text:c="8"/></text:p>
            <text:p><text:s text:c="8"/></text:p>
            <text:p><text:s text:c="13"/></text:p>
            <text:p><text:s text:c="14"/></text:p>
            <text:p><text:s text:c="13"/>Source: NBA.com <text:s text:c="42"/>May 10 - 6: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Coach Steve Kerr said it wouldn't shock him to see Jordan Bell get "back into the mix at some point during the playoff run."</text:p>
            <text:p><text:s text:c="8"/></text:p>
            <text:p><text:s text:c="8"/></text:p>
            <text:p><text:s text:c="13"/>"He would be a guy in a fast-paced small ball type series where it would really favor him," Kerr said. Bell has only played a handful of seconds in the first half of postseason games, but Kerr liked how he played. Bell did only play 18 minutes against the Rockets in the regular season with a -1.9 net rating, so he likely would only be used situationally. Kevon Looney is way ahead of him and is currently the sixth man.</text:p>
            <text:p><text:s text:c="8"/></text:p>
            <text:p><text:s text:c="8"/></text:p>
            <text:p><text:s text:c="13"/></text:p>
            <text:p><text:s text:c="14"/></text:p>
            <text:p><text:s text:c="13"/>Source: San Jose Mercury News <text:s text:c="28"/>May 10 - 4: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said he wants to drop 6-11 pounds this summer.</text:p>
            <text:p><text:s text:c="8"/></text:p>
            <text:p><text:s text:c="8"/></text:p>
            <text:p><text:s text:c="13"/>He said he is at 281 today and would like to get down to 270-275. <text:s/>"I think next year could be an MVP type season for me. But it starts with [working on] my body," Embiid said. Embiid's post-up game wasn't as effective in the postseason, but it makes sense for him to be more agile to help spacing next to Ben Simmons. Regardless, Embiid could be even better next year.</text:p>
            <text:p><text:s text:c="8"/></text:p>
            <text:p><text:s text:c="8"/></text:p>
            <text:p><text:s text:c="13"/></text:p>
            <text:p><text:s text:c="14"/></text:p>
            <text:p><text:s text:c="13"/>Source: Keith Pompey on Twitter <text:s text:c="26"/>May 10 - 4: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Coach Alvin Gentry said everybody on the team wants DeMarcus Cousins (Achilles) back with the Pelicans next year.</text:p>
            <text:p><text:s text:c="8"/></text:p>
            <text:p><text:s text:c="8"/></text:p>
            <text:p><text:s text:c="13"/>This isn't a surprising quote despite how the Pelicans played their best ball after the Boogie Achilles injury. Even next to Anthony Davis, Cousins averaged 25.2 points, 12.9 boards and 5.4 dimes on the season over his 48 games. An earlier ESPN report said that the Pelicans are looking to sign Cousins to a two- or three-year deal this summer. It'll be interesting to see if a team offers him a max deal.</text:p>
            <text:p><text:s text:c="8"/></text:p>
            <text:p><text:s text:c="8"/></text:p>
            <text:p><text:s text:c="13"/></text:p>
            <text:p><text:s text:c="14"/></text:p>
            <text:p><text:s text:c="13"/>Source: Pelicans on Twitter <text:s text:c="30"/>May 10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Collison</text:p>
            <text:p><text:s text:c="17"/></text:p>
            <text:p><text:s text:c="17"/></text:p>
            <text:p><text:s text:c="22"/>- F/C - <text:s/>Thunder</text:p>
            <text:p><text:s text:c="16"/></text:p>
            <text:p><text:s text:c="17"/></text:p>
            <text:p><text:s text:c="12"/></text:p>
            <text:p><text:s text:c="8"/></text:p>
            <text:p><text:s text:c="8"/></text:p>
            <text:p><text:s text:c="8"/></text:p>
            <text:p><text:s text:c="12"/>Nick Collison is retiring after 15 years in the NBA.</text:p>
            <text:p><text:s text:c="8"/></text:p>
            <text:p><text:s text:c="8"/></text:p>
            <text:p><text:s text:c="13"/>Collison was drafted 12th in the first round way back in 2003 and played every game of his career with the Sonics and Thunder. He never averaged double-digit scoring, but did come close to posting a double-double in 2007-08 and was a favorite among teammates. Collison was always a treat to listen to and could likely earn a job in basketball as soon as he wants.</text:p>
            <text:p><text:s text:c="8"/></text:p>
            <text:p><text:s text:c="8"/></text:p>
            <text:p><text:s text:c="13"/></text:p>
            <text:p><text:s text:c="14"/></text:p>
            <text:p><text:s text:c="13"/>Source: ESPN.com <text:s text:c="41"/>May 10 - 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Thomas</text:p>
            <text:p><text:s text:c="17"/></text:p>
            <text:p><text:s text:c="17"/></text:p>
            <text:p><text:s text:c="22"/>- F - <text:s/>Knicks</text:p>
            <text:p><text:s text:c="16"/></text:p>
            <text:p><text:s text:c="17"/></text:p>
            <text:p><text:s text:c="12"/></text:p>
            <text:p><text:s text:c="8"/></text:p>
            <text:p><text:s text:c="8"/></text:p>
            <text:p><text:s text:c="8"/></text:p>
            <text:p><text:s text:c="12"/>Coach David Fizdale compared Lance Thomas to Draymond Green.</text:p>
            <text:p><text:s text:c="8"/></text:p>
            <text:p><text:s text:c="8"/></text:p>
            <text:p><text:s text:c="13"/>Sure. "He's a Swiss Army knife-type of player that can guard multiple positions and you can run offense through him," Fizdale said. "I think he can push the ball off the break a lot like Draymond Green plays. Obviously the thing I'm going to demand from Lance is to play defense like Draymond. And be a guy that's pushing to be a First Team All-Defender." If Fizdale can turn Thomas into half of what Dray can do, just give him 2019 Coach of the Year right now.</text:p>
            <text:p><text:s text:c="8"/></text:p>
            <text:p><text:s text:c="8"/></text:p>
            <text:p><text:s text:c="13"/></text:p>
            <text:p><text:s text:c="14"/></text:p>
            <text:p><text:s text:c="13"/>Source: New York Daily News <text:s text:c="30"/>May 10 - 2: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Mickey</text:p>
            <text:p><text:s text:c="17"/></text:p>
            <text:p><text:s text:c="17"/></text:p>
            <text:p><text:s text:c="22"/>- F - <text:s/>Heat</text:p>
            <text:p><text:s text:c="16"/></text:p>
            <text:p><text:s text:c="17"/></text:p>
            <text:p><text:s text:c="12"/></text:p>
            <text:p><text:s text:c="8"/></text:p>
            <text:p><text:s text:c="8"/></text:p>
            <text:p><text:s text:c="8"/></text:p>
            <text:p><text:s text:c="12"/>The Heat will not pick up Jordan Mickey's $1.6 million team option for next season.</text:p>
            <text:p><text:s text:c="8"/></text:p>
            <text:p><text:s text:c="8"/></text:p>
            <text:p><text:s text:c="13"/>The 23-year-old forward made 23 appearances for the Heat in 2017-18, averaging 4.0 points, 3.5 rebounds and 0.4 blocks in 12.3 minutes per game. He'll likely receive a training camp invite somewhere else.</text:p>
            <text:p><text:s text:c="8"/></text:p>
            <text:p><text:s text:c="8"/></text:p>
            <text:p><text:s text:c="13"/></text:p>
            <text:p><text:s text:c="14"/></text:p>
            <text:p><text:s text:c="13"/>Source: Shams Charania on Twitter <text:s text:c="24"/>May 10 - 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said he and the Sixers organization have a mutual appreciation for each other and if the money is right, he'll almost certainly remain in Philadelphia.</text:p>
            <text:p><text:s text:c="8"/></text:p>
            <text:p><text:s text:c="8"/></text:p>
            <text:p><text:s text:c="13"/>"I don't want to offend any of the other places I have been," Redick said, "or teams I have been on but this was probably my favorite year of my career. Playing in Philly is it's own experience and our fans, the city, the buzz about sports and about this team was amazing." J.J. was second on the team in scoring and a veteran leader during Philly's breakout year. They'd love to have him back as much as he wants to be back.</text:p>
            <text:p><text:s text:c="8"/></text:p>
            <text:p><text:s text:c="8"/></text:p>
            <text:p><text:s text:c="13"/></text:p>
            <text:p><text:s text:c="14"/></text:p>
            <text:p><text:s text:c="13"/>Source: Phillyvoice.com <text:s text:c="34"/>May 10 - 12: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said his rookie season is only the beginning, and that this summer will be nonstop work trying to improve his game.</text:p>
            <text:p><text:s text:c="8"/></text:p>
            <text:p><text:s text:c="8"/></text:p>
            <text:p><text:s text:c="13"/>"There’s so many things I could go down the list that I can work on," Mitchell said. Spida D said he's going to target improving his ability to make tougher shots and that his efficiency on defense must make a leap. He also plans to rewatch all 97 games from his 2017-18 season before training camp. Mitchell was still in a walking boot during Utah's exit interviews on Wednesday, but the injury isn't believed to be serious and we should get an update on his status soon.</text:p>
            <text:p><text:s text:c="8"/></text:p>
            <text:p><text:s text:c="8"/></text:p>
            <text:p><text:s text:c="13"/></text:p>
            <text:p><text:s text:c="14"/></text:p>
            <text:p><text:s text:c="13"/>Source: Salt Lake Tribune <text:s text:c="32"/>May 10 - 11: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lo Gallinari</text:p>
            <text:p><text:s text:c="17"/></text:p>
            <text:p><text:s text:c="17"/></text:p>
            <text:p><text:s text:c="22"/>- F - <text:s/>Clippers</text:p>
            <text:p><text:s text:c="16"/></text:p>
            <text:p><text:s text:c="17"/></text:p>
            <text:p><text:s text:c="12"/></text:p>
            <text:p><text:s text:c="8"/></text:p>
            <text:p><text:s text:c="8"/></text:p>
            <text:p><text:s text:c="8"/></text:p>
            <text:p><text:s text:c="12"/>Danilo Gallinari told Davide Chinellato of Gazzetta.it that his right hand is not healed yet, but he will not have surgery.</text:p>
            <text:p><text:s text:c="8"/></text:p>
            <text:p><text:s text:c="8"/></text:p>
            <text:p><text:s text:c="13"/>"I visited some specialists in the USA and now I will do the same in Italy," Gallinari said. "I ruled out surgery for the moment but I have to understand better how to recover." Gallinari came back for two games near the end of the season, but once the Clippers were mathematically eliminated from the playoffs, he hung it up for the season likely due to this nagging injury. His timetable remains unclear.</text:p>
            <text:p><text:s text:c="8"/></text:p>
            <text:p><text:s text:c="8"/></text:p>
            <text:p><text:s text:c="13"/></text:p>
            <text:p><text:s text:c="14"/></text:p>
            <text:p><text:s text:c="13"/>Source: Sportando <text:s text:c="40"/>May 10 - 1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olas Batum</text:p>
            <text:p><text:s text:c="17"/></text:p>
            <text:p><text:s text:c="17"/></text:p>
            <text:p><text:s text:c="22"/>- G/F - <text:s/>Hornets</text:p>
            <text:p><text:s text:c="16"/></text:p>
            <text:p><text:s text:c="17"/></text:p>
            <text:p><text:s text:c="12"/></text:p>
            <text:p><text:s text:c="8"/></text:p>
            <text:p><text:s text:c="8"/></text:p>
            <text:p><text:s text:c="8"/></text:p>
            <text:p><text:s text:c="12"/>Hornets new head coach James Borrego is likely to implement a motion offense with Charlotte similar to what the Spurs ran when Borrego was an assistant in San Antonio.</text:p>
            <text:p><text:s text:c="8"/></text:p>
            <text:p><text:s text:c="8"/></text:p>
            <text:p><text:s text:c="13"/>This new offense could give Batum more open looks and more freedom to create plays and shots for himself both with and without the ball. Batum saw a dip in production in 2017-18, averaging fewer points, rebounds, assists, steals and minutes per game compared to 2016-17.</text:p>
            <text:p><text:s text:c="8"/></text:p>
            <text:p><text:s text:c="8"/></text:p>
            <text:p><text:s text:c="13"/></text:p>
            <text:p><text:s text:c="14"/></text:p>
            <text:p><text:s text:c="13"/>Source: Charlotte Observer <text:s text:c="31"/>May 10 - 10: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Knicks new head coach David Fizdale had high praise for Frank Ntilikina on ESPN on Wednesday morning.</text:p>
            <text:p><text:s text:c="8"/></text:p>
            <text:p><text:s text:c="8"/></text:p>
            <text:p><text:s text:c="13"/>"I see a possibility with a two-way player, the kid takes real pride in defending," Fizdale said on the potential of Ntilikina. "He's got big-time wingspan. He's a combo guard. I think we could get him where he's knocking down that 3-ball every single time, feet set." Fizdale added that he emphasizes "position-less basketball," meaning we could see a lot of two-PG lineups with Emmanuel Mudiay, Trey Burke and Ntilikina sharing the floor together.</text:p>
            <text:p><text:s text:c="8"/></text:p>
            <text:p><text:s text:c="8"/></text:p>
            <text:p><text:s text:c="13"/></text:p>
            <text:p><text:s text:c="14"/></text:p>
            <text:p><text:s text:c="13"/>Source: New York Daily News <text:s text:c="30"/>May 10 - 10:2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Boston GM Danny Ainge said on Toucher and Rich that the Celtics are planning as if Shane Larkin (shoulder) will not be available for the entire Cavaliers series.</text:p>
            <text:p><text:s text:c="8"/></text:p>
            <text:p><text:s text:c="8"/></text:p>
            <text:p><text:s text:c="13"/>Ainge added that the Celtics are hoping he could be back for the latter part of the series if his shoulder improves. Larkin averaged 15 minutes a game through the playoffs before injuring his left shoulder, so we <text:s/>can expect Terry Rozier and Marcus Smart to split those minutes until Larkin returns.</text:p>
            <text:p><text:s text:c="8"/></text:p>
            <text:p><text:s text:c="8"/></text:p>
            <text:p><text:s text:c="13"/></text:p>
            <text:p><text:s text:c="14"/></text:p>
            <text:p><text:s text:c="13"/>Source: Chris Forsberg on Twitter <text:s text:c="24"/>May 10 - 9: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ill exercise his $8.7 million player option to remain with the Kings for the 2018-19 season.</text:p>
            <text:p><text:s text:c="8"/></text:p>
            <text:p><text:s text:c="8"/></text:p>
            <text:p><text:s text:c="13"/>The 29-year-old Koufos is entering his fourth year with Sacramento, having averaged 6.7 points and 6.6 rebounds in 19.6 minutes per game last season. He was unlikely to command a higher annual salary as a free agent, and is likely betting that he can lock up one more long-term deal in 2019. No matter where he's playing, he'll go undrafted in all but the deepest fantasy leagues.</text:p>
            <text:p><text:s text:c="8"/></text:p>
            <text:p><text:s text:c="8"/></text:p>
            <text:p><text:s text:c="13"/></text:p>
            <text:p><text:s text:c="14"/></text:p>
            <text:p><text:s text:c="13"/>Source: ESPN.com <text:s text:c="41"/>May 10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prained left shoulder) said that an MRI "showed some problems" and his status for the Eastern Conference Finals is uncertain.</text:p>
            <text:p><text:s text:c="8"/></text:p>
            <text:p><text:s text:c="8"/></text:p>
            <text:p><text:s text:c="13"/>Larkin said he'll try to play vs. Cleveland but he "didn't sound optimistic," according to beat writer Gary Washburn. The Celtics don't think he'll need surgery but coach Brad Stevens said Larkin is out for the "foreseeable future," and it sounds like they'll rely on Terry Rozier and Marcus Smart for PG minutes throughout the next round.</text:p>
            <text:p><text:s text:c="8"/></text:p>
            <text:p><text:s text:c="8"/></text:p>
            <text:p><text:s text:c="13"/></text:p>
            <text:p><text:s text:c="14"/></text:p>
            <text:p><text:s text:c="13"/>Source: Gary Washburn on Twitter <text:s text:c="25"/>May 9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Wednesday with five points on 2-of-5 shooting, one 3-pointer, seven rebounds, one assist and one steal in 21 minutes.</text:p>
            <text:p><text:s text:c="8"/></text:p>
            <text:p><text:s text:c="8"/></text:p>
            <text:p><text:s text:c="13"/>Sixers coach Brett Brown said before the game that he wanted Covington to shoot more 3-pointers early in the shot clock, but he didn't make his lone triple until the fourth quarter. He shot a brutal 32.1% from the field in the postseason, including 26.8% vs. Boston, but the Sixers have already committed to him long-term -- Covington and Joel Embiid are the only players with guaranteed salaries through 2021-22.</text:p>
            <text:p><text:s text:c="8"/></text:p>
            <text:p><text:s text:c="8"/></text:p>
            <text:p><text:s text:c="13"/></text:p>
            <text:p><text:s text:c="14"/></text:p>
            <text:p><text:s text:c="13"/>Source: Marc D'Amico on Twitter <text:s text:c="26"/>May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earned another start during Philly's Game 5 defeat on Wednesday, scoring nine points on 4-of-7 shooting with six assists, five rebounds and two steals.</text:p>
            <text:p><text:s text:c="8"/></text:p>
            <text:p><text:s text:c="8"/></text:p>
            <text:p><text:s text:c="13"/>McConnell got stuck defending Jayson Tatum repeatedly in the first half and Boston's rising star took full advantage, but otherwise Philly's 26-year-old guard was unimpeachable. He committed just one turnover in 38 minutes and helped limit Terry Rozier to 17 points on 4-of-15 shooting, finishing his postseason on a high note. It's a foregone conclusion that Philly will pick up their $1.6 million team option to retain McConnell for 2018-19.</text:p>
            <text:p><text:s text:c="8"/></text:p>
            <text:p><text:s text:c="8"/></text:p>
            <text:p><text:s text:c="13"/></text:p>
            <text:p><text:s text:c="14"/></text:p>
            <text:p><text:s text:c="13"/>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Sixers' season ended on Wednesday despite Ben Simmons contributing 18 points, eight rebounds, six assists and one block in 34 minutes.</text:p>
            <text:p><text:s text:c="8"/></text:p>
            <text:p><text:s text:c="8"/></text:p>
            <text:p><text:s text:c="13"/>Simmons had three dunks and a layup in Game 4, making all of his field goals in the restricted area, and he followed a similar script tonight -- he shot 8-of-15 from the field with all of his makes in the paint. Necessity may have forced coach Brett Brown to start T.J. McConnell for Games 4 and 5 in this series, but we're expecting Simmons to resume his full-time PG role again next season. After all, the Rookie of the Year candidate notched historic averages with 15.8 points, 8.2 assists, 8.1 rebounds, 1.7 steals and 0.9 blocks while helping Philly earn the No. 3 seed this year. Not too shabby.</text:p>
            <text:p><text:s text:c="8"/></text:p>
            <text:p><text:s text:c="8"/></text:p>
            <text:p><text:s text:c="13"/></text:p>
            <text:p><text:s text:c="14"/></text:p>
            <text:p><text:s text:c="13"/>Source: Brian Seltzer on Twitter <text:s text:c="25"/>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d 14 points on 5-of-13 shooting, two 3-pointers, three assists and two rebounds in 38 minutes during Philly's season-ending loss on Wednesday.</text:p>
            <text:p><text:s text:c="8"/></text:p>
            <text:p><text:s text:c="8"/></text:p>
            <text:p><text:s text:c="13"/>The Celtics swarmed Redick at the 3-point line all night long -- he didn't attempt a triple until 24 seconds remained in the first half, and his first make came against a double-team late in the third quarter. He sank a clutch 3-pointer to keep Philly in the game at the bitter end but it was too little, too late. Having signed a lucrative one-year deal with Philly last summer, the 33-year-old sharpshooter is headed back into unrestricted free agency.</text:p>
            <text:p><text:s text:c="8"/></text:p>
            <text:p><text:s text:c="8"/></text:p>
            <text:p><text:s text:c="13"/></text:p>
            <text:p><text:s text:c="14"/></text:p>
            <text:p><text:s text:c="13"/>May 9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off for 27 points, 10 rebounds, four assists and three 3-pointers during Philly's 114-112 loss in Boston on Wednesday, going 8-of-14 from the field in 40 minutes.</text:p>
            <text:p><text:s text:c="8"/></text:p>
            <text:p><text:s text:c="8"/></text:p>
            <text:p><text:s text:c="13"/>Saric added a steal and a block and his stellar play nearly helped Philly force Game 6 before succumbing down the stretch. He hauled in four offensive boards, took advantage of mismatches vs. smaller players, and had a few beautiful passes to set up teammates in the paint. The Sixers' willingness to play Ben Simmons as a full-time PG was a blessing for Saric's fantasy value this season, and we're expecting similar top-75 value in 2018-19.</text:p>
            <text:p><text:s text:c="8"/></text:p>
            <text:p><text:s text:c="8"/></text:p>
            <text:p><text:s text:c="13"/></text:p>
            <text:p><text:s text:c="14"/></text:p>
            <text:p><text:s text:c="13"/>May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27 points, 12 rebounds, four assists and four blocks during Philly's Game 5 defeat in Boston on Wednesday, making 9-of-18 FGs and 9-of-11 FTs in 39 minutes.</text:p>
            <text:p><text:s text:c="8"/></text:p>
            <text:p><text:s text:c="8"/></text:p>
            <text:p><text:s text:c="13"/>Embiid was fired up after getting called for a technical foul and being heckled by the Celtics' home crowd, and his third-quarter eruption helped Philly close to within a point heading into the fourth. He was stonewalled and lost possession on a crucial possession late tonight, but the Sixers did themselves no favors by committing five team fouls just two minutes into the fourth quarter. Philly can still take solace in having advanced to the Conference semifinals with a young core that's only getting better.</text:p>
            <text:p><text:s text:c="8"/></text:p>
            <text:p><text:s text:c="8"/></text:p>
            <text:p><text:s text:c="13"/></text:p>
            <text:p><text:s text:c="14"/></text:p>
            <text:p><text:s text:c="13"/>May 9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14 points, six rebounds, six assists and three steals in 33 minutes during Wednesday's series-clinching Game 5 home win.</text:p>
            <text:p><text:s text:c="8"/></text:p>
            <text:p><text:s text:c="8"/></text:p>
            <text:p><text:s text:c="13"/>As usual, Smart's frenetic defense and energy were crucial to Boston's success. He bullied the Sixers' guards in the post and attempted seven free throws in the first half alone, finishing 8-of-13 from the stripe. He followed up Jayson Tatum's miss to tie the game at 109-109 late in regulation, stood up Dario Saric on a critical defensive possession, and fittingly stole the ball on Philly's final desperation play at the buzzer.</text:p>
            <text:p><text:s text:c="8"/></text:p>
            <text:p><text:s text:c="8"/></text:p>
            <text:p><text:s text:c="13"/></text:p>
            <text:p><text:s text:c="14"/></text:p>
            <text:p><text:s text:c="13"/>May 9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tepped up with 13 points, nine rebounds (five offensive), one assist, one steal and one 3-pointer in 25 minutes on Wednesday.</text:p>
            <text:p><text:s text:c="8"/></text:p>
            <text:p><text:s text:c="8"/></text:p>
            <text:p><text:s text:c="13"/>Baynes shot a combined 7-of-16 from deep vs. Philly in the semifinals, which is more 3-pointers than he'd made in his previous 409 career games. His ability to hit from the corners gave Boston critical scoring while forcing Joel Embiid further out of the paint, and he was just as impressive defensively tonight, including standing up Embiid to preserve a lead with 10 seconds left in the fourth quarter. The Cavaliers skew toward small-ball lineups, however, and it will be very interesting to see how coach Brad Stevens deploys Baynes in the Conference finals.</text:p>
            <text:p><text:s text:c="8"/></text:p>
            <text:p><text:s text:c="8"/></text:p>
            <text:p><text:s text:c="13"/></text:p>
            <text:p><text:s text:c="14"/></text:p>
            <text:p><text:s text:c="13"/>Source: Chris Forsberg on Twitter <text:s text:c="24"/>May 9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couldn't get his shots to fall on Wednesday, going 1-of-10 from the field and 4-of-4 from the line to finish with six points and three rebounds.</text:p>
            <text:p><text:s text:c="8"/></text:p>
            <text:p><text:s text:c="8"/></text:p>
            <text:p><text:s text:c="13"/>Morris added one steal and one block while battling foul trouble through 25 minutes of action, and his shooting woes continue to plague him in the postseason. He came in shooting below 35.0% in the Conference semi-finals, well below his 42.9% mark for the regular season, and Boston has to be happy that they're advancing to play the Cavs despite Morris' ongoing struggles. They'll likely need him to regain his regular-season form to earn a trip to the Finals, though.</text:p>
            <text:p><text:s text:c="8"/></text:p>
            <text:p><text:s text:c="8"/></text:p>
            <text:p><text:s text:c="13"/></text:p>
            <text:p><text:s text:c="14"/></text:p>
            <text:p><text:s text:c="13"/>May 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terrific as a starter on Wednesday, hitting 10-of-13 shots to score 24 points with three 3-pointers, four rebounds, two assists and two blocks in 31 minutes.</text:p>
            <text:p><text:s text:c="8"/></text:p>
            <text:p><text:s text:c="8"/></text:p>
            <text:p><text:s text:c="13"/>The Celtics tweaked their lineup with Philly starting T.J. McConnell, J.J. Redick and Ben Simmons together -- Brown gave them more size to counter Simmons, while Marcus Smart shifted to the backup PG role with Shane Larkin (shoulder) unavailable. Brown was reportedly on a minute-limit due to his recent hamstring injury, but didn't appear limited while getting extra run tonight -- he'd averaged 25.7 minutes in Games 2-4. He'll get a few extra days to rest before squaring off with LeBron James and the Cavs in the Conference finals.</text:p>
            <text:p><text:s text:c="8"/></text:p>
            <text:p><text:s text:c="8"/></text:p>
            <text:p><text:s text:c="13"/>Related: Marcus Smart, Shane Larkin</text:p>
            <text:p><text:s text:c="14"/></text:p>
            <text:p><text:s text:c="13"/>May 9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The Celtics advanced to the Eastern Conference Finals with a 114-112 win vs. Philly on Wednesday, led by Jayson Tatum's 25 points, four assists and three rebounds.</text:p>
            <text:p><text:s text:c="8"/></text:p>
            <text:p><text:s text:c="8"/></text:p>
            <text:p><text:s text:c="13"/>Tatum came in with an impressive True Shooting percentage of 62.5% in this series, and he finished this series-clinching victory 8-of-15 from the field and 9-of-11 from the line. He made multiple clutch plays down the stretch and Boston's fans once again chanted "He's a rookie" when Tatum was at the FT line, because it's easy to forget when you watch him play. His left hand was wrapped after halftime, apparently due to a thumb injury, but it didn't appear to bother him. We'll add him to the injury report as a simple precaution, but he should be fine for Game 1 vs. the Cavs.</text:p>
            <text:p><text:s text:c="8"/></text:p>
            <text:p><text:s text:c="8"/></text:p>
            <text:p><text:s text:c="13"/></text:p>
            <text:p><text:s text:c="14"/></text:p>
            <text:p><text:s text:c="13"/>May 9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come off the bench for Game 5 on Wednesday.</text:p>
            <text:p><text:s text:c="8"/></text:p>
            <text:p><text:s text:c="8"/></text:p>
            <text:p><text:s text:c="13"/>Jaylen Brown is sliding into the starting lineup and it's a reaction to Philly starting T.J. McConnell alongside Ben Simmons in the backcourt. Brown remains on a minute-limit, though, so it shouldn't alter fantasy values very much.</text:p>
            <text:p><text:s text:c="8"/></text:p>
            <text:p><text:s text:c="8"/></text:p>
            <text:p><text:s text:c="13"/>Related: Jaylen Brown</text:p>
            <text:p><text:s text:c="14"/></text:p>
            <text:p><text:s text:c="13"/>Source: Kyle Neubeck on Twitter <text:s text:c="26"/>May 9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rthroscopic surgery on his left knee on Wednesday and he's expected to resume basketball activities in 6-8 weeks.</text:p>
            <text:p><text:s text:c="8"/></text:p>
            <text:p><text:s text:c="8"/></text:p>
            <text:p><text:s text:c="13"/>PG battled left knee soreness in late December but he only missed one game, after which we heard nothing about the knee. Fortunately, the initial timetable gives him plenty of time to prepare for training camp -- the big question is which team he'll be playing for, as he's expected to decline his $20.7 million player option in favor of free agency.</text:p>
            <text:p><text:s text:c="8"/></text:p>
            <text:p><text:s text:c="8"/></text:p>
            <text:p><text:s text:c="13"/></text:p>
            <text:p><text:s text:c="14"/></text:p>
            <text:p><text:s text:c="13"/>Source: Marc J. Spears on Twitter <text:s text:c="24"/>May 9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ill exercise his $8.7 million player option to remain with the Kings for the 2018-19 season.</text:p>
            <text:p><text:s text:c="8"/></text:p>
            <text:p><text:s text:c="8"/></text:p>
            <text:p><text:s text:c="13"/>The 29-year-old Koufos is entering his fourth year with Sacramento, having averaged 6.7 points and 6.6 rebounds in 19.6 minutes per game last season. He was unlikely to command a higher annual salary as a free agent, and is likely betting that he can lock up one more long-term deal in 2019. No matter where he's playing, he'll go undrafted in all but the deepest fantasy leagues.</text:p>
            <text:p><text:s text:c="8"/></text:p>
            <text:p><text:s text:c="8"/></text:p>
            <text:p><text:s text:c="13"/></text:p>
            <text:p><text:s text:c="14"/></text:p>
            <text:p><text:s text:c="13"/>Source: ESPN.com <text:s text:c="41"/>May 10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prained left shoulder) said that an MRI "showed some problems" and his status for the Eastern Conference Finals is uncertain.</text:p>
            <text:p><text:s text:c="8"/></text:p>
            <text:p><text:s text:c="8"/></text:p>
            <text:p><text:s text:c="13"/>Larkin said he'll try to play vs. Cleveland but he "didn't sound optimistic," according to beat writer Gary Washburn. The Celtics don't think he'll need surgery but coach Brad Stevens said Larkin is out for the "foreseeable future," and it sounds like they'll rely on Terry Rozier and Marcus Smart for PG minutes throughout the next round.</text:p>
            <text:p><text:s text:c="8"/></text:p>
            <text:p><text:s text:c="8"/></text:p>
            <text:p><text:s text:c="13"/></text:p>
            <text:p><text:s text:c="14"/></text:p>
            <text:p><text:s text:c="13"/>Source: Gary Washburn on Twitter <text:s text:c="25"/>May 9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Wednesday with five points on 2-of-5 shooting, one 3-pointer, seven rebounds, one assist and one steal in 21 minutes.</text:p>
            <text:p><text:s text:c="8"/></text:p>
            <text:p><text:s text:c="8"/></text:p>
            <text:p><text:s text:c="13"/>Sixers coach Brett Brown said before the game that he wanted Covington to shoot more 3-pointers early in the shot clock, but he didn't make his lone triple until the fourth quarter. He shot a brutal 32.1% from the field in the postseason, including 26.8% vs. Boston, but the Sixers have already committed to him long-term -- Covington and Joel Embiid are the only players with guaranteed salaries through 2021-22.</text:p>
            <text:p><text:s text:c="8"/></text:p>
            <text:p><text:s text:c="8"/></text:p>
            <text:p><text:s text:c="13"/></text:p>
            <text:p><text:s text:c="14"/></text:p>
            <text:p><text:s text:c="13"/>Source: Marc D'Amico on Twitter <text:s text:c="26"/>May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earned another start during Philly's Game 5 defeat on Wednesday, scoring nine points on 4-of-7 shooting with six assists, five rebounds and two steals.</text:p>
            <text:p><text:s text:c="8"/></text:p>
            <text:p><text:s text:c="8"/></text:p>
            <text:p><text:s text:c="13"/>McConnell got stuck defending Jayson Tatum repeatedly in the first half and Boston's rising star took full advantage, but otherwise Philly's 26-year-old guard was unimpeachable. He committed just one turnover in 38 minutes and helped limit Terry Rozier to 17 points on 4-of-15 shooting, finishing his postseason on a high note. It's a foregone conclusion that Philly will pick up their $1.6 million team option to retain McConnell for 2018-19.</text:p>
            <text:p><text:s text:c="8"/></text:p>
            <text:p><text:s text:c="8"/></text:p>
            <text:p><text:s text:c="13"/></text:p>
            <text:p><text:s text:c="14"/></text:p>
            <text:p><text:s text:c="13"/>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Sixers' season ended on Wednesday despite Ben Simmons contributing 18 points, eight rebounds, six assists and one block in 34 minutes.</text:p>
            <text:p><text:s text:c="8"/></text:p>
            <text:p><text:s text:c="8"/></text:p>
            <text:p><text:s text:c="13"/>Simmons had three dunks and a layup in Game 4, making all of his field goals in the restricted area, and he followed a similar script tonight -- he shot 8-of-15 from the field with all of his makes in the paint. Necessity may have forced coach Brett Brown to start T.J. McConnell for Games 4 and 5 in this series, but we're expecting Simmons to resume his full-time PG role again next season. After all, the Rookie of the Year candidate notched historic averages with 15.8 points, 8.2 assists, 8.1 rebounds, 1.7 steals and 0.9 blocks while helping Philly earn the No. 3 seed this year. Not too shabby.</text:p>
            <text:p><text:s text:c="8"/></text:p>
            <text:p><text:s text:c="8"/></text:p>
            <text:p><text:s text:c="13"/></text:p>
            <text:p><text:s text:c="14"/></text:p>
            <text:p><text:s text:c="13"/>Source: Brian Seltzer on Twitter <text:s text:c="25"/>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d 14 points on 5-of-13 shooting, two 3-pointers, three assists and two rebounds in 38 minutes during Philly's season-ending loss on Wednesday.</text:p>
            <text:p><text:s text:c="8"/></text:p>
            <text:p><text:s text:c="8"/></text:p>
            <text:p><text:s text:c="13"/>The Celtics swarmed Redick at the 3-point line all night long -- he didn't attempt a triple until 24 seconds remained in the first half, and his first make came against a double-team late in the third quarter. He sank a clutch 3-pointer to keep Philly in the game at the bitter end but it was too little, too late. Having signed a lucrative one-year deal with Philly last summer, the 33-year-old sharpshooter is headed back into unrestricted free agency.</text:p>
            <text:p><text:s text:c="8"/></text:p>
            <text:p><text:s text:c="8"/></text:p>
            <text:p><text:s text:c="13"/></text:p>
            <text:p><text:s text:c="14"/></text:p>
            <text:p><text:s text:c="13"/>May 9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off for 27 points, 10 rebounds, four assists and three 3-pointers during Philly's 114-112 loss in Boston on Wednesday, going 8-of-14 from the field in 40 minutes.</text:p>
            <text:p><text:s text:c="8"/></text:p>
            <text:p><text:s text:c="8"/></text:p>
            <text:p><text:s text:c="13"/>Saric added a steal and a block and his stellar play nearly helped Philly force Game 6 before succumbing down the stretch. He hauled in four offensive boards, took advantage of mismatches vs. smaller players, and had a few beautiful passes to set up teammates in the paint. The Sixers' willingness to play Ben Simmons as a full-time PG was a blessing for Saric's fantasy value this season, and we're expecting similar top-75 value in 2018-19.</text:p>
            <text:p><text:s text:c="8"/></text:p>
            <text:p><text:s text:c="8"/></text:p>
            <text:p><text:s text:c="13"/></text:p>
            <text:p><text:s text:c="14"/></text:p>
            <text:p><text:s text:c="13"/>May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27 points, 12 rebounds, four assists and four blocks during Philly's Game 5 defeat in Boston on Wednesday, making 9-of-18 FGs and 9-of-11 FTs in 39 minutes.</text:p>
            <text:p><text:s text:c="8"/></text:p>
            <text:p><text:s text:c="8"/></text:p>
            <text:p><text:s text:c="13"/>Embiid was fired up after getting called for a technical foul and being heckled by the Celtics' home crowd, and his third-quarter eruption helped Philly close to within a point heading into the fourth. He was stonewalled and lost possession on a crucial possession late tonight, but the Sixers did themselves no favors by committing five team fouls just two minutes into the fourth quarter. Philly can still take solace in having advanced to the Conference semifinals with a young core that's only getting better.</text:p>
            <text:p><text:s text:c="8"/></text:p>
            <text:p><text:s text:c="8"/></text:p>
            <text:p><text:s text:c="13"/></text:p>
            <text:p><text:s text:c="14"/></text:p>
            <text:p><text:s text:c="13"/>May 9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14 points, six rebounds, six assists and three steals in 33 minutes during Wednesday's series-clinching Game 5 home win.</text:p>
            <text:p><text:s text:c="8"/></text:p>
            <text:p><text:s text:c="8"/></text:p>
            <text:p><text:s text:c="13"/>As usual, Smart's frenetic defense and energy were crucial to Boston's success. He bullied the Sixers' guards in the post and attempted seven free throws in the first half alone, finishing 8-of-13 from the stripe. He followed up Jayson Tatum's miss to tie the game at 109-109 late in regulation, stood up Dario Saric on a critical defensive possession, and fittingly stole the ball on Philly's final desperation play at the buzzer.</text:p>
            <text:p><text:s text:c="8"/></text:p>
            <text:p><text:s text:c="8"/></text:p>
            <text:p><text:s text:c="13"/></text:p>
            <text:p><text:s text:c="14"/></text:p>
            <text:p><text:s text:c="13"/>May 9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tepped up with 13 points, nine rebounds (five offensive), one assist, one steal and one 3-pointer in 25 minutes on Wednesday.</text:p>
            <text:p><text:s text:c="8"/></text:p>
            <text:p><text:s text:c="8"/></text:p>
            <text:p><text:s text:c="13"/>Baynes shot a combined 7-of-16 from deep vs. Philly in the semifinals, which is more 3-pointers than he'd made in his previous 409 career games. His ability to hit from the corners gave Boston critical scoring while forcing Joel Embiid further out of the paint, and he was just as impressive defensively tonight, including standing up Embiid to preserve a lead with 10 seconds left in the fourth quarter. The Cavaliers skew toward small-ball lineups, however, and it will be very interesting to see how coach Brad Stevens deploys Baynes in the Conference finals.</text:p>
            <text:p><text:s text:c="8"/></text:p>
            <text:p><text:s text:c="8"/></text:p>
            <text:p><text:s text:c="13"/></text:p>
            <text:p><text:s text:c="14"/></text:p>
            <text:p><text:s text:c="13"/>Source: Chris Forsberg on Twitter <text:s text:c="24"/>May 9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couldn't get his shots to fall on Wednesday, going 1-of-10 from the field and 4-of-4 from the line to finish with six points and three rebounds.</text:p>
            <text:p><text:s text:c="8"/></text:p>
            <text:p><text:s text:c="8"/></text:p>
            <text:p><text:s text:c="13"/>Morris added one steal and one block while battling foul trouble through 25 minutes of action, and his shooting woes continue to plague him in the postseason. He came in shooting below 35.0% in the Conference semi-finals, well below his 42.9% mark for the regular season, and Boston has to be happy that they're advancing to play the Cavs despite Morris' ongoing struggles. They'll likely need him to regain his regular-season form to earn a trip to the Finals, though.</text:p>
            <text:p><text:s text:c="8"/></text:p>
            <text:p><text:s text:c="8"/></text:p>
            <text:p><text:s text:c="13"/></text:p>
            <text:p><text:s text:c="14"/></text:p>
            <text:p><text:s text:c="13"/>May 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terrific as a starter on Wednesday, hitting 10-of-13 shots to score 24 points with three 3-pointers, four rebounds, two assists and two blocks in 31 minutes.</text:p>
            <text:p><text:s text:c="8"/></text:p>
            <text:p><text:s text:c="8"/></text:p>
            <text:p><text:s text:c="13"/>The Celtics tweaked their lineup with Philly starting T.J. McConnell, J.J. Redick and Ben Simmons together -- Brown gave them more size to counter Simmons, while Marcus Smart shifted to the backup PG role with Shane Larkin (shoulder) unavailable. Brown was reportedly on a minute-limit due to his recent hamstring injury, but didn't appear limited while getting extra run tonight -- he'd averaged 25.7 minutes in Games 2-4. He'll get a few extra days to rest before squaring off with LeBron James and the Cavs in the Conference finals.</text:p>
            <text:p><text:s text:c="8"/></text:p>
            <text:p><text:s text:c="8"/></text:p>
            <text:p><text:s text:c="13"/>Related: Marcus Smart, Shane Larkin</text:p>
            <text:p><text:s text:c="14"/></text:p>
            <text:p><text:s text:c="13"/>May 9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The Celtics advanced to the Eastern Conference Finals with a 114-112 win vs. Philly on Wednesday, led by Jayson Tatum's 25 points, four assists and three rebounds.</text:p>
            <text:p><text:s text:c="8"/></text:p>
            <text:p><text:s text:c="8"/></text:p>
            <text:p><text:s text:c="13"/>Tatum came in with an impressive True Shooting percentage of 62.5% in this series, and he finished this series-clinching victory 8-of-15 from the field and 9-of-11 from the line. He made multiple clutch plays down the stretch and Boston's fans once again chanted "He's a rookie" when Tatum was at the FT line, because it's easy to forget when you watch him play. His left hand was wrapped after halftime, apparently due to a thumb injury, but it didn't appear to bother him. We'll add him to the injury report as a simple precaution, but he should be fine for Game 1 vs. the Cavs.</text:p>
            <text:p><text:s text:c="8"/></text:p>
            <text:p><text:s text:c="8"/></text:p>
            <text:p><text:s text:c="13"/></text:p>
            <text:p><text:s text:c="14"/></text:p>
            <text:p><text:s text:c="13"/>May 9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come off the bench for Game 5 on Wednesday.</text:p>
            <text:p><text:s text:c="8"/></text:p>
            <text:p><text:s text:c="8"/></text:p>
            <text:p><text:s text:c="13"/>Jaylen Brown is sliding into the starting lineup and it's a reaction to Philly starting T.J. McConnell alongside Ben Simmons in the backcourt. Brown remains on a minute-limit, though, so it shouldn't alter fantasy values very much.</text:p>
            <text:p><text:s text:c="8"/></text:p>
            <text:p><text:s text:c="8"/></text:p>
            <text:p><text:s text:c="13"/>Related: Jaylen Brown</text:p>
            <text:p><text:s text:c="14"/></text:p>
            <text:p><text:s text:c="13"/>Source: Kyle Neubeck on Twitter <text:s text:c="26"/>May 9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rthroscopic surgery on his left knee on Wednesday and he's expected to resume basketball activities in 6-8 weeks.</text:p>
            <text:p><text:s text:c="8"/></text:p>
            <text:p><text:s text:c="8"/></text:p>
            <text:p><text:s text:c="13"/>PG battled left knee soreness in late December but he only missed one game, after which we heard nothing about the knee. Fortunately, the initial timetable gives him plenty of time to prepare for training camp -- the big question is which team he'll be playing for, as he's expected to decline his $20.7 million player option in favor of free agency.</text:p>
            <text:p><text:s text:c="8"/></text:p>
            <text:p><text:s text:c="8"/></text:p>
            <text:p><text:s text:c="13"/></text:p>
            <text:p><text:s text:c="14"/></text:p>
            <text:p><text:s text:c="13"/>Source: Marc J. Spears on Twitter <text:s text:c="24"/>May 9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ill exercise his $8.7 million player option to remain with the Kings for the 2018-19 season.</text:p>
            <text:p><text:s text:c="8"/></text:p>
            <text:p><text:s text:c="8"/></text:p>
            <text:p><text:s text:c="13"/>The 29-year-old Koufos is entering his fourth year with Sacramento, having averaged 6.7 points and 6.6 rebounds in 19.6 minutes per game last season. He was unlikely to command a higher annual salary as a free agent, and is likely betting that he can lock up one more long-term deal in 2019. No matter where he's playing, he'll go undrafted in all but the deepest fantasy leagues.</text:p>
            <text:p><text:s text:c="8"/></text:p>
            <text:p><text:s text:c="8"/></text:p>
            <text:p><text:s text:c="13"/></text:p>
            <text:p><text:s text:c="14"/></text:p>
            <text:p><text:s text:c="13"/>Source: ESPN.com <text:s text:c="41"/>May 10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prained left shoulder) said that an MRI "showed some problems" and his status for the Eastern Conference Finals is uncertain.</text:p>
            <text:p><text:s text:c="8"/></text:p>
            <text:p><text:s text:c="8"/></text:p>
            <text:p><text:s text:c="13"/>Larkin said he'll try to play vs. Cleveland but he "didn't sound optimistic," according to beat writer Gary Washburn. The Celtics don't think he'll need surgery but coach Brad Stevens said Larkin is out for the "foreseeable future," and it sounds like they'll rely on Terry Rozier and Marcus Smart for PG minutes throughout the next round.</text:p>
            <text:p><text:s text:c="8"/></text:p>
            <text:p><text:s text:c="8"/></text:p>
            <text:p><text:s text:c="13"/></text:p>
            <text:p><text:s text:c="14"/></text:p>
            <text:p><text:s text:c="13"/>Source: Gary Washburn on Twitter <text:s text:c="25"/>May 9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Wednesday with five points on 2-of-5 shooting, one 3-pointer, seven rebounds, one assist and one steal in 21 minutes.</text:p>
            <text:p><text:s text:c="8"/></text:p>
            <text:p><text:s text:c="8"/></text:p>
            <text:p><text:s text:c="13"/>Sixers coach Brett Brown said before the game that he wanted Covington to shoot more 3-pointers early in the shot clock, but he didn't make his lone triple until the fourth quarter. He shot a brutal 32.1% from the field in the postseason, including 26.8% vs. Boston, but the Sixers have already committed to him long-term -- Covington and Joel Embiid are the only players with guaranteed salaries through 2021-22.</text:p>
            <text:p><text:s text:c="8"/></text:p>
            <text:p><text:s text:c="8"/></text:p>
            <text:p><text:s text:c="13"/></text:p>
            <text:p><text:s text:c="14"/></text:p>
            <text:p><text:s text:c="13"/>Source: Marc D'Amico on Twitter <text:s text:c="26"/>May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earned another start during Philly's Game 5 defeat on Wednesday, scoring nine points on 4-of-7 shooting with six assists, five rebounds and two steals.</text:p>
            <text:p><text:s text:c="8"/></text:p>
            <text:p><text:s text:c="8"/></text:p>
            <text:p><text:s text:c="13"/>McConnell got stuck defending Jayson Tatum repeatedly in the first half and Boston's rising star took full advantage, but otherwise Philly's 26-year-old guard was unimpeachable. He committed just one turnover in 38 minutes and helped limit Terry Rozier to 17 points on 4-of-15 shooting, finishing his postseason on a high note. It's a foregone conclusion that Philly will pick up their $1.6 million team option to retain McConnell for 2018-19.</text:p>
            <text:p><text:s text:c="8"/></text:p>
            <text:p><text:s text:c="8"/></text:p>
            <text:p><text:s text:c="13"/></text:p>
            <text:p><text:s text:c="14"/></text:p>
            <text:p><text:s text:c="13"/>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Sixers' season ended on Wednesday despite Ben Simmons contributing 18 points, eight rebounds, six assists and one block in 34 minutes.</text:p>
            <text:p><text:s text:c="8"/></text:p>
            <text:p><text:s text:c="8"/></text:p>
            <text:p><text:s text:c="13"/>Simmons had three dunks and a layup in Game 4, making all of his field goals in the restricted area, and he followed a similar script tonight -- he shot 8-of-15 from the field with all of his makes in the paint. Necessity may have forced coach Brett Brown to start T.J. McConnell for Games 4 and 5 in this series, but we're expecting Simmons to resume his full-time PG role again next season. After all, the Rookie of the Year candidate notched historic averages with 15.8 points, 8.2 assists, 8.1 rebounds, 1.7 steals and 0.9 blocks while helping Philly earn the No. 3 seed this year. Not too shabby.</text:p>
            <text:p><text:s text:c="8"/></text:p>
            <text:p><text:s text:c="8"/></text:p>
            <text:p><text:s text:c="13"/></text:p>
            <text:p><text:s text:c="14"/></text:p>
            <text:p><text:s text:c="13"/>Source: Brian Seltzer on Twitter <text:s text:c="25"/>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d 14 points on 5-of-13 shooting, two 3-pointers, three assists and two rebounds in 38 minutes during Philly's season-ending loss on Wednesday.</text:p>
            <text:p><text:s text:c="8"/></text:p>
            <text:p><text:s text:c="8"/></text:p>
            <text:p><text:s text:c="13"/>The Celtics swarmed Redick at the 3-point line all night long -- he didn't attempt a triple until 24 seconds remained in the first half, and his first make came against a double-team late in the third quarter. He sank a clutch 3-pointer to keep Philly in the game at the bitter end but it was too little, too late. Having signed a lucrative one-year deal with Philly last summer, the 33-year-old sharpshooter is headed back into unrestricted free agency.</text:p>
            <text:p><text:s text:c="8"/></text:p>
            <text:p><text:s text:c="8"/></text:p>
            <text:p><text:s text:c="13"/></text:p>
            <text:p><text:s text:c="14"/></text:p>
            <text:p><text:s text:c="13"/>May 9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off for 27 points, 10 rebounds, four assists and three 3-pointers during Philly's 114-112 loss in Boston on Wednesday, going 8-of-14 from the field in 40 minutes.</text:p>
            <text:p><text:s text:c="8"/></text:p>
            <text:p><text:s text:c="8"/></text:p>
            <text:p><text:s text:c="13"/>Saric added a steal and a block and his stellar play nearly helped Philly force Game 6 before succumbing down the stretch. He hauled in four offensive boards, took advantage of mismatches vs. smaller players, and had a few beautiful passes to set up teammates in the paint. The Sixers' willingness to play Ben Simmons as a full-time PG was a blessing for Saric's fantasy value this season, and we're expecting similar top-75 value in 2018-19.</text:p>
            <text:p><text:s text:c="8"/></text:p>
            <text:p><text:s text:c="8"/></text:p>
            <text:p><text:s text:c="13"/></text:p>
            <text:p><text:s text:c="14"/></text:p>
            <text:p><text:s text:c="13"/>May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27 points, 12 rebounds, four assists and four blocks during Philly's Game 5 defeat in Boston on Wednesday, making 9-of-18 FGs and 9-of-11 FTs in 39 minutes.</text:p>
            <text:p><text:s text:c="8"/></text:p>
            <text:p><text:s text:c="8"/></text:p>
            <text:p><text:s text:c="13"/>Embiid was fired up after getting called for a technical foul and being heckled by the Celtics' home crowd, and his third-quarter eruption helped Philly close to within a point heading into the fourth. He was stonewalled and lost possession on a crucial possession late tonight, but the Sixers did themselves no favors by committing five team fouls just two minutes into the fourth quarter. Philly can still take solace in having advanced to the Conference semifinals with a young core that's only getting better.</text:p>
            <text:p><text:s text:c="8"/></text:p>
            <text:p><text:s text:c="8"/></text:p>
            <text:p><text:s text:c="13"/></text:p>
            <text:p><text:s text:c="14"/></text:p>
            <text:p><text:s text:c="13"/>May 9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14 points, six rebounds, six assists and three steals in 33 minutes during Wednesday's series-clinching Game 5 home win.</text:p>
            <text:p><text:s text:c="8"/></text:p>
            <text:p><text:s text:c="8"/></text:p>
            <text:p><text:s text:c="13"/>As usual, Smart's frenetic defense and energy were crucial to Boston's success. He bullied the Sixers' guards in the post and attempted seven free throws in the first half alone, finishing 8-of-13 from the stripe. He followed up Jayson Tatum's miss to tie the game at 109-109 late in regulation, stood up Dario Saric on a critical defensive possession, and fittingly stole the ball on Philly's final desperation play at the buzzer.</text:p>
            <text:p><text:s text:c="8"/></text:p>
            <text:p><text:s text:c="8"/></text:p>
            <text:p><text:s text:c="13"/></text:p>
            <text:p><text:s text:c="14"/></text:p>
            <text:p><text:s text:c="13"/>May 9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tepped up with 13 points, nine rebounds (five offensive), one assist, one steal and one 3-pointer in 25 minutes on Wednesday.</text:p>
            <text:p><text:s text:c="8"/></text:p>
            <text:p><text:s text:c="8"/></text:p>
            <text:p><text:s text:c="13"/>Baynes shot a combined 7-of-16 from deep vs. Philly in the semifinals, which is more 3-pointers than he'd made in his previous 409 career games. His ability to hit from the corners gave Boston critical scoring while forcing Joel Embiid further out of the paint, and he was just as impressive defensively tonight, including standing up Embiid to preserve a lead with 10 seconds left in the fourth quarter. The Cavaliers skew toward small-ball lineups, however, and it will be very interesting to see how coach Brad Stevens deploys Baynes in the Conference finals.</text:p>
            <text:p><text:s text:c="8"/></text:p>
            <text:p><text:s text:c="8"/></text:p>
            <text:p><text:s text:c="13"/></text:p>
            <text:p><text:s text:c="14"/></text:p>
            <text:p><text:s text:c="13"/>Source: Chris Forsberg on Twitter <text:s text:c="24"/>May 9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couldn't get his shots to fall on Wednesday, going 1-of-10 from the field and 4-of-4 from the line to finish with six points and three rebounds.</text:p>
            <text:p><text:s text:c="8"/></text:p>
            <text:p><text:s text:c="8"/></text:p>
            <text:p><text:s text:c="13"/>Morris added one steal and one block while battling foul trouble through 25 minutes of action, and his shooting woes continue to plague him in the postseason. He came in shooting below 35.0% in the Conference semi-finals, well below his 42.9% mark for the regular season, and Boston has to be happy that they're advancing to play the Cavs despite Morris' ongoing struggles. They'll likely need him to regain his regular-season form to earn a trip to the Finals, though.</text:p>
            <text:p><text:s text:c="8"/></text:p>
            <text:p><text:s text:c="8"/></text:p>
            <text:p><text:s text:c="13"/></text:p>
            <text:p><text:s text:c="14"/></text:p>
            <text:p><text:s text:c="13"/>May 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terrific as a starter on Wednesday, hitting 10-of-13 shots to score 24 points with three 3-pointers, four rebounds, two assists and two blocks in 31 minutes.</text:p>
            <text:p><text:s text:c="8"/></text:p>
            <text:p><text:s text:c="8"/></text:p>
            <text:p><text:s text:c="13"/>The Celtics tweaked their lineup with Philly starting T.J. McConnell, J.J. Redick and Ben Simmons together -- Brown gave them more size to counter Simmons, while Marcus Smart shifted to the backup PG role with Shane Larkin (shoulder) unavailable. Brown was reportedly on a minute-limit due to his recent hamstring injury, but didn't appear limited while getting extra run tonight -- he'd averaged 25.7 minutes in Games 2-4. He'll get a few extra days to rest before squaring off with LeBron James and the Cavs in the Conference finals.</text:p>
            <text:p><text:s text:c="8"/></text:p>
            <text:p><text:s text:c="8"/></text:p>
            <text:p><text:s text:c="13"/>Related: Marcus Smart, Shane Larkin</text:p>
            <text:p><text:s text:c="14"/></text:p>
            <text:p><text:s text:c="13"/>May 9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The Celtics advanced to the Eastern Conference Finals with a 114-112 win vs. Philly on Wednesday, led by Jayson Tatum's 25 points, four assists and three rebounds.</text:p>
            <text:p><text:s text:c="8"/></text:p>
            <text:p><text:s text:c="8"/></text:p>
            <text:p><text:s text:c="13"/>Tatum came in with an impressive True Shooting percentage of 62.5% in this series, and he finished this series-clinching victory 8-of-15 from the field and 9-of-11 from the line. He made multiple clutch plays down the stretch and Boston's fans once again chanted "He's a rookie" when Tatum was at the FT line, because it's easy to forget when you watch him play. His left hand was wrapped after halftime, apparently due to a thumb injury, but it didn't appear to bother him. We'll add him to the injury report as a simple precaution, but he should be fine for Game 1 vs. the Cavs.</text:p>
            <text:p><text:s text:c="8"/></text:p>
            <text:p><text:s text:c="8"/></text:p>
            <text:p><text:s text:c="13"/></text:p>
            <text:p><text:s text:c="14"/></text:p>
            <text:p><text:s text:c="13"/>May 9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come off the bench for Game 5 on Wednesday.</text:p>
            <text:p><text:s text:c="8"/></text:p>
            <text:p><text:s text:c="8"/></text:p>
            <text:p><text:s text:c="13"/>Jaylen Brown is sliding into the starting lineup and it's a reaction to Philly starting T.J. McConnell alongside Ben Simmons in the backcourt. Brown remains on a minute-limit, though, so it shouldn't alter fantasy values very much.</text:p>
            <text:p><text:s text:c="8"/></text:p>
            <text:p><text:s text:c="8"/></text:p>
            <text:p><text:s text:c="13"/>Related: Jaylen Brown</text:p>
            <text:p><text:s text:c="14"/></text:p>
            <text:p><text:s text:c="13"/>Source: Kyle Neubeck on Twitter <text:s text:c="26"/>May 9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rthroscopic surgery on his left knee on Wednesday and he's expected to resume basketball activities in 6-8 weeks.</text:p>
            <text:p><text:s text:c="8"/></text:p>
            <text:p><text:s text:c="8"/></text:p>
            <text:p><text:s text:c="13"/>PG battled left knee soreness in late December but he only missed one game, after which we heard nothing about the knee. Fortunately, the initial timetable gives him plenty of time to prepare for training camp -- the big question is which team he'll be playing for, as he's expected to decline his $20.7 million player option in favor of free agency.</text:p>
            <text:p><text:s text:c="8"/></text:p>
            <text:p><text:s text:c="8"/></text:p>
            <text:p><text:s text:c="13"/></text:p>
            <text:p><text:s text:c="14"/></text:p>
            <text:p><text:s text:c="13"/>Source: Marc J. Spears on Twitter <text:s text:c="24"/>May 9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ill exercise his $8.7 million player option to remain with the Kings for the 2018-19 season.</text:p>
            <text:p><text:s text:c="8"/></text:p>
            <text:p><text:s text:c="8"/></text:p>
            <text:p><text:s text:c="13"/>The 29-year-old Koufos is entering his fourth year with Sacramento, having averaged 6.7 points and 6.6 rebounds in 19.6 minutes per game last season. He was unlikely to command a higher annual salary as a free agent, and is likely betting that he can lock up one more long-term deal in 2019. No matter where he's playing, he'll go undrafted in all but the deepest fantasy leagues.</text:p>
            <text:p><text:s text:c="8"/></text:p>
            <text:p><text:s text:c="8"/></text:p>
            <text:p><text:s text:c="13"/></text:p>
            <text:p><text:s text:c="14"/></text:p>
            <text:p><text:s text:c="13"/>Source: ESPN.com <text:s text:c="41"/>May 10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prained left shoulder) said that an MRI "showed some problems" and his status for the Eastern Conference Finals is uncertain.</text:p>
            <text:p><text:s text:c="8"/></text:p>
            <text:p><text:s text:c="8"/></text:p>
            <text:p><text:s text:c="13"/>Larkin said he'll try to play vs. Cleveland but he "didn't sound optimistic," according to beat writer Gary Washburn. The Celtics don't think he'll need surgery but coach Brad Stevens said Larkin is out for the "foreseeable future," and it sounds like they'll rely on Terry Rozier and Marcus Smart for PG minutes throughout the next round.</text:p>
            <text:p><text:s text:c="8"/></text:p>
            <text:p><text:s text:c="8"/></text:p>
            <text:p><text:s text:c="13"/></text:p>
            <text:p><text:s text:c="14"/></text:p>
            <text:p><text:s text:c="13"/>Source: Gary Washburn on Twitter <text:s text:c="25"/>May 9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Wednesday with five points on 2-of-5 shooting, one 3-pointer, seven rebounds, one assist and one steal in 21 minutes.</text:p>
            <text:p><text:s text:c="8"/></text:p>
            <text:p><text:s text:c="8"/></text:p>
            <text:p><text:s text:c="13"/>Sixers coach Brett Brown said before the game that he wanted Covington to shoot more 3-pointers early in the shot clock, but he didn't make his lone triple until the fourth quarter. He shot a brutal 32.1% from the field in the postseason, including 26.8% vs. Boston, but the Sixers have already committed to him long-term -- Covington and Joel Embiid are the only players with guaranteed salaries through 2021-22.</text:p>
            <text:p><text:s text:c="8"/></text:p>
            <text:p><text:s text:c="8"/></text:p>
            <text:p><text:s text:c="13"/></text:p>
            <text:p><text:s text:c="14"/></text:p>
            <text:p><text:s text:c="13"/>Source: Marc D'Amico on Twitter <text:s text:c="26"/>May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earned another start during Philly's Game 5 defeat on Wednesday, scoring nine points on 4-of-7 shooting with six assists, five rebounds and two steals.</text:p>
            <text:p><text:s text:c="8"/></text:p>
            <text:p><text:s text:c="8"/></text:p>
            <text:p><text:s text:c="13"/>McConnell got stuck defending Jayson Tatum repeatedly in the first half and Boston's rising star took full advantage, but otherwise Philly's 26-year-old guard was unimpeachable. He committed just one turnover in 38 minutes and helped limit Terry Rozier to 17 points on 4-of-15 shooting, finishing his postseason on a high note. It's a foregone conclusion that Philly will pick up their $1.6 million team option to retain McConnell for 2018-19.</text:p>
            <text:p><text:s text:c="8"/></text:p>
            <text:p><text:s text:c="8"/></text:p>
            <text:p><text:s text:c="13"/></text:p>
            <text:p><text:s text:c="14"/></text:p>
            <text:p><text:s text:c="13"/>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Sixers' season ended on Wednesday despite Ben Simmons contributing 18 points, eight rebounds, six assists and one block in 34 minutes.</text:p>
            <text:p><text:s text:c="8"/></text:p>
            <text:p><text:s text:c="8"/></text:p>
            <text:p><text:s text:c="13"/>Simmons had three dunks and a layup in Game 4, making all of his field goals in the restricted area, and he followed a similar script tonight -- he shot 8-of-15 from the field with all of his makes in the paint. Necessity may have forced coach Brett Brown to start T.J. McConnell for Games 4 and 5 in this series, but we're expecting Simmons to resume his full-time PG role again next season. After all, the Rookie of the Year candidate notched historic averages with 15.8 points, 8.2 assists, 8.1 rebounds, 1.7 steals and 0.9 blocks while helping Philly earn the No. 3 seed this year. Not too shabby.</text:p>
            <text:p><text:s text:c="8"/></text:p>
            <text:p><text:s text:c="8"/></text:p>
            <text:p><text:s text:c="13"/></text:p>
            <text:p><text:s text:c="14"/></text:p>
            <text:p><text:s text:c="13"/>Source: Brian Seltzer on Twitter <text:s text:c="25"/>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d 14 points on 5-of-13 shooting, two 3-pointers, three assists and two rebounds in 38 minutes during Philly's season-ending loss on Wednesday.</text:p>
            <text:p><text:s text:c="8"/></text:p>
            <text:p><text:s text:c="8"/></text:p>
            <text:p><text:s text:c="13"/>The Celtics swarmed Redick at the 3-point line all night long -- he didn't attempt a triple until 24 seconds remained in the first half, and his first make came against a double-team late in the third quarter. He sank a clutch 3-pointer to keep Philly in the game at the bitter end but it was too little, too late. Having signed a lucrative one-year deal with Philly last summer, the 33-year-old sharpshooter is headed back into unrestricted free agency.</text:p>
            <text:p><text:s text:c="8"/></text:p>
            <text:p><text:s text:c="8"/></text:p>
            <text:p><text:s text:c="13"/></text:p>
            <text:p><text:s text:c="14"/></text:p>
            <text:p><text:s text:c="13"/>May 9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off for 27 points, 10 rebounds, four assists and three 3-pointers during Philly's 114-112 loss in Boston on Wednesday, going 8-of-14 from the field in 40 minutes.</text:p>
            <text:p><text:s text:c="8"/></text:p>
            <text:p><text:s text:c="8"/></text:p>
            <text:p><text:s text:c="13"/>Saric added a steal and a block and his stellar play nearly helped Philly force Game 6 before succumbing down the stretch. He hauled in four offensive boards, took advantage of mismatches vs. smaller players, and had a few beautiful passes to set up teammates in the paint. The Sixers' willingness to play Ben Simmons as a full-time PG was a blessing for Saric's fantasy value this season, and we're expecting similar top-75 value in 2018-19.</text:p>
            <text:p><text:s text:c="8"/></text:p>
            <text:p><text:s text:c="8"/></text:p>
            <text:p><text:s text:c="13"/></text:p>
            <text:p><text:s text:c="14"/></text:p>
            <text:p><text:s text:c="13"/>May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27 points, 12 rebounds, four assists and four blocks during Philly's Game 5 defeat in Boston on Wednesday, making 9-of-18 FGs and 9-of-11 FTs in 39 minutes.</text:p>
            <text:p><text:s text:c="8"/></text:p>
            <text:p><text:s text:c="8"/></text:p>
            <text:p><text:s text:c="13"/>Embiid was fired up after getting called for a technical foul and being heckled by the Celtics' home crowd, and his third-quarter eruption helped Philly close to within a point heading into the fourth. He was stonewalled and lost possession on a crucial possession late tonight, but the Sixers did themselves no favors by committing five team fouls just two minutes into the fourth quarter. Philly can still take solace in having advanced to the Conference semifinals with a young core that's only getting better.</text:p>
            <text:p><text:s text:c="8"/></text:p>
            <text:p><text:s text:c="8"/></text:p>
            <text:p><text:s text:c="13"/></text:p>
            <text:p><text:s text:c="14"/></text:p>
            <text:p><text:s text:c="13"/>May 9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14 points, six rebounds, six assists and three steals in 33 minutes during Wednesday's series-clinching Game 5 home win.</text:p>
            <text:p><text:s text:c="8"/></text:p>
            <text:p><text:s text:c="8"/></text:p>
            <text:p><text:s text:c="13"/>As usual, Smart's frenetic defense and energy were crucial to Boston's success. He bullied the Sixers' guards in the post and attempted seven free throws in the first half alone, finishing 8-of-13 from the stripe. He followed up Jayson Tatum's miss to tie the game at 109-109 late in regulation, stood up Dario Saric on a critical defensive possession, and fittingly stole the ball on Philly's final desperation play at the buzzer.</text:p>
            <text:p><text:s text:c="8"/></text:p>
            <text:p><text:s text:c="8"/></text:p>
            <text:p><text:s text:c="13"/></text:p>
            <text:p><text:s text:c="14"/></text:p>
            <text:p><text:s text:c="13"/>May 9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tepped up with 13 points, nine rebounds (five offensive), one assist, one steal and one 3-pointer in 25 minutes on Wednesday.</text:p>
            <text:p><text:s text:c="8"/></text:p>
            <text:p><text:s text:c="8"/></text:p>
            <text:p><text:s text:c="13"/>Baynes shot a combined 7-of-16 from deep vs. Philly in the semifinals, which is more 3-pointers than he'd made in his previous 409 career games. His ability to hit from the corners gave Boston critical scoring while forcing Joel Embiid further out of the paint, and he was just as impressive defensively tonight, including standing up Embiid to preserve a lead with 10 seconds left in the fourth quarter. The Cavaliers skew toward small-ball lineups, however, and it will be very interesting to see how coach Brad Stevens deploys Baynes in the Conference finals.</text:p>
            <text:p><text:s text:c="8"/></text:p>
            <text:p><text:s text:c="8"/></text:p>
            <text:p><text:s text:c="13"/></text:p>
            <text:p><text:s text:c="14"/></text:p>
            <text:p><text:s text:c="13"/>Source: Chris Forsberg on Twitter <text:s text:c="24"/>May 9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couldn't get his shots to fall on Wednesday, going 1-of-10 from the field and 4-of-4 from the line to finish with six points and three rebounds.</text:p>
            <text:p><text:s text:c="8"/></text:p>
            <text:p><text:s text:c="8"/></text:p>
            <text:p><text:s text:c="13"/>Morris added one steal and one block while battling foul trouble through 25 minutes of action, and his shooting woes continue to plague him in the postseason. He came in shooting below 35.0% in the Conference semi-finals, well below his 42.9% mark for the regular season, and Boston has to be happy that they're advancing to play the Cavs despite Morris' ongoing struggles. They'll likely need him to regain his regular-season form to earn a trip to the Finals, though.</text:p>
            <text:p><text:s text:c="8"/></text:p>
            <text:p><text:s text:c="8"/></text:p>
            <text:p><text:s text:c="13"/></text:p>
            <text:p><text:s text:c="14"/></text:p>
            <text:p><text:s text:c="13"/>May 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terrific as a starter on Wednesday, hitting 10-of-13 shots to score 24 points with three 3-pointers, four rebounds, two assists and two blocks in 31 minutes.</text:p>
            <text:p><text:s text:c="8"/></text:p>
            <text:p><text:s text:c="8"/></text:p>
            <text:p><text:s text:c="13"/>The Celtics tweaked their lineup with Philly starting T.J. McConnell, J.J. Redick and Ben Simmons together -- Brown gave them more size to counter Simmons, while Marcus Smart shifted to the backup PG role with Shane Larkin (shoulder) unavailable. Brown was reportedly on a minute-limit due to his recent hamstring injury, but didn't appear limited while getting extra run tonight -- he'd averaged 25.7 minutes in Games 2-4. He'll get a few extra days to rest before squaring off with LeBron James and the Cavs in the Conference finals.</text:p>
            <text:p><text:s text:c="8"/></text:p>
            <text:p><text:s text:c="8"/></text:p>
            <text:p><text:s text:c="13"/>Related: Marcus Smart, Shane Larkin</text:p>
            <text:p><text:s text:c="14"/></text:p>
            <text:p><text:s text:c="13"/>May 9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The Celtics advanced to the Eastern Conference Finals with a 114-112 win vs. Philly on Wednesday, led by Jayson Tatum's 25 points, four assists and three rebounds.</text:p>
            <text:p><text:s text:c="8"/></text:p>
            <text:p><text:s text:c="8"/></text:p>
            <text:p><text:s text:c="13"/>Tatum came in with an impressive True Shooting percentage of 62.5% in this series, and he finished this series-clinching victory 8-of-15 from the field and 9-of-11 from the line. He made multiple clutch plays down the stretch and Boston's fans once again chanted "He's a rookie" when Tatum was at the FT line, because it's easy to forget when you watch him play. His left hand was wrapped after halftime, apparently due to a thumb injury, but it didn't appear to bother him. We'll add him to the injury report as a simple precaution, but he should be fine for Game 1 vs. the Cavs.</text:p>
            <text:p><text:s text:c="8"/></text:p>
            <text:p><text:s text:c="8"/></text:p>
            <text:p><text:s text:c="13"/></text:p>
            <text:p><text:s text:c="14"/></text:p>
            <text:p><text:s text:c="13"/>May 9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come off the bench for Game 5 on Wednesday.</text:p>
            <text:p><text:s text:c="8"/></text:p>
            <text:p><text:s text:c="8"/></text:p>
            <text:p><text:s text:c="13"/>Jaylen Brown is sliding into the starting lineup and it's a reaction to Philly starting T.J. McConnell alongside Ben Simmons in the backcourt. Brown remains on a minute-limit, though, so it shouldn't alter fantasy values very much.</text:p>
            <text:p><text:s text:c="8"/></text:p>
            <text:p><text:s text:c="8"/></text:p>
            <text:p><text:s text:c="13"/>Related: Jaylen Brown</text:p>
            <text:p><text:s text:c="14"/></text:p>
            <text:p><text:s text:c="13"/>Source: Kyle Neubeck on Twitter <text:s text:c="26"/>May 9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rthroscopic surgery on his left knee on Wednesday and he's expected to resume basketball activities in 6-8 weeks.</text:p>
            <text:p><text:s text:c="8"/></text:p>
            <text:p><text:s text:c="8"/></text:p>
            <text:p><text:s text:c="13"/>PG battled left knee soreness in late December but he only missed one game, after which we heard nothing about the knee. Fortunately, the initial timetable gives him plenty of time to prepare for training camp -- the big question is which team he'll be playing for, as he's expected to decline his $20.7 million player option in favor of free agency.</text:p>
            <text:p><text:s text:c="8"/></text:p>
            <text:p><text:s text:c="8"/></text:p>
            <text:p><text:s text:c="13"/></text:p>
            <text:p><text:s text:c="14"/></text:p>
            <text:p><text:s text:c="13"/>Source: Marc J. Spears on Twitter <text:s text:c="24"/>May 9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ill exercise his $8.7 million player option to remain with the Kings for the 2018-19 season.</text:p>
            <text:p><text:s text:c="8"/></text:p>
            <text:p><text:s text:c="8"/></text:p>
            <text:p><text:s text:c="13"/>The 29-year-old Koufos is entering his fourth year with Sacramento, having averaged 6.7 points and 6.6 rebounds in 19.6 minutes per game last season. He was unlikely to command a higher annual salary as a free agent, and is likely betting that he can lock up one more long-term deal in 2019. No matter where he's playing, he'll go undrafted in all but the deepest fantasy leagues.</text:p>
            <text:p><text:s text:c="8"/></text:p>
            <text:p><text:s text:c="8"/></text:p>
            <text:p><text:s text:c="13"/></text:p>
            <text:p><text:s text:c="14"/></text:p>
            <text:p><text:s text:c="13"/>Source: ESPN.com <text:s text:c="41"/>May 10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prained left shoulder) said that an MRI "showed some problems" and his status for the Eastern Conference Finals is uncertain.</text:p>
            <text:p><text:s text:c="8"/></text:p>
            <text:p><text:s text:c="8"/></text:p>
            <text:p><text:s text:c="13"/>Larkin said he'll try to play vs. Cleveland but he "didn't sound optimistic," according to beat writer Gary Washburn. The Celtics don't think he'll need surgery but coach Brad Stevens said Larkin is out for the "foreseeable future," and it sounds like they'll rely on Terry Rozier and Marcus Smart for PG minutes throughout the next round.</text:p>
            <text:p><text:s text:c="8"/></text:p>
            <text:p><text:s text:c="8"/></text:p>
            <text:p><text:s text:c="13"/></text:p>
            <text:p><text:s text:c="14"/></text:p>
            <text:p><text:s text:c="13"/>Source: Gary Washburn on Twitter <text:s text:c="25"/>May 9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Wednesday with five points on 2-of-5 shooting, one 3-pointer, seven rebounds, one assist and one steal in 21 minutes.</text:p>
            <text:p><text:s text:c="8"/></text:p>
            <text:p><text:s text:c="8"/></text:p>
            <text:p><text:s text:c="13"/>Sixers coach Brett Brown said before the game that he wanted Covington to shoot more 3-pointers early in the shot clock, but he didn't make his lone triple until the fourth quarter. He shot a brutal 32.1% from the field in the postseason, including 26.8% vs. Boston, but the Sixers have already committed to him long-term -- Covington and Joel Embiid are the only players with guaranteed salaries through 2021-22.</text:p>
            <text:p><text:s text:c="8"/></text:p>
            <text:p><text:s text:c="8"/></text:p>
            <text:p><text:s text:c="13"/></text:p>
            <text:p><text:s text:c="14"/></text:p>
            <text:p><text:s text:c="13"/>Source: Marc D'Amico on Twitter <text:s text:c="26"/>May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earned another start during Philly's Game 5 defeat on Wednesday, scoring nine points on 4-of-7 shooting with six assists, five rebounds and two steals.</text:p>
            <text:p><text:s text:c="8"/></text:p>
            <text:p><text:s text:c="8"/></text:p>
            <text:p><text:s text:c="13"/>McConnell got stuck defending Jayson Tatum repeatedly in the first half and Boston's rising star took full advantage, but otherwise Philly's 26-year-old guard was unimpeachable. He committed just one turnover in 38 minutes and helped limit Terry Rozier to 17 points on 4-of-15 shooting, finishing his postseason on a high note. It's a foregone conclusion that Philly will pick up their $1.6 million team option to retain McConnell for 2018-19.</text:p>
            <text:p><text:s text:c="8"/></text:p>
            <text:p><text:s text:c="8"/></text:p>
            <text:p><text:s text:c="13"/></text:p>
            <text:p><text:s text:c="14"/></text:p>
            <text:p><text:s text:c="13"/>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Sixers' season ended on Wednesday despite Ben Simmons contributing 18 points, eight rebounds, six assists and one block in 34 minutes.</text:p>
            <text:p><text:s text:c="8"/></text:p>
            <text:p><text:s text:c="8"/></text:p>
            <text:p><text:s text:c="13"/>Simmons had three dunks and a layup in Game 4, making all of his field goals in the restricted area, and he followed a similar script tonight -- he shot 8-of-15 from the field with all of his makes in the paint. Necessity may have forced coach Brett Brown to start T.J. McConnell for Games 4 and 5 in this series, but we're expecting Simmons to resume his full-time PG role again next season. After all, the Rookie of the Year candidate notched historic averages with 15.8 points, 8.2 assists, 8.1 rebounds, 1.7 steals and 0.9 blocks while helping Philly earn the No. 3 seed this year. Not too shabby.</text:p>
            <text:p><text:s text:c="8"/></text:p>
            <text:p><text:s text:c="8"/></text:p>
            <text:p><text:s text:c="13"/></text:p>
            <text:p><text:s text:c="14"/></text:p>
            <text:p><text:s text:c="13"/>Source: Brian Seltzer on Twitter <text:s text:c="25"/>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d 14 points on 5-of-13 shooting, two 3-pointers, three assists and two rebounds in 38 minutes during Philly's season-ending loss on Wednesday.</text:p>
            <text:p><text:s text:c="8"/></text:p>
            <text:p><text:s text:c="8"/></text:p>
            <text:p><text:s text:c="13"/>The Celtics swarmed Redick at the 3-point line all night long -- he didn't attempt a triple until 24 seconds remained in the first half, and his first make came against a double-team late in the third quarter. He sank a clutch 3-pointer to keep Philly in the game at the bitter end but it was too little, too late. Having signed a lucrative one-year deal with Philly last summer, the 33-year-old sharpshooter is headed back into unrestricted free agency.</text:p>
            <text:p><text:s text:c="8"/></text:p>
            <text:p><text:s text:c="8"/></text:p>
            <text:p><text:s text:c="13"/></text:p>
            <text:p><text:s text:c="14"/></text:p>
            <text:p><text:s text:c="13"/>May 9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off for 27 points, 10 rebounds, four assists and three 3-pointers during Philly's 114-112 loss in Boston on Wednesday, going 8-of-14 from the field in 40 minutes.</text:p>
            <text:p><text:s text:c="8"/></text:p>
            <text:p><text:s text:c="8"/></text:p>
            <text:p><text:s text:c="13"/>Saric added a steal and a block and his stellar play nearly helped Philly force Game 6 before succumbing down the stretch. He hauled in four offensive boards, took advantage of mismatches vs. smaller players, and had a few beautiful passes to set up teammates in the paint. The Sixers' willingness to play Ben Simmons as a full-time PG was a blessing for Saric's fantasy value this season, and we're expecting similar top-75 value in 2018-19.</text:p>
            <text:p><text:s text:c="8"/></text:p>
            <text:p><text:s text:c="8"/></text:p>
            <text:p><text:s text:c="13"/></text:p>
            <text:p><text:s text:c="14"/></text:p>
            <text:p><text:s text:c="13"/>May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27 points, 12 rebounds, four assists and four blocks during Philly's Game 5 defeat in Boston on Wednesday, making 9-of-18 FGs and 9-of-11 FTs in 39 minutes.</text:p>
            <text:p><text:s text:c="8"/></text:p>
            <text:p><text:s text:c="8"/></text:p>
            <text:p><text:s text:c="13"/>Embiid was fired up after getting called for a technical foul and being heckled by the Celtics' home crowd, and his third-quarter eruption helped Philly close to within a point heading into the fourth. He was stonewalled and lost possession on a crucial possession late tonight, but the Sixers did themselves no favors by committing five team fouls just two minutes into the fourth quarter. Philly can still take solace in having advanced to the Conference semifinals with a young core that's only getting better.</text:p>
            <text:p><text:s text:c="8"/></text:p>
            <text:p><text:s text:c="8"/></text:p>
            <text:p><text:s text:c="13"/></text:p>
            <text:p><text:s text:c="14"/></text:p>
            <text:p><text:s text:c="13"/>May 9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14 points, six rebounds, six assists and three steals in 33 minutes during Wednesday's series-clinching Game 5 home win.</text:p>
            <text:p><text:s text:c="8"/></text:p>
            <text:p><text:s text:c="8"/></text:p>
            <text:p><text:s text:c="13"/>As usual, Smart's frenetic defense and energy were crucial to Boston's success. He bullied the Sixers' guards in the post and attempted seven free throws in the first half alone, finishing 8-of-13 from the stripe. He followed up Jayson Tatum's miss to tie the game at 109-109 late in regulation, stood up Dario Saric on a critical defensive possession, and fittingly stole the ball on Philly's final desperation play at the buzzer.</text:p>
            <text:p><text:s text:c="8"/></text:p>
            <text:p><text:s text:c="8"/></text:p>
            <text:p><text:s text:c="13"/></text:p>
            <text:p><text:s text:c="14"/></text:p>
            <text:p><text:s text:c="13"/>May 9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tepped up with 13 points, nine rebounds (five offensive), one assist, one steal and one 3-pointer in 25 minutes on Wednesday.</text:p>
            <text:p><text:s text:c="8"/></text:p>
            <text:p><text:s text:c="8"/></text:p>
            <text:p><text:s text:c="13"/>Baynes shot a combined 7-of-16 from deep vs. Philly in the semifinals, which is more 3-pointers than he'd made in his previous 409 career games. His ability to hit from the corners gave Boston critical scoring while forcing Joel Embiid further out of the paint, and he was just as impressive defensively tonight, including standing up Embiid to preserve a lead with 10 seconds left in the fourth quarter. The Cavaliers skew toward small-ball lineups, however, and it will be very interesting to see how coach Brad Stevens deploys Baynes in the Conference finals.</text:p>
            <text:p><text:s text:c="8"/></text:p>
            <text:p><text:s text:c="8"/></text:p>
            <text:p><text:s text:c="13"/></text:p>
            <text:p><text:s text:c="14"/></text:p>
            <text:p><text:s text:c="13"/>Source: Chris Forsberg on Twitter <text:s text:c="24"/>May 9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couldn't get his shots to fall on Wednesday, going 1-of-10 from the field and 4-of-4 from the line to finish with six points and three rebounds.</text:p>
            <text:p><text:s text:c="8"/></text:p>
            <text:p><text:s text:c="8"/></text:p>
            <text:p><text:s text:c="13"/>Morris added one steal and one block while battling foul trouble through 25 minutes of action, and his shooting woes continue to plague him in the postseason. He came in shooting below 35.0% in the Conference semi-finals, well below his 42.9% mark for the regular season, and Boston has to be happy that they're advancing to play the Cavs despite Morris' ongoing struggles. They'll likely need him to regain his regular-season form to earn a trip to the Finals, though.</text:p>
            <text:p><text:s text:c="8"/></text:p>
            <text:p><text:s text:c="8"/></text:p>
            <text:p><text:s text:c="13"/></text:p>
            <text:p><text:s text:c="14"/></text:p>
            <text:p><text:s text:c="13"/>May 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terrific as a starter on Wednesday, hitting 10-of-13 shots to score 24 points with three 3-pointers, four rebounds, two assists and two blocks in 31 minutes.</text:p>
            <text:p><text:s text:c="8"/></text:p>
            <text:p><text:s text:c="8"/></text:p>
            <text:p><text:s text:c="13"/>The Celtics tweaked their lineup with Philly starting T.J. McConnell, J.J. Redick and Ben Simmons together -- Brown gave them more size to counter Simmons, while Marcus Smart shifted to the backup PG role with Shane Larkin (shoulder) unavailable. Brown was reportedly on a minute-limit due to his recent hamstring injury, but didn't appear limited while getting extra run tonight -- he'd averaged 25.7 minutes in Games 2-4. He'll get a few extra days to rest before squaring off with LeBron James and the Cavs in the Conference finals.</text:p>
            <text:p><text:s text:c="8"/></text:p>
            <text:p><text:s text:c="8"/></text:p>
            <text:p><text:s text:c="13"/>Related: Marcus Smart, Shane Larkin</text:p>
            <text:p><text:s text:c="14"/></text:p>
            <text:p><text:s text:c="13"/>May 9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The Celtics advanced to the Eastern Conference Finals with a 114-112 win vs. Philly on Wednesday, led by Jayson Tatum's 25 points, four assists and three rebounds.</text:p>
            <text:p><text:s text:c="8"/></text:p>
            <text:p><text:s text:c="8"/></text:p>
            <text:p><text:s text:c="13"/>Tatum came in with an impressive True Shooting percentage of 62.5% in this series, and he finished this series-clinching victory 8-of-15 from the field and 9-of-11 from the line. He made multiple clutch plays down the stretch and Boston's fans once again chanted "He's a rookie" when Tatum was at the FT line, because it's easy to forget when you watch him play. His left hand was wrapped after halftime, apparently due to a thumb injury, but it didn't appear to bother him. We'll add him to the injury report as a simple precaution, but he should be fine for Game 1 vs. the Cavs.</text:p>
            <text:p><text:s text:c="8"/></text:p>
            <text:p><text:s text:c="8"/></text:p>
            <text:p><text:s text:c="13"/></text:p>
            <text:p><text:s text:c="14"/></text:p>
            <text:p><text:s text:c="13"/>May 9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come off the bench for Game 5 on Wednesday.</text:p>
            <text:p><text:s text:c="8"/></text:p>
            <text:p><text:s text:c="8"/></text:p>
            <text:p><text:s text:c="13"/>Jaylen Brown is sliding into the starting lineup and it's a reaction to Philly starting T.J. McConnell alongside Ben Simmons in the backcourt. Brown remains on a minute-limit, though, so it shouldn't alter fantasy values very much.</text:p>
            <text:p><text:s text:c="8"/></text:p>
            <text:p><text:s text:c="8"/></text:p>
            <text:p><text:s text:c="13"/>Related: Jaylen Brown</text:p>
            <text:p><text:s text:c="14"/></text:p>
            <text:p><text:s text:c="13"/>Source: Kyle Neubeck on Twitter <text:s text:c="26"/>May 9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rthroscopic surgery on his left knee on Wednesday and he's expected to resume basketball activities in 6-8 weeks.</text:p>
            <text:p><text:s text:c="8"/></text:p>
            <text:p><text:s text:c="8"/></text:p>
            <text:p><text:s text:c="13"/>PG battled left knee soreness in late December but he only missed one game, after which we heard nothing about the knee. Fortunately, the initial timetable gives him plenty of time to prepare for training camp -- the big question is which team he'll be playing for, as he's expected to decline his $20.7 million player option in favor of free agency.</text:p>
            <text:p><text:s text:c="8"/></text:p>
            <text:p><text:s text:c="8"/></text:p>
            <text:p><text:s text:c="13"/></text:p>
            <text:p><text:s text:c="14"/></text:p>
            <text:p><text:s text:c="13"/>Source: Marc J. Spears on Twitter <text:s text:c="24"/>May 9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ill exercise his $8.7 million player option to remain with the Kings for the 2018-19 season.</text:p>
            <text:p><text:s text:c="8"/></text:p>
            <text:p><text:s text:c="8"/></text:p>
            <text:p><text:s text:c="13"/>The 29-year-old Koufos is entering his fourth year with Sacramento, having averaged 6.7 points and 6.6 rebounds in 19.6 minutes per game last season. He was unlikely to command a higher annual salary as a free agent, and is likely betting that he can lock up one more long-term deal in 2019. No matter where he's playing, he'll go undrafted in all but the deepest fantasy leagues.</text:p>
            <text:p><text:s text:c="8"/></text:p>
            <text:p><text:s text:c="8"/></text:p>
            <text:p><text:s text:c="13"/></text:p>
            <text:p><text:s text:c="14"/></text:p>
            <text:p><text:s text:c="13"/>Source: ESPN.com <text:s text:c="41"/>May 10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prained left shoulder) said that an MRI "showed some problems" and his status for the Eastern Conference Finals is uncertain.</text:p>
            <text:p><text:s text:c="8"/></text:p>
            <text:p><text:s text:c="8"/></text:p>
            <text:p><text:s text:c="13"/>Larkin said he'll try to play vs. Cleveland but he "didn't sound optimistic," according to beat writer Gary Washburn. The Celtics don't think he'll need surgery but coach Brad Stevens said Larkin is out for the "foreseeable future," and it sounds like they'll rely on Terry Rozier and Marcus Smart for PG minutes throughout the next round.</text:p>
            <text:p><text:s text:c="8"/></text:p>
            <text:p><text:s text:c="8"/></text:p>
            <text:p><text:s text:c="13"/></text:p>
            <text:p><text:s text:c="14"/></text:p>
            <text:p><text:s text:c="13"/>Source: Gary Washburn on Twitter <text:s text:c="25"/>May 9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Wednesday with five points on 2-of-5 shooting, one 3-pointer, seven rebounds, one assist and one steal in 21 minutes.</text:p>
            <text:p><text:s text:c="8"/></text:p>
            <text:p><text:s text:c="8"/></text:p>
            <text:p><text:s text:c="13"/>Sixers coach Brett Brown said before the game that he wanted Covington to shoot more 3-pointers early in the shot clock, but he didn't make his lone triple until the fourth quarter. He shot a brutal 32.1% from the field in the postseason, including 26.8% vs. Boston, but the Sixers have already committed to him long-term -- Covington and Joel Embiid are the only players with guaranteed salaries through 2021-22.</text:p>
            <text:p><text:s text:c="8"/></text:p>
            <text:p><text:s text:c="8"/></text:p>
            <text:p><text:s text:c="13"/></text:p>
            <text:p><text:s text:c="14"/></text:p>
            <text:p><text:s text:c="13"/>Source: Marc D'Amico on Twitter <text:s text:c="26"/>May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earned another start during Philly's Game 5 defeat on Wednesday, scoring nine points on 4-of-7 shooting with six assists, five rebounds and two steals.</text:p>
            <text:p><text:s text:c="8"/></text:p>
            <text:p><text:s text:c="8"/></text:p>
            <text:p><text:s text:c="13"/>McConnell got stuck defending Jayson Tatum repeatedly in the first half and Boston's rising star took full advantage, but otherwise Philly's 26-year-old guard was unimpeachable. He committed just one turnover in 38 minutes and helped limit Terry Rozier to 17 points on 4-of-15 shooting, finishing his postseason on a high note. It's a foregone conclusion that Philly will pick up their $1.6 million team option to retain McConnell for 2018-19.</text:p>
            <text:p><text:s text:c="8"/></text:p>
            <text:p><text:s text:c="8"/></text:p>
            <text:p><text:s text:c="13"/></text:p>
            <text:p><text:s text:c="14"/></text:p>
            <text:p><text:s text:c="13"/>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Sixers' season ended on Wednesday despite Ben Simmons contributing 18 points, eight rebounds, six assists and one block in 34 minutes.</text:p>
            <text:p><text:s text:c="8"/></text:p>
            <text:p><text:s text:c="8"/></text:p>
            <text:p><text:s text:c="13"/>Simmons had three dunks and a layup in Game 4, making all of his field goals in the restricted area, and he followed a similar script tonight -- he shot 8-of-15 from the field with all of his makes in the paint. Necessity may have forced coach Brett Brown to start T.J. McConnell for Games 4 and 5 in this series, but we're expecting Simmons to resume his full-time PG role again next season. After all, the Rookie of the Year candidate notched historic averages with 15.8 points, 8.2 assists, 8.1 rebounds, 1.7 steals and 0.9 blocks while helping Philly earn the No. 3 seed this year. Not too shabby.</text:p>
            <text:p><text:s text:c="8"/></text:p>
            <text:p><text:s text:c="8"/></text:p>
            <text:p><text:s text:c="13"/></text:p>
            <text:p><text:s text:c="14"/></text:p>
            <text:p><text:s text:c="13"/>Source: Brian Seltzer on Twitter <text:s text:c="25"/>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d 14 points on 5-of-13 shooting, two 3-pointers, three assists and two rebounds in 38 minutes during Philly's season-ending loss on Wednesday.</text:p>
            <text:p><text:s text:c="8"/></text:p>
            <text:p><text:s text:c="8"/></text:p>
            <text:p><text:s text:c="13"/>The Celtics swarmed Redick at the 3-point line all night long -- he didn't attempt a triple until 24 seconds remained in the first half, and his first make came against a double-team late in the third quarter. He sank a clutch 3-pointer to keep Philly in the game at the bitter end but it was too little, too late. Having signed a lucrative one-year deal with Philly last summer, the 33-year-old sharpshooter is headed back into unrestricted free agency.</text:p>
            <text:p><text:s text:c="8"/></text:p>
            <text:p><text:s text:c="8"/></text:p>
            <text:p><text:s text:c="13"/></text:p>
            <text:p><text:s text:c="14"/></text:p>
            <text:p><text:s text:c="13"/>May 9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off for 27 points, 10 rebounds, four assists and three 3-pointers during Philly's 114-112 loss in Boston on Wednesday, going 8-of-14 from the field in 40 minutes.</text:p>
            <text:p><text:s text:c="8"/></text:p>
            <text:p><text:s text:c="8"/></text:p>
            <text:p><text:s text:c="13"/>Saric added a steal and a block and his stellar play nearly helped Philly force Game 6 before succumbing down the stretch. He hauled in four offensive boards, took advantage of mismatches vs. smaller players, and had a few beautiful passes to set up teammates in the paint. The Sixers' willingness to play Ben Simmons as a full-time PG was a blessing for Saric's fantasy value this season, and we're expecting similar top-75 value in 2018-19.</text:p>
            <text:p><text:s text:c="8"/></text:p>
            <text:p><text:s text:c="8"/></text:p>
            <text:p><text:s text:c="13"/></text:p>
            <text:p><text:s text:c="14"/></text:p>
            <text:p><text:s text:c="13"/>May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27 points, 12 rebounds, four assists and four blocks during Philly's Game 5 defeat in Boston on Wednesday, making 9-of-18 FGs and 9-of-11 FTs in 39 minutes.</text:p>
            <text:p><text:s text:c="8"/></text:p>
            <text:p><text:s text:c="8"/></text:p>
            <text:p><text:s text:c="13"/>Embiid was fired up after getting called for a technical foul and being heckled by the Celtics' home crowd, and his third-quarter eruption helped Philly close to within a point heading into the fourth. He was stonewalled and lost possession on a crucial possession late tonight, but the Sixers did themselves no favors by committing five team fouls just two minutes into the fourth quarter. Philly can still take solace in having advanced to the Conference semifinals with a young core that's only getting better.</text:p>
            <text:p><text:s text:c="8"/></text:p>
            <text:p><text:s text:c="8"/></text:p>
            <text:p><text:s text:c="13"/></text:p>
            <text:p><text:s text:c="14"/></text:p>
            <text:p><text:s text:c="13"/>May 9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14 points, six rebounds, six assists and three steals in 33 minutes during Wednesday's series-clinching Game 5 home win.</text:p>
            <text:p><text:s text:c="8"/></text:p>
            <text:p><text:s text:c="8"/></text:p>
            <text:p><text:s text:c="13"/>As usual, Smart's frenetic defense and energy were crucial to Boston's success. He bullied the Sixers' guards in the post and attempted seven free throws in the first half alone, finishing 8-of-13 from the stripe. He followed up Jayson Tatum's miss to tie the game at 109-109 late in regulation, stood up Dario Saric on a critical defensive possession, and fittingly stole the ball on Philly's final desperation play at the buzzer.</text:p>
            <text:p><text:s text:c="8"/></text:p>
            <text:p><text:s text:c="8"/></text:p>
            <text:p><text:s text:c="13"/></text:p>
            <text:p><text:s text:c="14"/></text:p>
            <text:p><text:s text:c="13"/>May 9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tepped up with 13 points, nine rebounds (five offensive), one assist, one steal and one 3-pointer in 25 minutes on Wednesday.</text:p>
            <text:p><text:s text:c="8"/></text:p>
            <text:p><text:s text:c="8"/></text:p>
            <text:p><text:s text:c="13"/>Baynes shot a combined 7-of-16 from deep vs. Philly in the semifinals, which is more 3-pointers than he'd made in his previous 409 career games. His ability to hit from the corners gave Boston critical scoring while forcing Joel Embiid further out of the paint, and he was just as impressive defensively tonight, including standing up Embiid to preserve a lead with 10 seconds left in the fourth quarter. The Cavaliers skew toward small-ball lineups, however, and it will be very interesting to see how coach Brad Stevens deploys Baynes in the Conference finals.</text:p>
            <text:p><text:s text:c="8"/></text:p>
            <text:p><text:s text:c="8"/></text:p>
            <text:p><text:s text:c="13"/></text:p>
            <text:p><text:s text:c="14"/></text:p>
            <text:p><text:s text:c="13"/>Source: Chris Forsberg on Twitter <text:s text:c="24"/>May 9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couldn't get his shots to fall on Wednesday, going 1-of-10 from the field and 4-of-4 from the line to finish with six points and three rebounds.</text:p>
            <text:p><text:s text:c="8"/></text:p>
            <text:p><text:s text:c="8"/></text:p>
            <text:p><text:s text:c="13"/>Morris added one steal and one block while battling foul trouble through 25 minutes of action, and his shooting woes continue to plague him in the postseason. He came in shooting below 35.0% in the Conference semi-finals, well below his 42.9% mark for the regular season, and Boston has to be happy that they're advancing to play the Cavs despite Morris' ongoing struggles. They'll likely need him to regain his regular-season form to earn a trip to the Finals, though.</text:p>
            <text:p><text:s text:c="8"/></text:p>
            <text:p><text:s text:c="8"/></text:p>
            <text:p><text:s text:c="13"/></text:p>
            <text:p><text:s text:c="14"/></text:p>
            <text:p><text:s text:c="13"/>May 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terrific as a starter on Wednesday, hitting 10-of-13 shots to score 24 points with three 3-pointers, four rebounds, two assists and two blocks in 31 minutes.</text:p>
            <text:p><text:s text:c="8"/></text:p>
            <text:p><text:s text:c="8"/></text:p>
            <text:p><text:s text:c="13"/>The Celtics tweaked their lineup with Philly starting T.J. McConnell, J.J. Redick and Ben Simmons together -- Brown gave them more size to counter Simmons, while Marcus Smart shifted to the backup PG role with Shane Larkin (shoulder) unavailable. Brown was reportedly on a minute-limit due to his recent hamstring injury, but didn't appear limited while getting extra run tonight -- he'd averaged 25.7 minutes in Games 2-4. He'll get a few extra days to rest before squaring off with LeBron James and the Cavs in the Conference finals.</text:p>
            <text:p><text:s text:c="8"/></text:p>
            <text:p><text:s text:c="8"/></text:p>
            <text:p><text:s text:c="13"/>Related: Marcus Smart, Shane Larkin</text:p>
            <text:p><text:s text:c="14"/></text:p>
            <text:p><text:s text:c="13"/>May 9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The Celtics advanced to the Eastern Conference Finals with a 114-112 win vs. Philly on Wednesday, led by Jayson Tatum's 25 points, four assists and three rebounds.</text:p>
            <text:p><text:s text:c="8"/></text:p>
            <text:p><text:s text:c="8"/></text:p>
            <text:p><text:s text:c="13"/>Tatum came in with an impressive True Shooting percentage of 62.5% in this series, and he finished this series-clinching victory 8-of-15 from the field and 9-of-11 from the line. He made multiple clutch plays down the stretch and Boston's fans once again chanted "He's a rookie" when Tatum was at the FT line, because it's easy to forget when you watch him play. His left hand was wrapped after halftime, apparently due to a thumb injury, but it didn't appear to bother him. We'll add him to the injury report as a simple precaution, but he should be fine for Game 1 vs. the Cavs.</text:p>
            <text:p><text:s text:c="8"/></text:p>
            <text:p><text:s text:c="8"/></text:p>
            <text:p><text:s text:c="13"/></text:p>
            <text:p><text:s text:c="14"/></text:p>
            <text:p><text:s text:c="13"/>May 9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come off the bench for Game 5 on Wednesday.</text:p>
            <text:p><text:s text:c="8"/></text:p>
            <text:p><text:s text:c="8"/></text:p>
            <text:p><text:s text:c="13"/>Jaylen Brown is sliding into the starting lineup and it's a reaction to Philly starting T.J. McConnell alongside Ben Simmons in the backcourt. Brown remains on a minute-limit, though, so it shouldn't alter fantasy values very much.</text:p>
            <text:p><text:s text:c="8"/></text:p>
            <text:p><text:s text:c="8"/></text:p>
            <text:p><text:s text:c="13"/>Related: Jaylen Brown</text:p>
            <text:p><text:s text:c="14"/></text:p>
            <text:p><text:s text:c="13"/>Source: Kyle Neubeck on Twitter <text:s text:c="26"/>May 9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rthroscopic surgery on his left knee on Wednesday and he's expected to resume basketball activities in 6-8 weeks.</text:p>
            <text:p><text:s text:c="8"/></text:p>
            <text:p><text:s text:c="8"/></text:p>
            <text:p><text:s text:c="13"/>PG battled left knee soreness in late December but he only missed one game, after which we heard nothing about the knee. Fortunately, the initial timetable gives him plenty of time to prepare for training camp -- the big question is which team he'll be playing for, as he's expected to decline his $20.7 million player option in favor of free agency.</text:p>
            <text:p><text:s text:c="8"/></text:p>
            <text:p><text:s text:c="8"/></text:p>
            <text:p><text:s text:c="13"/></text:p>
            <text:p><text:s text:c="14"/></text:p>
            <text:p><text:s text:c="13"/>Source: Marc J. Spears on Twitter <text:s text:c="24"/>May 9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ill exercise his $8.7 million player option to remain with the Kings for the 2018-19 season.</text:p>
            <text:p><text:s text:c="8"/></text:p>
            <text:p><text:s text:c="8"/></text:p>
            <text:p><text:s text:c="13"/>The 29-year-old Koufos is entering his fourth year with Sacramento, having averaged 6.7 points and 6.6 rebounds in 19.6 minutes per game last season. He was unlikely to command a higher annual salary as a free agent, and is likely betting that he can lock up one more long-term deal in 2019. No matter where he's playing, he'll go undrafted in all but the deepest fantasy leagues.</text:p>
            <text:p><text:s text:c="8"/></text:p>
            <text:p><text:s text:c="8"/></text:p>
            <text:p><text:s text:c="13"/></text:p>
            <text:p><text:s text:c="14"/></text:p>
            <text:p><text:s text:c="13"/>Source: ESPN.com <text:s text:c="41"/>May 10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prained left shoulder) said that an MRI "showed some problems" and his status for the Eastern Conference Finals is uncertain.</text:p>
            <text:p><text:s text:c="8"/></text:p>
            <text:p><text:s text:c="8"/></text:p>
            <text:p><text:s text:c="13"/>Larkin said he'll try to play vs. Cleveland but he "didn't sound optimistic," according to beat writer Gary Washburn. The Celtics don't think he'll need surgery but coach Brad Stevens said Larkin is out for the "foreseeable future," and it sounds like they'll rely on Terry Rozier and Marcus Smart for PG minutes throughout the next round.</text:p>
            <text:p><text:s text:c="8"/></text:p>
            <text:p><text:s text:c="8"/></text:p>
            <text:p><text:s text:c="13"/></text:p>
            <text:p><text:s text:c="14"/></text:p>
            <text:p><text:s text:c="13"/>Source: Gary Washburn on Twitter <text:s text:c="25"/>May 9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Wednesday with five points on 2-of-5 shooting, one 3-pointer, seven rebounds, one assist and one steal in 21 minutes.</text:p>
            <text:p><text:s text:c="8"/></text:p>
            <text:p><text:s text:c="8"/></text:p>
            <text:p><text:s text:c="13"/>Sixers coach Brett Brown said before the game that he wanted Covington to shoot more 3-pointers early in the shot clock, but he didn't make his lone triple until the fourth quarter. He shot a brutal 32.1% from the field in the postseason, including 26.8% vs. Boston, but the Sixers have already committed to him long-term -- Covington and Joel Embiid are the only players with guaranteed salaries through 2021-22.</text:p>
            <text:p><text:s text:c="8"/></text:p>
            <text:p><text:s text:c="8"/></text:p>
            <text:p><text:s text:c="13"/></text:p>
            <text:p><text:s text:c="14"/></text:p>
            <text:p><text:s text:c="13"/>Source: Marc D'Amico on Twitter <text:s text:c="26"/>May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earned another start during Philly's Game 5 defeat on Wednesday, scoring nine points on 4-of-7 shooting with six assists, five rebounds and two steals.</text:p>
            <text:p><text:s text:c="8"/></text:p>
            <text:p><text:s text:c="8"/></text:p>
            <text:p><text:s text:c="13"/>McConnell got stuck defending Jayson Tatum repeatedly in the first half and Boston's rising star took full advantage, but otherwise Philly's 26-year-old guard was unimpeachable. He committed just one turnover in 38 minutes and helped limit Terry Rozier to 17 points on 4-of-15 shooting, finishing his postseason on a high note. It's a foregone conclusion that Philly will pick up their $1.6 million team option to retain McConnell for 2018-19.</text:p>
            <text:p><text:s text:c="8"/></text:p>
            <text:p><text:s text:c="8"/></text:p>
            <text:p><text:s text:c="13"/></text:p>
            <text:p><text:s text:c="14"/></text:p>
            <text:p><text:s text:c="13"/>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Sixers' season ended on Wednesday despite Ben Simmons contributing 18 points, eight rebounds, six assists and one block in 34 minutes.</text:p>
            <text:p><text:s text:c="8"/></text:p>
            <text:p><text:s text:c="8"/></text:p>
            <text:p><text:s text:c="13"/>Simmons had three dunks and a layup in Game 4, making all of his field goals in the restricted area, and he followed a similar script tonight -- he shot 8-of-15 from the field with all of his makes in the paint. Necessity may have forced coach Brett Brown to start T.J. McConnell for Games 4 and 5 in this series, but we're expecting Simmons to resume his full-time PG role again next season. After all, the Rookie of the Year candidate notched historic averages with 15.8 points, 8.2 assists, 8.1 rebounds, 1.7 steals and 0.9 blocks while helping Philly earn the No. 3 seed this year. Not too shabby.</text:p>
            <text:p><text:s text:c="8"/></text:p>
            <text:p><text:s text:c="8"/></text:p>
            <text:p><text:s text:c="13"/></text:p>
            <text:p><text:s text:c="14"/></text:p>
            <text:p><text:s text:c="13"/>Source: Brian Seltzer on Twitter <text:s text:c="25"/>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d 14 points on 5-of-13 shooting, two 3-pointers, three assists and two rebounds in 38 minutes during Philly's season-ending loss on Wednesday.</text:p>
            <text:p><text:s text:c="8"/></text:p>
            <text:p><text:s text:c="8"/></text:p>
            <text:p><text:s text:c="13"/>The Celtics swarmed Redick at the 3-point line all night long -- he didn't attempt a triple until 24 seconds remained in the first half, and his first make came against a double-team late in the third quarter. He sank a clutch 3-pointer to keep Philly in the game at the bitter end but it was too little, too late. Having signed a lucrative one-year deal with Philly last summer, the 33-year-old sharpshooter is headed back into unrestricted free agency.</text:p>
            <text:p><text:s text:c="8"/></text:p>
            <text:p><text:s text:c="8"/></text:p>
            <text:p><text:s text:c="13"/></text:p>
            <text:p><text:s text:c="14"/></text:p>
            <text:p><text:s text:c="13"/>May 9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off for 27 points, 10 rebounds, four assists and three 3-pointers during Philly's 114-112 loss in Boston on Wednesday, going 8-of-14 from the field in 40 minutes.</text:p>
            <text:p><text:s text:c="8"/></text:p>
            <text:p><text:s text:c="8"/></text:p>
            <text:p><text:s text:c="13"/>Saric added a steal and a block and his stellar play nearly helped Philly force Game 6 before succumbing down the stretch. He hauled in four offensive boards, took advantage of mismatches vs. smaller players, and had a few beautiful passes to set up teammates in the paint. The Sixers' willingness to play Ben Simmons as a full-time PG was a blessing for Saric's fantasy value this season, and we're expecting similar top-75 value in 2018-19.</text:p>
            <text:p><text:s text:c="8"/></text:p>
            <text:p><text:s text:c="8"/></text:p>
            <text:p><text:s text:c="13"/></text:p>
            <text:p><text:s text:c="14"/></text:p>
            <text:p><text:s text:c="13"/>May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27 points, 12 rebounds, four assists and four blocks during Philly's Game 5 defeat in Boston on Wednesday, making 9-of-18 FGs and 9-of-11 FTs in 39 minutes.</text:p>
            <text:p><text:s text:c="8"/></text:p>
            <text:p><text:s text:c="8"/></text:p>
            <text:p><text:s text:c="13"/>Embiid was fired up after getting called for a technical foul and being heckled by the Celtics' home crowd, and his third-quarter eruption helped Philly close to within a point heading into the fourth. He was stonewalled and lost possession on a crucial possession late tonight, but the Sixers did themselves no favors by committing five team fouls just two minutes into the fourth quarter. Philly can still take solace in having advanced to the Conference semifinals with a young core that's only getting better.</text:p>
            <text:p><text:s text:c="8"/></text:p>
            <text:p><text:s text:c="8"/></text:p>
            <text:p><text:s text:c="13"/></text:p>
            <text:p><text:s text:c="14"/></text:p>
            <text:p><text:s text:c="13"/>May 9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14 points, six rebounds, six assists and three steals in 33 minutes during Wednesday's series-clinching Game 5 home win.</text:p>
            <text:p><text:s text:c="8"/></text:p>
            <text:p><text:s text:c="8"/></text:p>
            <text:p><text:s text:c="13"/>As usual, Smart's frenetic defense and energy were crucial to Boston's success. He bullied the Sixers' guards in the post and attempted seven free throws in the first half alone, finishing 8-of-13 from the stripe. He followed up Jayson Tatum's miss to tie the game at 109-109 late in regulation, stood up Dario Saric on a critical defensive possession, and fittingly stole the ball on Philly's final desperation play at the buzzer.</text:p>
            <text:p><text:s text:c="8"/></text:p>
            <text:p><text:s text:c="8"/></text:p>
            <text:p><text:s text:c="13"/></text:p>
            <text:p><text:s text:c="14"/></text:p>
            <text:p><text:s text:c="13"/>May 9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tepped up with 13 points, nine rebounds (five offensive), one assist, one steal and one 3-pointer in 25 minutes on Wednesday.</text:p>
            <text:p><text:s text:c="8"/></text:p>
            <text:p><text:s text:c="8"/></text:p>
            <text:p><text:s text:c="13"/>Baynes shot a combined 7-of-16 from deep vs. Philly in the semifinals, which is more 3-pointers than he'd made in his previous 409 career games. His ability to hit from the corners gave Boston critical scoring while forcing Joel Embiid further out of the paint, and he was just as impressive defensively tonight, including standing up Embiid to preserve a lead with 10 seconds left in the fourth quarter. The Cavaliers skew toward small-ball lineups, however, and it will be very interesting to see how coach Brad Stevens deploys Baynes in the Conference finals.</text:p>
            <text:p><text:s text:c="8"/></text:p>
            <text:p><text:s text:c="8"/></text:p>
            <text:p><text:s text:c="13"/></text:p>
            <text:p><text:s text:c="14"/></text:p>
            <text:p><text:s text:c="13"/>Source: Chris Forsberg on Twitter <text:s text:c="24"/>May 9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couldn't get his shots to fall on Wednesday, going 1-of-10 from the field and 4-of-4 from the line to finish with six points and three rebounds.</text:p>
            <text:p><text:s text:c="8"/></text:p>
            <text:p><text:s text:c="8"/></text:p>
            <text:p><text:s text:c="13"/>Morris added one steal and one block while battling foul trouble through 25 minutes of action, and his shooting woes continue to plague him in the postseason. He came in shooting below 35.0% in the Conference semi-finals, well below his 42.9% mark for the regular season, and Boston has to be happy that they're advancing to play the Cavs despite Morris' ongoing struggles. They'll likely need him to regain his regular-season form to earn a trip to the Finals, though.</text:p>
            <text:p><text:s text:c="8"/></text:p>
            <text:p><text:s text:c="8"/></text:p>
            <text:p><text:s text:c="13"/></text:p>
            <text:p><text:s text:c="14"/></text:p>
            <text:p><text:s text:c="13"/>May 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terrific as a starter on Wednesday, hitting 10-of-13 shots to score 24 points with three 3-pointers, four rebounds, two assists and two blocks in 31 minutes.</text:p>
            <text:p><text:s text:c="8"/></text:p>
            <text:p><text:s text:c="8"/></text:p>
            <text:p><text:s text:c="13"/>The Celtics tweaked their lineup with Philly starting T.J. McConnell, J.J. Redick and Ben Simmons together -- Brown gave them more size to counter Simmons, while Marcus Smart shifted to the backup PG role with Shane Larkin (shoulder) unavailable. Brown was reportedly on a minute-limit due to his recent hamstring injury, but didn't appear limited while getting extra run tonight -- he'd averaged 25.7 minutes in Games 2-4. He'll get a few extra days to rest before squaring off with LeBron James and the Cavs in the Conference finals.</text:p>
            <text:p><text:s text:c="8"/></text:p>
            <text:p><text:s text:c="8"/></text:p>
            <text:p><text:s text:c="13"/>Related: Marcus Smart, Shane Larkin</text:p>
            <text:p><text:s text:c="14"/></text:p>
            <text:p><text:s text:c="13"/>May 9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The Celtics advanced to the Eastern Conference Finals with a 114-112 win vs. Philly on Wednesday, led by Jayson Tatum's 25 points, four assists and three rebounds.</text:p>
            <text:p><text:s text:c="8"/></text:p>
            <text:p><text:s text:c="8"/></text:p>
            <text:p><text:s text:c="13"/>Tatum came in with an impressive True Shooting percentage of 62.5% in this series, and he finished this series-clinching victory 8-of-15 from the field and 9-of-11 from the line. He made multiple clutch plays down the stretch and Boston's fans once again chanted "He's a rookie" when Tatum was at the FT line, because it's easy to forget when you watch him play. His left hand was wrapped after halftime, apparently due to a thumb injury, but it didn't appear to bother him. We'll add him to the injury report as a simple precaution, but he should be fine for Game 1 vs. the Cavs.</text:p>
            <text:p><text:s text:c="8"/></text:p>
            <text:p><text:s text:c="8"/></text:p>
            <text:p><text:s text:c="13"/></text:p>
            <text:p><text:s text:c="14"/></text:p>
            <text:p><text:s text:c="13"/>May 9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come off the bench for Game 5 on Wednesday.</text:p>
            <text:p><text:s text:c="8"/></text:p>
            <text:p><text:s text:c="8"/></text:p>
            <text:p><text:s text:c="13"/>Jaylen Brown is sliding into the starting lineup and it's a reaction to Philly starting T.J. McConnell alongside Ben Simmons in the backcourt. Brown remains on a minute-limit, though, so it shouldn't alter fantasy values very much.</text:p>
            <text:p><text:s text:c="8"/></text:p>
            <text:p><text:s text:c="8"/></text:p>
            <text:p><text:s text:c="13"/>Related: Jaylen Brown</text:p>
            <text:p><text:s text:c="14"/></text:p>
            <text:p><text:s text:c="13"/>Source: Kyle Neubeck on Twitter <text:s text:c="26"/>May 9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rthroscopic surgery on his left knee on Wednesday and he's expected to resume basketball activities in 6-8 weeks.</text:p>
            <text:p><text:s text:c="8"/></text:p>
            <text:p><text:s text:c="8"/></text:p>
            <text:p><text:s text:c="13"/>PG battled left knee soreness in late December but he only missed one game, after which we heard nothing about the knee. Fortunately, the initial timetable gives him plenty of time to prepare for training camp -- the big question is which team he'll be playing for, as he's expected to decline his $20.7 million player option in favor of free agency.</text:p>
            <text:p><text:s text:c="8"/></text:p>
            <text:p><text:s text:c="8"/></text:p>
            <text:p><text:s text:c="13"/></text:p>
            <text:p><text:s text:c="14"/></text:p>
            <text:p><text:s text:c="13"/>Source: Marc J. Spears on Twitter <text:s text:c="24"/>May 9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ill exercise his $8.7 million player option to remain with the Kings for the 2018-19 season.</text:p>
            <text:p><text:s text:c="8"/></text:p>
            <text:p><text:s text:c="8"/></text:p>
            <text:p><text:s text:c="13"/>The 29-year-old Koufos is entering his fourth year with Sacramento, having averaged 6.7 points and 6.6 rebounds in 19.6 minutes per game last season. He was unlikely to command a higher annual salary as a free agent, and is likely betting that he can lock up one more long-term deal in 2019. No matter where he's playing, he'll go undrafted in all but the deepest fantasy leagues.</text:p>
            <text:p><text:s text:c="8"/></text:p>
            <text:p><text:s text:c="8"/></text:p>
            <text:p><text:s text:c="13"/></text:p>
            <text:p><text:s text:c="14"/></text:p>
            <text:p><text:s text:c="13"/>Source: ESPN.com <text:s text:c="41"/>May 10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prained left shoulder) said that an MRI "showed some problems" and his status for the Eastern Conference Finals is uncertain.</text:p>
            <text:p><text:s text:c="8"/></text:p>
            <text:p><text:s text:c="8"/></text:p>
            <text:p><text:s text:c="13"/>Larkin said he'll try to play vs. Cleveland but he "didn't sound optimistic," according to beat writer Gary Washburn. The Celtics don't think he'll need surgery but coach Brad Stevens said Larkin is out for the "foreseeable future," and it sounds like they'll rely on Terry Rozier and Marcus Smart for PG minutes throughout the next round.</text:p>
            <text:p><text:s text:c="8"/></text:p>
            <text:p><text:s text:c="8"/></text:p>
            <text:p><text:s text:c="13"/></text:p>
            <text:p><text:s text:c="14"/></text:p>
            <text:p><text:s text:c="13"/>Source: Gary Washburn on Twitter <text:s text:c="25"/>May 9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Wednesday with five points on 2-of-5 shooting, one 3-pointer, seven rebounds, one assist and one steal in 21 minutes.</text:p>
            <text:p><text:s text:c="8"/></text:p>
            <text:p><text:s text:c="8"/></text:p>
            <text:p><text:s text:c="13"/>Sixers coach Brett Brown said before the game that he wanted Covington to shoot more 3-pointers early in the shot clock, but he didn't make his lone triple until the fourth quarter. He shot a brutal 32.1% from the field in the postseason, including 26.8% vs. Boston, but the Sixers have already committed to him long-term -- Covington and Joel Embiid are the only players with guaranteed salaries through 2021-22.</text:p>
            <text:p><text:s text:c="8"/></text:p>
            <text:p><text:s text:c="8"/></text:p>
            <text:p><text:s text:c="13"/></text:p>
            <text:p><text:s text:c="14"/></text:p>
            <text:p><text:s text:c="13"/>Source: Marc D'Amico on Twitter <text:s text:c="26"/>May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earned another start during Philly's Game 5 defeat on Wednesday, scoring nine points on 4-of-7 shooting with six assists, five rebounds and two steals.</text:p>
            <text:p><text:s text:c="8"/></text:p>
            <text:p><text:s text:c="8"/></text:p>
            <text:p><text:s text:c="13"/>McConnell got stuck defending Jayson Tatum repeatedly in the first half and Boston's rising star took full advantage, but otherwise Philly's 26-year-old guard was unimpeachable. He committed just one turnover in 38 minutes and helped limit Terry Rozier to 17 points on 4-of-15 shooting, finishing his postseason on a high note. It's a foregone conclusion that Philly will pick up their $1.6 million team option to retain McConnell for 2018-19.</text:p>
            <text:p><text:s text:c="8"/></text:p>
            <text:p><text:s text:c="8"/></text:p>
            <text:p><text:s text:c="13"/></text:p>
            <text:p><text:s text:c="14"/></text:p>
            <text:p><text:s text:c="13"/>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Sixers' season ended on Wednesday despite Ben Simmons contributing 18 points, eight rebounds, six assists and one block in 34 minutes.</text:p>
            <text:p><text:s text:c="8"/></text:p>
            <text:p><text:s text:c="8"/></text:p>
            <text:p><text:s text:c="13"/>Simmons had three dunks and a layup in Game 4, making all of his field goals in the restricted area, and he followed a similar script tonight -- he shot 8-of-15 from the field with all of his makes in the paint. Necessity may have forced coach Brett Brown to start T.J. McConnell for Games 4 and 5 in this series, but we're expecting Simmons to resume his full-time PG role again next season. After all, the Rookie of the Year candidate notched historic averages with 15.8 points, 8.2 assists, 8.1 rebounds, 1.7 steals and 0.9 blocks while helping Philly earn the No. 3 seed this year. Not too shabby.</text:p>
            <text:p><text:s text:c="8"/></text:p>
            <text:p><text:s text:c="8"/></text:p>
            <text:p><text:s text:c="13"/></text:p>
            <text:p><text:s text:c="14"/></text:p>
            <text:p><text:s text:c="13"/>Source: Brian Seltzer on Twitter <text:s text:c="25"/>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d 14 points on 5-of-13 shooting, two 3-pointers, three assists and two rebounds in 38 minutes during Philly's season-ending loss on Wednesday.</text:p>
            <text:p><text:s text:c="8"/></text:p>
            <text:p><text:s text:c="8"/></text:p>
            <text:p><text:s text:c="13"/>The Celtics swarmed Redick at the 3-point line all night long -- he didn't attempt a triple until 24 seconds remained in the first half, and his first make came against a double-team late in the third quarter. He sank a clutch 3-pointer to keep Philly in the game at the bitter end but it was too little, too late. Having signed a lucrative one-year deal with Philly last summer, the 33-year-old sharpshooter is headed back into unrestricted free agency.</text:p>
            <text:p><text:s text:c="8"/></text:p>
            <text:p><text:s text:c="8"/></text:p>
            <text:p><text:s text:c="13"/></text:p>
            <text:p><text:s text:c="14"/></text:p>
            <text:p><text:s text:c="13"/>May 9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off for 27 points, 10 rebounds, four assists and three 3-pointers during Philly's 114-112 loss in Boston on Wednesday, going 8-of-14 from the field in 40 minutes.</text:p>
            <text:p><text:s text:c="8"/></text:p>
            <text:p><text:s text:c="8"/></text:p>
            <text:p><text:s text:c="13"/>Saric added a steal and a block and his stellar play nearly helped Philly force Game 6 before succumbing down the stretch. He hauled in four offensive boards, took advantage of mismatches vs. smaller players, and had a few beautiful passes to set up teammates in the paint. The Sixers' willingness to play Ben Simmons as a full-time PG was a blessing for Saric's fantasy value this season, and we're expecting similar top-75 value in 2018-19.</text:p>
            <text:p><text:s text:c="8"/></text:p>
            <text:p><text:s text:c="8"/></text:p>
            <text:p><text:s text:c="13"/></text:p>
            <text:p><text:s text:c="14"/></text:p>
            <text:p><text:s text:c="13"/>May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27 points, 12 rebounds, four assists and four blocks during Philly's Game 5 defeat in Boston on Wednesday, making 9-of-18 FGs and 9-of-11 FTs in 39 minutes.</text:p>
            <text:p><text:s text:c="8"/></text:p>
            <text:p><text:s text:c="8"/></text:p>
            <text:p><text:s text:c="13"/>Embiid was fired up after getting called for a technical foul and being heckled by the Celtics' home crowd, and his third-quarter eruption helped Philly close to within a point heading into the fourth. He was stonewalled and lost possession on a crucial possession late tonight, but the Sixers did themselves no favors by committing five team fouls just two minutes into the fourth quarter. Philly can still take solace in having advanced to the Conference semifinals with a young core that's only getting better.</text:p>
            <text:p><text:s text:c="8"/></text:p>
            <text:p><text:s text:c="8"/></text:p>
            <text:p><text:s text:c="13"/></text:p>
            <text:p><text:s text:c="14"/></text:p>
            <text:p><text:s text:c="13"/>May 9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14 points, six rebounds, six assists and three steals in 33 minutes during Wednesday's series-clinching Game 5 home win.</text:p>
            <text:p><text:s text:c="8"/></text:p>
            <text:p><text:s text:c="8"/></text:p>
            <text:p><text:s text:c="13"/>As usual, Smart's frenetic defense and energy were crucial to Boston's success. He bullied the Sixers' guards in the post and attempted seven free throws in the first half alone, finishing 8-of-13 from the stripe. He followed up Jayson Tatum's miss to tie the game at 109-109 late in regulation, stood up Dario Saric on a critical defensive possession, and fittingly stole the ball on Philly's final desperation play at the buzzer.</text:p>
            <text:p><text:s text:c="8"/></text:p>
            <text:p><text:s text:c="8"/></text:p>
            <text:p><text:s text:c="13"/></text:p>
            <text:p><text:s text:c="14"/></text:p>
            <text:p><text:s text:c="13"/>May 9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tepped up with 13 points, nine rebounds (five offensive), one assist, one steal and one 3-pointer in 25 minutes on Wednesday.</text:p>
            <text:p><text:s text:c="8"/></text:p>
            <text:p><text:s text:c="8"/></text:p>
            <text:p><text:s text:c="13"/>Baynes shot a combined 7-of-16 from deep vs. Philly in the semifinals, which is more 3-pointers than he'd made in his previous 409 career games. His ability to hit from the corners gave Boston critical scoring while forcing Joel Embiid further out of the paint, and he was just as impressive defensively tonight, including standing up Embiid to preserve a lead with 10 seconds left in the fourth quarter. The Cavaliers skew toward small-ball lineups, however, and it will be very interesting to see how coach Brad Stevens deploys Baynes in the Conference finals.</text:p>
            <text:p><text:s text:c="8"/></text:p>
            <text:p><text:s text:c="8"/></text:p>
            <text:p><text:s text:c="13"/></text:p>
            <text:p><text:s text:c="14"/></text:p>
            <text:p><text:s text:c="13"/>Source: Chris Forsberg on Twitter <text:s text:c="24"/>May 9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couldn't get his shots to fall on Wednesday, going 1-of-10 from the field and 4-of-4 from the line to finish with six points and three rebounds.</text:p>
            <text:p><text:s text:c="8"/></text:p>
            <text:p><text:s text:c="8"/></text:p>
            <text:p><text:s text:c="13"/>Morris added one steal and one block while battling foul trouble through 25 minutes of action, and his shooting woes continue to plague him in the postseason. He came in shooting below 35.0% in the Conference semi-finals, well below his 42.9% mark for the regular season, and Boston has to be happy that they're advancing to play the Cavs despite Morris' ongoing struggles. They'll likely need him to regain his regular-season form to earn a trip to the Finals, though.</text:p>
            <text:p><text:s text:c="8"/></text:p>
            <text:p><text:s text:c="8"/></text:p>
            <text:p><text:s text:c="13"/></text:p>
            <text:p><text:s text:c="14"/></text:p>
            <text:p><text:s text:c="13"/>May 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terrific as a starter on Wednesday, hitting 10-of-13 shots to score 24 points with three 3-pointers, four rebounds, two assists and two blocks in 31 minutes.</text:p>
            <text:p><text:s text:c="8"/></text:p>
            <text:p><text:s text:c="8"/></text:p>
            <text:p><text:s text:c="13"/>The Celtics tweaked their lineup with Philly starting T.J. McConnell, J.J. Redick and Ben Simmons together -- Brown gave them more size to counter Simmons, while Marcus Smart shifted to the backup PG role with Shane Larkin (shoulder) unavailable. Brown was reportedly on a minute-limit due to his recent hamstring injury, but didn't appear limited while getting extra run tonight -- he'd averaged 25.7 minutes in Games 2-4. He'll get a few extra days to rest before squaring off with LeBron James and the Cavs in the Conference finals.</text:p>
            <text:p><text:s text:c="8"/></text:p>
            <text:p><text:s text:c="8"/></text:p>
            <text:p><text:s text:c="13"/>Related: Marcus Smart, Shane Larkin</text:p>
            <text:p><text:s text:c="14"/></text:p>
            <text:p><text:s text:c="13"/>May 9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The Celtics advanced to the Eastern Conference Finals with a 114-112 win vs. Philly on Wednesday, led by Jayson Tatum's 25 points, four assists and three rebounds.</text:p>
            <text:p><text:s text:c="8"/></text:p>
            <text:p><text:s text:c="8"/></text:p>
            <text:p><text:s text:c="13"/>Tatum came in with an impressive True Shooting percentage of 62.5% in this series, and he finished this series-clinching victory 8-of-15 from the field and 9-of-11 from the line. He made multiple clutch plays down the stretch and Boston's fans once again chanted "He's a rookie" when Tatum was at the FT line, because it's easy to forget when you watch him play. His left hand was wrapped after halftime, apparently due to a thumb injury, but it didn't appear to bother him. We'll add him to the injury report as a simple precaution, but he should be fine for Game 1 vs. the Cavs.</text:p>
            <text:p><text:s text:c="8"/></text:p>
            <text:p><text:s text:c="8"/></text:p>
            <text:p><text:s text:c="13"/></text:p>
            <text:p><text:s text:c="14"/></text:p>
            <text:p><text:s text:c="13"/>May 9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come off the bench for Game 5 on Wednesday.</text:p>
            <text:p><text:s text:c="8"/></text:p>
            <text:p><text:s text:c="8"/></text:p>
            <text:p><text:s text:c="13"/>Jaylen Brown is sliding into the starting lineup and it's a reaction to Philly starting T.J. McConnell alongside Ben Simmons in the backcourt. Brown remains on a minute-limit, though, so it shouldn't alter fantasy values very much.</text:p>
            <text:p><text:s text:c="8"/></text:p>
            <text:p><text:s text:c="8"/></text:p>
            <text:p><text:s text:c="13"/>Related: Jaylen Brown</text:p>
            <text:p><text:s text:c="14"/></text:p>
            <text:p><text:s text:c="13"/>Source: Kyle Neubeck on Twitter <text:s text:c="26"/>May 9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rthroscopic surgery on his left knee on Wednesday and he's expected to resume basketball activities in 6-8 weeks.</text:p>
            <text:p><text:s text:c="8"/></text:p>
            <text:p><text:s text:c="8"/></text:p>
            <text:p><text:s text:c="13"/>PG battled left knee soreness in late December but he only missed one game, after which we heard nothing about the knee. Fortunately, the initial timetable gives him plenty of time to prepare for training camp -- the big question is which team he'll be playing for, as he's expected to decline his $20.7 million player option in favor of free agency.</text:p>
            <text:p><text:s text:c="8"/></text:p>
            <text:p><text:s text:c="8"/></text:p>
            <text:p><text:s text:c="13"/></text:p>
            <text:p><text:s text:c="14"/></text:p>
            <text:p><text:s text:c="13"/>Source: Marc J. Spears on Twitter <text:s text:c="24"/>May 9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Kosta Koufos will exercise his $8.7 million player option to remain with the Kings for the 2018-19 season.</text:p>
            <text:p><text:s text:c="8"/></text:p>
            <text:p><text:s text:c="8"/></text:p>
            <text:p><text:s text:c="13"/>The 29-year-old Koufos is entering his fourth year with Sacramento, having averaged 6.7 points and 6.6 rebounds in 19.6 minutes per game last season. He was unlikely to command a higher annual salary as a free agent, and is likely betting that he can lock up one more long-term deal in 2019. No matter where he's playing, he'll go undrafted in all but the deepest fantasy leagues.</text:p>
            <text:p><text:s text:c="8"/></text:p>
            <text:p><text:s text:c="8"/></text:p>
            <text:p><text:s text:c="13"/></text:p>
            <text:p><text:s text:c="14"/></text:p>
            <text:p><text:s text:c="13"/>Source: ESPN.com <text:s text:c="41"/>May 10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prained left shoulder) said that an MRI "showed some problems" and his status for the Eastern Conference Finals is uncertain.</text:p>
            <text:p><text:s text:c="8"/></text:p>
            <text:p><text:s text:c="8"/></text:p>
            <text:p><text:s text:c="13"/>Larkin said he'll try to play vs. Cleveland but he "didn't sound optimistic," according to beat writer Gary Washburn. The Celtics don't think he'll need surgery but coach Brad Stevens said Larkin is out for the "foreseeable future," and it sounds like they'll rely on Terry Rozier and Marcus Smart for PG minutes throughout the next round.</text:p>
            <text:p><text:s text:c="8"/></text:p>
            <text:p><text:s text:c="8"/></text:p>
            <text:p><text:s text:c="13"/></text:p>
            <text:p><text:s text:c="14"/></text:p>
            <text:p><text:s text:c="13"/>Source: Gary Washburn on Twitter <text:s text:c="25"/>May 9 - 11: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had another quiet game on Wednesday with five points on 2-of-5 shooting, one 3-pointer, seven rebounds, one assist and one steal in 21 minutes.</text:p>
            <text:p><text:s text:c="8"/></text:p>
            <text:p><text:s text:c="8"/></text:p>
            <text:p><text:s text:c="13"/>Sixers coach Brett Brown said before the game that he wanted Covington to shoot more 3-pointers early in the shot clock, but he didn't make his lone triple until the fourth quarter. He shot a brutal 32.1% from the field in the postseason, including 26.8% vs. Boston, but the Sixers have already committed to him long-term -- Covington and Joel Embiid are the only players with guaranteed salaries through 2021-22.</text:p>
            <text:p><text:s text:c="8"/></text:p>
            <text:p><text:s text:c="8"/></text:p>
            <text:p><text:s text:c="13"/></text:p>
            <text:p><text:s text:c="14"/></text:p>
            <text:p><text:s text:c="13"/>Source: Marc D'Amico on Twitter <text:s text:c="26"/>May 9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earned another start during Philly's Game 5 defeat on Wednesday, scoring nine points on 4-of-7 shooting with six assists, five rebounds and two steals.</text:p>
            <text:p><text:s text:c="8"/></text:p>
            <text:p><text:s text:c="8"/></text:p>
            <text:p><text:s text:c="13"/>McConnell got stuck defending Jayson Tatum repeatedly in the first half and Boston's rising star took full advantage, but otherwise Philly's 26-year-old guard was unimpeachable. He committed just one turnover in 38 minutes and helped limit Terry Rozier to 17 points on 4-of-15 shooting, finishing his postseason on a high note. It's a foregone conclusion that Philly will pick up their $1.6 million team option to retain McConnell for 2018-19.</text:p>
            <text:p><text:s text:c="8"/></text:p>
            <text:p><text:s text:c="8"/></text:p>
            <text:p><text:s text:c="13"/></text:p>
            <text:p><text:s text:c="14"/></text:p>
            <text:p><text:s text:c="13"/>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The Sixers' season ended on Wednesday despite Ben Simmons contributing 18 points, eight rebounds, six assists and one block in 34 minutes.</text:p>
            <text:p><text:s text:c="8"/></text:p>
            <text:p><text:s text:c="8"/></text:p>
            <text:p><text:s text:c="13"/>Simmons had three dunks and a layup in Game 4, making all of his field goals in the restricted area, and he followed a similar script tonight -- he shot 8-of-15 from the field with all of his makes in the paint. Necessity may have forced coach Brett Brown to start T.J. McConnell for Games 4 and 5 in this series, but we're expecting Simmons to resume his full-time PG role again next season. After all, the Rookie of the Year candidate notched historic averages with 15.8 points, 8.2 assists, 8.1 rebounds, 1.7 steals and 0.9 blocks while helping Philly earn the No. 3 seed this year. Not too shabby.</text:p>
            <text:p><text:s text:c="8"/></text:p>
            <text:p><text:s text:c="8"/></text:p>
            <text:p><text:s text:c="13"/></text:p>
            <text:p><text:s text:c="14"/></text:p>
            <text:p><text:s text:c="13"/>Source: Brian Seltzer on Twitter <text:s text:c="25"/>May 9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d 14 points on 5-of-13 shooting, two 3-pointers, three assists and two rebounds in 38 minutes during Philly's season-ending loss on Wednesday.</text:p>
            <text:p><text:s text:c="8"/></text:p>
            <text:p><text:s text:c="8"/></text:p>
            <text:p><text:s text:c="13"/>The Celtics swarmed Redick at the 3-point line all night long -- he didn't attempt a triple until 24 seconds remained in the first half, and his first make came against a double-team late in the third quarter. He sank a clutch 3-pointer to keep Philly in the game at the bitter end but it was too little, too late. Having signed a lucrative one-year deal with Philly last summer, the 33-year-old sharpshooter is headed back into unrestricted free agency.</text:p>
            <text:p><text:s text:c="8"/></text:p>
            <text:p><text:s text:c="8"/></text:p>
            <text:p><text:s text:c="13"/></text:p>
            <text:p><text:s text:c="14"/></text:p>
            <text:p><text:s text:c="13"/>May 9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off for 27 points, 10 rebounds, four assists and three 3-pointers during Philly's 114-112 loss in Boston on Wednesday, going 8-of-14 from the field in 40 minutes.</text:p>
            <text:p><text:s text:c="8"/></text:p>
            <text:p><text:s text:c="8"/></text:p>
            <text:p><text:s text:c="13"/>Saric added a steal and a block and his stellar play nearly helped Philly force Game 6 before succumbing down the stretch. He hauled in four offensive boards, took advantage of mismatches vs. smaller players, and had a few beautiful passes to set up teammates in the paint. The Sixers' willingness to play Ben Simmons as a full-time PG was a blessing for Saric's fantasy value this season, and we're expecting similar top-75 value in 2018-19.</text:p>
            <text:p><text:s text:c="8"/></text:p>
            <text:p><text:s text:c="8"/></text:p>
            <text:p><text:s text:c="13"/></text:p>
            <text:p><text:s text:c="14"/></text:p>
            <text:p><text:s text:c="13"/>May 9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d 27 points, 12 rebounds, four assists and four blocks during Philly's Game 5 defeat in Boston on Wednesday, making 9-of-18 FGs and 9-of-11 FTs in 39 minutes.</text:p>
            <text:p><text:s text:c="8"/></text:p>
            <text:p><text:s text:c="8"/></text:p>
            <text:p><text:s text:c="13"/>Embiid was fired up after getting called for a technical foul and being heckled by the Celtics' home crowd, and his third-quarter eruption helped Philly close to within a point heading into the fourth. He was stonewalled and lost possession on a crucial possession late tonight, but the Sixers did themselves no favors by committing five team fouls just two minutes into the fourth quarter. Philly can still take solace in having advanced to the Conference semifinals with a young core that's only getting better.</text:p>
            <text:p><text:s text:c="8"/></text:p>
            <text:p><text:s text:c="8"/></text:p>
            <text:p><text:s text:c="13"/></text:p>
            <text:p><text:s text:c="14"/></text:p>
            <text:p><text:s text:c="13"/>May 9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came off the bench for 14 points, six rebounds, six assists and three steals in 33 minutes during Wednesday's series-clinching Game 5 home win.</text:p>
            <text:p><text:s text:c="8"/></text:p>
            <text:p><text:s text:c="8"/></text:p>
            <text:p><text:s text:c="13"/>As usual, Smart's frenetic defense and energy were crucial to Boston's success. He bullied the Sixers' guards in the post and attempted seven free throws in the first half alone, finishing 8-of-13 from the stripe. He followed up Jayson Tatum's miss to tie the game at 109-109 late in regulation, stood up Dario Saric on a critical defensive possession, and fittingly stole the ball on Philly's final desperation play at the buzzer.</text:p>
            <text:p><text:s text:c="8"/></text:p>
            <text:p><text:s text:c="8"/></text:p>
            <text:p><text:s text:c="13"/></text:p>
            <text:p><text:s text:c="14"/></text:p>
            <text:p><text:s text:c="13"/>May 9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stepped up with 13 points, nine rebounds (five offensive), one assist, one steal and one 3-pointer in 25 minutes on Wednesday.</text:p>
            <text:p><text:s text:c="8"/></text:p>
            <text:p><text:s text:c="8"/></text:p>
            <text:p><text:s text:c="13"/>Baynes shot a combined 7-of-16 from deep vs. Philly in the semifinals, which is more 3-pointers than he'd made in his previous 409 career games. His ability to hit from the corners gave Boston critical scoring while forcing Joel Embiid further out of the paint, and he was just as impressive defensively tonight, including standing up Embiid to preserve a lead with 10 seconds left in the fourth quarter. The Cavaliers skew toward small-ball lineups, however, and it will be very interesting to see how coach Brad Stevens deploys Baynes in the Conference finals.</text:p>
            <text:p><text:s text:c="8"/></text:p>
            <text:p><text:s text:c="8"/></text:p>
            <text:p><text:s text:c="13"/></text:p>
            <text:p><text:s text:c="14"/></text:p>
            <text:p><text:s text:c="13"/>Source: Chris Forsberg on Twitter <text:s text:c="24"/>May 9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couldn't get his shots to fall on Wednesday, going 1-of-10 from the field and 4-of-4 from the line to finish with six points and three rebounds.</text:p>
            <text:p><text:s text:c="8"/></text:p>
            <text:p><text:s text:c="8"/></text:p>
            <text:p><text:s text:c="13"/>Morris added one steal and one block while battling foul trouble through 25 minutes of action, and his shooting woes continue to plague him in the postseason. He came in shooting below 35.0% in the Conference semi-finals, well below his 42.9% mark for the regular season, and Boston has to be happy that they're advancing to play the Cavs despite Morris' ongoing struggles. They'll likely need him to regain his regular-season form to earn a trip to the Finals, though.</text:p>
            <text:p><text:s text:c="8"/></text:p>
            <text:p><text:s text:c="8"/></text:p>
            <text:p><text:s text:c="13"/></text:p>
            <text:p><text:s text:c="14"/></text:p>
            <text:p><text:s text:c="13"/>May 9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as terrific as a starter on Wednesday, hitting 10-of-13 shots to score 24 points with three 3-pointers, four rebounds, two assists and two blocks in 31 minutes.</text:p>
            <text:p><text:s text:c="8"/></text:p>
            <text:p><text:s text:c="8"/></text:p>
            <text:p><text:s text:c="13"/>The Celtics tweaked their lineup with Philly starting T.J. McConnell, J.J. Redick and Ben Simmons together -- Brown gave them more size to counter Simmons, while Marcus Smart shifted to the backup PG role with Shane Larkin (shoulder) unavailable. Brown was reportedly on a minute-limit due to his recent hamstring injury, but didn't appear limited while getting extra run tonight -- he'd averaged 25.7 minutes in Games 2-4. He'll get a few extra days to rest before squaring off with LeBron James and the Cavs in the Conference finals.</text:p>
            <text:p><text:s text:c="8"/></text:p>
            <text:p><text:s text:c="8"/></text:p>
            <text:p><text:s text:c="13"/>Related: Marcus Smart, Shane Larkin</text:p>
            <text:p><text:s text:c="14"/></text:p>
            <text:p><text:s text:c="13"/>May 9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The Celtics advanced to the Eastern Conference Finals with a 114-112 win vs. Philly on Wednesday, led by Jayson Tatum's 25 points, four assists and three rebounds.</text:p>
            <text:p><text:s text:c="8"/></text:p>
            <text:p><text:s text:c="8"/></text:p>
            <text:p><text:s text:c="13"/>Tatum came in with an impressive True Shooting percentage of 62.5% in this series, and he finished this series-clinching victory 8-of-15 from the field and 9-of-11 from the line. He made multiple clutch plays down the stretch and Boston's fans once again chanted "He's a rookie" when Tatum was at the FT line, because it's easy to forget when you watch him play. His left hand was wrapped after halftime, apparently due to a thumb injury, but it didn't appear to bother him. We'll add him to the injury report as a simple precaution, but he should be fine for Game 1 vs. the Cavs.</text:p>
            <text:p><text:s text:c="8"/></text:p>
            <text:p><text:s text:c="8"/></text:p>
            <text:p><text:s text:c="13"/></text:p>
            <text:p><text:s text:c="14"/></text:p>
            <text:p><text:s text:c="13"/>May 9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come off the bench for Game 5 on Wednesday.</text:p>
            <text:p><text:s text:c="8"/></text:p>
            <text:p><text:s text:c="8"/></text:p>
            <text:p><text:s text:c="13"/>Jaylen Brown is sliding into the starting lineup and it's a reaction to Philly starting T.J. McConnell alongside Ben Simmons in the backcourt. Brown remains on a minute-limit, though, so it shouldn't alter fantasy values very much.</text:p>
            <text:p><text:s text:c="8"/></text:p>
            <text:p><text:s text:c="8"/></text:p>
            <text:p><text:s text:c="13"/>Related: Jaylen Brown</text:p>
            <text:p><text:s text:c="14"/></text:p>
            <text:p><text:s text:c="13"/>Source: Kyle Neubeck on Twitter <text:s text:c="26"/>May 9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ad arthroscopic surgery on his left knee on Wednesday and he's expected to resume basketball activities in 6-8 weeks.</text:p>
            <text:p><text:s text:c="8"/></text:p>
            <text:p><text:s text:c="8"/></text:p>
            <text:p><text:s text:c="13"/>PG battled left knee soreness in late December but he only missed one game, after which we heard nothing about the knee. Fortunately, the initial timetable gives him plenty of time to prepare for training camp -- the big question is which team he'll be playing for, as he's expected to decline his $20.7 million player option in favor of free agency.</text:p>
            <text:p><text:s text:c="8"/></text:p>
            <text:p><text:s text:c="8"/></text:p>
            <text:p><text:s text:c="13"/></text:p>
            <text:p><text:s text:c="14"/></text:p>
            <text:p><text:s text:c="13"/>Source: Marc J. Spears on Twitter <text:s text:c="24"/>May 9 - 7: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number-rows-repeated="104772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Pau Bramon</meta:initial-creator>
    <dc:creator>paubr</dc:creator>
    <meta:creation-date>2018-06-12T12:11:33Z</meta:creation-date>
    <dc:date>2018-06-12T12:11:33Z</dc:date>
  </office:meta>
</office:document-meta>
</file>